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18.881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0.41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5.145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13.67cm"/>
    </style:style>
    <style:style style:name="co15" style:family="table-column">
      <style:table-column-properties fo:break-before="auto" style:column-width="3.254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3.387cm"/>
    </style:style>
    <style:style style:name="co18" style:family="table-column">
      <style:table-column-properties fo:break-before="auto" style:column-width="8.017cm"/>
    </style:style>
    <style:style style:name="co19" style:family="table-column">
      <style:table-column-properties fo:break-before="auto" style:column-width="7.329cm"/>
    </style:style>
    <style:style style:name="co20" style:family="table-column">
      <style:table-column-properties fo:break-before="auto" style:column-width="5.119cm"/>
    </style:style>
    <style:style style:name="co21" style:family="table-column">
      <style:table-column-properties fo:break-before="auto" style:column-width="6.932cm"/>
    </style:style>
    <style:style style:name="co22" style:family="table-column">
      <style:table-column-properties fo:break-before="auto" style:column-width="2.641cm"/>
    </style:style>
    <style:style style:name="co23" style:family="table-column">
      <style:table-column-properties fo:break-before="auto" style:column-width="2.096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3.022cm"/>
    </style:style>
    <style:style style:name="co26" style:family="table-column">
      <style:table-column-properties fo:break-before="auto" style:column-width="2.15cm"/>
    </style:style>
    <style:style style:name="co27" style:family="table-column">
      <style:table-column-properties fo:break-before="auto" style:column-width="3.104cm"/>
    </style:style>
    <style:style style:name="co28" style:family="table-column">
      <style:table-column-properties fo:break-before="auto" style:column-width="1.524cm"/>
    </style:style>
    <style:style style:name="co29" style:family="table-column">
      <style:table-column-properties fo:break-before="auto" style:column-width="3.24cm"/>
    </style:style>
    <style:style style:name="co30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on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EVERIDADE</text:p>
          </table:table-cell>
          <table:table-cell office:value-type="string" calcext:value-type="string">
            <text:p>ALARME</text:p>
          </table:table-cell>
          <table:table-cell office:value-type="string" calcext:value-type="string">
            <text:p>Invert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DFH3001</text:p>
          </table:table-cell>
          <table:table-cell office:value-type="string" calcext:value-type="string">
            <text:p>RELAÇÃO AR/COMBUSTÍVEL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FH3004</text:p>
          </table:table-cell>
          <table:table-cell office:value-type="string" calcext:value-type="string">
            <text:p>DIFER FLUXO SAÍDA ECO/ÁGUA ALIMENTAÇ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LH3001</text:p>
          </table:table-cell>
          <table:table-cell office:value-type="string" calcext:value-type="string">
            <text:p>NÍVEL VASO SEPARADOR - MONITORAÇÃO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PH3014</text:p>
          </table:table-cell>
          <table:table-cell office:value-type="string" calcext:value-type="string">
            <text:p>PRESSÃO DIF FILTRO ADM BBA RECIRC CALDEI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PHH3015</text:p>
          </table:table-cell>
          <table:table-cell office:value-type="string" calcext:value-type="string">
            <text:p>PRESSÃO DIF FILTRO ADM BBA RECIRC CALDEIR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PL3017</text:p>
          </table:table-cell>
          <table:table-cell office:value-type="string" calcext:value-type="string">
            <text:p>PRESSÃO DIF BBA RECIRCULAÇÃO CALDEIR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PLL3018</text:p>
          </table:table-cell>
          <table:table-cell office:value-type="string" calcext:value-type="string">
            <text:p>PRESSÃO DIF BBA RECIRCULAÇÃO CALDEIRA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336</text:p>
          </table:table-cell>
          <table:table-cell office:value-type="string" calcext:value-type="string">
            <text:p>MONITORAÇÃO TEMP VAPOR SAÍDA EVAP LE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345</text:p>
          </table:table-cell>
          <table:table-cell office:value-type="string" calcext:value-type="string">
            <text:p>MONITORAÇÃO TEMP VAPOR SAÍDA EVAP LD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373</text:p>
          </table:table-cell>
          <table:table-cell office:value-type="string" calcext:value-type="string">
            <text:p>VÁLVULA A22ESM2088 - NÃO COMPLETAMENTE FECHADA (A22DTSH337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2DTH3374</text:p>
          </table:table-cell>
          <table:table-cell office:value-type="string" calcext:value-type="string">
            <text:p>VÁLVULA A22ESM2087 - NÃO COMPLETAMENTE FECHADA (A22DTSH337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2DTH3413</text:p>
          </table:table-cell>
          <table:table-cell office:value-type="string" calcext:value-type="string">
            <text:p>MONITORAÇÃO TEMP VAPOR ENTR SH2 LE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416</text:p>
          </table:table-cell>
          <table:table-cell office:value-type="string" calcext:value-type="string">
            <text:p>MONITORAÇÃO TEMP VAPOR ENTR SH2 LD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419</text:p>
          </table:table-cell>
          <table:table-cell office:value-type="string" calcext:value-type="string">
            <text:p>MONITORAÇÃO TEMP VAPOR SAÍDA SH2 LE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422</text:p>
          </table:table-cell>
          <table:table-cell office:value-type="string" calcext:value-type="string">
            <text:p>MONITORAÇÃO TEMP VAPOR SAÍDA SH2 LD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426</text:p>
          </table:table-cell>
          <table:table-cell office:value-type="string" calcext:value-type="string">
            <text:p>MONITORAÇÃO TEMP VAPOR ENTR SH3 LE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429</text:p>
          </table:table-cell>
          <table:table-cell office:value-type="string" calcext:value-type="string">
            <text:p>MONITORAÇÃO TEMP VAPOR ENTR SH3 LD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533</text:p>
          </table:table-cell>
          <table:table-cell office:value-type="string" calcext:value-type="string">
            <text:p>MONITORAÇÃO TEMP VAPOR ENTR RH1 LE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536</text:p>
          </table:table-cell>
          <table:table-cell office:value-type="string" calcext:value-type="string">
            <text:p>MONITORAÇÃO TEMP VAPOR ENTR RH1 LD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539</text:p>
          </table:table-cell>
          <table:table-cell office:value-type="string" calcext:value-type="string">
            <text:p>MONITORAÇÃO TEMP VAPOR SAÍDA RH1 LE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546</text:p>
          </table:table-cell>
          <table:table-cell office:value-type="string" calcext:value-type="string">
            <text:p>MONITORAÇÃO TEMP VAPOR SAÍDA RH1 LD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554</text:p>
          </table:table-cell>
          <table:table-cell office:value-type="string" calcext:value-type="string">
            <text:p>MONITORAÇÃO TEMP VAPOR ENTR RH2 LE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H3557</text:p>
          </table:table-cell>
          <table:table-cell office:value-type="string" calcext:value-type="string">
            <text:p>MONITORAÇÃO TEMP VAPOR ENTR RH2 LD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DTLL3366</text:p>
          </table:table-cell>
          <table:table-cell office:value-type="string" calcext:value-type="string">
            <text:p>DIF TEMP ADM BBA RECIRC CALD/ÁGUA ALIM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D1002</text:p>
          </table:table-cell>
          <table:table-cell office:value-type="string" calcext:value-type="string">
            <text:p>BOMBA 1 RECUPERAÇÃO DRENOS CALDEIR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D1003</text:p>
          </table:table-cell>
          <table:table-cell office:value-type="string" calcext:value-type="string">
            <text:p>BOMBA 2 RECUPERAÇÃO DRENOS CALDEIR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D3001</text:p>
          </table:table-cell>
          <table:table-cell office:value-type="string" calcext:value-type="string">
            <text:p>BOMBA RECIRCULAÇÃO CALDEIR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D3701</text:p>
          </table:table-cell>
          <table:table-cell office:value-type="string" calcext:value-type="string">
            <text:p>UNID HIDR VVAS SEGURANÇA RH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D3702</text:p>
          </table:table-cell>
          <table:table-cell office:value-type="string" calcext:value-type="string">
            <text:p>UNID HIDR VVAS PARTI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D3801</text:p>
          </table:table-cell>
          <table:table-cell office:value-type="string" calcext:value-type="string">
            <text:p>UNID HIDR BYPASS TURBINA AP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E3701</text:p>
          </table:table-cell>
          <table:table-cell office:value-type="string" calcext:value-type="string">
            <text:p>OPERAÇÃO UNID HIDR VVAS SEGURANÇA RH</text:p>
          </table:table-cell>
          <table:table-cell office:value-type="string" calcext:value-type="string">
            <text:p>TEMPO EXCED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E3702</text:p>
          </table:table-cell>
          <table:table-cell office:value-type="string" calcext:value-type="string">
            <text:p>OPERAÇÃO UNID HIDR VVAS PARTIDA</text:p>
          </table:table-cell>
          <table:table-cell office:value-type="string" calcext:value-type="string">
            <text:p>TEMPO EXCED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E3801</text:p>
          </table:table-cell>
          <table:table-cell office:value-type="string" calcext:value-type="string">
            <text:p>OPERAÇÃO UNID HIDR BYPASS AP TURBINA</text:p>
          </table:table-cell>
          <table:table-cell office:value-type="string" calcext:value-type="string">
            <text:p>TEMPO EXCED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L1002</text:p>
          </table:table-cell>
          <table:table-cell office:value-type="string" calcext:value-type="string">
            <text:p>BOMBA 1 RECUPERAÇÃO DRENOS CALDEIR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L1003</text:p>
          </table:table-cell>
          <table:table-cell office:value-type="string" calcext:value-type="string">
            <text:p>BOMBA 2 RECUPERAÇÃO DRENOS CALDEIR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L3001</text:p>
          </table:table-cell>
          <table:table-cell office:value-type="string" calcext:value-type="string">
            <text:p>BOMBA RECIRCULAÇÃO CALDEIR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L3701</text:p>
          </table:table-cell>
          <table:table-cell office:value-type="string" calcext:value-type="string">
            <text:p>UNID HIDR VVAS SEGURANÇA RH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L3702</text:p>
          </table:table-cell>
          <table:table-cell office:value-type="string" calcext:value-type="string">
            <text:p>UNID HIDR VVAS PARTI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L3801</text:p>
          </table:table-cell>
          <table:table-cell office:value-type="string" calcext:value-type="string">
            <text:p>UNID HIDR BYPASS TURBINA AP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T1002</text:p>
          </table:table-cell>
          <table:table-cell office:value-type="string" calcext:value-type="string">
            <text:p>BOMBA 1 RECUPERAÇÃO DRENOS CALDEIR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T1003</text:p>
          </table:table-cell>
          <table:table-cell office:value-type="string" calcext:value-type="string">
            <text:p>BOMBA 2 RECUPERAÇÃO DRENOS CALDEIR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T3001</text:p>
          </table:table-cell>
          <table:table-cell office:value-type="string" calcext:value-type="string">
            <text:p>BOMBA RECIRCULAÇÃO CALDEIR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T3701</text:p>
          </table:table-cell>
          <table:table-cell office:value-type="string" calcext:value-type="string">
            <text:p>UNID HIDR VVAS SEGURANÇA RH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T3702</text:p>
          </table:table-cell>
          <table:table-cell office:value-type="string" calcext:value-type="string">
            <text:p>UNID HIDR VVAS PARTID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MT3801</text:p>
          </table:table-cell>
          <table:table-cell office:value-type="string" calcext:value-type="string">
            <text:p>UNID HIDR BYPASS TURBINA AP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Z10170</text:p>
          </table:table-cell>
          <table:table-cell office:value-type="string" calcext:value-type="string">
            <text:p>TRIP CALDEIRA - FALHA ABERTURA BY-PASS APÓS TRIP TURBIN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Z101E30</text:p>
          </table:table-cell>
          <table:table-cell office:value-type="string" calcext:value-type="string">
            <text:p>TRIP CALDEIRA-BBAS ALIM DESL &gt; 10s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Z101E57</text:p>
          </table:table-cell>
          <table:table-cell office:value-type="string" calcext:value-type="string">
            <text:p>TRIP CALDEIRA-FALHA VVLAS TURBIN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Z101E58</text:p>
          </table:table-cell>
          <table:table-cell office:value-type="string" calcext:value-type="string">
            <text:p>TRIP CALDEIRA-VENTILADORES DETETORES CHAMA DESLIGADOS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Z101R</text:p>
          </table:table-cell>
          <table:table-cell office:value-type="string" calcext:value-type="string">
            <text:p>CONDIÇÃO LIBERAÇÃO CHAMA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EZXA09</text:p>
          </table:table-cell>
          <table:table-cell office:value-type="string" calcext:value-type="string">
            <text:p>BOTÃO TRIP CALDEIRA - SALA COMAN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FL3051</text:p>
          </table:table-cell>
          <table:table-cell office:value-type="string" calcext:value-type="string">
            <text:p>VAZÃO ÁGUA RESFR BAR TERM BB RECIRC CALD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FL3052</text:p>
          </table:table-cell>
          <table:table-cell office:value-type="string" calcext:value-type="string">
            <text:p>VAZÃO ÁGUA RESFR MOTOR BB RECIRC CALD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LL3002</text:p>
          </table:table-cell>
          <table:table-cell office:value-type="string" calcext:value-type="string">
            <text:p>NÍVEL SEPARADOR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LLL3612</text:p>
          </table:table-cell>
          <table:table-cell office:value-type="string" calcext:value-type="string">
            <text:p>NÍVEL TANQUE RECUP DRENOS CALDEIRA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LVH3616</text:p>
          </table:table-cell>
          <table:table-cell office:value-type="string" calcext:value-type="string">
            <text:p>NÍVEL TANQUE RECUP DRENOS CALDEIRA</text:p>
          </table:table-cell>
          <table:table-cell office:value-type="string" calcext:value-type="string">
            <text:p>ALTISSIM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PH3535</text:p>
          </table:table-cell>
          <table:table-cell office:value-type="string" calcext:value-type="string">
            <text:p>PRESSÃO VAPOR ENTRADA RH1 LD CALDEIRA (LOGICA 2 DE 3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PHH3703</text:p>
          </table:table-cell>
          <table:table-cell office:value-type="string" calcext:value-type="string">
            <text:p>PRESSÃO UNID HIDR VVAS SEGURANÇA RH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PHH3709</text:p>
          </table:table-cell>
          <table:table-cell office:value-type="string" calcext:value-type="string">
            <text:p>PRESSÃO UNID HIDR VVAS PARTID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PHH3803</text:p>
          </table:table-cell>
          <table:table-cell office:value-type="string" calcext:value-type="string">
            <text:p>PRESSÃO UNID HIDR BYPASS TURBINA AP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PLL3702</text:p>
          </table:table-cell>
          <table:table-cell office:value-type="string" calcext:value-type="string">
            <text:p>PRESSÃO UNID HIDR VVAS SEGURANÇA RH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PLL3708</text:p>
          </table:table-cell>
          <table:table-cell office:value-type="string" calcext:value-type="string">
            <text:p>PRESSÃO UNID HIDR VVAS PARTIDA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PLL3802</text:p>
          </table:table-cell>
          <table:table-cell office:value-type="string" calcext:value-type="string">
            <text:p>PRESSÃO UNID HIDR BYPASS AP TURBINA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3419</text:p>
          </table:table-cell>
          <table:table-cell office:value-type="string" calcext:value-type="string">
            <text:p>TEMP VAPOR SAÍDA SH2 LE CALDEI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3422</text:p>
          </table:table-cell>
          <table:table-cell office:value-type="string" calcext:value-type="string">
            <text:p>TEMP VAPOR SAÍDA SH2 LD CALDEI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3534</text:p>
          </table:table-cell>
          <table:table-cell office:value-type="string" calcext:value-type="string">
            <text:p>TEMP VAPOR ENTRADA RH1 LE CALDEI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3537</text:p>
          </table:table-cell>
          <table:table-cell office:value-type="string" calcext:value-type="string">
            <text:p>TEMP VAPOR ENTRADA RH1 LD CALDEI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3616</text:p>
          </table:table-cell>
          <table:table-cell office:value-type="string" calcext:value-type="string">
            <text:p>TEMP ENROL MOTOR BBA 1 RECUP DREN CA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3621</text:p>
          </table:table-cell>
          <table:table-cell office:value-type="string" calcext:value-type="string">
            <text:p>TEMP MANCAL LA OU LNA MOTOR BBA 1 REC DREN CA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3636</text:p>
          </table:table-cell>
          <table:table-cell office:value-type="string" calcext:value-type="string">
            <text:p>TEMP ENROL MOTOR BBA 2 RECUP DREN CA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3641</text:p>
          </table:table-cell>
          <table:table-cell office:value-type="string" calcext:value-type="string">
            <text:p>TEMP MANCAL LA OU LNA MOTOR BBA 2 REC DREN CA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3651</text:p>
          </table:table-cell>
          <table:table-cell office:value-type="string" calcext:value-type="string">
            <text:p>TEMP ENROL MOTOR BBA RECIRC CALDEI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3658</text:p>
          </table:table-cell>
          <table:table-cell office:value-type="string" calcext:value-type="string">
            <text:p>TEMP ÁGUA RESFR BBA RECIRC CALDEI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H3339</text:p>
          </table:table-cell>
          <table:table-cell office:value-type="string" calcext:value-type="string">
            <text:p>TEMP VAPOR SAÍDA EVAPORADOR LE CALDEIR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H3348</text:p>
          </table:table-cell>
          <table:table-cell office:value-type="string" calcext:value-type="string">
            <text:p>TEMP VAPOR SAÍDA EVAPORADOR LD CALDEIR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I722THH3544</text:p>
          </table:table-cell>
          <table:table-cell office:value-type="string" calcext:value-type="string">
            <text:p>TEMP VAPOR SAÍDA RH1 LE CALDEIR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H3551</text:p>
          </table:table-cell>
          <table:table-cell office:value-type="string" calcext:value-type="string">
            <text:p>TEMP VAPOR SAÍDA RH1 LD CALDEIR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H3622</text:p>
          </table:table-cell>
          <table:table-cell office:value-type="string" calcext:value-type="string">
            <text:p>TEMP MANCAL LNA MOTOR BBA 1 REC DREN CALD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H3624</text:p>
          </table:table-cell>
          <table:table-cell office:value-type="string" calcext:value-type="string">
            <text:p>TEMP MANCAL LA MOTOR BBA 1 REC DREN CALD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H3642</text:p>
          </table:table-cell>
          <table:table-cell office:value-type="string" calcext:value-type="string">
            <text:p>TEMP MANCAL LNA MOTOR BBA 2 REC DREN CALD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H3644</text:p>
          </table:table-cell>
          <table:table-cell office:value-type="string" calcext:value-type="string">
            <text:p>TEMP MANCAL LA MOTOR BBA 2 REC DREN CALD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THH3652</text:p>
          </table:table-cell>
          <table:table-cell office:value-type="string" calcext:value-type="string">
            <text:p>TEMP ENROL MOTOR BBA RECIRC CALDEIR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H1069</text:p>
          </table:table-cell>
          <table:table-cell office:value-type="string" calcext:value-type="string">
            <text:p>VVA DESC BBA 2 RECUP DRENOS CALDEIR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H1071</text:p>
          </table:table-cell>
          <table:table-cell office:value-type="string" calcext:value-type="string">
            <text:p>VVA RECIRC BBA 1 RECUP DRENOS CALDEIR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H1073</text:p>
          </table:table-cell>
          <table:table-cell office:value-type="string" calcext:value-type="string">
            <text:p>VVA RECIRC BBA 2 RECUP DRENOS CALDEIR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H1075</text:p>
          </table:table-cell>
          <table:table-cell office:value-type="string" calcext:value-type="string">
            <text:p>VVA DESC BBA 1 RECUP DRENOS CALDEIR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H2027</text:p>
          </table:table-cell>
          <table:table-cell office:value-type="string" calcext:value-type="string">
            <text:p>VVA ADMS BBA RECIRCULAÇÃO CALDEIR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L1070</text:p>
          </table:table-cell>
          <table:table-cell office:value-type="string" calcext:value-type="string">
            <text:p>VVA DESC BBA 2 RECUP DRENOS CALDEIR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L1072</text:p>
          </table:table-cell>
          <table:table-cell office:value-type="string" calcext:value-type="string">
            <text:p>VVA RECIRC BBA 1 RECUP DRENOS CALDEIR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L1074</text:p>
          </table:table-cell>
          <table:table-cell office:value-type="string" calcext:value-type="string">
            <text:p>VVA RECIRC BBA 2 RECUP DRENOS CALDEIR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L1076</text:p>
          </table:table-cell>
          <table:table-cell office:value-type="string" calcext:value-type="string">
            <text:p>VVA DESC BBA 1 RECUP DRENOS CALDEIR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L2026</text:p>
          </table:table-cell>
          <table:table-cell office:value-type="string" calcext:value-type="string">
            <text:p>VÁLVULAS CONTROLE BY-PASS TURBINA AP</text:p>
          </table:table-cell>
          <table:table-cell office:value-type="string" calcext:value-type="string">
            <text:p>NÃO FECHADAS</text:p>
          </table:table-cell>
          <table:table-cell office:value-type="string" calcext:value-type="string">
            <text:p>FECHADA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L2028</text:p>
          </table:table-cell>
          <table:table-cell office:value-type="string" calcext:value-type="string">
            <text:p>VVA ADMS BBA RECIRCULAÇÃO CALDEIR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M1164</text:p>
          </table:table-cell>
          <table:table-cell office:value-type="string" calcext:value-type="string">
            <text:p>VVA DESC E VVA RECIRC BBA 1 RECUP DREN CAL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M1167</text:p>
          </table:table-cell>
          <table:table-cell office:value-type="string" calcext:value-type="string">
            <text:p>VVA DESC E VVA RECIRC BBA 2 RECUP DREN CAL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ZM2055</text:p>
          </table:table-cell>
          <table:table-cell office:value-type="string" calcext:value-type="string">
            <text:p>VVA ADMS BBA RECIRCULAÇÃO CALDEIR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AH3205</text:p>
          </table:table-cell>
          <table:table-cell office:value-type="string" calcext:value-type="string">
            <text:p>TEOR CO2 GASES SAÍDA CALDEI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AH3207</text:p>
          </table:table-cell>
          <table:table-cell office:value-type="string" calcext:value-type="string">
            <text:p>TEOR CO GASES SAÍDA CALDEI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AL3203</text:p>
          </table:table-cell>
          <table:table-cell office:value-type="string" calcext:value-type="string">
            <text:p>TEOR O2 GASES SAÍDA CALDEIR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DIH3104</text:p>
          </table:table-cell>
          <table:table-cell office:value-type="string" calcext:value-type="string">
            <text:p>MONITORAÇÃO PRES AR SEC APÓS AQUEC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DPH3504</text:p>
          </table:table-cell>
          <table:table-cell office:value-type="string" calcext:value-type="string">
            <text:p>PRES DIF FILTRO ÓLEO LUB VENT INDUZID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DPH3514</text:p>
          </table:table-cell>
          <table:table-cell office:value-type="string" calcext:value-type="string">
            <text:p>PRES DIF FILTRO ÓLEO LUB VENT INDUZID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FT1001</text:p>
          </table:table-cell>
          <table:table-cell office:value-type="string" calcext:value-type="string">
            <text:p>PRECIPITADOR ELETROSTÁTICO 1 OU 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D1005</text:p>
          </table:table-cell>
          <table:table-cell office:value-type="string" calcext:value-type="string">
            <text:p>VENTILADOR FORÇADO 1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D1012</text:p>
          </table:table-cell>
          <table:table-cell office:value-type="string" calcext:value-type="string">
            <text:p>VENTILADOR FORÇADO 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D1101</text:p>
          </table:table-cell>
          <table:table-cell office:value-type="string" calcext:value-type="string">
            <text:p>VENTILADOR INDUZIDO 1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D1102</text:p>
          </table:table-cell>
          <table:table-cell office:value-type="string" calcext:value-type="string">
            <text:p>VENTILADOR INDUZIDO 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D2075</text:p>
          </table:table-cell>
          <table:table-cell office:value-type="string" calcext:value-type="string">
            <text:p>MOTOR 1 AQUECEDOR REGENERATIVO 1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D2076</text:p>
          </table:table-cell>
          <table:table-cell office:value-type="string" calcext:value-type="string">
            <text:p>MOTOR 2 AQUECEDOR REGENERATIVO 1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D2077</text:p>
          </table:table-cell>
          <table:table-cell office:value-type="string" calcext:value-type="string">
            <text:p>MOTOR 1 AQUECEDOR REGENERATIVO 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D2078</text:p>
          </table:table-cell>
          <table:table-cell office:value-type="string" calcext:value-type="string">
            <text:p>MOTOR 2 AQUECEDOR REGENERATIVO 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L1005</text:p>
          </table:table-cell>
          <table:table-cell office:value-type="string" calcext:value-type="string">
            <text:p>VENTILADOR FORÇADO 1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L1012</text:p>
          </table:table-cell>
          <table:table-cell office:value-type="string" calcext:value-type="string">
            <text:p>VENTILADOR FORÇADO 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L1101</text:p>
          </table:table-cell>
          <table:table-cell office:value-type="string" calcext:value-type="string">
            <text:p>VENTILADOR INDUZIDO 1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L1101D</text:p>
          </table:table-cell>
          <table:table-cell office:value-type="string" calcext:value-type="string">
            <text:p>VENT INDUZIDOS DESL E VENT FORÇADO 1 LIGAD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L1102</text:p>
          </table:table-cell>
          <table:table-cell office:value-type="string" calcext:value-type="string">
            <text:p>VENTILADOR INDUZIDO 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L1102D</text:p>
          </table:table-cell>
          <table:table-cell office:value-type="string" calcext:value-type="string">
            <text:p>VENT INDUZIDOS DESL E VENT FORÇADO 2 LIGAD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L2075</text:p>
          </table:table-cell>
          <table:table-cell office:value-type="string" calcext:value-type="string">
            <text:p>MOTOR 1 AQUECEDOR REGENERATIVO 1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L2076</text:p>
          </table:table-cell>
          <table:table-cell office:value-type="string" calcext:value-type="string">
            <text:p>MOTOR 2 AQUECEDOR REGENERATIVO 1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L2077</text:p>
          </table:table-cell>
          <table:table-cell office:value-type="string" calcext:value-type="string">
            <text:p>MOTOR 1 AQUECEDOR REGENERATIVO 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L2078</text:p>
          </table:table-cell>
          <table:table-cell office:value-type="string" calcext:value-type="string">
            <text:p>MOTOR 2 AQUECEDOR REGENERATIVO 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S2070</text:p>
          </table:table-cell>
          <table:table-cell office:value-type="string" calcext:value-type="string">
            <text:p>BB 1 ÓLEO LUB AQ REGEN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S2071</text:p>
          </table:table-cell>
          <table:table-cell office:value-type="string" calcext:value-type="string">
            <text:p>BB 2 ÓLEO LUB AQ REGEN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S3104</text:p>
          </table:table-cell>
          <table:table-cell office:value-type="string" calcext:value-type="string">
            <text:p>BBA 2 ÓLEO LUB VI 1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S3103</text:p>
          </table:table-cell>
          <table:table-cell office:value-type="string" calcext:value-type="string">
            <text:p>BBA 1 ÓLEO LUB VI 1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S3106</text:p>
          </table:table-cell>
          <table:table-cell office:value-type="string" calcext:value-type="string">
            <text:p>BBA 2 ÓLEO LUB VI 2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S3105</text:p>
          </table:table-cell>
          <table:table-cell office:value-type="string" calcext:value-type="string">
            <text:p>BBA 1 ÓLEO LUB VI 2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T1005</text:p>
          </table:table-cell>
          <table:table-cell office:value-type="string" calcext:value-type="string">
            <text:p>VENTILADOR FORÇADO 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T1012</text:p>
          </table:table-cell>
          <table:table-cell office:value-type="string" calcext:value-type="string">
            <text:p>VENTILADOR FORÇADO 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T1101</text:p>
          </table:table-cell>
          <table:table-cell office:value-type="string" calcext:value-type="string">
            <text:p>VENTILADOR INDUZIDO 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T1102</text:p>
          </table:table-cell>
          <table:table-cell office:value-type="string" calcext:value-type="string">
            <text:p>VENTILADOR INDUZIDO 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T2075</text:p>
          </table:table-cell>
          <table:table-cell office:value-type="string" calcext:value-type="string">
            <text:p>MOTOR 1 AQUECEDOR REGENERATIVO 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T2076</text:p>
          </table:table-cell>
          <table:table-cell office:value-type="string" calcext:value-type="string">
            <text:p>MOTOR 2 AQUECEDOR REGENERATIVO 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T2077</text:p>
          </table:table-cell>
          <table:table-cell office:value-type="string" calcext:value-type="string">
            <text:p>MOTOR 1 AQUECEDOR REGENERATIVO 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MT2078</text:p>
          </table:table-cell>
          <table:table-cell office:value-type="string" calcext:value-type="string">
            <text:p>MOTOR 2 AQUECEDOR REGENERATIVO 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EPE2001F</text:p>
          </table:table-cell>
          <table:table-cell office:value-type="string" calcext:value-type="string">
            <text:p>PLACAS SELAGEM AQUEC REGENERATIVO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EPE2001M</text:p>
          </table:table-cell>
          <table:table-cell office:value-type="string" calcext:value-type="string">
            <text:p>PLACAS SELAGEM AQUEC REGENERATIVO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EPE2002F</text:p>
          </table:table-cell>
          <table:table-cell office:value-type="string" calcext:value-type="string">
            <text:p>PLACAS SELAGEM AQUEC REGENERATIVO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EPE2002M</text:p>
          </table:table-cell>
          <table:table-cell office:value-type="string" calcext:value-type="string">
            <text:p>PLACAS SELAGEM AQUEC REGENERATIVO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ESM3029</text:p>
          </table:table-cell>
          <table:table-cell office:value-type="string" calcext:value-type="string">
            <text:p>TERMOSONDA LADO ESQUER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ESM3030</text:p>
          </table:table-cell>
          <table:table-cell office:value-type="string" calcext:value-type="string">
            <text:p>TERMOSONDA LADO DIREITO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FHH3152</text:p>
          </table:table-cell>
          <table:table-cell office:value-type="string" calcext:value-type="string">
            <text:p>AR COMBUSTÃO - VAZÃO DE PURG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FL3112</text:p>
          </table:table-cell>
          <table:table-cell office:value-type="string" calcext:value-type="string">
            <text:p>VAZÃO AR SECUNDÁRIO FILA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FL3122</text:p>
          </table:table-cell>
          <table:table-cell office:value-type="string" calcext:value-type="string">
            <text:p>VAZÃO AR SECUNDÁRIO FILA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FL3132</text:p>
          </table:table-cell>
          <table:table-cell office:value-type="string" calcext:value-type="string">
            <text:p>VAZÃO AR SECUNDÁRIO FILA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FL3142</text:p>
          </table:table-cell>
          <table:table-cell office:value-type="string" calcext:value-type="string">
            <text:p>VAZÃO AR SECUNDÁRIO FILA 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FL3501</text:p>
          </table:table-cell>
          <table:table-cell office:value-type="string" calcext:value-type="string">
            <text:p>VAZÃO ÓLEO LUB P/ MANCAL LA VENT IND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FL3511</text:p>
          </table:table-cell>
          <table:table-cell office:value-type="string" calcext:value-type="string">
            <text:p>VAZÃO ÓLEO LUB P/ MANCAL LNA VENT IND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FL3512</text:p>
          </table:table-cell>
          <table:table-cell office:value-type="string" calcext:value-type="string">
            <text:p>VAZÃO ÓLEO LUB P/ MANCAL LA VENT IND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FLL3155</text:p>
          </table:table-cell>
          <table:table-cell office:value-type="string" calcext:value-type="string">
            <text:p>VAZÃO TOTAL AR COMBUSTÃO (NFPA)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LL2406</text:p>
          </table:table-cell>
          <table:table-cell office:value-type="string" calcext:value-type="string">
            <text:p>NÍVEL TANQUE ÓLEO LUBRIF AQUEC REGEN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LLL2407</text:p>
          </table:table-cell>
          <table:table-cell office:value-type="string" calcext:value-type="string">
            <text:p>NÍVEL TANQUE ÓLEO LUBRIF AQUEC REGEN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MFT1001</text:p>
          </table:table-cell>
          <table:table-cell office:value-type="string" calcext:value-type="string">
            <text:p>PRECIPITADOR ELETROSTÁTICO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O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PHH3201</text:p>
          </table:table-cell>
          <table:table-cell office:value-type="string" calcext:value-type="string">
            <text:p>PRESSÃO FORNALH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PL2401</text:p>
          </table:table-cell>
          <table:table-cell office:value-type="string" calcext:value-type="string">
            <text:p>PRES DESC BBAS ÓLEO LUBRIF AQUEC REGEN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PL3501</text:p>
          </table:table-cell>
          <table:table-cell office:value-type="string" calcext:value-type="string">
            <text:p>PRES ÓLEO LUBRIF VENT INDUZIDO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PL3511</text:p>
          </table:table-cell>
          <table:table-cell office:value-type="string" calcext:value-type="string">
            <text:p>PRES ÓLEO LUBRIF VENT INDUZIDO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PLL3202</text:p>
          </table:table-cell>
          <table:table-cell office:value-type="string" calcext:value-type="string">
            <text:p>PRESSÃO FORNALHA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PLL3502</text:p>
          </table:table-cell>
          <table:table-cell office:value-type="string" calcext:value-type="string">
            <text:p>PRESSÃO ÓLEO LUBRIF VENT INDUZIDO 1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PLL3512</text:p>
          </table:table-cell>
          <table:table-cell office:value-type="string" calcext:value-type="string">
            <text:p>PRESSÃO ÓLEO LUBRIF VENT INDUZIDO 2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2429</text:p>
          </table:table-cell>
          <table:table-cell office:value-type="string" calcext:value-type="string">
            <text:p>AQUECEDOR DE AR A23MPA2001-EQUIPAMENTO DETETOR DE CAL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TH2459</text:p>
          </table:table-cell>
          <table:table-cell office:value-type="string" calcext:value-type="string">
            <text:p>AQUECEDOR DE AR A23PA2002 EQUIPAMENTO DETETOR DE CAL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TH3005</text:p>
          </table:table-cell>
          <table:table-cell office:value-type="string" calcext:value-type="string">
            <text:p>TEMP MANCAIS VENT FORÇAD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009</text:p>
          </table:table-cell>
          <table:table-cell office:value-type="string" calcext:value-type="string">
            <text:p>TEMP MANCAIS MOTOR VENT FORÇAD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014</text:p>
          </table:table-cell>
          <table:table-cell office:value-type="string" calcext:value-type="string">
            <text:p>TEMP ENROL MOTOR VENT FORÇAD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025</text:p>
          </table:table-cell>
          <table:table-cell office:value-type="string" calcext:value-type="string">
            <text:p>TEMP MANCAIS VENT FORÇAD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029</text:p>
          </table:table-cell>
          <table:table-cell office:value-type="string" calcext:value-type="string">
            <text:p>TEMP MANCAIS MOTOR VENT FORÇAD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034</text:p>
          </table:table-cell>
          <table:table-cell office:value-type="string" calcext:value-type="string">
            <text:p>TEMP ENROL MOTOR VENT FORÇAD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201</text:p>
          </table:table-cell>
          <table:table-cell office:value-type="string" calcext:value-type="string">
            <text:p>TEMP FORNALHA LE (TERMO SONDA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TH3202</text:p>
          </table:table-cell>
          <table:table-cell office:value-type="string" calcext:value-type="string">
            <text:p>TEMP FORNALHA LD (TERMO SONDA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269</text:p>
          </table:table-cell>
          <table:table-cell office:value-type="string" calcext:value-type="string">
            <text:p>TEMP GÁSES ENTRADA PRECIP 1 LE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279</text:p>
          </table:table-cell>
          <table:table-cell office:value-type="string" calcext:value-type="string">
            <text:p>TEMP GÁSES ENTRADA PRECIP 1 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294</text:p>
          </table:table-cell>
          <table:table-cell office:value-type="string" calcext:value-type="string">
            <text:p>TEMP GÁSES ENTRADA PRECIP 2 LE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295</text:p>
          </table:table-cell>
          <table:table-cell office:value-type="string" calcext:value-type="string">
            <text:p>TEMP GASES ENTRADA PRECIP 2 LE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297</text:p>
          </table:table-cell>
          <table:table-cell office:value-type="string" calcext:value-type="string">
            <text:p>TEMP GÁSES ENTRADA PRECIP 2 LD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300</text:p>
          </table:table-cell>
          <table:table-cell office:value-type="string" calcext:value-type="string">
            <text:p>TEMP GASES ENTRADA PRECIP 2 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401</text:p>
          </table:table-cell>
          <table:table-cell office:value-type="string" calcext:value-type="string">
            <text:p>TEMP MANCAIS AQUEC REGENERATIV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431</text:p>
          </table:table-cell>
          <table:table-cell office:value-type="string" calcext:value-type="string">
            <text:p>TEMP MANCAIS AQUEC REGENERATIV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501</text:p>
          </table:table-cell>
          <table:table-cell office:value-type="string" calcext:value-type="string">
            <text:p>TEMP MANCAIS VENT INDUZID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505</text:p>
          </table:table-cell>
          <table:table-cell office:value-type="string" calcext:value-type="string">
            <text:p>TEMP MANCAIS MOTOR VENT INDUZID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511</text:p>
          </table:table-cell>
          <table:table-cell office:value-type="string" calcext:value-type="string">
            <text:p>TEMP ENROL MOTOR VENT INDUZID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521</text:p>
          </table:table-cell>
          <table:table-cell office:value-type="string" calcext:value-type="string">
            <text:p>TEMP MANCAIS VENT INDUZID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525</text:p>
          </table:table-cell>
          <table:table-cell office:value-type="string" calcext:value-type="string">
            <text:p>TEMP MANCAIS MOTOR VENT INDUZID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3531</text:p>
          </table:table-cell>
          <table:table-cell office:value-type="string" calcext:value-type="string">
            <text:p>TEMP ENROL MOTOR VENT INDUZID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2465</text:p>
          </table:table-cell>
          <table:table-cell office:value-type="string" calcext:value-type="string">
            <text:p>TEMP ÓLEO LUB AQUEC REGENERATIVO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006</text:p>
          </table:table-cell>
          <table:table-cell office:value-type="string" calcext:value-type="string">
            <text:p>TEMP MANCAL LNA VENT FORÇAD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008</text:p>
          </table:table-cell>
          <table:table-cell office:value-type="string" calcext:value-type="string">
            <text:p>TEMP MANCAL LA VENT FORÇAD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010</text:p>
          </table:table-cell>
          <table:table-cell office:value-type="string" calcext:value-type="string">
            <text:p>TEMP MANCAL LA MOTOR VENT FORÇAD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012</text:p>
          </table:table-cell>
          <table:table-cell office:value-type="string" calcext:value-type="string">
            <text:p>TEMP MANCAL LNA MOTOR VENT FORÇAD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026</text:p>
          </table:table-cell>
          <table:table-cell office:value-type="string" calcext:value-type="string">
            <text:p>TEMP MANCAL LNA VENT FORÇAD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028</text:p>
          </table:table-cell>
          <table:table-cell office:value-type="string" calcext:value-type="string">
            <text:p>TEMP MANCAL LA VENT FORÇAD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030</text:p>
          </table:table-cell>
          <table:table-cell office:value-type="string" calcext:value-type="string">
            <text:p>TEMP MANCAL LA MOTOR VENT FORÇAD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032</text:p>
          </table:table-cell>
          <table:table-cell office:value-type="string" calcext:value-type="string">
            <text:p>TEMP MANCAL LNA MOTOR VENT FORÇAD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268</text:p>
          </table:table-cell>
          <table:table-cell office:value-type="string" calcext:value-type="string">
            <text:p>TEMP GASES ENTRADA PRECIPITADOR 1 LE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271</text:p>
          </table:table-cell>
          <table:table-cell office:value-type="string" calcext:value-type="string">
            <text:p>TEMP GASES ENTRADA PRECIPITADOR 1 LD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402</text:p>
          </table:table-cell>
          <table:table-cell office:value-type="string" calcext:value-type="string">
            <text:p>TEMP MANCAL INF AQUEC REGENERATIV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405</text:p>
          </table:table-cell>
          <table:table-cell office:value-type="string" calcext:value-type="string">
            <text:p>TEMP MANCAL SUP AQUEC REGENERATIV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432</text:p>
          </table:table-cell>
          <table:table-cell office:value-type="string" calcext:value-type="string">
            <text:p>TEMP MANCAL INF AQUEC REGENERATIV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435</text:p>
          </table:table-cell>
          <table:table-cell office:value-type="string" calcext:value-type="string">
            <text:p>TEMP MANCAL SUP AQUEC REGENERATIV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502</text:p>
          </table:table-cell>
          <table:table-cell office:value-type="string" calcext:value-type="string">
            <text:p>TEMP MANCAL LA VENT INDUZID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504</text:p>
          </table:table-cell>
          <table:table-cell office:value-type="string" calcext:value-type="string">
            <text:p>TEMP MANCAL LNA VENT INDUZID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506</text:p>
          </table:table-cell>
          <table:table-cell office:value-type="string" calcext:value-type="string">
            <text:p>TEMP MANCAL LNA MOTOR VENT INDUZID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508</text:p>
          </table:table-cell>
          <table:table-cell office:value-type="string" calcext:value-type="string">
            <text:p>TEMP MANCAL LA MOTOR VENT INDUZID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522</text:p>
          </table:table-cell>
          <table:table-cell office:value-type="string" calcext:value-type="string">
            <text:p>TEMP MANCAL LNA VENT INDUZID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524</text:p>
          </table:table-cell>
          <table:table-cell office:value-type="string" calcext:value-type="string">
            <text:p>TEMP MANCAL LA VENT INDUZID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526</text:p>
          </table:table-cell>
          <table:table-cell office:value-type="string" calcext:value-type="string">
            <text:p>TEMP MANCAL LA MOTOR VENT INDUZID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HH3528</text:p>
          </table:table-cell>
          <table:table-cell office:value-type="string" calcext:value-type="string">
            <text:p>TEMP MANCAL LNA MOTOR VENT INDUZID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LL2471</text:p>
          </table:table-cell>
          <table:table-cell office:value-type="string" calcext:value-type="string">
            <text:p>TEMP ÓLEO LUB AQUEC REGENERATIVOS</text:p>
          </table:table-cell>
          <table:table-cell office:value-type="string" calcext:value-type="string">
            <text:p>MUITO BAIX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VH3466</text:p>
          </table:table-cell>
          <table:table-cell office:value-type="string" calcext:value-type="string">
            <text:p>TEMP ÓLEO LUB AQUEC REGENERATIVOS</text:p>
          </table:table-cell>
          <table:table-cell office:value-type="string" calcext:value-type="string">
            <text:p>ALTISSIM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TVL3467</text:p>
          </table:table-cell>
          <table:table-cell office:value-type="string" calcext:value-type="string">
            <text:p>TEMP ÓLEO LUB AQUEC REGENERATIVOS</text:p>
          </table:table-cell>
          <table:table-cell office:value-type="string" calcext:value-type="string">
            <text:p>BAIXISSIM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01</text:p>
          </table:table-cell>
          <table:table-cell office:value-type="string" calcext:value-type="string">
            <text:p>COMPORTA 1 ADM AR QUENTE VENT FORÇADO 1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03</text:p>
          </table:table-cell>
          <table:table-cell office:value-type="string" calcext:value-type="string">
            <text:p>COMPORTA 2 ADM AR QUENTE VENT FORÇADO 1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05</text:p>
          </table:table-cell>
          <table:table-cell office:value-type="string" calcext:value-type="string">
            <text:p>COMPORTA 1 ADM AR FRIO VENT FORÇAD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07</text:p>
          </table:table-cell>
          <table:table-cell office:value-type="string" calcext:value-type="string">
            <text:p>COMPORTA 2 ADM AR FRIO VENT FORÇAD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11</text:p>
          </table:table-cell>
          <table:table-cell office:value-type="string" calcext:value-type="string">
            <text:p>COMPORTA 1 DESC VENT FORÇADO 1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13</text:p>
          </table:table-cell>
          <table:table-cell office:value-type="string" calcext:value-type="string">
            <text:p>COMPORTA 2 DESC VENT FORÇADO 1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31</text:p>
          </table:table-cell>
          <table:table-cell office:value-type="string" calcext:value-type="string">
            <text:p>COMPORTA 1 GASES ENTR AQ REGENERATIV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31A</text:p>
          </table:table-cell>
          <table:table-cell office:value-type="string" calcext:value-type="string">
            <text:p>COMPORTA 1 ADM AR QUENTE VENT FORÇADO 2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32</text:p>
          </table:table-cell>
          <table:table-cell office:value-type="string" calcext:value-type="string">
            <text:p>COMPORTA 2 GASES ENTR AQ REGENERATIV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33</text:p>
          </table:table-cell>
          <table:table-cell office:value-type="string" calcext:value-type="string">
            <text:p>COMPORTA 3 GASES ENTR AQ REGENERATIV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33A</text:p>
          </table:table-cell>
          <table:table-cell office:value-type="string" calcext:value-type="string">
            <text:p>COMPORTA 2 ADM AR QUENTE VENT FORÇADO 2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34</text:p>
          </table:table-cell>
          <table:table-cell office:value-type="string" calcext:value-type="string">
            <text:p>COMPORTA 4 GASES ENTR AQ REGENERATIV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35</text:p>
          </table:table-cell>
          <table:table-cell office:value-type="string" calcext:value-type="string">
            <text:p>COMPORTA 5 GASES ENTR AQ REGENERATIV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35A</text:p>
          </table:table-cell>
          <table:table-cell office:value-type="string" calcext:value-type="string">
            <text:p>COMPORTA 1 ADM AR FRIO VENT FORÇAD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36</text:p>
          </table:table-cell>
          <table:table-cell office:value-type="string" calcext:value-type="string">
            <text:p>COMPORTA 6 GASES ENTR AQ REGENERATIV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37</text:p>
          </table:table-cell>
          <table:table-cell office:value-type="string" calcext:value-type="string">
            <text:p>COMPORTA 3 GASES SAÍDA AQ REGENERATIVO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ZH2037A</text:p>
          </table:table-cell>
          <table:table-cell office:value-type="string" calcext:value-type="string">
            <text:p>COMPORTA 2 ADM AR FRIO VENT FORÇAD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38</text:p>
          </table:table-cell>
          <table:table-cell office:value-type="string" calcext:value-type="string">
            <text:p>COMPORTA 1 BY-PASS GASES AQ REGENERATIV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39</text:p>
          </table:table-cell>
          <table:table-cell office:value-type="string" calcext:value-type="string">
            <text:p>COMPORTA 2 BY-PASS GASES AQ REGENERATIV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40</text:p>
          </table:table-cell>
          <table:table-cell office:value-type="string" calcext:value-type="string">
            <text:p>COMPORTA 1 GASES ENTR AQ REGENERATIV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41</text:p>
          </table:table-cell>
          <table:table-cell office:value-type="string" calcext:value-type="string">
            <text:p>COMPORTA 2 GASES ENTR AQ REGENERATIV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41A</text:p>
          </table:table-cell>
          <table:table-cell office:value-type="string" calcext:value-type="string">
            <text:p>COMPORTA 1 DESC VENT FORÇADO 2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42</text:p>
          </table:table-cell>
          <table:table-cell office:value-type="string" calcext:value-type="string">
            <text:p>COMPORTA 3 GASES ENTR AQ REGENERATIV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43</text:p>
          </table:table-cell>
          <table:table-cell office:value-type="string" calcext:value-type="string">
            <text:p>COMPORTA 4 GASES ENTR AQ REGENERATIV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43A</text:p>
          </table:table-cell>
          <table:table-cell office:value-type="string" calcext:value-type="string">
            <text:p>COMPORTA 2 DESC VENT FORÇADO 2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44</text:p>
          </table:table-cell>
          <table:table-cell office:value-type="string" calcext:value-type="string">
            <text:p>COMPORTA 5 GASES ENTR AQ REGENERATIV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45</text:p>
          </table:table-cell>
          <table:table-cell office:value-type="string" calcext:value-type="string">
            <text:p>COMPORTA 6 GASES ENTR AQ REGENERATIV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46</text:p>
          </table:table-cell>
          <table:table-cell office:value-type="string" calcext:value-type="string">
            <text:p>COMPORTA 3 GASES SAÍDA AQ REGENERATIV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23ZH2047</text:p>
          </table:table-cell>
          <table:table-cell office:value-type="string" calcext:value-type="string">
            <text:p>COMPORTA 1 BY-PASS AQ REGENERATIV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48</text:p>
          </table:table-cell>
          <table:table-cell office:value-type="string" calcext:value-type="string">
            <text:p>COMPORTA 2 BY-PASS AQ REGENERATIV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59</text:p>
          </table:table-cell>
          <table:table-cell office:value-type="string" calcext:value-type="string">
            <text:p>COMPORTA 1 DESC VENT INDUZIDO 1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60</text:p>
          </table:table-cell>
          <table:table-cell office:value-type="string" calcext:value-type="string">
            <text:p>COMPORTA 2 DESC VENT INDUZIDO 1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61</text:p>
          </table:table-cell>
          <table:table-cell office:value-type="string" calcext:value-type="string">
            <text:p>COMPORTA 1 DESC VENT INDUZIDO 2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2062</text:p>
          </table:table-cell>
          <table:table-cell office:value-type="string" calcext:value-type="string">
            <text:p>COMPORTA 2 DESC VENT INDUZIDO 2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3401</text:p>
          </table:table-cell>
          <table:table-cell office:value-type="string" calcext:value-type="string">
            <text:p>MOTOR 2 AQUECEDOR REGENERATIVO 1</text:p>
          </table:table-cell>
          <table:table-cell office:value-type="string" calcext:value-type="string">
            <text:p>ACOPLADO</text:p>
          </table:table-cell>
          <table:table-cell office:value-type="string" calcext:value-type="string">
            <text:p>NÃO ACOPL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3402</text:p>
          </table:table-cell>
          <table:table-cell office:value-type="string" calcext:value-type="string">
            <text:p>MOTOR 1 AQUECEDOR REGENERATIVO 1</text:p>
          </table:table-cell>
          <table:table-cell office:value-type="string" calcext:value-type="string">
            <text:p>ACOPLADO</text:p>
          </table:table-cell>
          <table:table-cell office:value-type="string" calcext:value-type="string">
            <text:p>NÃO ACOPL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3403</text:p>
          </table:table-cell>
          <table:table-cell office:value-type="string" calcext:value-type="string">
            <text:p>MOTOR 1 AQUECEDOR REGENERATIVO 2</text:p>
          </table:table-cell>
          <table:table-cell office:value-type="string" calcext:value-type="string">
            <text:p>ACOPLADO</text:p>
          </table:table-cell>
          <table:table-cell office:value-type="string" calcext:value-type="string">
            <text:p>NÃO ACOPL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H3404</text:p>
          </table:table-cell>
          <table:table-cell office:value-type="string" calcext:value-type="string">
            <text:p>MOTOR 2 AQUECEDOR REGENERATIVO 2</text:p>
          </table:table-cell>
          <table:table-cell office:value-type="string" calcext:value-type="string">
            <text:p>ACOPLADO</text:p>
          </table:table-cell>
          <table:table-cell office:value-type="string" calcext:value-type="string">
            <text:p>NÃO ACOPL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01</text:p>
          </table:table-cell>
          <table:table-cell office:value-type="string" calcext:value-type="string">
            <text:p>VF1 - COMP ADM AR QUENTE NÃO ABERT E COMP ADM AR FRIA FECH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08</text:p>
          </table:table-cell>
          <table:table-cell office:value-type="string" calcext:value-type="string">
            <text:p>VF2 - COMP ADM AR QUENTE NÃO ABERT E COMP ADM AR FRIA FECH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12</text:p>
          </table:table-cell>
          <table:table-cell office:value-type="string" calcext:value-type="string">
            <text:p>COMPORTA 1 DESC VENT FORÇADO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14</text:p>
          </table:table-cell>
          <table:table-cell office:value-type="string" calcext:value-type="string">
            <text:p>COMPORTA 2 DESC VENT FORÇADO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31</text:p>
          </table:table-cell>
          <table:table-cell office:value-type="string" calcext:value-type="string">
            <text:p>COMPORTA 1 GASES ENTR AQ REGENERATIVO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32</text:p>
          </table:table-cell>
          <table:table-cell office:value-type="string" calcext:value-type="string">
            <text:p>COMPORTA 2 GASES ENTR AQ REGENERATIVO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33</text:p>
          </table:table-cell>
          <table:table-cell office:value-type="string" calcext:value-type="string">
            <text:p>COMPORTA 3 GASES ENTR AQ REGENERATIVO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34</text:p>
          </table:table-cell>
          <table:table-cell office:value-type="string" calcext:value-type="string">
            <text:p>COMPORTA 4 GASES ENTR AQ REGENERATIVO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35</text:p>
          </table:table-cell>
          <table:table-cell office:value-type="string" calcext:value-type="string">
            <text:p>COMPORTA 5 GASES ENTR AQ REGENERATIVO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36</text:p>
          </table:table-cell>
          <table:table-cell office:value-type="string" calcext:value-type="string">
            <text:p>COMPORTA 6 GASES ENTR AQ REGENERATIVO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37</text:p>
          </table:table-cell>
          <table:table-cell office:value-type="string" calcext:value-type="string">
            <text:p>COMPORTA 3 GASES SAÍDA AQ REGENERATIVO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ZL2038</text:p>
          </table:table-cell>
          <table:table-cell office:value-type="string" calcext:value-type="string">
            <text:p>COMPORTA 1 BY-PASS GASES AQ REGENERATIVO 1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39</text:p>
          </table:table-cell>
          <table:table-cell office:value-type="string" calcext:value-type="string">
            <text:p>COMPORTA 2 BY-PASS GASES AQ REGENERATIVO 1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40</text:p>
          </table:table-cell>
          <table:table-cell office:value-type="string" calcext:value-type="string">
            <text:p>COMPORTA 1 GASES ENTR AQ REGENERATIV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41</text:p>
          </table:table-cell>
          <table:table-cell office:value-type="string" calcext:value-type="string">
            <text:p>COMPORTA 2 GASES ENTR AQ REGENERATIV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42</text:p>
          </table:table-cell>
          <table:table-cell office:value-type="string" calcext:value-type="string">
            <text:p>COMPORTA 3 GASES ENTR AQ REGENERATIV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42A</text:p>
          </table:table-cell>
          <table:table-cell office:value-type="string" calcext:value-type="string">
            <text:p>COMPORTA 1 DESC VENT FORÇAD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43</text:p>
          </table:table-cell>
          <table:table-cell office:value-type="string" calcext:value-type="string">
            <text:p>COMPORTA 4 GASES ENTR AQ REGENERATIV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44</text:p>
          </table:table-cell>
          <table:table-cell office:value-type="string" calcext:value-type="string">
            <text:p>COMPORTA 5 GASES ENTR AQ REGENERATIV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44A</text:p>
          </table:table-cell>
          <table:table-cell office:value-type="string" calcext:value-type="string">
            <text:p>COMPORTA 2 DESC VENT FORÇAD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45</text:p>
          </table:table-cell>
          <table:table-cell office:value-type="string" calcext:value-type="string">
            <text:p>COMPORTA 6 GASES ENTR AQ REGENERATIV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46</text:p>
          </table:table-cell>
          <table:table-cell office:value-type="string" calcext:value-type="string">
            <text:p>COMPORTA 3 GASES SAÍDA AQ REGENERATIVO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ZL2047</text:p>
          </table:table-cell>
          <table:table-cell office:value-type="string" calcext:value-type="string">
            <text:p>COMPORTA 1 BY-PASS GASES AQ REGENERATIVO 2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48</text:p>
          </table:table-cell>
          <table:table-cell office:value-type="string" calcext:value-type="string">
            <text:p>COMPORTA 2 BY-PASS GASES AQ REGENERATIVO 2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49</text:p>
          </table:table-cell>
          <table:table-cell office:value-type="string" calcext:value-type="string">
            <text:p>COMPORTA 1 ENTR PRECIPITADOR 1 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ZL2050</text:p>
          </table:table-cell>
          <table:table-cell office:value-type="string" calcext:value-type="string">
            <text:p>COMPORTA 2 ENTR PRECIPITADOR 1 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ZL2051</text:p>
          </table:table-cell>
          <table:table-cell office:value-type="string" calcext:value-type="string">
            <text:p>COMPORTA 3 ENTR PRECIPITADOR 1 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ZL2052</text:p>
          </table:table-cell>
          <table:table-cell office:value-type="string" calcext:value-type="string">
            <text:p>COMPORTA 4 ENTR PRECIPITADOR 1 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ZL2053</text:p>
          </table:table-cell>
          <table:table-cell office:value-type="string" calcext:value-type="string">
            <text:p>COMPORTA 1 ENTR PRECIPITADOR 2 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ZL2054</text:p>
          </table:table-cell>
          <table:table-cell office:value-type="string" calcext:value-type="string">
            <text:p>COMPORTA 2 ENTR PRECIPITADOR 2 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ZL2055</text:p>
          </table:table-cell>
          <table:table-cell office:value-type="string" calcext:value-type="string">
            <text:p>COMPORTA 3 ENTR PRECIPITADOR 2 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ZL2056</text:p>
          </table:table-cell>
          <table:table-cell office:value-type="string" calcext:value-type="string">
            <text:p>COMPORTA 4 ENTR PRECIPITADOR 2 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3ZL2059</text:p>
          </table:table-cell>
          <table:table-cell office:value-type="string" calcext:value-type="string">
            <text:p>COMPORTA 1 DESC VENT INDUZIDO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60</text:p>
          </table:table-cell>
          <table:table-cell office:value-type="string" calcext:value-type="string">
            <text:p>COMPORTA 2 DESC VENT INDUZIDO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61</text:p>
          </table:table-cell>
          <table:table-cell office:value-type="string" calcext:value-type="string">
            <text:p>COMPORTA 1 DESC VENT INDUZID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L2062</text:p>
          </table:table-cell>
          <table:table-cell office:value-type="string" calcext:value-type="string">
            <text:p>COMPORTA 2 DESC VENT INDUZID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M2006</text:p>
          </table:table-cell>
          <table:table-cell office:value-type="string" calcext:value-type="string">
            <text:p>COMPORTA DESC VENT FORÇADO 1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M2013</text:p>
          </table:table-cell>
          <table:table-cell office:value-type="string" calcext:value-type="string">
            <text:p>COMPORTA DESC VENT FORÇADO 2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S2403</text:p>
          </table:table-cell>
          <table:table-cell office:value-type="string" calcext:value-type="string">
            <text:p>MOTOR 1 AQR 2 ACOPLADO E DESLIGAD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S2404</text:p>
          </table:table-cell>
          <table:table-cell office:value-type="string" calcext:value-type="string">
            <text:p>MOTOR 2 AQR 2 ACOPLADO E DESLIGAD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S3401</text:p>
          </table:table-cell>
          <table:table-cell office:value-type="string" calcext:value-type="string">
            <text:p>MOTOR 2 AQR 1 ACOPLADO E DESLIGAD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3ZS3402</text:p>
          </table:table-cell>
          <table:table-cell office:value-type="string" calcext:value-type="string">
            <text:p>MOTOR 1 AQR 1 ACOPLADO E DESLIGAD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BT1111</text:p>
          </table:table-cell>
          <table:table-cell office:value-type="string" calcext:value-type="string">
            <text:p>BOTOEIRA PARADA EMERGÊNCIA MOINHO 1</text:p>
          </table:table-cell>
          <table:table-cell office:value-type="string" calcext:value-type="string">
            <text:p>PRESSIONAD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BT1211</text:p>
          </table:table-cell>
          <table:table-cell office:value-type="string" calcext:value-type="string">
            <text:p>BOTOEIRA PARADA EMERGÊNCIA MOINHO 2</text:p>
          </table:table-cell>
          <table:table-cell office:value-type="string" calcext:value-type="string">
            <text:p>PRESSIONAD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724BT1311</text:p>
          </table:table-cell>
          <table:table-cell office:value-type="string" calcext:value-type="string">
            <text:p>BOTOEIRA PARADA EMERGÊNCIA MOINHO 3</text:p>
          </table:table-cell>
          <table:table-cell office:value-type="string" calcext:value-type="string">
            <text:p>PRESSIONAD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BT1411</text:p>
          </table:table-cell>
          <table:table-cell office:value-type="string" calcext:value-type="string">
            <text:p>BOTOEIRA PARADA EMERGÊNCIA MOINHO 4</text:p>
          </table:table-cell>
          <table:table-cell office:value-type="string" calcext:value-type="string">
            <text:p>PRESSIONAD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CAF1001</text:p>
          </table:table-cell>
          <table:table-cell office:value-type="string" calcext:value-type="string">
            <text:p>AUSÊNCIA CHAMA CARVÃO FILA 1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CAF1002</text:p>
          </table:table-cell>
          <table:table-cell office:value-type="string" calcext:value-type="string">
            <text:p>AUSÊNCIA CHAMA CARVÃO FILA 2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CAF1003</text:p>
          </table:table-cell>
          <table:table-cell office:value-type="string" calcext:value-type="string">
            <text:p>AUSÊNCIA CHAMA CARVÃO FILA 3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CAF1004</text:p>
          </table:table-cell>
          <table:table-cell office:value-type="string" calcext:value-type="string">
            <text:p>AUSÊNCIA CHAMA CARVÃO FILA 4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DPH3105</text:p>
          </table:table-cell>
          <table:table-cell office:value-type="string" calcext:value-type="string">
            <text:p>PRES DIFER FILTRO ÓLEO LUBRIF MOINH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DPH3205</text:p>
          </table:table-cell>
          <table:table-cell office:value-type="string" calcext:value-type="string">
            <text:p>PRES DIFER FILTRO ÓLEO LUBRIF MOINH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DPH3305</text:p>
          </table:table-cell>
          <table:table-cell office:value-type="string" calcext:value-type="string">
            <text:p>PRES DIFER FILTRO ÓLEO LUBRIF MOINH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DPH3405</text:p>
          </table:table-cell>
          <table:table-cell office:value-type="string" calcext:value-type="string">
            <text:p>PRES DIFER FILTRO ÓLEO LUBRIF MOINHO 4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DPL3113</text:p>
          </table:table-cell>
          <table:table-cell office:value-type="string" calcext:value-type="string">
            <text:p>PRES DIFER AR SELAGEM / AR PRIM MOINHO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DPL3213</text:p>
          </table:table-cell>
          <table:table-cell office:value-type="string" calcext:value-type="string">
            <text:p>PRES DIFER AR SELAGEM / AR PRIM MOINHO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DPL3313</text:p>
          </table:table-cell>
          <table:table-cell office:value-type="string" calcext:value-type="string">
            <text:p>PRES DIFER AR SELAGEM / AR PRIM MOINHO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DPL3413</text:p>
          </table:table-cell>
          <table:table-cell office:value-type="string" calcext:value-type="string">
            <text:p>PRES DIFER AR SELAGEM / AR PRIM MOINHO 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DPLL3101</text:p>
          </table:table-cell>
          <table:table-cell office:value-type="string" calcext:value-type="string">
            <text:p>PRES DIFER AR SELAGEM / AR PRIM MOINHO 1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DPLL3201</text:p>
          </table:table-cell>
          <table:table-cell office:value-type="string" calcext:value-type="string">
            <text:p>PRES DIFER AR SELAGEM / AR PRIM MOINHO 2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DPLL3301</text:p>
          </table:table-cell>
          <table:table-cell office:value-type="string" calcext:value-type="string">
            <text:p>PRES DIFER AR SELAGEM / AR PRIM MOINHO 3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DPLL3401</text:p>
          </table:table-cell>
          <table:table-cell office:value-type="string" calcext:value-type="string">
            <text:p>PRES DIFER AR SELAGEM / AR PRIM MOINHO 4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1002</text:p>
          </table:table-cell>
          <table:table-cell office:value-type="string" calcext:value-type="string">
            <text:p>VENTILADOR AR PRIMÁRIO 1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1006</text:p>
          </table:table-cell>
          <table:table-cell office:value-type="string" calcext:value-type="string">
            <text:p>VENTILADOR AR PRIMÁRIO 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1111</text:p>
          </table:table-cell>
          <table:table-cell office:value-type="string" calcext:value-type="string">
            <text:p>MOINHO 1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1211</text:p>
          </table:table-cell>
          <table:table-cell office:value-type="string" calcext:value-type="string">
            <text:p>MOINHO 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1311</text:p>
          </table:table-cell>
          <table:table-cell office:value-type="string" calcext:value-type="string">
            <text:p>MOINHO 3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1411</text:p>
          </table:table-cell>
          <table:table-cell office:value-type="string" calcext:value-type="string">
            <text:p>MOINHO 4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101</text:p>
          </table:table-cell>
          <table:table-cell office:value-type="string" calcext:value-type="string">
            <text:p>DESCOMPACTADOR ALIMENTADOR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EMD3102</text:p>
          </table:table-cell>
          <table:table-cell office:value-type="string" calcext:value-type="string">
            <text:p>ALIMENTADOR CARVÃO 1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103</text:p>
          </table:table-cell>
          <table:table-cell office:value-type="string" calcext:value-type="string">
            <text:p>RASPADOR ALIMENTADOR 1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110</text:p>
          </table:table-cell>
          <table:table-cell office:value-type="string" calcext:value-type="string">
            <text:p>VENTILADOR AR SELAGEM MOINHO 1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201</text:p>
          </table:table-cell>
          <table:table-cell office:value-type="string" calcext:value-type="string">
            <text:p>DESCOMPACTADOR ALIMENTADOR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EMD3202</text:p>
          </table:table-cell>
          <table:table-cell office:value-type="string" calcext:value-type="string">
            <text:p>ALIMENTADOR CARVÃO 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203</text:p>
          </table:table-cell>
          <table:table-cell office:value-type="string" calcext:value-type="string">
            <text:p>RASPADOR ALIMENTADOR 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210</text:p>
          </table:table-cell>
          <table:table-cell office:value-type="string" calcext:value-type="string">
            <text:p>VENTILADOR AR SELAGEM MOINHO 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301</text:p>
          </table:table-cell>
          <table:table-cell office:value-type="string" calcext:value-type="string">
            <text:p>DESCOMPACTADOR ALIMENTADOR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EMD3302</text:p>
          </table:table-cell>
          <table:table-cell office:value-type="string" calcext:value-type="string">
            <text:p>ALIMENTADOR CARVÃO 3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303</text:p>
          </table:table-cell>
          <table:table-cell office:value-type="string" calcext:value-type="string">
            <text:p>RASPADOR ALIMENTADOR 3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310</text:p>
          </table:table-cell>
          <table:table-cell office:value-type="string" calcext:value-type="string">
            <text:p>VENTILADOR AR SELAGEM MOINHO 3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401</text:p>
          </table:table-cell>
          <table:table-cell office:value-type="string" calcext:value-type="string">
            <text:p>DESCOMPACTADOR ALIMENTADOR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EMD3402</text:p>
          </table:table-cell>
          <table:table-cell office:value-type="string" calcext:value-type="string">
            <text:p>ALIMENTADOR CARVÃO 4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403</text:p>
          </table:table-cell>
          <table:table-cell office:value-type="string" calcext:value-type="string">
            <text:p>RASPADOR ALIMENTADOR 4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3403</text:p>
          </table:table-cell>
          <table:table-cell office:value-type="string" calcext:value-type="string">
            <text:p>ALIMENTADOR 4 LIGADO/RASPADOR DESLIGAD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410</text:p>
          </table:table-cell>
          <table:table-cell office:value-type="string" calcext:value-type="string">
            <text:p>VENTILADOR AR SELAGEM MOINHO 4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501</text:p>
          </table:table-cell>
          <table:table-cell office:value-type="string" calcext:value-type="string">
            <text:p>VENTILADOR 1 AR IGNIÇÃO/RESF DET CHAM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502</text:p>
          </table:table-cell>
          <table:table-cell office:value-type="string" calcext:value-type="string">
            <text:p>VENTILADOR 2 AR IGNIÇÃO/RESF DET CHAM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D3503</text:p>
          </table:table-cell>
          <table:table-cell office:value-type="string" calcext:value-type="string">
            <text:p>VENTILADOR 3 AR IGNIÇÃO/RESF DET CHAM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1002</text:p>
          </table:table-cell>
          <table:table-cell office:value-type="string" calcext:value-type="string">
            <text:p>VENTILADOR AR PRIMÁRIO 1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1006</text:p>
          </table:table-cell>
          <table:table-cell office:value-type="string" calcext:value-type="string">
            <text:p>VENTILADOR AR PRIMÁRIO 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1111</text:p>
          </table:table-cell>
          <table:table-cell office:value-type="string" calcext:value-type="string">
            <text:p>MOINHO 1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1211</text:p>
          </table:table-cell>
          <table:table-cell office:value-type="string" calcext:value-type="string">
            <text:p>MOINHO 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1311</text:p>
          </table:table-cell>
          <table:table-cell office:value-type="string" calcext:value-type="string">
            <text:p>MOINHO 3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1411</text:p>
          </table:table-cell>
          <table:table-cell office:value-type="string" calcext:value-type="string">
            <text:p>MOINHO 4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101</text:p>
          </table:table-cell>
          <table:table-cell office:value-type="string" calcext:value-type="string">
            <text:p>DESCOMPACTADOR ALIMENTADOR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EML3102</text:p>
          </table:table-cell>
          <table:table-cell office:value-type="string" calcext:value-type="string">
            <text:p>ALIMENTADOR CARVÃO 1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103</text:p>
          </table:table-cell>
          <table:table-cell office:value-type="string" calcext:value-type="string">
            <text:p>RASPADOR ALIMENTADOR 1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110</text:p>
          </table:table-cell>
          <table:table-cell office:value-type="string" calcext:value-type="string">
            <text:p>VENTILADOR AR SELAGEM MOINHO 1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201</text:p>
          </table:table-cell>
          <table:table-cell office:value-type="string" calcext:value-type="string">
            <text:p>DESCOMPACTADOR ALIMENTADOR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EML3202</text:p>
          </table:table-cell>
          <table:table-cell office:value-type="string" calcext:value-type="string">
            <text:p>ALIMENTADOR CARVÃO 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203</text:p>
          </table:table-cell>
          <table:table-cell office:value-type="string" calcext:value-type="string">
            <text:p>RASPADOR ALIMENTADOR 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210</text:p>
          </table:table-cell>
          <table:table-cell office:value-type="string" calcext:value-type="string">
            <text:p>VENTILADOR AR SELAGEM MOINHO 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301</text:p>
          </table:table-cell>
          <table:table-cell office:value-type="string" calcext:value-type="string">
            <text:p>DESCOMPACTADOR ALIMENTADOR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EML3302</text:p>
          </table:table-cell>
          <table:table-cell office:value-type="string" calcext:value-type="string">
            <text:p>ALIMENTADOR CARVÃO 3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303</text:p>
          </table:table-cell>
          <table:table-cell office:value-type="string" calcext:value-type="string">
            <text:p>RASPADOR ALIMENTADOR 3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310</text:p>
          </table:table-cell>
          <table:table-cell office:value-type="string" calcext:value-type="string">
            <text:p>VENTILADOR AR SELAGEM MOINHO 3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401</text:p>
          </table:table-cell>
          <table:table-cell office:value-type="string" calcext:value-type="string">
            <text:p>DESCOMPACTADOR ALIMENTADOR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EML3402</text:p>
          </table:table-cell>
          <table:table-cell office:value-type="string" calcext:value-type="string">
            <text:p>ALIMENTADOR CARVÃO 4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403</text:p>
          </table:table-cell>
          <table:table-cell office:value-type="string" calcext:value-type="string">
            <text:p>RASPADOR ALIMENTADOR 4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410</text:p>
          </table:table-cell>
          <table:table-cell office:value-type="string" calcext:value-type="string">
            <text:p>VENTILADOR AR SELAGEM MOINHO 4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501</text:p>
          </table:table-cell>
          <table:table-cell office:value-type="string" calcext:value-type="string">
            <text:p>VENTILADOR 1 AR IGNIÇÃO/RESF DET CHAM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502</text:p>
          </table:table-cell>
          <table:table-cell office:value-type="string" calcext:value-type="string">
            <text:p>VENTILADOR 2 AR IGNIÇÃO/RESF DET CHAM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L3503</text:p>
          </table:table-cell>
          <table:table-cell office:value-type="string" calcext:value-type="string">
            <text:p>VENTILADOR 3 AR IGNIÇÃO/RESF DET CHAM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S3502</text:p>
          </table:table-cell>
          <table:table-cell office:value-type="string" calcext:value-type="string">
            <text:p>VENT 2 AR RESF DET CHAMA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S3501</text:p>
          </table:table-cell>
          <table:table-cell office:value-type="string" calcext:value-type="string">
            <text:p>VENT 1 AR RESF DET CHAMA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1002</text:p>
          </table:table-cell>
          <table:table-cell office:value-type="string" calcext:value-type="string">
            <text:p>VENTILADOR AR PRIMÁRIO 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1006</text:p>
          </table:table-cell>
          <table:table-cell office:value-type="string" calcext:value-type="string">
            <text:p>VENTILADOR AR PRIMÁRIO 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1111</text:p>
          </table:table-cell>
          <table:table-cell office:value-type="string" calcext:value-type="string">
            <text:p>MOINHO 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1211</text:p>
          </table:table-cell>
          <table:table-cell office:value-type="string" calcext:value-type="string">
            <text:p>MOINHO 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1311</text:p>
          </table:table-cell>
          <table:table-cell office:value-type="string" calcext:value-type="string">
            <text:p>MOINHO 3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1411</text:p>
          </table:table-cell>
          <table:table-cell office:value-type="string" calcext:value-type="string">
            <text:p>MOINHO 4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3102</text:p>
          </table:table-cell>
          <table:table-cell office:value-type="string" calcext:value-type="string">
            <text:p>ALIMENTADOR CARVÃO 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3103</text:p>
          </table:table-cell>
          <table:table-cell office:value-type="string" calcext:value-type="string">
            <text:p>ALIMENTADOR 1 LIGADO/RASPADOR DESLIGAD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3110</text:p>
          </table:table-cell>
          <table:table-cell office:value-type="string" calcext:value-type="string">
            <text:p>VENTILADOR AR SELAGEM MOINHO 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3202</text:p>
          </table:table-cell>
          <table:table-cell office:value-type="string" calcext:value-type="string">
            <text:p>ALIMENTADOR CARVÃO 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3203</text:p>
          </table:table-cell>
          <table:table-cell office:value-type="string" calcext:value-type="string">
            <text:p>ALIMENTADOR 2 LIGADO/RASPADOR DESLIGAD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3210</text:p>
          </table:table-cell>
          <table:table-cell office:value-type="string" calcext:value-type="string">
            <text:p>VENTILADOR AR SELAGEM MOINHO 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3302</text:p>
          </table:table-cell>
          <table:table-cell office:value-type="string" calcext:value-type="string">
            <text:p>ALIMENTADOR CARVÃO 3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3303</text:p>
          </table:table-cell>
          <table:table-cell office:value-type="string" calcext:value-type="string">
            <text:p>ALIMENTADOR 3 LIGADO/RASPADOR DESLIGAD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3310</text:p>
          </table:table-cell>
          <table:table-cell office:value-type="string" calcext:value-type="string">
            <text:p>VENTILADOR AR SELAGEM MOINHO 3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3402</text:p>
          </table:table-cell>
          <table:table-cell office:value-type="string" calcext:value-type="string">
            <text:p>ALIMENTADOR CARVÃO 4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724EMT3410</text:p>
          </table:table-cell>
          <table:table-cell office:value-type="string" calcext:value-type="string">
            <text:p>VENTILADOR AR SELAGEM MOINHO 4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3501</text:p>
          </table:table-cell>
          <table:table-cell office:value-type="string" calcext:value-type="string">
            <text:p>VENTILADOR 1 AR IGNIÇÃO/RESF DET CHAM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MT3502</text:p>
          </table:table-cell>
          <table:table-cell office:value-type="string" calcext:value-type="string">
            <text:p>VENTILADOR 2 AR IGNIÇÃO/RESF DET CHAM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VS3002</text:p>
          </table:table-cell>
          <table:table-cell office:value-type="string" calcext:value-type="string">
            <text:p>COMPORTA FECHAM RÁPIDO MOINHO 1</text:p>
          </table:table-cell>
          <table:table-cell office:value-type="string" calcext:value-type="string">
            <text:p>DESENERGIZADA/FECHAR</text:p>
          </table:table-cell>
          <table:table-cell office:value-type="string" calcext:value-type="string">
            <text:p>ENERGIZADA/ABRIR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VS3002A</text:p>
          </table:table-cell>
          <table:table-cell office:value-type="string" calcext:value-type="string">
            <text:p>CONDIÇÕES PARA OPERAÇÃO DO MOINHO 1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VS3202</text:p>
          </table:table-cell>
          <table:table-cell office:value-type="string" calcext:value-type="string">
            <text:p>COMPORTA FECHAM RÁPIDO MOINHO 2</text:p>
          </table:table-cell>
          <table:table-cell office:value-type="string" calcext:value-type="string">
            <text:p>DESENERGIZADA/FECHAR</text:p>
          </table:table-cell>
          <table:table-cell office:value-type="string" calcext:value-type="string">
            <text:p>ENERGIZADA/ABRIR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VS3202A</text:p>
          </table:table-cell>
          <table:table-cell office:value-type="string" calcext:value-type="string">
            <text:p>CONDIÇÕES PARA OPERAÇÃO DO MOINHO 2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VS3402</text:p>
          </table:table-cell>
          <table:table-cell office:value-type="string" calcext:value-type="string">
            <text:p>COMPORTA FECHAM RÁPIDO MOINHO 3</text:p>
          </table:table-cell>
          <table:table-cell office:value-type="string" calcext:value-type="string">
            <text:p>DESENERGIZADA/FECHAR</text:p>
          </table:table-cell>
          <table:table-cell office:value-type="string" calcext:value-type="string">
            <text:p>ENERGIZADA/ABRIR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VS3402A</text:p>
          </table:table-cell>
          <table:table-cell office:value-type="string" calcext:value-type="string">
            <text:p>CONDIÇÕES PARA OPERAÇÃO DO MOINHO 3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VS3602</text:p>
          </table:table-cell>
          <table:table-cell office:value-type="string" calcext:value-type="string">
            <text:p>COMPORTA FECHAM RÁPIDO MOINHO 4</text:p>
          </table:table-cell>
          <table:table-cell office:value-type="string" calcext:value-type="string">
            <text:p>DESENERGIZADA/FECHAR</text:p>
          </table:table-cell>
          <table:table-cell office:value-type="string" calcext:value-type="string">
            <text:p>ENERGIZADA/ABRIR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EVS3602A</text:p>
          </table:table-cell>
          <table:table-cell office:value-type="string" calcext:value-type="string">
            <text:p>CONDIÇÕES PARA OPERAÇÃO DO MOINHO 4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FL3010</text:p>
          </table:table-cell>
          <table:table-cell office:value-type="string" calcext:value-type="string">
            <text:p>VAZÃO AR PRIMÁRIO MOINHO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FL3020</text:p>
          </table:table-cell>
          <table:table-cell office:value-type="string" calcext:value-type="string">
            <text:p>VAZÃO AR PRIMÁRIO MOINHO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FL3030</text:p>
          </table:table-cell>
          <table:table-cell office:value-type="string" calcext:value-type="string">
            <text:p>VAZÃO AR PRIMÁRIO MOINHO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FL3040</text:p>
          </table:table-cell>
          <table:table-cell office:value-type="string" calcext:value-type="string">
            <text:p>VAZÃO AR PRIMÁRIO MOINHO 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FLL3011</text:p>
          </table:table-cell>
          <table:table-cell office:value-type="string" calcext:value-type="string">
            <text:p>VAZÃO AR PRIMÁRIO MOINHO 1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FLL3021</text:p>
          </table:table-cell>
          <table:table-cell office:value-type="string" calcext:value-type="string">
            <text:p>VAZÃO AR PRIMÁRIO MOINHO 2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FLL3031</text:p>
          </table:table-cell>
          <table:table-cell office:value-type="string" calcext:value-type="string">
            <text:p>VAZÃO AR PRIMÁRIO MOINHO 3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FLL3041</text:p>
          </table:table-cell>
          <table:table-cell office:value-type="string" calcext:value-type="string">
            <text:p>VAZÃO AR PRIMÁRIO MOINHO 4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LH1101</text:p>
          </table:table-cell>
          <table:table-cell office:value-type="string" calcext:value-type="string">
            <text:p>NÍVEL SILO CARVÃO MOINHO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H1201</text:p>
          </table:table-cell>
          <table:table-cell office:value-type="string" calcext:value-type="string">
            <text:p>NÍVEL SILO CARVÃO MOINHO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H1301</text:p>
          </table:table-cell>
          <table:table-cell office:value-type="string" calcext:value-type="string">
            <text:p>NÍVEL SILO CARVÃO MOINHO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H1401</text:p>
          </table:table-cell>
          <table:table-cell office:value-type="string" calcext:value-type="string">
            <text:p>NÍVEL SILO CARVÃO MOINHO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L1106</text:p>
          </table:table-cell>
          <table:table-cell office:value-type="string" calcext:value-type="string">
            <text:p>NÍVEL SILO CARVÃO MOINHO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L1206</text:p>
          </table:table-cell>
          <table:table-cell office:value-type="string" calcext:value-type="string">
            <text:p>NÍVEL SILO CARVÃO MOINHO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L1306</text:p>
          </table:table-cell>
          <table:table-cell office:value-type="string" calcext:value-type="string">
            <text:p>NÍVEL SILO CARVÃO MOINHO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L1406</text:p>
          </table:table-cell>
          <table:table-cell office:value-type="string" calcext:value-type="string">
            <text:p>NÍVEL SILO CARVÃO MOINHO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L3111</text:p>
          </table:table-cell>
          <table:table-cell office:value-type="string" calcext:value-type="string">
            <text:p>NÍVEL ÓLEO ALIMENTADOR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L3210</text:p>
          </table:table-cell>
          <table:table-cell office:value-type="string" calcext:value-type="string">
            <text:p>NÍVEL CAMADA CARVÃO ALIMENTADOR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L3211</text:p>
          </table:table-cell>
          <table:table-cell office:value-type="string" calcext:value-type="string">
            <text:p>NÍVEL ÓLEO ALIMENTADOR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31ZM4001</text:p>
          </table:table-cell>
          <table:table-cell office:value-type="string" calcext:value-type="string">
            <text:p>VÁLVULAS PARCIALIZADORAS TURBINA AP</text:p>
          </table:table-cell>
          <table:table-cell office:value-type="string" calcext:value-type="string">
            <text:p>FECHADAS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LL3310</text:p>
          </table:table-cell>
          <table:table-cell office:value-type="string" calcext:value-type="string">
            <text:p>NÍVEL CAMADA CARVÃO ALIMENTADOR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L3311</text:p>
          </table:table-cell>
          <table:table-cell office:value-type="string" calcext:value-type="string">
            <text:p>NÍVEL ÓLEO ALIMENTADOR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L3401</text:p>
          </table:table-cell>
          <table:table-cell office:value-type="string" calcext:value-type="string">
            <text:p>MOINHO A24MML3004 ALTA TEMP. NO MANCAL DOS CILINDROS DO MOINH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L3410</text:p>
          </table:table-cell>
          <table:table-cell office:value-type="string" calcext:value-type="string">
            <text:p>NÍVEL CAMADA CARVÃO ALIMENTADOR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LL3411</text:p>
          </table:table-cell>
          <table:table-cell office:value-type="string" calcext:value-type="string">
            <text:p>NÍVEL ÓLEO ALIMENTADOR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1101</text:p>
          </table:table-cell>
          <table:table-cell office:value-type="string" calcext:value-type="string">
            <text:p>QUEIMADOR I724MQE311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1102</text:p>
          </table:table-cell>
          <table:table-cell office:value-type="string" calcext:value-type="string">
            <text:p>QUEIMADOR 11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1201</text:p>
          </table:table-cell>
          <table:table-cell office:value-type="string" calcext:value-type="string">
            <text:p>QUEIMADOR I724MQE312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1202</text:p>
          </table:table-cell>
          <table:table-cell office:value-type="string" calcext:value-type="string">
            <text:p>QUEIMADOR 12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1301</text:p>
          </table:table-cell>
          <table:table-cell office:value-type="string" calcext:value-type="string">
            <text:p>QUEIMADOR I724MQE313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1302</text:p>
          </table:table-cell>
          <table:table-cell office:value-type="string" calcext:value-type="string">
            <text:p>QUEIMADOR 13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1401</text:p>
          </table:table-cell>
          <table:table-cell office:value-type="string" calcext:value-type="string">
            <text:p>QUEIMADOR I724MQE314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1402</text:p>
          </table:table-cell>
          <table:table-cell office:value-type="string" calcext:value-type="string">
            <text:p>QUEIMADOR 14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1501</text:p>
          </table:table-cell>
          <table:table-cell office:value-type="string" calcext:value-type="string">
            <text:p>QUEIMADOR I724MQE315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1502</text:p>
          </table:table-cell>
          <table:table-cell office:value-type="string" calcext:value-type="string">
            <text:p>QUEIMADOR 15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1601</text:p>
          </table:table-cell>
          <table:table-cell office:value-type="string" calcext:value-type="string">
            <text:p>QUEIMADOR I724MQE316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1602</text:p>
          </table:table-cell>
          <table:table-cell office:value-type="string" calcext:value-type="string">
            <text:p>QUEIMADOR 16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2101</text:p>
          </table:table-cell>
          <table:table-cell office:value-type="string" calcext:value-type="string">
            <text:p>QUEIMADOR I724MQE321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2102</text:p>
          </table:table-cell>
          <table:table-cell office:value-type="string" calcext:value-type="string">
            <text:p>QUEIMADOR 21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2201</text:p>
          </table:table-cell>
          <table:table-cell office:value-type="string" calcext:value-type="string">
            <text:p>QUEIMADOR I724MQE322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2202</text:p>
          </table:table-cell>
          <table:table-cell office:value-type="string" calcext:value-type="string">
            <text:p>QUEIMADOR 22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2301</text:p>
          </table:table-cell>
          <table:table-cell office:value-type="string" calcext:value-type="string">
            <text:p>QUEIMADOR I724MQE323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2302</text:p>
          </table:table-cell>
          <table:table-cell office:value-type="string" calcext:value-type="string">
            <text:p>QUEIMADOR 23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2401</text:p>
          </table:table-cell>
          <table:table-cell office:value-type="string" calcext:value-type="string">
            <text:p>QUEIMADOR I724MQE324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2402</text:p>
          </table:table-cell>
          <table:table-cell office:value-type="string" calcext:value-type="string">
            <text:p>QUEIMADOR 24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2501</text:p>
          </table:table-cell>
          <table:table-cell office:value-type="string" calcext:value-type="string">
            <text:p>QUEIMADOR I724MQE325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2502</text:p>
          </table:table-cell>
          <table:table-cell office:value-type="string" calcext:value-type="string">
            <text:p>QUEIMADOR 25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2601</text:p>
          </table:table-cell>
          <table:table-cell office:value-type="string" calcext:value-type="string">
            <text:p>QUEIMADOR I724MQE326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2602</text:p>
          </table:table-cell>
          <table:table-cell office:value-type="string" calcext:value-type="string">
            <text:p>QUEIMADOR 26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3101</text:p>
          </table:table-cell>
          <table:table-cell office:value-type="string" calcext:value-type="string">
            <text:p>QUEIMADOR I724MQE331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3102</text:p>
          </table:table-cell>
          <table:table-cell office:value-type="string" calcext:value-type="string">
            <text:p>QUEIMADOR 31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3201</text:p>
          </table:table-cell>
          <table:table-cell office:value-type="string" calcext:value-type="string">
            <text:p>QUEIMADOR I724MQE332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3202</text:p>
          </table:table-cell>
          <table:table-cell office:value-type="string" calcext:value-type="string">
            <text:p>QUEIMADOR 32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3301</text:p>
          </table:table-cell>
          <table:table-cell office:value-type="string" calcext:value-type="string">
            <text:p>QUEIMADOR I724MQE333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3302</text:p>
          </table:table-cell>
          <table:table-cell office:value-type="string" calcext:value-type="string">
            <text:p>QUEIMADOR 33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3401</text:p>
          </table:table-cell>
          <table:table-cell office:value-type="string" calcext:value-type="string">
            <text:p>QUEIMADOR I724MQE334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3402</text:p>
          </table:table-cell>
          <table:table-cell office:value-type="string" calcext:value-type="string">
            <text:p>QUEIMADOR 34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3501</text:p>
          </table:table-cell>
          <table:table-cell office:value-type="string" calcext:value-type="string">
            <text:p>QUEIMADOR I724MQE335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3502</text:p>
          </table:table-cell>
          <table:table-cell office:value-type="string" calcext:value-type="string">
            <text:p>QUEIMADOR 35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3601</text:p>
          </table:table-cell>
          <table:table-cell office:value-type="string" calcext:value-type="string">
            <text:p>QUEIMADOR I724MQE336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3602</text:p>
          </table:table-cell>
          <table:table-cell office:value-type="string" calcext:value-type="string">
            <text:p>QUEIMADOR 36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4101</text:p>
          </table:table-cell>
          <table:table-cell office:value-type="string" calcext:value-type="string">
            <text:p>QUEIMADOR I724MQE341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4102</text:p>
          </table:table-cell>
          <table:table-cell office:value-type="string" calcext:value-type="string">
            <text:p>QUEIMADOR 41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4201</text:p>
          </table:table-cell>
          <table:table-cell office:value-type="string" calcext:value-type="string">
            <text:p>QUEIMADOR I724MQE342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4202</text:p>
          </table:table-cell>
          <table:table-cell office:value-type="string" calcext:value-type="string">
            <text:p>QUEIMADOR 42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4301</text:p>
          </table:table-cell>
          <table:table-cell office:value-type="string" calcext:value-type="string">
            <text:p>QUEIMADOR I724MQE343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4302</text:p>
          </table:table-cell>
          <table:table-cell office:value-type="string" calcext:value-type="string">
            <text:p>QUEIMADOR 43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4401</text:p>
          </table:table-cell>
          <table:table-cell office:value-type="string" calcext:value-type="string">
            <text:p>QUEIMADOR I724MQE344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4402</text:p>
          </table:table-cell>
          <table:table-cell office:value-type="string" calcext:value-type="string">
            <text:p>QUEIMADOR 44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4501</text:p>
          </table:table-cell>
          <table:table-cell office:value-type="string" calcext:value-type="string">
            <text:p>QUEIMADOR I724MQE345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4502</text:p>
          </table:table-cell>
          <table:table-cell office:value-type="string" calcext:value-type="string">
            <text:p>QUEIMADOR 45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MQE34601</text:p>
          </table:table-cell>
          <table:table-cell office:value-type="string" calcext:value-type="string">
            <text:p>QUEIMADOR I724MQE3460 - DISTURBIO NA QUEIMA DE ÓLE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MQE34602</text:p>
          </table:table-cell>
          <table:table-cell office:value-type="string" calcext:value-type="string">
            <text:p>QUEIMADOR 46 DIESE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PL3107</text:p>
          </table:table-cell>
          <table:table-cell office:value-type="string" calcext:value-type="string">
            <text:p>PRES ÓLEO LUBRIF SAÍDA RESFR MOINHO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PL3207</text:p>
          </table:table-cell>
          <table:table-cell office:value-type="string" calcext:value-type="string">
            <text:p>PRES ÓLEO LUBRIF SAÍDA RESFR MOINHO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PL3307</text:p>
          </table:table-cell>
          <table:table-cell office:value-type="string" calcext:value-type="string">
            <text:p>PRES ÓLEO LUBRIF SAÍDA RESFR MOINHO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PL3407</text:p>
          </table:table-cell>
          <table:table-cell office:value-type="string" calcext:value-type="string">
            <text:p>PRES ÓLEO LUBRIF SAÍDA RESFR MOINHO 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PLL3108</text:p>
          </table:table-cell>
          <table:table-cell office:value-type="string" calcext:value-type="string">
            <text:p>PRES ÓLEO LUBRIF SAÍDA RESFR MOINHO 1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PLL3208</text:p>
          </table:table-cell>
          <table:table-cell office:value-type="string" calcext:value-type="string">
            <text:p>PRES ÓLEO LUBRIF SAÍDA RESFR MOINHO 2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PLL3308</text:p>
          </table:table-cell>
          <table:table-cell office:value-type="string" calcext:value-type="string">
            <text:p>PRES ÓLEO LUBRIF SAÍDA RESFR MOINHO 3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PLL3408</text:p>
          </table:table-cell>
          <table:table-cell office:value-type="string" calcext:value-type="string">
            <text:p>PRES ÓLEO LUBRIF SAÍDA RESFR MOINHO 4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PLL3502</text:p>
          </table:table-cell>
          <table:table-cell office:value-type="string" calcext:value-type="string">
            <text:p>PRES AR RESFR DETETORES DE CHAMA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SL3101</text:p>
          </table:table-cell>
          <table:table-cell office:value-type="string" calcext:value-type="string">
            <text:p>VELOCIDADE ALIMENTADOR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SL3104</text:p>
          </table:table-cell>
          <table:table-cell office:value-type="string" calcext:value-type="string">
            <text:p>VELOCIDADE RASPADOR ALIMENTADOR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SL3201</text:p>
          </table:table-cell>
          <table:table-cell office:value-type="string" calcext:value-type="string">
            <text:p>VELOCIDADE ALIMENTADOR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SL3204</text:p>
          </table:table-cell>
          <table:table-cell office:value-type="string" calcext:value-type="string">
            <text:p>VELOCIDADE RASPADOR ALIMENTADOR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SL3301</text:p>
          </table:table-cell>
          <table:table-cell office:value-type="string" calcext:value-type="string">
            <text:p>VELOCIDADE ALIMENTADOR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SL3304</text:p>
          </table:table-cell>
          <table:table-cell office:value-type="string" calcext:value-type="string">
            <text:p>VELOCIDADE RASPADOR ALIMENTADOR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SL3401</text:p>
          </table:table-cell>
          <table:table-cell office:value-type="string" calcext:value-type="string">
            <text:p>VELOCIDADE ALIMENTADOR 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SL3404</text:p>
          </table:table-cell>
          <table:table-cell office:value-type="string" calcext:value-type="string">
            <text:p>VELOCIDADE RASPADOR ALIMENTADOR 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SLL3102</text:p>
          </table:table-cell>
          <table:table-cell office:value-type="string" calcext:value-type="string">
            <text:p>VELOCIDADE ALIMENTADOR 1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SLL3104</text:p>
          </table:table-cell>
          <table:table-cell office:value-type="string" calcext:value-type="string">
            <text:p>ALIMENTADOR DE CARVÃO A24MAC3101 - VEL BAIXA NA ESTEIRA (A24SSLL310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SLL3202</text:p>
          </table:table-cell>
          <table:table-cell office:value-type="string" calcext:value-type="string">
            <text:p>VELOCIDADE ALIMENTADOR 2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SLL3204</text:p>
          </table:table-cell>
          <table:table-cell office:value-type="string" calcext:value-type="string">
            <text:p>ALIMENT. DE CARVÃO A24MAC3201 - BAIXA VEL NA ESTEIRA <text:s/>(A24SSLL3204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4SLL3302</text:p>
          </table:table-cell>
          <table:table-cell office:value-type="string" calcext:value-type="string">
            <text:p>VELOCIDADE ALIMENTADOR 3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SLL3402</text:p>
          </table:table-cell>
          <table:table-cell office:value-type="string" calcext:value-type="string">
            <text:p>VELOCIDADE ALIMENTADOR 4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002</text:p>
          </table:table-cell>
          <table:table-cell office:value-type="string" calcext:value-type="string">
            <text:p>TEMP MANCAIS VENT AR PRIMÁRI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006</text:p>
          </table:table-cell>
          <table:table-cell office:value-type="string" calcext:value-type="string">
            <text:p>TEMP MANCAIS MOTOR VENT AR PRIMÁRI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013</text:p>
          </table:table-cell>
          <table:table-cell office:value-type="string" calcext:value-type="string">
            <text:p>TEMP ENROL MOTOR VENT AR PRIMÁRI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032</text:p>
          </table:table-cell>
          <table:table-cell office:value-type="string" calcext:value-type="string">
            <text:p>TEMP MANCAIS VENT AR PRIMÁRI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036</text:p>
          </table:table-cell>
          <table:table-cell office:value-type="string" calcext:value-type="string">
            <text:p>TEMP MANCAIS MOTOR VENT AR PRIMÁRI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043</text:p>
          </table:table-cell>
          <table:table-cell office:value-type="string" calcext:value-type="string">
            <text:p>TEMP ENROL MOTOR VENT AR PRIMÁRI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101</text:p>
          </table:table-cell>
          <table:table-cell office:value-type="string" calcext:value-type="string">
            <text:p>TEMP MANCAIS ROLOS MOINH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107</text:p>
          </table:table-cell>
          <table:table-cell office:value-type="string" calcext:value-type="string">
            <text:p>TEMP CLASSIFICADOR MOINHO 1 LIBERAÇÃO PARTIDA (90°C)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114</text:p>
          </table:table-cell>
          <table:table-cell office:value-type="string" calcext:value-type="string">
            <text:p>TEMP MANCAL MICHEL MOINH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122</text:p>
          </table:table-cell>
          <table:table-cell office:value-type="string" calcext:value-type="string">
            <text:p>TEMP ENROLAMENTO MOTOR MOINH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126</text:p>
          </table:table-cell>
          <table:table-cell office:value-type="string" calcext:value-type="string">
            <text:p>TEMP MANCAIS MOTOR MOINH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201</text:p>
          </table:table-cell>
          <table:table-cell office:value-type="string" calcext:value-type="string">
            <text:p>TEMP MANCAIS ROLOS MOINH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207</text:p>
          </table:table-cell>
          <table:table-cell office:value-type="string" calcext:value-type="string">
            <text:p>TEMP CLASSIFICADOR MOINHO 2 LIBERAÇÃO PARTIDA (90°C)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214</text:p>
          </table:table-cell>
          <table:table-cell office:value-type="string" calcext:value-type="string">
            <text:p>TEMP MANCAL MICHEL MOINH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222</text:p>
          </table:table-cell>
          <table:table-cell office:value-type="string" calcext:value-type="string">
            <text:p>TEMP ENROLAMENTO MOTOR MOINH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226</text:p>
          </table:table-cell>
          <table:table-cell office:value-type="string" calcext:value-type="string">
            <text:p>TEMP MANCAIS MOTOR MOINH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301</text:p>
          </table:table-cell>
          <table:table-cell office:value-type="string" calcext:value-type="string">
            <text:p>TEMP MANCAIS ROLOS MOINH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307</text:p>
          </table:table-cell>
          <table:table-cell office:value-type="string" calcext:value-type="string">
            <text:p>TEMP CLASSIFICADOR MOINHO 3 LIBERAÇÃO PARTIDA (90°C)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314</text:p>
          </table:table-cell>
          <table:table-cell office:value-type="string" calcext:value-type="string">
            <text:p>TEMP MANCAL MICHEL MOINH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322</text:p>
          </table:table-cell>
          <table:table-cell office:value-type="string" calcext:value-type="string">
            <text:p>TEMP ENROLAMENTO MOTOR MOINH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326</text:p>
          </table:table-cell>
          <table:table-cell office:value-type="string" calcext:value-type="string">
            <text:p>TEMP MANCAIS MOTOR MOINH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401</text:p>
          </table:table-cell>
          <table:table-cell office:value-type="string" calcext:value-type="string">
            <text:p>TEMP MANCAIS ROLOS MOINHO 4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407</text:p>
          </table:table-cell>
          <table:table-cell office:value-type="string" calcext:value-type="string">
            <text:p>TEMP CLASSIFICADOR MOINHO 4 LIBERAÇÃO PARTIDA (90°C)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414</text:p>
          </table:table-cell>
          <table:table-cell office:value-type="string" calcext:value-type="string">
            <text:p>TEMP MANCAL MICHEL MOINHO 4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422</text:p>
          </table:table-cell>
          <table:table-cell office:value-type="string" calcext:value-type="string">
            <text:p>TEMP ENROLAMENTO MOTOR MOINHO 4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3426</text:p>
          </table:table-cell>
          <table:table-cell office:value-type="string" calcext:value-type="string">
            <text:p>TEMP MANCAIS MOTOR MOINHO 4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003</text:p>
          </table:table-cell>
          <table:table-cell office:value-type="string" calcext:value-type="string">
            <text:p>TEMP MANCAL LNA VENT AR PRIMÁRI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005</text:p>
          </table:table-cell>
          <table:table-cell office:value-type="string" calcext:value-type="string">
            <text:p>TEMP MANCAL LA VENT AR PRIMÁRI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007</text:p>
          </table:table-cell>
          <table:table-cell office:value-type="string" calcext:value-type="string">
            <text:p>TEMP MANCAL LA MOTOR VENT AR PRIMÁRI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009</text:p>
          </table:table-cell>
          <table:table-cell office:value-type="string" calcext:value-type="string">
            <text:p>TEMP MANCAL LNA MOTOR VENT AR PRIMÁRI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033</text:p>
          </table:table-cell>
          <table:table-cell office:value-type="string" calcext:value-type="string">
            <text:p>TEMP MANCAL LNA VENT AR PRIMÁRI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035</text:p>
          </table:table-cell>
          <table:table-cell office:value-type="string" calcext:value-type="string">
            <text:p>TEMP MANCAL LA VENT AR PRIMÁRI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037</text:p>
          </table:table-cell>
          <table:table-cell office:value-type="string" calcext:value-type="string">
            <text:p>TEMP MANCAL LA MOTOR VENT AR PRIMÁRI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039</text:p>
          </table:table-cell>
          <table:table-cell office:value-type="string" calcext:value-type="string">
            <text:p>TEMP MANCAL LNA MOTOR VENT AR PRIMÁRI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106</text:p>
          </table:table-cell>
          <table:table-cell office:value-type="string" calcext:value-type="string">
            <text:p>TEMP CLASSIFICADOR MOINH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115</text:p>
          </table:table-cell>
          <table:table-cell office:value-type="string" calcext:value-type="string">
            <text:p>TEMP MANCAL MICHEL MOINH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127</text:p>
          </table:table-cell>
          <table:table-cell office:value-type="string" calcext:value-type="string">
            <text:p>TEMP MANCAL LNA MOTOR MOINH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129</text:p>
          </table:table-cell>
          <table:table-cell office:value-type="string" calcext:value-type="string">
            <text:p>TEMP MANCAL LA MOTOR MOINH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206</text:p>
          </table:table-cell>
          <table:table-cell office:value-type="string" calcext:value-type="string">
            <text:p>TEMP CLASSIFICADOR MOINH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215</text:p>
          </table:table-cell>
          <table:table-cell office:value-type="string" calcext:value-type="string">
            <text:p>TEMP MANCAL MICHEL MOINH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227</text:p>
          </table:table-cell>
          <table:table-cell office:value-type="string" calcext:value-type="string">
            <text:p>TEMP MANCAL LNA MOTOR MOINH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229</text:p>
          </table:table-cell>
          <table:table-cell office:value-type="string" calcext:value-type="string">
            <text:p>TEMP MANCAL LA MOTOR MOINH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306</text:p>
          </table:table-cell>
          <table:table-cell office:value-type="string" calcext:value-type="string">
            <text:p>TEMP CLASSIFICADOR MOINHO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315</text:p>
          </table:table-cell>
          <table:table-cell office:value-type="string" calcext:value-type="string">
            <text:p>TEMP MANCAL MICHEL MOINHO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327</text:p>
          </table:table-cell>
          <table:table-cell office:value-type="string" calcext:value-type="string">
            <text:p>TEMP MANCAL LNA MOTOR MOINHO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329</text:p>
          </table:table-cell>
          <table:table-cell office:value-type="string" calcext:value-type="string">
            <text:p>TEMP MANCAL LA MOTOR MOINHO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406</text:p>
          </table:table-cell>
          <table:table-cell office:value-type="string" calcext:value-type="string">
            <text:p>TEMP CLASSIFICADOR MOINHO 4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415</text:p>
          </table:table-cell>
          <table:table-cell office:value-type="string" calcext:value-type="string">
            <text:p>TEMP MANCAL MICHEL MOINHO 4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427</text:p>
          </table:table-cell>
          <table:table-cell office:value-type="string" calcext:value-type="string">
            <text:p>TEMP MANCAL LNA MOTOR MOINHO 4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HH3429</text:p>
          </table:table-cell>
          <table:table-cell office:value-type="string" calcext:value-type="string">
            <text:p>TEMP MANCAL LA MOTOR MOINHO 4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LL3104</text:p>
          </table:table-cell>
          <table:table-cell office:value-type="string" calcext:value-type="string">
            <text:p>TEMP CLASSIFICADOR MOINHO 1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LL3204</text:p>
          </table:table-cell>
          <table:table-cell office:value-type="string" calcext:value-type="string">
            <text:p>TEMP CLASSIFICADOR MOINHO 2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LL3304</text:p>
          </table:table-cell>
          <table:table-cell office:value-type="string" calcext:value-type="string">
            <text:p>TEMP CLASSIFICADOR MOINHO 3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LL3404</text:p>
          </table:table-cell>
          <table:table-cell office:value-type="string" calcext:value-type="string">
            <text:p>TEMP CLASSIFICADOR MOINHO 4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RIP0001</text:p>
          </table:table-cell>
          <table:table-cell office:value-type="string" calcext:value-type="string">
            <text:p>SISTEMA TRANSPORTE CARVÃO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VH3108</text:p>
          </table:table-cell>
          <table:table-cell office:value-type="string" calcext:value-type="string">
            <text:p>TEMP CLASSIFICADOR MOINHO 1</text:p>
          </table:table-cell>
          <table:table-cell office:value-type="string" calcext:value-type="string">
            <text:p>ALTISSIM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VH3208</text:p>
          </table:table-cell>
          <table:table-cell office:value-type="string" calcext:value-type="string">
            <text:p>TEMP CLASSIFICADOR MOINHO 2</text:p>
          </table:table-cell>
          <table:table-cell office:value-type="string" calcext:value-type="string">
            <text:p>ALTISSIM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VH3308</text:p>
          </table:table-cell>
          <table:table-cell office:value-type="string" calcext:value-type="string">
            <text:p>TEMP CLASSIFICADOR MOINHO 3</text:p>
          </table:table-cell>
          <table:table-cell office:value-type="string" calcext:value-type="string">
            <text:p>ALTISSIM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TVH3408</text:p>
          </table:table-cell>
          <table:table-cell office:value-type="string" calcext:value-type="string">
            <text:p>TEMP CLASSIFICADOR MOINHO 4</text:p>
          </table:table-cell>
          <table:table-cell office:value-type="string" calcext:value-type="string">
            <text:p>ALTISSIM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U100XV01</text:p>
          </table:table-cell>
          <table:table-cell office:value-type="string" calcext:value-type="string">
            <text:p>RELEASE AR PRIMÁRIO PARA OPERAÇÃO MOINHOS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101</text:p>
          </table:table-cell>
          <table:table-cell office:value-type="string" calcext:value-type="string">
            <text:p>ALIMENTADOR CARVÃO 1 - SOBRECARGA ME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102</text:p>
          </table:table-cell>
          <table:table-cell office:value-type="string" calcext:value-type="string">
            <text:p>ALIMENTADOR CARVÃO 1 - SOBRECARGA ME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103</text:p>
          </table:table-cell>
          <table:table-cell office:value-type="string" calcext:value-type="string">
            <text:p>RASPADOR ALIMENTADOR 1 - SOBRECARGA ME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131</text:p>
          </table:table-cell>
          <table:table-cell office:value-type="string" calcext:value-type="string">
            <text:p>COMPORTA FECHAM <text:s/>RÁPIDO MOINH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201</text:p>
          </table:table-cell>
          <table:table-cell office:value-type="string" calcext:value-type="string">
            <text:p>ALIMENTADOR CARVÃO 2 - SOBRECARGA ME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202</text:p>
          </table:table-cell>
          <table:table-cell office:value-type="string" calcext:value-type="string">
            <text:p>ALIMENTADOR CARVÃO 2 - SOBRECARGA ME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203</text:p>
          </table:table-cell>
          <table:table-cell office:value-type="string" calcext:value-type="string">
            <text:p>RASPADOR ALIMENTADOR 2 - SOBRECARGA ME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231</text:p>
          </table:table-cell>
          <table:table-cell office:value-type="string" calcext:value-type="string">
            <text:p>COMPORTA FECHAM RÁPIDO MOINH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301</text:p>
          </table:table-cell>
          <table:table-cell office:value-type="string" calcext:value-type="string">
            <text:p>ALIMENTADOR CARVÃO 3 - SOBRECARGA ME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302</text:p>
          </table:table-cell>
          <table:table-cell office:value-type="string" calcext:value-type="string">
            <text:p>ALIMENTADOR CARVÃO 3 - SOBRECARGA ME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303</text:p>
          </table:table-cell>
          <table:table-cell office:value-type="string" calcext:value-type="string">
            <text:p>RASPADOR ALIMENTADOR 3 - SOBRECARGA ME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331</text:p>
          </table:table-cell>
          <table:table-cell office:value-type="string" calcext:value-type="string">
            <text:p>COMPORTA FECHAM <text:s/>RÁPIDO MOINHO 3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401</text:p>
          </table:table-cell>
          <table:table-cell office:value-type="string" calcext:value-type="string">
            <text:p>ALIMENTADOR CARVÃO 4 - SOBRECARGA ME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402</text:p>
          </table:table-cell>
          <table:table-cell office:value-type="string" calcext:value-type="string">
            <text:p>ALIMENTADOR CARVÃO 4 - SOBRECARGA ME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403</text:p>
          </table:table-cell>
          <table:table-cell office:value-type="string" calcext:value-type="string">
            <text:p>RASPADOR ALIMENTADOR 4 - SOBRECARGA ME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H3431</text:p>
          </table:table-cell>
          <table:table-cell office:value-type="string" calcext:value-type="string">
            <text:p>COMPORTA FECHAM RÁPIDO MOINHO 4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L1138</text:p>
          </table:table-cell>
          <table:table-cell office:value-type="string" calcext:value-type="string">
            <text:p>GIRO LENTO MOINHO 1</text:p>
          </table:table-cell>
          <table:table-cell office:value-type="string" calcext:value-type="string">
            <text:p>ENGAT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L1238</text:p>
          </table:table-cell>
          <table:table-cell office:value-type="string" calcext:value-type="string">
            <text:p>GIRO LENTO MOINHO 2</text:p>
          </table:table-cell>
          <table:table-cell office:value-type="string" calcext:value-type="string">
            <text:p>ENGAT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L1338</text:p>
          </table:table-cell>
          <table:table-cell office:value-type="string" calcext:value-type="string">
            <text:p>GIRO LENTO MOINHO 3</text:p>
          </table:table-cell>
          <table:table-cell office:value-type="string" calcext:value-type="string">
            <text:p>ENGAT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L1438</text:p>
          </table:table-cell>
          <table:table-cell office:value-type="string" calcext:value-type="string">
            <text:p>GIRO LENTO MOINHO 4</text:p>
          </table:table-cell>
          <table:table-cell office:value-type="string" calcext:value-type="string">
            <text:p>ENGAT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L3132</text:p>
          </table:table-cell>
          <table:table-cell office:value-type="string" calcext:value-type="string">
            <text:p>COMPORTA FECHAM RÁPIDO MOINHO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L3232</text:p>
          </table:table-cell>
          <table:table-cell office:value-type="string" calcext:value-type="string">
            <text:p>COMPORTA FECHAM RÁPIDO MOINH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L3332</text:p>
          </table:table-cell>
          <table:table-cell office:value-type="string" calcext:value-type="string">
            <text:p>COMPORTA FECHAM RÁPIDO MOINHO 3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4ZL3432</text:p>
          </table:table-cell>
          <table:table-cell office:value-type="string" calcext:value-type="string">
            <text:p>COMPORTA FECHAM RÁPIDO MOINHO 4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6EMD3151</text:p>
          </table:table-cell>
          <table:table-cell office:value-type="string" calcext:value-type="string">
            <text:p>TRITURADOR 1 ESTEIRA CINZ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6EMD3152</text:p>
          </table:table-cell>
          <table:table-cell office:value-type="string" calcext:value-type="string">
            <text:p>TRITURADOR 2 ESTEIRA CINZ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6EMD3153</text:p>
          </table:table-cell>
          <table:table-cell office:value-type="string" calcext:value-type="string">
            <text:p>PENEIRA VIBRATÓRI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6EMD3155</text:p>
          </table:table-cell>
          <table:table-cell office:value-type="string" calcext:value-type="string">
            <text:p>ESTEIRA DE CINZ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6EML3151</text:p>
          </table:table-cell>
          <table:table-cell office:value-type="string" calcext:value-type="string">
            <text:p>TRITURADOR 1 ESTEIRA CINZ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6EML3152</text:p>
          </table:table-cell>
          <table:table-cell office:value-type="string" calcext:value-type="string">
            <text:p>TRITURADOR 2 ESTEIRA CINZ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6EML3153</text:p>
          </table:table-cell>
          <table:table-cell office:value-type="string" calcext:value-type="string">
            <text:p>PENEIRA VIBRATÓRI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6EML3155</text:p>
          </table:table-cell>
          <table:table-cell office:value-type="string" calcext:value-type="string">
            <text:p>ESTEIRA DE CINZ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6TRIP0001</text:p>
          </table:table-cell>
          <table:table-cell office:value-type="string" calcext:value-type="string">
            <text:p>SISTEMA ARRASTE CINZA LEVE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6TRIP0002</text:p>
          </table:table-cell>
          <table:table-cell office:value-type="string" calcext:value-type="string">
            <text:p>FALHA SISTEMA ARRASTE CINZA PESADA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DPH1008</text:p>
          </table:table-cell>
          <table:table-cell office:value-type="string" calcext:value-type="string">
            <text:p>ALTA PRESSÃO DIFERENCIAL DO FILTRO NA ENTRADA DA BOMBA DE ÓLE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7DPH1020</text:p>
          </table:table-cell>
          <table:table-cell office:value-type="string" calcext:value-type="string">
            <text:p>BAIX PRES DIF FILTRO ÓLEO COMB APOS A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7DPH3130</text:p>
          </table:table-cell>
          <table:table-cell office:value-type="string" calcext:value-type="string">
            <text:p>PRES DIF FILTRO ADM BBAS ÓLEO DIESEL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EMD1031</text:p>
          </table:table-cell>
          <table:table-cell office:value-type="string" calcext:value-type="string">
            <text:p>BOMBA 1 INJEÇÃO ÓLEO DIESEL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EMD1032</text:p>
          </table:table-cell>
          <table:table-cell office:value-type="string" calcext:value-type="string">
            <text:p>BOMBA 2 INJEÇÃO ÓLEO DIESEL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EMD1041</text:p>
          </table:table-cell>
          <table:table-cell office:value-type="string" calcext:value-type="string">
            <text:p>BOMBA 1 ÓLEO DIESEL IGNITORES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EMD1042</text:p>
          </table:table-cell>
          <table:table-cell office:value-type="string" calcext:value-type="string">
            <text:p>BOMBA 2 ÓLEO DIESEL IGNITORES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EML1031</text:p>
          </table:table-cell>
          <table:table-cell office:value-type="string" calcext:value-type="string">
            <text:p>BOMBA 1 INJEÇÃO ÓLEO DIESEL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EML1032</text:p>
          </table:table-cell>
          <table:table-cell office:value-type="string" calcext:value-type="string">
            <text:p>BOMBA 2 INJEÇÃO ÓLEO DIESEL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EML1041</text:p>
          </table:table-cell>
          <table:table-cell office:value-type="string" calcext:value-type="string">
            <text:p>BOMBA 1 ÓLEO DIESEL IGNITORES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EML1042</text:p>
          </table:table-cell>
          <table:table-cell office:value-type="string" calcext:value-type="string">
            <text:p>BOMBA 2 ÓLEO DIESEL IGNITORES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EMT1031</text:p>
          </table:table-cell>
          <table:table-cell office:value-type="string" calcext:value-type="string">
            <text:p>BOMBA 1 INJEÇÃO ÓLEO DIESEL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EMT1032</text:p>
          </table:table-cell>
          <table:table-cell office:value-type="string" calcext:value-type="string">
            <text:p>BOMBA 2 INJEÇÃO ÓLEO DIESEL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EMT1041</text:p>
          </table:table-cell>
          <table:table-cell office:value-type="string" calcext:value-type="string">
            <text:p>BOMBA 1 ÓLEO DIESEL IGNITORES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EMT1042</text:p>
          </table:table-cell>
          <table:table-cell office:value-type="string" calcext:value-type="string">
            <text:p>BOMBA 2 ÓLEO DIESEL IGNITORES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FL3010</text:p>
          </table:table-cell>
          <table:table-cell office:value-type="string" calcext:value-type="string">
            <text:p>VAZÃO ÓLEO COMB RETORNO QUEI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7LH1053</text:p>
          </table:table-cell>
          <table:table-cell office:value-type="string" calcext:value-type="string">
            <text:p>NIVEL TANQUE ÓLEO DIESEL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LH3043</text:p>
          </table:table-cell>
          <table:table-cell office:value-type="string" calcext:value-type="string">
            <text:p>NIVEL TANQUE ÓLEO DIESEL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LHH3050</text:p>
          </table:table-cell>
          <table:table-cell office:value-type="string" calcext:value-type="string">
            <text:p>NÍVEL TANQUE DRENOS ÓLEO DIESEL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LL1051</text:p>
          </table:table-cell>
          <table:table-cell office:value-type="string" calcext:value-type="string">
            <text:p>NIVEL TANQUE ÓLEO DIESEL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LL3041</text:p>
          </table:table-cell>
          <table:table-cell office:value-type="string" calcext:value-type="string">
            <text:p>NIVEL TANQUE ÓLEO DIESEL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LLL1052</text:p>
          </table:table-cell>
          <table:table-cell office:value-type="string" calcext:value-type="string">
            <text:p>NIVEL TANQUE ÓLEO DIESEL 2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LLL3042</text:p>
          </table:table-cell>
          <table:table-cell office:value-type="string" calcext:value-type="string">
            <text:p>NIVEL TANQUE ÓLEO DIESEL 1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H3016</text:p>
          </table:table-cell>
          <table:table-cell office:value-type="string" calcext:value-type="string">
            <text:p>ALTA PRESSÃO NA SAÍDA DAS BOMBAS DO ÓLEO COMBUSTÍVE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7PH3044</text:p>
          </table:table-cell>
          <table:table-cell office:value-type="string" calcext:value-type="string">
            <text:p>ALTA PRESSÃO DO ÓLEO COMBUSTÍVEL ANTES DOS QUEIMADO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7PH3138</text:p>
          </table:table-cell>
          <table:table-cell office:value-type="string" calcext:value-type="string">
            <text:p>PRES DESC BBAS INJEÇÃO ÓLEO DIESEL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H3166</text:p>
          </table:table-cell>
          <table:table-cell office:value-type="string" calcext:value-type="string">
            <text:p>PRES ÓLEO DIESEL ENTRADA QUEIMADORE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HH1040</text:p>
          </table:table-cell>
          <table:table-cell office:value-type="string" calcext:value-type="string">
            <text:p>MUITO ALTA PRESSÃO DO ÓLEO <text:s/>ANTES DOS QUEIMAD. A27PSHH1040/1041/1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7PHH3162</text:p>
          </table:table-cell>
          <table:table-cell office:value-type="string" calcext:value-type="string">
            <text:p>PRES ÓLEO DIESEL P/ QUEIMADORES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L1005</text:p>
          </table:table-cell>
          <table:table-cell office:value-type="string" calcext:value-type="string">
            <text:p>BAIXA PRESSÃO NAS BOMBAS DE CIRCULAÇÃO DO ÓLEO <text:s/>A27PSL1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7PL3017</text:p>
          </table:table-cell>
          <table:table-cell office:value-type="string" calcext:value-type="string">
            <text:p>BAIXA PRESSÃO NA SAÍDA DAS BOMBAS DO ÓLEO COMBUSTÍVEL A27PSL3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7PL3037</text:p>
          </table:table-cell>
          <table:table-cell office:value-type="string" calcext:value-type="string">
            <text:p>MUITO BAIXA PRESSÃO DO ÓLEO <text:s/>ANTES DOS QUEIMAD. A27PSLL3037/3038/3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7PL3132</text:p>
          </table:table-cell>
          <table:table-cell office:value-type="string" calcext:value-type="string">
            <text:p>PRES ADM BBA 1 INJEÇÃO ÓLEO DIESEL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L3133</text:p>
          </table:table-cell>
          <table:table-cell office:value-type="string" calcext:value-type="string">
            <text:p>PRES ADM BBA 2 INJEÇÃO ÓLEO DIESEL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L3134</text:p>
          </table:table-cell>
          <table:table-cell office:value-type="string" calcext:value-type="string">
            <text:p>PRES DESC BBAS INJEÇÃO ÓLEO DIESEL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L3137</text:p>
          </table:table-cell>
          <table:table-cell office:value-type="string" calcext:value-type="string">
            <text:p>PRES DESC BBAS INJEÇÃO ÓLEO DIESEL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L3146</text:p>
          </table:table-cell>
          <table:table-cell office:value-type="string" calcext:value-type="string">
            <text:p>PRES DESC BBAS ÓLEO DIESEL IGNITORES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L3150</text:p>
          </table:table-cell>
          <table:table-cell office:value-type="string" calcext:value-type="string">
            <text:p>PRES ÓLEO DIESEL ANTES VVA BLOQUE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L3190</text:p>
          </table:table-cell>
          <table:table-cell office:value-type="string" calcext:value-type="string">
            <text:p>PRES ÓLEO DIESEL IGN ANTES VVA BLOQUE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L3502</text:p>
          </table:table-cell>
          <table:table-cell office:value-type="string" calcext:value-type="string">
            <text:p>PRES AR RESFR DETETORES DE CHAM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LL1117</text:p>
          </table:table-cell>
          <table:table-cell office:value-type="string" calcext:value-type="string">
            <text:p>PRES ÓLEO DIESEL P/ QUEIM (INATIV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7PLL3159</text:p>
          </table:table-cell>
          <table:table-cell office:value-type="string" calcext:value-type="string">
            <text:p>PRES ÓLEO DIESEL P/ QUEIMADORES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LL3192</text:p>
          </table:table-cell>
          <table:table-cell office:value-type="string" calcext:value-type="string">
            <text:p>PRES ÓLEO DIESEL P/ IGNITORES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PSL3165</text:p>
          </table:table-cell>
          <table:table-cell office:value-type="string" calcext:value-type="string">
            <text:p>PRESS ÓLEO DIESEL ENTRADA QUEIMADORES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7TH3012</text:p>
          </table:table-cell>
          <table:table-cell office:value-type="string" calcext:value-type="string">
            <text:p>ALTA TEMPERATURA NOS AQUECEDORES DE ÓLEO COMBUSTÍVE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7TL3011</text:p>
          </table:table-cell>
          <table:table-cell office:value-type="string" calcext:value-type="string">
            <text:p>BAIXA TEMPERATURA NA SAÍDA DOS AQUECEDORES DE ÓLEO COMBUSTÍVE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7TL3040</text:p>
          </table:table-cell>
          <table:table-cell office:value-type="string" calcext:value-type="string">
            <text:p>BAIXA TEMP. DO ÓLEO <text:s/>PARA QUEIMADORES LOG 2/3 A27TSL3040/3041/3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28LH3204</text:p>
          </table:table-cell>
          <table:table-cell office:value-type="string" calcext:value-type="string">
            <text:p>NIVEL TANQ DRENOS AQUEC AR VAP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8PH3006</text:p>
          </table:table-cell>
          <table:table-cell office:value-type="string" calcext:value-type="string">
            <text:p>PRES VAPOR SOPRADORES FUL CALDEI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8PH3104</text:p>
          </table:table-cell>
          <table:table-cell office:value-type="string" calcext:value-type="string">
            <text:p>PRESS VAPOR SOPRADORES FUL AQ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8PL3001</text:p>
          </table:table-cell>
          <table:table-cell office:value-type="string" calcext:value-type="string">
            <text:p>PRESS VAPOR ENTRADA REDE SOPRADORES FUL CALDEIR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8PL3005</text:p>
          </table:table-cell>
          <table:table-cell office:value-type="string" calcext:value-type="string">
            <text:p>PRESS VAPOR SOPRADORES FUL CALDEIR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8PL3103</text:p>
          </table:table-cell>
          <table:table-cell office:value-type="string" calcext:value-type="string">
            <text:p>PRESS VAPOR ENTRADA REDE SOPRADORES FUL AQR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8PLL3008</text:p>
          </table:table-cell>
          <table:table-cell office:value-type="string" calcext:value-type="string">
            <text:p>PRESS VAPOR SOPRADORES FUL CALDEIRA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8PLL3102</text:p>
          </table:table-cell>
          <table:table-cell office:value-type="string" calcext:value-type="string">
            <text:p>PRESS VAPOR SOPRADORES FUL AQR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8TH3110</text:p>
          </table:table-cell>
          <table:table-cell office:value-type="string" calcext:value-type="string">
            <text:p>TEMP DRENO VAPOR SOPR AQ REGENERATIV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8TL3001</text:p>
          </table:table-cell>
          <table:table-cell office:value-type="string" calcext:value-type="string">
            <text:p>TEMP VAPOR <text:s/>SOPRADORES FULIGEM CALDEIR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8TL3101</text:p>
          </table:table-cell>
          <table:table-cell office:value-type="string" calcext:value-type="string">
            <text:p>TEMP VAPOR <text:s/>SOPRADORES AQ REGENERATIV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DTH3021</text:p>
          </table:table-cell>
          <table:table-cell office:value-type="string" calcext:value-type="string">
            <text:p>DIF TEMP CARC SUP/INF EXAUST TURBINA AP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DTH3035</text:p>
          </table:table-cell>
          <table:table-cell office:value-type="string" calcext:value-type="string">
            <text:p>DIF TEMP CARC SUP/INF ENTRADA TURBINA MP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DTH3039</text:p>
          </table:table-cell>
          <table:table-cell office:value-type="string" calcext:value-type="string">
            <text:p>DIF TEMP CARC SUP/INF EXT TURBINA MP PARA AP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DTH3043</text:p>
          </table:table-cell>
          <table:table-cell office:value-type="string" calcext:value-type="string">
            <text:p>DIF TEMP CARC SUP/INF EXT TURBINA PARA DESAERAD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DTH3051</text:p>
          </table:table-cell>
          <table:table-cell office:value-type="string" calcext:value-type="string">
            <text:p>DIF TEMP CARC SUP/INF EXT TURBINA BP LT PARA BP4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DTH3055</text:p>
          </table:table-cell>
          <table:table-cell office:value-type="string" calcext:value-type="string">
            <text:p>DIF TEMP CARC SUP/INF EXT TURBINA BP LG PARA BP4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DTH3059</text:p>
          </table:table-cell>
          <table:table-cell office:value-type="string" calcext:value-type="string">
            <text:p>DIF TEMP CARC SUP/INF EXT TURBINA BP LT PARA BP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DTH3063</text:p>
          </table:table-cell>
          <table:table-cell office:value-type="string" calcext:value-type="string">
            <text:p>DIF TEMP CARC SUP/INF EXT TURBINA BP LG PARA BP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SSL4001</text:p>
          </table:table-cell>
          <table:table-cell office:value-type="string" calcext:value-type="string">
            <text:p>SENSOR ZERO SPEED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ÃO ATU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SSH4009</text:p>
          </table:table-cell>
          <table:table-cell office:value-type="string" calcext:value-type="string">
            <text:p>ROTAÇÃO TURBINA MAIOR QUE 200 RPM - A30ST4009</text:p>
          </table:table-cell>
          <table:table-cell office:value-type="string" calcext:value-type="string">
            <text:p>NÃO ATUA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T4008</text:p>
          </table:table-cell>
          <table:table-cell office:value-type="string" calcext:value-type="string">
            <text:p>SOBREVELOCIDADE TURBIN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TH3024</text:p>
          </table:table-cell>
          <table:table-cell office:value-type="string" calcext:value-type="string">
            <text:p>TEMP METAL CARC INF EXASTÃO TURBINA AP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TH3075</text:p>
          </table:table-cell>
          <table:table-cell office:value-type="string" calcext:value-type="string">
            <text:p>TEMP METAL CARC SUP EXT TURB BP PARA BP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THH3016</text:p>
          </table:table-cell>
          <table:table-cell office:value-type="string" calcext:value-type="string">
            <text:p>TEMP EXAUSTÃO TURBINA AP (LÓGICA 2 DE 3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THH3070</text:p>
          </table:table-cell>
          <table:table-cell office:value-type="string" calcext:value-type="string">
            <text:p>TEMP METAL CARC SUP EXT TURB BP PARA BP 1 (LÓGICA 2 DE 3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XH4002</text:p>
          </table:table-cell>
          <table:table-cell office:value-type="string" calcext:value-type="string">
            <text:p>VIBRAÇÃO MANCAL <text:s/>1 TURBI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XH4003</text:p>
          </table:table-cell>
          <table:table-cell office:value-type="string" calcext:value-type="string">
            <text:p>VIBRAÇÃO MANCAL <text:s/>2 TURBI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XH4004</text:p>
          </table:table-cell>
          <table:table-cell office:value-type="string" calcext:value-type="string">
            <text:p>VIBRAÇÃO MANCAL <text:s/>3 TURBI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XH4005</text:p>
          </table:table-cell>
          <table:table-cell office:value-type="string" calcext:value-type="string">
            <text:p>VIBRAÇÃO MANCAL <text:s/>4 TURBI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XH4006</text:p>
          </table:table-cell>
          <table:table-cell office:value-type="string" calcext:value-type="string">
            <text:p>VIBRAÇÃO MANCAL <text:s/>5 TURBI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XH4007</text:p>
          </table:table-cell>
          <table:table-cell office:value-type="string" calcext:value-type="string">
            <text:p>VIBRAÇÃO MANCAL <text:s/>6 TURBIN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ZDH4001</text:p>
          </table:table-cell>
          <table:table-cell office:value-type="string" calcext:value-type="string">
            <text:p>EXPANSÃO DIFERENCIAL POSITIVA TURBINA AP</text:p>
          </table:table-cell>
          <table:table-cell office:value-type="string" calcext:value-type="string">
            <text:p>EXCED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ZDH4002</text:p>
          </table:table-cell>
          <table:table-cell office:value-type="string" calcext:value-type="string">
            <text:p>EXPANSÃO DIFERENCIAL POSITIVA TURBINA BP</text:p>
          </table:table-cell>
          <table:table-cell office:value-type="string" calcext:value-type="string">
            <text:p>EXCED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ZDL4001</text:p>
          </table:table-cell>
          <table:table-cell office:value-type="string" calcext:value-type="string">
            <text:p>EXPANSÃO DIFERENCIAL NEGATIVA TURBINA AP</text:p>
          </table:table-cell>
          <table:table-cell office:value-type="string" calcext:value-type="string">
            <text:p>EXCED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ZDL4002</text:p>
          </table:table-cell>
          <table:table-cell office:value-type="string" calcext:value-type="string">
            <text:p>EXPANSÃO DIFERENCIAL NEGATIVA TURBINA BP</text:p>
          </table:table-cell>
          <table:table-cell office:value-type="string" calcext:value-type="string">
            <text:p>EXCED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ZH4001</text:p>
          </table:table-cell>
          <table:table-cell office:value-type="string" calcext:value-type="string">
            <text:p>DESGASTE POSITIVO MANCAL ESCORA TURBINA</text:p>
          </table:table-cell>
          <table:table-cell office:value-type="string" calcext:value-type="string">
            <text:p>EXCED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ZH4003</text:p>
          </table:table-cell>
          <table:table-cell office:value-type="string" calcext:value-type="string">
            <text:p>DESGASTE MANCAL DE ESCORA (LOGICA 2 DE 3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ZL4001</text:p>
          </table:table-cell>
          <table:table-cell office:value-type="string" calcext:value-type="string">
            <text:p>DESGASTE NEGATIVO MANCAL ESCORA TURBINA</text:p>
          </table:table-cell>
          <table:table-cell office:value-type="string" calcext:value-type="string">
            <text:p>EXCED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0ZL4001A</text:p>
          </table:table-cell>
          <table:table-cell office:value-type="string" calcext:value-type="string">
            <text:p>CUBÍCULO SUPERVISÃO TURBINA - TSI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6U001XV04</text:p>
          </table:table-cell>
          <table:table-cell office:value-type="string" calcext:value-type="string">
            <text:p>TURBINA</text:p>
          </table:table-cell>
          <table:table-cell office:value-type="string" calcext:value-type="string">
            <text:p>REARMADA</text:p>
          </table:table-cell>
          <table:table-cell office:value-type="string" calcext:value-type="string">
            <text:p>BLOQUEADA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6U003XV11</text:p>
          </table:table-cell>
          <table:table-cell office:value-type="string" calcext:value-type="string">
            <text:p>TRIP TURBIN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3001</text:p>
          </table:table-cell>
          <table:table-cell office:value-type="string" calcext:value-type="string">
            <text:p>MONITORAÇÃO VAZÃO VAPOR SH SAÍDA CALD LE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3003</text:p>
          </table:table-cell>
          <table:table-cell office:value-type="string" calcext:value-type="string">
            <text:p>MONITORAÇÃO VAZÃO VAPOR SH SAÍDA CALD LD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H3002</text:p>
          </table:table-cell>
          <table:table-cell office:value-type="string" calcext:value-type="string">
            <text:p>MONITORAÇÃO TEMP VAPOR SH SAÍDA CALD LE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H3004</text:p>
          </table:table-cell>
          <table:table-cell office:value-type="string" calcext:value-type="string">
            <text:p>MONITORAÇÃO TEMP VAPOR SH SAÍDA CALD LE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H3008</text:p>
          </table:table-cell>
          <table:table-cell office:value-type="string" calcext:value-type="string">
            <text:p>MONITORAÇÃO TEMP VAPOR SH SAÍDA CALD LD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H3010</text:p>
          </table:table-cell>
          <table:table-cell office:value-type="string" calcext:value-type="string">
            <text:p>MONITORAÇÃO TEMP VAPOR SH SAÍDA CALD LD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H3016</text:p>
          </table:table-cell>
          <table:table-cell office:value-type="string" calcext:value-type="string">
            <text:p>MONITORAÇÃO PRES VAPOR SH ENTR TURBINA AP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H3031</text:p>
          </table:table-cell>
          <table:table-cell office:value-type="string" calcext:value-type="string">
            <text:p>MONITORAÇÃO TEMP VAPOR APÓS BY-PASS AP LE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H3035</text:p>
          </table:table-cell>
          <table:table-cell office:value-type="string" calcext:value-type="string">
            <text:p>MONITORAÇÃO TEMP VAPOR APÓS BY-PASS AP LD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H3052</text:p>
          </table:table-cell>
          <table:table-cell office:value-type="string" calcext:value-type="string">
            <text:p>MONITORAÇÃO TEMP VAPOR RH SAÍDA CALD LE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H3053</text:p>
          </table:table-cell>
          <table:table-cell office:value-type="string" calcext:value-type="string">
            <text:p>MONITORAÇÃO TEMP VAPOR RH SAÍDA CALD LE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H3058</text:p>
          </table:table-cell>
          <table:table-cell office:value-type="string" calcext:value-type="string">
            <text:p>MONITORAÇÃO TEMP VAPOR RH SAÍDA CALD LD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H3059</text:p>
          </table:table-cell>
          <table:table-cell office:value-type="string" calcext:value-type="string">
            <text:p>MONITORAÇÃO TEMP VAPOR RH SAÍDA CALD LD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IH3062</text:p>
          </table:table-cell>
          <table:table-cell office:value-type="string" calcext:value-type="string">
            <text:p>MONITORAÇÃO PRES VAPOR RH ENTR TURBINA MP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PH4800</text:p>
          </table:table-cell>
          <table:table-cell office:value-type="string" calcext:value-type="string">
            <text:p>PRES DIF FILTRO DESCARGA BOMBA 1 OU 2 EHC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DTH3024</text:p>
          </table:table-cell>
          <table:table-cell office:value-type="string" calcext:value-type="string">
            <text:p>DIF TEMP VAPOR PRINCIPAL LE/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D4601</text:p>
          </table:table-cell>
          <table:table-cell office:value-type="string" calcext:value-type="string">
            <text:p>BOMBA 1 ÓLEO BYPASS BP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D4602</text:p>
          </table:table-cell>
          <table:table-cell office:value-type="string" calcext:value-type="string">
            <text:p>BOMBA 2 ÓLEO BYPASS BP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D4800</text:p>
          </table:table-cell>
          <table:table-cell office:value-type="string" calcext:value-type="string">
            <text:p>BOMBA 1 FLUÍDO HIDRÁULICO TURBIN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D4801</text:p>
          </table:table-cell>
          <table:table-cell office:value-type="string" calcext:value-type="string">
            <text:p>BOMBA 2 FLUÍDO HIDRÁULICO TURBIN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L4601</text:p>
          </table:table-cell>
          <table:table-cell office:value-type="string" calcext:value-type="string">
            <text:p>BOMBA 1 ÓLEO BYPASS BP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L4602</text:p>
          </table:table-cell>
          <table:table-cell office:value-type="string" calcext:value-type="string">
            <text:p>BOMBA 2 ÓLEO BYPASS BP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L4800</text:p>
          </table:table-cell>
          <table:table-cell office:value-type="string" calcext:value-type="string">
            <text:p>BOMBA 1 FLUÍDO HIDRÁULICO TURBIN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L4801</text:p>
          </table:table-cell>
          <table:table-cell office:value-type="string" calcext:value-type="string">
            <text:p>BOMBA 2 FLUÍDO HIDRÁULICO TURBIN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S4800</text:p>
          </table:table-cell>
          <table:table-cell office:value-type="string" calcext:value-type="string">
            <text:p>BBA 1 FLUÍDO HIDR TURB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S4801</text:p>
          </table:table-cell>
          <table:table-cell office:value-type="string" calcext:value-type="string">
            <text:p>BBA 2 FLUÍDO HIDR TURB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T4601</text:p>
          </table:table-cell>
          <table:table-cell office:value-type="string" calcext:value-type="string">
            <text:p>UNIDADE HIDR BY-PASS LE TURBINA BP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T4602</text:p>
          </table:table-cell>
          <table:table-cell office:value-type="string" calcext:value-type="string">
            <text:p>UNIDADE HIDR BY-PASS LD TURBINA BP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T4800</text:p>
          </table:table-cell>
          <table:table-cell office:value-type="string" calcext:value-type="string">
            <text:p>BOMBA 1 FLUÍDO HIDRÁULICO TURBIN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MT4801</text:p>
          </table:table-cell>
          <table:table-cell office:value-type="string" calcext:value-type="string">
            <text:p>BOMBA 2 FLUÍDO HIDRÁULICO TURBIN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VS4900D</text:p>
          </table:table-cell>
          <table:table-cell office:value-type="string" calcext:value-type="string">
            <text:p>VV SOL TESTE SOBREVELOCIDADE TURBINA</text:p>
          </table:table-cell>
          <table:table-cell office:value-type="string" calcext:value-type="string">
            <text:p>DESENERGIZADA/NORMAL</text:p>
          </table:table-cell>
          <table:table-cell office:value-type="string" calcext:value-type="string">
            <text:p>ENERGIZADA/ POS TESTE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VS4900L</text:p>
          </table:table-cell>
          <table:table-cell office:value-type="string" calcext:value-type="string">
            <text:p>VV SOL TESTE SOBREVELOCIDADE TURBINA</text:p>
          </table:table-cell>
          <table:table-cell office:value-type="string" calcext:value-type="string">
            <text:p>ENERGIZADA/ POS TESTE</text:p>
          </table:table-cell>
          <table:table-cell office:value-type="string" calcext:value-type="string">
            <text:p>DESENERGIZADA/NORMA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VS4901D</text:p>
          </table:table-cell>
          <table:table-cell office:value-type="string" calcext:value-type="string">
            <text:p>VV SOL REARME TURBINA</text:p>
          </table:table-cell>
          <table:table-cell office:value-type="string" calcext:value-type="string">
            <text:p>DESENERGIZADA/NORMAL</text:p>
          </table:table-cell>
          <table:table-cell office:value-type="string" calcext:value-type="string">
            <text:p>ENERGIZADA/REARMAR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VS4901L</text:p>
          </table:table-cell>
          <table:table-cell office:value-type="string" calcext:value-type="string">
            <text:p>VV SOL REARME TURBINA</text:p>
          </table:table-cell>
          <table:table-cell office:value-type="string" calcext:value-type="string">
            <text:p>ENERGIZADA/REARMAR</text:p>
          </table:table-cell>
          <table:table-cell office:value-type="string" calcext:value-type="string">
            <text:p>DESENERGIZADA/NORMA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VS4903D</text:p>
          </table:table-cell>
          <table:table-cell office:value-type="string" calcext:value-type="string">
            <text:p>VV SOL TRIP MECÂNICO TURBINA</text:p>
          </table:table-cell>
          <table:table-cell office:value-type="string" calcext:value-type="string">
            <text:p>DESENERGIZADA/NORMAL</text:p>
          </table:table-cell>
          <table:table-cell office:value-type="string" calcext:value-type="string">
            <text:p>ENERGIZADA/TRIP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VS4903L</text:p>
          </table:table-cell>
          <table:table-cell office:value-type="string" calcext:value-type="string">
            <text:p>VV SOL TRIP MECÂNICO TURBINA</text:p>
          </table:table-cell>
          <table:table-cell office:value-type="string" calcext:value-type="string">
            <text:p>ENERGIZADA/TRIP</text:p>
          </table:table-cell>
          <table:table-cell office:value-type="string" calcext:value-type="string">
            <text:p>DESENERGIZADA/NORMA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VS4904D</text:p>
          </table:table-cell>
          <table:table-cell office:value-type="string" calcext:value-type="string">
            <text:p>VV SOL BLOQUEIO TRIP MECANICO TURBINA (LOCKOUT)</text:p>
          </table:table-cell>
          <table:table-cell office:value-type="string" calcext:value-type="string">
            <text:p>DESENERGIZADA/NORMAL</text:p>
          </table:table-cell>
          <table:table-cell office:value-type="string" calcext:value-type="string">
            <text:p>ENERGIZADA/POS TESTE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VS4904L</text:p>
          </table:table-cell>
          <table:table-cell office:value-type="string" calcext:value-type="string">
            <text:p>VV SOL BLOQUEIO TRIP MECANICO TURBINA (LOCKOUT)</text:p>
          </table:table-cell>
          <table:table-cell office:value-type="string" calcext:value-type="string">
            <text:p>ENERGIZADA/POS TESTE</text:p>
          </table:table-cell>
          <table:table-cell office:value-type="string" calcext:value-type="string">
            <text:p>DESENERGIZADA/NORMAL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VS4905D</text:p>
          </table:table-cell>
          <table:table-cell office:value-type="string" calcext:value-type="string">
            <text:p>VV SOL 1 RELÉ PRINCIPAL TRIP TURBINA</text:p>
          </table:table-cell>
          <table:table-cell office:value-type="string" calcext:value-type="string">
            <text:p>DESENERGIZADA/TRIP</text:p>
          </table:table-cell>
          <table:table-cell office:value-type="string" calcext:value-type="string">
            <text:p>ENERGIZADA/NORMA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VS4905L</text:p>
          </table:table-cell>
          <table:table-cell office:value-type="string" calcext:value-type="string">
            <text:p>VV SOL 1 RELÉ PRINCIPAL TRIP TURBINA</text:p>
          </table:table-cell>
          <table:table-cell office:value-type="string" calcext:value-type="string">
            <text:p>ENERGIZADA/NORMAL</text:p>
          </table:table-cell>
          <table:table-cell office:value-type="string" calcext:value-type="string">
            <text:p>DESENERGIZADA/TRIP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VS4906D</text:p>
          </table:table-cell>
          <table:table-cell office:value-type="string" calcext:value-type="string">
            <text:p>VV SOL 2 RELÉ PRINCIPAL TRIP TURBINA</text:p>
          </table:table-cell>
          <table:table-cell office:value-type="string" calcext:value-type="string">
            <text:p>DESENERGIZADA/TRIP</text:p>
          </table:table-cell>
          <table:table-cell office:value-type="string" calcext:value-type="string">
            <text:p>ENERGIZADA/NORMA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EVS4906L</text:p>
          </table:table-cell>
          <table:table-cell office:value-type="string" calcext:value-type="string">
            <text:p>VV SOL 2 RELÉ PRINCIPAL TRIP TURBINA</text:p>
          </table:table-cell>
          <table:table-cell office:value-type="string" calcext:value-type="string">
            <text:p>ENERGIZADA/NORMAL</text:p>
          </table:table-cell>
          <table:table-cell office:value-type="string" calcext:value-type="string">
            <text:p>DESENERGIZADA/TRIP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FH3005</text:p>
          </table:table-cell>
          <table:table-cell office:value-type="string" calcext:value-type="string">
            <text:p>VAZÃO TOTAL VAPOR SH SAÍDA CALDEI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LH4600</text:p>
          </table:table-cell>
          <table:table-cell office:value-type="string" calcext:value-type="string">
            <text:p>NÍVEL COLETOR DRENOS LINHA RH FRIO LE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LH4601</text:p>
          </table:table-cell>
          <table:table-cell office:value-type="string" calcext:value-type="string">
            <text:p>NÍVEL COLETOR DRENOS LINHA RH FRIO 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LH4801</text:p>
          </table:table-cell>
          <table:table-cell office:value-type="string" calcext:value-type="string">
            <text:p>NÍVEL TANQUE FLUÍDO HIDRÁULICO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LHH4803</text:p>
          </table:table-cell>
          <table:table-cell office:value-type="string" calcext:value-type="string">
            <text:p>NÍVEL TANQUE FLUÍDO HIDRÁULICO TURBIN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LL4602</text:p>
          </table:table-cell>
          <table:table-cell office:value-type="string" calcext:value-type="string">
            <text:p>NÍVEL TANQUE UNID HIDR 1 BY-PASS BP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LL4612</text:p>
          </table:table-cell>
          <table:table-cell office:value-type="string" calcext:value-type="string">
            <text:p>NÍVEL TANQUE UNID HIDR 2 BY-PASS BP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LL4802</text:p>
          </table:table-cell>
          <table:table-cell office:value-type="string" calcext:value-type="string">
            <text:p>NÍVEL TANQUE FLUÍDO HIDRÁULICO TURBIN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LLL4804</text:p>
          </table:table-cell>
          <table:table-cell office:value-type="string" calcext:value-type="string">
            <text:p>NÍVEL TANQUE FLUÍDO HIDRÁULICO TURBINA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B3001</text:p>
          </table:table-cell>
          <table:table-cell office:value-type="string" calcext:value-type="string">
            <text:p>TRIP BYPASS BP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B3001A</text:p>
          </table:table-cell>
          <table:table-cell office:value-type="string" calcext:value-type="string">
            <text:p>BOTÃO TRIP TURBINA - SALA COMA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B3002</text:p>
          </table:table-cell>
          <table:table-cell office:value-type="string" calcext:value-type="string">
            <text:p>BOTÃO REARME TURBINA - SALA COMAN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H3003</text:p>
          </table:table-cell>
          <table:table-cell office:value-type="string" calcext:value-type="string">
            <text:p>PRESS VAPOR SH SAÍDA CALDEIRA LD (PSH3003/3004/3005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H3010A</text:p>
          </table:table-cell>
          <table:table-cell office:value-type="string" calcext:value-type="string">
            <text:p>PRESS VAPOR SH SAÍDA CALDEIRA 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H3016</text:p>
          </table:table-cell>
          <table:table-cell office:value-type="string" calcext:value-type="string">
            <text:p>PRESSÃO VAPOR SH ENTR TURBINA AP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H3062</text:p>
          </table:table-cell>
          <table:table-cell office:value-type="string" calcext:value-type="string">
            <text:p>PRESSÃO VAPOR RH QUENTE ENTR TURBINA MP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H3601</text:p>
          </table:table-cell>
          <table:table-cell office:value-type="string" calcext:value-type="string">
            <text:p>PRESSÃO VAPOR BY-PASS BP LE ENTRADA CONDENSAD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H3611</text:p>
          </table:table-cell>
          <table:table-cell office:value-type="string" calcext:value-type="string">
            <text:p>PRESSÃO VAPOR BY-PASS BP LD ENTRADA CONDENSAD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I731PH4603</text:p>
          </table:table-cell>
          <table:table-cell office:value-type="string" calcext:value-type="string">
            <text:p>PRESSÃO UNIDADE HIDRÁULICA BY-PASS BP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HH4613</text:p>
          </table:table-cell>
          <table:table-cell office:value-type="string" calcext:value-type="string">
            <text:p>PRESSÃO UNIDADE HIDRÁULICA BY-PASS BP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L4811</text:p>
          </table:table-cell>
          <table:table-cell office:value-type="string" calcext:value-type="string">
            <text:p>PRESSÃO FLUÍDO HIDRÁULICO TURBIN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L4900</text:p>
          </table:table-cell>
          <table:table-cell office:value-type="string" calcext:value-type="string">
            <text:p>TURBINA BLOQUEADA - PRES ÓLEO TRIP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LL4602</text:p>
          </table:table-cell>
          <table:table-cell office:value-type="string" calcext:value-type="string">
            <text:p>PRES UNIDADE HIDRÁULICA BY-PASS BP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PLL4812</text:p>
          </table:table-cell>
          <table:table-cell office:value-type="string" calcext:value-type="string">
            <text:p>PRESSÃO FLUÍDO HIDRÁULICO TURBINA (LOGICA 2 DE 3)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ROP1001</text:p>
          </table:table-cell>
          <table:table-cell office:value-type="string" calcext:value-type="string">
            <text:p>RUNBACK EM OPERAÇÃ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CM1001</text:p>
          </table:table-cell>
          <table:table-cell office:value-type="string" calcext:value-type="string">
            <text:p>TURBINA CONTROLANDO MW 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CP1001</text:p>
          </table:table-cell>
          <table:table-cell office:value-type="string" calcext:value-type="string">
            <text:p>TURBINA CONTROLANDO PRESSÃ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3005</text:p>
          </table:table-cell>
          <table:table-cell office:value-type="string" calcext:value-type="string">
            <text:p>TEMP VAPOR SH SAÍDA CALDEIRA LE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3011</text:p>
          </table:table-cell>
          <table:table-cell office:value-type="string" calcext:value-type="string">
            <text:p>TEMP VAPOR SH SAÍDA CALDEIRA 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3031</text:p>
          </table:table-cell>
          <table:table-cell office:value-type="string" calcext:value-type="string">
            <text:p>TEMP VAPOR APÓS BY-PASS AP LADO ESQ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3035</text:p>
          </table:table-cell>
          <table:table-cell office:value-type="string" calcext:value-type="string">
            <text:p>TEMP VAPOR APÓS BY-PASS AP LADO DI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3054</text:p>
          </table:table-cell>
          <table:table-cell office:value-type="string" calcext:value-type="string">
            <text:p>TEMP VAPOR RH QUENTE SAÍDA CALDEIRA LE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3060</text:p>
          </table:table-cell>
          <table:table-cell office:value-type="string" calcext:value-type="string">
            <text:p>TEMP VAPOR RH QUENTE SAÍDA CALDEIRA 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3600</text:p>
          </table:table-cell>
          <table:table-cell office:value-type="string" calcext:value-type="string">
            <text:p>TEMP VAPOR BY-PASS BP LE ANTES ATEMP AUX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3610</text:p>
          </table:table-cell>
          <table:table-cell office:value-type="string" calcext:value-type="string">
            <text:p>TEMP VAPOR BY-PASS BP LD ANTES ATEMP AUX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4603</text:p>
          </table:table-cell>
          <table:table-cell office:value-type="string" calcext:value-type="string">
            <text:p>TEMP TANQUE UNID HIDR 1 BY-PASS BP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4613</text:p>
          </table:table-cell>
          <table:table-cell office:value-type="string" calcext:value-type="string">
            <text:p>TEMP TANQUE UNID HIDR 2 BY-PASS BP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4800</text:p>
          </table:table-cell>
          <table:table-cell office:value-type="string" calcext:value-type="string">
            <text:p>TEMP FLUÍDO HIDRÁULICO TURBINA (TANQU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H3601</text:p>
          </table:table-cell>
          <table:table-cell office:value-type="string" calcext:value-type="string">
            <text:p>TEMP VAPOR BY-PASS BP LE ANTES ATEMP AUX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H3602</text:p>
          </table:table-cell>
          <table:table-cell office:value-type="string" calcext:value-type="string">
            <text:p>TEMP VAPOR BY-PASS BP LE ANTES ATEMP AUX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H3611</text:p>
          </table:table-cell>
          <table:table-cell office:value-type="string" calcext:value-type="string">
            <text:p>TEMP VAPOR BY-PASS BP LD ANTES ATEMP AUX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THH3612</text:p>
          </table:table-cell>
          <table:table-cell office:value-type="string" calcext:value-type="string">
            <text:p>TEMP VAPOR BY-PASS BP LD ANTES ATEMP AUX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U001XV05</text:p>
          </table:table-cell>
          <table:table-cell office:value-type="string" calcext:value-type="string">
            <text:p>TURBINA</text:p>
          </table:table-cell>
          <table:table-cell office:value-type="string" calcext:value-type="string">
            <text:p>BLOQUEADA</text:p>
          </table:table-cell>
          <table:table-cell office:value-type="string" calcext:value-type="string">
            <text:p>REARMAD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U012XV01</text:p>
          </table:table-cell>
          <table:table-cell office:value-type="string" calcext:value-type="string">
            <text:p>BY-PASS BP - MODO PARTIDA UNID SEM VÁCU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U012XV02</text:p>
          </table:table-cell>
          <table:table-cell office:value-type="string" calcext:value-type="string">
            <text:p>BY-PASS BP - RESET PARTIDA UNID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U012XV03</text:p>
          </table:table-cell>
          <table:table-cell office:value-type="string" calcext:value-type="string">
            <text:p>BY-PASS BP - MODO PARTIDA UNID COM VÁCU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H4010</text:p>
          </table:table-cell>
          <table:table-cell office:value-type="string" calcext:value-type="string">
            <text:p>VÁLV. BLOWN-DOWN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H4053</text:p>
          </table:table-cell>
          <table:table-cell office:value-type="string" calcext:value-type="string">
            <text:p>VV FLUXO REVERSO TURBINA AP LE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H4063</text:p>
          </table:table-cell>
          <table:table-cell office:value-type="string" calcext:value-type="string">
            <text:p>VV FLUXO REVERSO TURBINA AP LD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H4601</text:p>
          </table:table-cell>
          <table:table-cell office:value-type="string" calcext:value-type="string">
            <text:p>VALVULA BLOQUEIO BY-PASS PB LE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H4611</text:p>
          </table:table-cell>
          <table:table-cell office:value-type="string" calcext:value-type="string">
            <text:p>VALVULA BLOQUEIO BY-PASS PB LD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L4009</text:p>
          </table:table-cell>
          <table:table-cell office:value-type="string" calcext:value-type="string">
            <text:p>VÁLV. BLOWN-DOWN FECHADA 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L4054</text:p>
          </table:table-cell>
          <table:table-cell office:value-type="string" calcext:value-type="string">
            <text:p>VV FLUXO REVERSO TURBINA AP LE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L4064</text:p>
          </table:table-cell>
          <table:table-cell office:value-type="string" calcext:value-type="string">
            <text:p>VV FLUXO REVERSO TURBINA AP LD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L4603</text:p>
          </table:table-cell>
          <table:table-cell office:value-type="string" calcext:value-type="string">
            <text:p>BY-PASS BAIXA PRESSÃO LE (PCV4601)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731ZL4604</text:p>
          </table:table-cell>
          <table:table-cell office:value-type="string" calcext:value-type="string">
            <text:p>VALVULA BLOQUEIO BY-PASS PB LE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L4613</text:p>
          </table:table-cell>
          <table:table-cell office:value-type="string" calcext:value-type="string">
            <text:p>BY-PASS BAIXA PRESSÃO LD (PCV4602)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L4614</text:p>
          </table:table-cell>
          <table:table-cell office:value-type="string" calcext:value-type="string">
            <text:p>VALVULA BLOQUEIO BY-PASS PB LD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L4902</text:p>
          </table:table-cell>
          <table:table-cell office:value-type="string" calcext:value-type="string">
            <text:p>RELE TRIP MECANIC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ÃO ATU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M2087</text:p>
          </table:table-cell>
          <table:table-cell office:value-type="string" calcext:value-type="string">
            <text:p>VÁLVULA VENTILAÇÃO TURBINA (BPVV)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M2088</text:p>
          </table:table-cell>
          <table:table-cell office:value-type="string" calcext:value-type="string">
            <text:p>VÁLVULA VENTILAÇÃO TURBINA (BPVV)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S4900</text:p>
          </table:table-cell>
          <table:table-cell office:value-type="string" calcext:value-type="string">
            <text:p>PISTÃO RESET RELÉ TRIP MECÂNIC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A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S4901</text:p>
          </table:table-cell>
          <table:table-cell office:value-type="string" calcext:value-type="string">
            <text:p>RELÉ TRIP MECÂNIC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S4903</text:p>
          </table:table-cell>
          <table:table-cell office:value-type="string" calcext:value-type="string">
            <text:p>VÁLVULA LOCK OUT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S4904</text:p>
          </table:table-cell>
          <table:table-cell office:value-type="string" calcext:value-type="string">
            <text:p>VÁLVULA 1 RELÉ PRINCIPAL TRIP TURB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1ZS4905</text:p>
          </table:table-cell>
          <table:table-cell office:value-type="string" calcext:value-type="string">
            <text:p>VÁLVULA 2 RELÉ PRINCIPAL TRIP TURB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3PH4002</text:p>
          </table:table-cell>
          <table:table-cell office:value-type="string" calcext:value-type="string">
            <text:p>ATEMPERAÇÃO EXAUSTÃO TURBINA BP</text:p>
          </table:table-cell>
          <table:table-cell office:value-type="string" calcext:value-type="string">
            <text:p>OPERANDO</text:p>
          </table:table-cell>
          <table:table-cell office:value-type="string" calcext:value-type="string">
            <text:p>NORMALIZAD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3THH4003</text:p>
          </table:table-cell>
          <table:table-cell office:value-type="string" calcext:value-type="string">
            <text:p>TEMP EXAUSTÃO TURBINA BP</text:p>
          </table:table-cell>
          <table:table-cell office:value-type="string" calcext:value-type="string">
            <text:p>MUITO ALTA</text:p>
          </table:table-cell>
          <table:table-cell office:value-type="string" calcext:value-type="string">
            <text:p>NORMALIZAD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3TVH4004</text:p>
          </table:table-cell>
          <table:table-cell office:value-type="string" calcext:value-type="string">
            <text:p>TEMP EXAUSTÃO TURBINA BP (LOGICA 2 DE 3)</text:p>
          </table:table-cell>
          <table:table-cell office:value-type="string" calcext:value-type="string">
            <text:p>ALTISSIMA</text:p>
          </table:table-cell>
          <table:table-cell office:value-type="string" calcext:value-type="string">
            <text:p>NORMALIZAD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D4001</text:p>
          </table:table-cell>
          <table:table-cell office:value-type="string" calcext:value-type="string">
            <text:p>EXAUSTOR TANQUE ÓLEO LUB TURBIN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D4003</text:p>
          </table:table-cell>
          <table:table-cell office:value-type="string" calcext:value-type="string">
            <text:p>BOMBA AUXILIAR ÓLEO TURBIN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D4004</text:p>
          </table:table-cell>
          <table:table-cell office:value-type="string" calcext:value-type="string">
            <text:p>BOMBA ÓLEO VIRADOR TURBIN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D4005</text:p>
          </table:table-cell>
          <table:table-cell office:value-type="string" calcext:value-type="string">
            <text:p>BOMBA EMERGÊNCIA ÓLEO TURBIN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D4100</text:p>
          </table:table-cell>
          <table:table-cell office:value-type="string" calcext:value-type="string">
            <text:p>VIRADOR TURBIN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L4001</text:p>
          </table:table-cell>
          <table:table-cell office:value-type="string" calcext:value-type="string">
            <text:p>EXAUSTOR TANQUE ÓLEO LUB TURBIN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L4003</text:p>
          </table:table-cell>
          <table:table-cell office:value-type="string" calcext:value-type="string">
            <text:p>BOMBA AUXILIAR ÓLEO TURBIN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L4004</text:p>
          </table:table-cell>
          <table:table-cell office:value-type="string" calcext:value-type="string">
            <text:p>BOMBA ÓLEO VIRADOR TURBIN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L4005</text:p>
          </table:table-cell>
          <table:table-cell office:value-type="string" calcext:value-type="string">
            <text:p>BOMBA EMERGÊNCIA ÓLEO TURBIN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L4100</text:p>
          </table:table-cell>
          <table:table-cell office:value-type="string" calcext:value-type="string">
            <text:p>VIRADOR TURBIN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T4003</text:p>
          </table:table-cell>
          <table:table-cell office:value-type="string" calcext:value-type="string">
            <text:p>BOMBA AUXILIAR ÓLEO TURBIN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T4004</text:p>
          </table:table-cell>
          <table:table-cell office:value-type="string" calcext:value-type="string">
            <text:p>BOMBA ÓLEO VIRADOR TURBIN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T4005A</text:p>
          </table:table-cell>
          <table:table-cell office:value-type="string" calcext:value-type="string">
            <text:p>BOMBA EMERGÊNCIA ÓLEO TURBIN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T4100</text:p>
          </table:table-cell>
          <table:table-cell office:value-type="string" calcext:value-type="string">
            <text:p>VIRADOR TURBIN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X4601</text:p>
          </table:table-cell>
          <table:table-cell office:value-type="string" calcext:value-type="string">
            <text:p>OPERAÇÃO UNID HIDR 1 BY-PASS BP</text:p>
          </table:table-cell>
          <table:table-cell office:value-type="string" calcext:value-type="string">
            <text:p>TEMPO EXCED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MX4602</text:p>
          </table:table-cell>
          <table:table-cell office:value-type="string" calcext:value-type="string">
            <text:p>OPERAÇÃO UNID HIDR 2 BY-PASS BP</text:p>
          </table:table-cell>
          <table:table-cell office:value-type="string" calcext:value-type="string">
            <text:p>TEMPO EXCED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VS4100D</text:p>
          </table:table-cell>
          <table:table-cell office:value-type="string" calcext:value-type="string">
            <text:p>VVA SOL ENGATE VIRADOR TURBINA</text:p>
          </table:table-cell>
          <table:table-cell office:value-type="string" calcext:value-type="string">
            <text:p>DESENERGIZADA</text:p>
          </table:table-cell>
          <table:table-cell office:value-type="string" calcext:value-type="string">
            <text:p>ENERGIZ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EVS4100L</text:p>
          </table:table-cell>
          <table:table-cell office:value-type="string" calcext:value-type="string">
            <text:p>VVA SOL ENGATE VIRADOR TURBINA</text:p>
          </table:table-cell>
          <table:table-cell office:value-type="string" calcext:value-type="string">
            <text:p>ENERGIZADA</text:p>
          </table:table-cell>
          <table:table-cell office:value-type="string" calcext:value-type="string">
            <text:p>DESENERGIZ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LH4002</text:p>
          </table:table-cell>
          <table:table-cell office:value-type="string" calcext:value-type="string">
            <text:p>NÍVEL TANQUE ÓLEO LUBRIFICAÇÃO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LL4003</text:p>
          </table:table-cell>
          <table:table-cell office:value-type="string" calcext:value-type="string">
            <text:p>NÍVEL TANQUE ÓLEO LUBRIFICAÇÃO TURBIN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MBB4005</text:p>
          </table:table-cell>
          <table:table-cell office:value-type="string" calcext:value-type="string">
            <text:p>BBA EMERG ÓLEO TURBINA</text:p>
          </table:table-cell>
          <table:table-cell office:value-type="string" calcext:value-type="string">
            <text:p>INDISPONÍVEL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PH4020</text:p>
          </table:table-cell>
          <table:table-cell office:value-type="string" calcext:value-type="string">
            <text:p>BBA EMERG ÓLEO TURBINA</text:p>
          </table:table-cell>
          <table:table-cell office:value-type="string" calcext:value-type="string">
            <text:p>OPERANDO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PL4008</text:p>
          </table:table-cell>
          <table:table-cell office:value-type="string" calcext:value-type="string">
            <text:p>PRES ÓLEO LUBRIFICAÇÃO TURBIN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PLL4011</text:p>
          </table:table-cell>
          <table:table-cell office:value-type="string" calcext:value-type="string">
            <text:p>PRES ÓLEO LUBRIFICAÇÃO TURBINA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SH4001</text:p>
          </table:table-cell>
          <table:table-cell office:value-type="string" calcext:value-type="string">
            <text:p>ROTOR TURBINA PARADO OU GIRO LENTO LIGADO E DESENGATAD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SL4001</text:p>
          </table:table-cell>
          <table:table-cell office:value-type="string" calcext:value-type="string">
            <text:p>VELO TURB &lt; 3 RPM E VIRADOR DESENGATA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34TH3107</text:p>
          </table:table-cell>
          <table:table-cell office:value-type="string" calcext:value-type="string">
            <text:p>TEMP METAL SUP MANCAL ESCORA L ATIV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09</text:p>
          </table:table-cell>
          <table:table-cell office:value-type="string" calcext:value-type="string">
            <text:p>TEMP METAL SUP MANCAL ESCORA L ATIV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11</text:p>
          </table:table-cell>
          <table:table-cell office:value-type="string" calcext:value-type="string">
            <text:p>TEMP METAL INF MANCAL ESCORA L ATIV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13</text:p>
          </table:table-cell>
          <table:table-cell office:value-type="string" calcext:value-type="string">
            <text:p>TEMP METAL INF MANCAL ESCORA L ATIV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15</text:p>
          </table:table-cell>
          <table:table-cell office:value-type="string" calcext:value-type="string">
            <text:p>TEMP METAL SUP MANCAL ESCORA L INATIV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17</text:p>
          </table:table-cell>
          <table:table-cell office:value-type="string" calcext:value-type="string">
            <text:p>TEMP METAL SUP MANCAL ESCORA L INATIV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19</text:p>
          </table:table-cell>
          <table:table-cell office:value-type="string" calcext:value-type="string">
            <text:p>TEMP METAL MANCAL 1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21</text:p>
          </table:table-cell>
          <table:table-cell office:value-type="string" calcext:value-type="string">
            <text:p>TEMP METAL MANCAL 1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23</text:p>
          </table:table-cell>
          <table:table-cell office:value-type="string" calcext:value-type="string">
            <text:p>TEMP METAL MANCAL 2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25</text:p>
          </table:table-cell>
          <table:table-cell office:value-type="string" calcext:value-type="string">
            <text:p>TEMP METAL MANCAL 2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27</text:p>
          </table:table-cell>
          <table:table-cell office:value-type="string" calcext:value-type="string">
            <text:p>TEMP METAL MANCAL 3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29</text:p>
          </table:table-cell>
          <table:table-cell office:value-type="string" calcext:value-type="string">
            <text:p>TEMP METAL MANCAL 4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31</text:p>
          </table:table-cell>
          <table:table-cell office:value-type="string" calcext:value-type="string">
            <text:p>TEMP ÓLEO MANCAL ESCORA TURB L ATIV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33</text:p>
          </table:table-cell>
          <table:table-cell office:value-type="string" calcext:value-type="string">
            <text:p>TEMP ÓLEO MANCAL ESCORA TURB L INATIV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35</text:p>
          </table:table-cell>
          <table:table-cell office:value-type="string" calcext:value-type="string">
            <text:p>TEMP ÓLEO DESC MANCAL 1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37</text:p>
          </table:table-cell>
          <table:table-cell office:value-type="string" calcext:value-type="string">
            <text:p>TEMP ÓLEO DESC MANCAL 2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39</text:p>
          </table:table-cell>
          <table:table-cell office:value-type="string" calcext:value-type="string">
            <text:p>TEMP ÓLEO DESC MANCAL 3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3141</text:p>
          </table:table-cell>
          <table:table-cell office:value-type="string" calcext:value-type="string">
            <text:p>TEMP ÓLEO DESC MANCAL 4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TH4005</text:p>
          </table:table-cell>
          <table:table-cell office:value-type="string" calcext:value-type="string">
            <text:p>TEMP ÓLEO LUB TURBINA SAÍDA RESFRIADORE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ZH4101</text:p>
          </table:table-cell>
          <table:table-cell office:value-type="string" calcext:value-type="string">
            <text:p>VIRADOR TURBINA</text:p>
          </table:table-cell>
          <table:table-cell office:value-type="string" calcext:value-type="string">
            <text:p>ENGATADO</text:p>
          </table:table-cell>
          <table:table-cell office:value-type="string" calcext:value-type="string">
            <text:p>NÃO ATU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4ZL4100</text:p>
          </table:table-cell>
          <table:table-cell office:value-type="string" calcext:value-type="string">
            <text:p>VIRADOR TURBINA</text:p>
          </table:table-cell>
          <table:table-cell office:value-type="string" calcext:value-type="string">
            <text:p>DESENGATADO</text:p>
          </table:table-cell>
          <table:table-cell office:value-type="string" calcext:value-type="string">
            <text:p>NÃO ATU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5LH3006</text:p>
          </table:table-cell>
          <table:table-cell office:value-type="string" calcext:value-type="string">
            <text:p>NÍVEL CONDENSAD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5LHH3003</text:p>
          </table:table-cell>
          <table:table-cell office:value-type="string" calcext:value-type="string">
            <text:p>NÍVEL CONDENSADOR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5LL3004</text:p>
          </table:table-cell>
          <table:table-cell office:value-type="string" calcext:value-type="string">
            <text:p>NÍVEL CONDENSADOR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5LLL3005</text:p>
          </table:table-cell>
          <table:table-cell office:value-type="string" calcext:value-type="string">
            <text:p>NÍVEL CONDENSADOR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5PH3002</text:p>
          </table:table-cell>
          <table:table-cell office:value-type="string" calcext:value-type="string">
            <text:p>PRESSÃO ABSOLUTA CONDENSAD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5PHH3008</text:p>
          </table:table-cell>
          <table:table-cell office:value-type="string" calcext:value-type="string">
            <text:p>PRESSÃO ABSOLUTA CONDENSADOR (LOGICA 2 DE 3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5PVH3004</text:p>
          </table:table-cell>
          <table:table-cell office:value-type="string" calcext:value-type="string">
            <text:p>PRESSÃO ABSOLUTA CONDENSADOR</text:p>
          </table:table-cell>
          <table:table-cell office:value-type="string" calcext:value-type="string">
            <text:p>ALTISSIM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5PVH3005</text:p>
          </table:table-cell>
          <table:table-cell office:value-type="string" calcext:value-type="string">
            <text:p>PRESSÃO ABSOLUTA CONDENSADOR</text:p>
          </table:table-cell>
          <table:table-cell office:value-type="string" calcext:value-type="string">
            <text:p>ALTISSIM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5YH4001</text:p>
          </table:table-cell>
          <table:table-cell office:value-type="string" calcext:value-type="string">
            <text:p>SISTEMA LIMPEZA CONDENSADOR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6ESM1001</text:p>
          </table:table-cell>
          <table:table-cell office:value-type="string" calcext:value-type="string">
            <text:p>BOTÃO ABERTURA VVA QUEBRA VÁCUO COND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6LH4201</text:p>
          </table:table-cell>
          <table:table-cell office:value-type="string" calcext:value-type="string">
            <text:p>NÍVEL CONDENSADOR VAPOR EJETORES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6LH4203</text:p>
          </table:table-cell>
          <table:table-cell office:value-type="string" calcext:value-type="string">
            <text:p>NÍVEL CONDENSADOR VAPOR EJETORES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7EMD4001</text:p>
          </table:table-cell>
          <table:table-cell office:value-type="string" calcext:value-type="string">
            <text:p>EXAUSTOR 1 CVS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7EMD4002</text:p>
          </table:table-cell>
          <table:table-cell office:value-type="string" calcext:value-type="string">
            <text:p>EXAUSTOR 2 CVS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7EML4001</text:p>
          </table:table-cell>
          <table:table-cell office:value-type="string" calcext:value-type="string">
            <text:p>EXAUSTOR 1 CVS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7EML4002</text:p>
          </table:table-cell>
          <table:table-cell office:value-type="string" calcext:value-type="string">
            <text:p>EXAUSTOR 2 CVS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7EMT4001</text:p>
          </table:table-cell>
          <table:table-cell office:value-type="string" calcext:value-type="string">
            <text:p>EXAUSTOR 1 CVS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7EMT4002</text:p>
          </table:table-cell>
          <table:table-cell office:value-type="string" calcext:value-type="string">
            <text:p>EXAUSTOR 2 CVS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7LH4001</text:p>
          </table:table-cell>
          <table:table-cell office:value-type="string" calcext:value-type="string">
            <text:p>NÍVEL CONDENSADOR VAPOR SELAGEM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7MEX4001S</text:p>
          </table:table-cell>
          <table:table-cell office:value-type="string" calcext:value-type="string">
            <text:p>EXAUSTOR 1 CVS PARTIDA STAND 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7MEX4002S</text:p>
          </table:table-cell>
          <table:table-cell office:value-type="string" calcext:value-type="string">
            <text:p>EXAUSTOR 2 CVS PARTIDA STAND 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7PL4001</text:p>
          </table:table-cell>
          <table:table-cell office:value-type="string" calcext:value-type="string">
            <text:p>PRESSÃO VAPOR SELAGEM TURBIN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37TH3002</text:p>
          </table:table-cell>
          <table:table-cell office:value-type="string" calcext:value-type="string">
            <text:p>TEMP VAPOR SELAGEM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DPH3023</text:p>
          </table:table-cell>
          <table:table-cell office:value-type="string" calcext:value-type="string">
            <text:p>PRES DIF FILTRO ADM 2º EST BBA COND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DPH3025</text:p>
          </table:table-cell>
          <table:table-cell office:value-type="string" calcext:value-type="string">
            <text:p>PRES DIF FILTRO ADM 2º EST BBA COND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DPL3011</text:p>
          </table:table-cell>
          <table:table-cell office:value-type="string" calcext:value-type="string">
            <text:p>PRES DIF COND E/S RESFR H2/ ÁGUA ESTATOR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DTH3032</text:p>
          </table:table-cell>
          <table:table-cell office:value-type="string" calcext:value-type="string">
            <text:p>TEMP DIF PIST BAL/SUCÇÃO 2º EST BBA COND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DTH3033</text:p>
          </table:table-cell>
          <table:table-cell office:value-type="string" calcext:value-type="string">
            <text:p>TEMP DIF PIST BAL/SUCÇÃO 2º EST BBA COND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EMD1001</text:p>
          </table:table-cell>
          <table:table-cell office:value-type="string" calcext:value-type="string">
            <text:p>BOMBA CONDENSADO 1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EMD1002</text:p>
          </table:table-cell>
          <table:table-cell office:value-type="string" calcext:value-type="string">
            <text:p>BOMBA CONDENSADO 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EML1001</text:p>
          </table:table-cell>
          <table:table-cell office:value-type="string" calcext:value-type="string">
            <text:p>BOMBA CONDENSADO 1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EML1002</text:p>
          </table:table-cell>
          <table:table-cell office:value-type="string" calcext:value-type="string">
            <text:p>BOMBA CONDENSADO 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EMS1001</text:p>
          </table:table-cell>
          <table:table-cell office:value-type="string" calcext:value-type="string">
            <text:p>BOMBA CONDENSADO 1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EMS1002</text:p>
          </table:table-cell>
          <table:table-cell office:value-type="string" calcext:value-type="string">
            <text:p>BOMBA CONDENSADO 2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EMT1001</text:p>
          </table:table-cell>
          <table:table-cell office:value-type="string" calcext:value-type="string">
            <text:p>BOMBA CONDENSADO 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EMT1002</text:p>
          </table:table-cell>
          <table:table-cell office:value-type="string" calcext:value-type="string">
            <text:p>BOMBA CONDENSADO 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ESM3005</text:p>
          </table:table-cell>
          <table:table-cell office:value-type="string" calcext:value-type="string">
            <text:p>POLIDORA 1 - ISOLADO PARA MANUTENÇÃ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ESM3005A</text:p>
          </table:table-cell>
          <table:table-cell office:value-type="string" calcext:value-type="string">
            <text:p>VVA BY-PASS POLIDOR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FL1003</text:p>
          </table:table-cell>
          <table:table-cell office:value-type="string" calcext:value-type="string">
            <text:p>VAZÃO ÁGUA RESFR MANCAL ESC BBA COND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FL1004</text:p>
          </table:table-cell>
          <table:table-cell office:value-type="string" calcext:value-type="string">
            <text:p>VAZÃO ÁGUA RESFR MANCAL ESC BBA COND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FL3002</text:p>
          </table:table-cell>
          <table:table-cell office:value-type="string" calcext:value-type="string">
            <text:p>VAZÃO CONDENSADO BAIXA PRESSÃ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FVL3001</text:p>
          </table:table-cell>
          <table:table-cell office:value-type="string" calcext:value-type="string">
            <text:p>VAZÃO CONDENSADO BAIXA PRESSÃO</text:p>
          </table:table-cell>
          <table:table-cell office:value-type="string" calcext:value-type="string">
            <text:p>MUITO BAIX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FVL3002</text:p>
          </table:table-cell>
          <table:table-cell office:value-type="string" calcext:value-type="string">
            <text:p>VAZÃO CONDENSADO BAIXA PRESSÃO</text:p>
          </table:table-cell>
          <table:table-cell office:value-type="string" calcext:value-type="string">
            <text:p>MUITO BAIX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LL1003</text:p>
          </table:table-cell>
          <table:table-cell office:value-type="string" calcext:value-type="string">
            <text:p>NÍVEL ÓLEO MANCAL ESCORA BB CONDENSADO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LL1004</text:p>
          </table:table-cell>
          <table:table-cell office:value-type="string" calcext:value-type="string">
            <text:p>NÍVEL ÓLEO MANCAL ESCORA BB CONDENSADO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MBB1002</text:p>
          </table:table-cell>
          <table:table-cell office:value-type="string" calcext:value-type="string">
            <text:p>COMANDO FECHAR VVA DESC BBAS CONDENSA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ÃO ATU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PH3031</text:p>
          </table:table-cell>
          <table:table-cell office:value-type="string" calcext:value-type="string">
            <text:p>PRES DESC PISTÃO BALANÇO BB CONDENSAD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PH3032</text:p>
          </table:table-cell>
          <table:table-cell office:value-type="string" calcext:value-type="string">
            <text:p>PRES DESC PISTÃO BALANÇO BB CONDENSAD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PL3021</text:p>
          </table:table-cell>
          <table:table-cell office:value-type="string" calcext:value-type="string">
            <text:p>PRES ADMISSÃO 2º ESTÁGIO BBAS CONDENSAD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PL5001</text:p>
          </table:table-cell>
          <table:table-cell office:value-type="string" calcext:value-type="string">
            <text:p>BBA CONDENSADO 1 - VAZAM ÁGUA RESF MO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742PL5002</text:p>
          </table:table-cell>
          <table:table-cell office:value-type="string" calcext:value-type="string">
            <text:p>BBA CONDENSADO 2 - VAZAM ÁGUA RESF MO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42PLL3022A</text:p>
          </table:table-cell>
          <table:table-cell office:value-type="string" calcext:value-type="string">
            <text:p>PRES ADMISSÃO 2º ESTÁGIO BBAS CONDENSADO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PLL3022B</text:p>
          </table:table-cell>
          <table:table-cell office:value-type="string" calcext:value-type="string">
            <text:p>PRES ADMISSÃO 2º ESTÁGIO BBAS CONDENSADO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3001</text:p>
          </table:table-cell>
          <table:table-cell office:value-type="string" calcext:value-type="string">
            <text:p>TEMP COND ENTRADA POLIDO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3005</text:p>
          </table:table-cell>
          <table:table-cell office:value-type="string" calcext:value-type="string">
            <text:p>TEMP COND ENTR RESFR H2/ÁGUA ESTAT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3036</text:p>
          </table:table-cell>
          <table:table-cell office:value-type="string" calcext:value-type="string">
            <text:p>TEMP MANCAL ESCORA BBA CONDENSAD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3038</text:p>
          </table:table-cell>
          <table:table-cell office:value-type="string" calcext:value-type="string">
            <text:p>TEMP MANCAL ESCORA BBA CONDENSAD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3040</text:p>
          </table:table-cell>
          <table:table-cell office:value-type="string" calcext:value-type="string">
            <text:p>TEMP MANCAIS MOTOR BBA CONDENSAD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3042</text:p>
          </table:table-cell>
          <table:table-cell office:value-type="string" calcext:value-type="string">
            <text:p>TEMP MANCAIS MOTOR BBA CONDENSAD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3044</text:p>
          </table:table-cell>
          <table:table-cell office:value-type="string" calcext:value-type="string">
            <text:p>TEMP ENROL MOTOR BBA CONDENSAD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3045</text:p>
          </table:table-cell>
          <table:table-cell office:value-type="string" calcext:value-type="string">
            <text:p>TEMP ENROL MOTOR BBA CONDENSAD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H3036</text:p>
          </table:table-cell>
          <table:table-cell office:value-type="string" calcext:value-type="string">
            <text:p>TEMP MANCAL ESCORA BBA CONDENSAD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H3038</text:p>
          </table:table-cell>
          <table:table-cell office:value-type="string" calcext:value-type="string">
            <text:p>TEMP MANCAL ESCORA BBA CONDENSAD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H3040</text:p>
          </table:table-cell>
          <table:table-cell office:value-type="string" calcext:value-type="string">
            <text:p>TEMP MANCAL INF MOTOR BBA CONDENSAD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H3042</text:p>
          </table:table-cell>
          <table:table-cell office:value-type="string" calcext:value-type="string">
            <text:p>TEMP MANCAL INF MOTOR BBA CONDENSAD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H3046</text:p>
          </table:table-cell>
          <table:table-cell office:value-type="string" calcext:value-type="string">
            <text:p>TEMP MANCAL SUP MOTOR BBA CONDENSAD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THH3048</text:p>
          </table:table-cell>
          <table:table-cell office:value-type="string" calcext:value-type="string">
            <text:p>TEMP MANCAL SUP MOTOR BBA CONDENSAD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ZH1001</text:p>
          </table:table-cell>
          <table:table-cell office:value-type="string" calcext:value-type="string">
            <text:p>VVA DESC 1º ESTÁGIO BB CONDENSAD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ZH1002</text:p>
          </table:table-cell>
          <table:table-cell office:value-type="string" calcext:value-type="string">
            <text:p>VVA DESC 1º ESTÁGIO BB CONDENSAD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ZH1011</text:p>
          </table:table-cell>
          <table:table-cell office:value-type="string" calcext:value-type="string">
            <text:p>VVA ADM 1º ESTÁGIO BBA CONDENSAD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ZH1012</text:p>
          </table:table-cell>
          <table:table-cell office:value-type="string" calcext:value-type="string">
            <text:p>VVA ADM 1º ESTÁGIO BBA CONDENSAD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ZL3005</text:p>
          </table:table-cell>
          <table:table-cell office:value-type="string" calcext:value-type="string">
            <text:p>VVA BY-PASS POLIDORA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ZM1001</text:p>
          </table:table-cell>
          <table:table-cell office:value-type="string" calcext:value-type="string">
            <text:p>VVA DESC 1º ESTÁGIO BBA CONDENSADO 1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ZM1002</text:p>
          </table:table-cell>
          <table:table-cell office:value-type="string" calcext:value-type="string">
            <text:p>VVA DESC 1º ESTÁGIO BBA CONDENSADO 2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ZM1011</text:p>
          </table:table-cell>
          <table:table-cell office:value-type="string" calcext:value-type="string">
            <text:p>VVA ADM 1º ESTÁGIO BBA CONDENSADO 1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2ZM1012</text:p>
          </table:table-cell>
          <table:table-cell office:value-type="string" calcext:value-type="string">
            <text:p>VVA ADM 1º ESTÁGIO BBA CONDENSADO 2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AH5001NA</text:p>
          </table:table-cell>
          <table:table-cell office:value-type="string" calcext:value-type="string">
            <text:p>SÓDIO CONDENSADO SAÍDA POLIDO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AH5001SI</text:p>
          </table:table-cell>
          <table:table-cell office:value-type="string" calcext:value-type="string">
            <text:p>SILICA CONDENSADO SAÍDA POLIDO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44DPH5003</text:p>
          </table:table-cell>
          <table:table-cell office:value-type="string" calcext:value-type="string">
            <text:p>PRESSÃO DIFERENCIAL POLIDO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DPH5004</text:p>
          </table:table-cell>
          <table:table-cell office:value-type="string" calcext:value-type="string">
            <text:p>PRESSÃO DIFERENCIAL POLIDORA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DPH5005</text:p>
          </table:table-cell>
          <table:table-cell office:value-type="string" calcext:value-type="string">
            <text:p>PRESSÃO DIFERENCIAL POLIDORA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DPH5006</text:p>
          </table:table-cell>
          <table:table-cell office:value-type="string" calcext:value-type="string">
            <text:p>PRESSÃO DIFER FILTRO RESINA POLIDORA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DPH5007</text:p>
          </table:table-cell>
          <table:table-cell office:value-type="string" calcext:value-type="string">
            <text:p>PRESSÃO DIFER FILTRO RESINA POLIDORA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DPHH5004</text:p>
          </table:table-cell>
          <table:table-cell office:value-type="string" calcext:value-type="string">
            <text:p>PRESSÃO DIFERENCIAL POLIDORA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DPHH5005</text:p>
          </table:table-cell>
          <table:table-cell office:value-type="string" calcext:value-type="string">
            <text:p>PRESSÃO DIFERENCIAL POLIDORA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EMD5001</text:p>
          </table:table-cell>
          <table:table-cell office:value-type="string" calcext:value-type="string">
            <text:p>BOMBA 1 RECIRCULAÇÃO POLIDOR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EMD5002</text:p>
          </table:table-cell>
          <table:table-cell office:value-type="string" calcext:value-type="string">
            <text:p>BOMBA 2 RECIRCULAÇÃO POLIDORA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EML5001</text:p>
          </table:table-cell>
          <table:table-cell office:value-type="string" calcext:value-type="string">
            <text:p>BOMBA 1 RECIRCULAÇÃO POLIDOR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EML5002</text:p>
          </table:table-cell>
          <table:table-cell office:value-type="string" calcext:value-type="string">
            <text:p>BOMBA 2 RECIRCULAÇÃO POLIDORA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ESM3005</text:p>
          </table:table-cell>
          <table:table-cell office:value-type="string" calcext:value-type="string">
            <text:p>POLIDORA 2 - ISOLADO PARA MANUTENÇÃ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FL5002</text:p>
          </table:table-cell>
          <table:table-cell office:value-type="string" calcext:value-type="string">
            <text:p>VAZÃO CONDENSADO POLIDORA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FQH5002</text:p>
          </table:table-cell>
          <table:table-cell office:value-type="string" calcext:value-type="string">
            <text:p>POLIDORA 1 - QUANTIDADE COND TRATAD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FQH5003</text:p>
          </table:table-cell>
          <table:table-cell office:value-type="string" calcext:value-type="string">
            <text:p>POLIDORA 2 - QUANTIDADE COND TRATAD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TRIP0001</text:p>
          </table:table-cell>
          <table:table-cell office:value-type="string" calcext:value-type="string">
            <text:p>SISTEMA POLIMENTO CONDENSADO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1XA15</text:p>
          </table:table-cell>
          <table:table-cell office:value-type="string" calcext:value-type="string">
            <text:p>POLIDORA 1 BOTÃO PARTIDA MESA COMAN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1XU04</text:p>
          </table:table-cell>
          <table:table-cell office:value-type="string" calcext:value-type="string">
            <text:p>POLIDORA 1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1XU06</text:p>
          </table:table-cell>
          <table:table-cell office:value-type="string" calcext:value-type="string">
            <text:p>FALHA NA PARTIDA AUTOMATICA POLIDORA 2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1XU09</text:p>
          </table:table-cell>
          <table:table-cell office:value-type="string" calcext:value-type="string">
            <text:p>POLIDORA 1</text:p>
          </table:table-cell>
          <table:table-cell office:value-type="string" calcext:value-type="string">
            <text:p>NOP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1XV05</text:p>
          </table:table-cell>
          <table:table-cell office:value-type="string" calcext:value-type="string">
            <text:p>POLIDORA 1 EXAURID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1YA16</text:p>
          </table:table-cell>
          <table:table-cell office:value-type="string" calcext:value-type="string">
            <text:p>POLIDORA 1 - PARADA MANUAL MESA COMAN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2XA15</text:p>
          </table:table-cell>
          <table:table-cell office:value-type="string" calcext:value-type="string">
            <text:p>POLIDORA 2 BOTÃO PARTIDA MESA COMAN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2XU03</text:p>
          </table:table-cell>
          <table:table-cell office:value-type="string" calcext:value-type="string">
            <text:p>POLIDORA 1 - CORREÇÃO PRESSÃO OPCP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2XU04</text:p>
          </table:table-cell>
          <table:table-cell office:value-type="string" calcext:value-type="string">
            <text:p>POLIDORA 1 - CORREÇÃO PRESSÃO OPCP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3XU04</text:p>
          </table:table-cell>
          <table:table-cell office:value-type="string" calcext:value-type="string">
            <text:p>POLIDORA 2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3XU05</text:p>
          </table:table-cell>
          <table:table-cell office:value-type="string" calcext:value-type="string">
            <text:p>POLIDORA 2 <text:s/>EXAURID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3XU06</text:p>
          </table:table-cell>
          <table:table-cell office:value-type="string" calcext:value-type="string">
            <text:p>FALHA NA PARTIDA AUTOMATICA POLIDORA 1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3XU09</text:p>
          </table:table-cell>
          <table:table-cell office:value-type="string" calcext:value-type="string">
            <text:p>POLIDORA 2</text:p>
          </table:table-cell>
          <table:table-cell office:value-type="string" calcext:value-type="string">
            <text:p>NOP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3YA16</text:p>
          </table:table-cell>
          <table:table-cell office:value-type="string" calcext:value-type="string">
            <text:p>POLIDORA 2 - PARADA MANUAL MESA COMAN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4XU03</text:p>
          </table:table-cell>
          <table:table-cell office:value-type="string" calcext:value-type="string">
            <text:p>POLIDORA 2 - CORREÇÃO PRESSÃO OPCP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004XU04</text:p>
          </table:table-cell>
          <table:table-cell office:value-type="string" calcext:value-type="string">
            <text:p>POLIDORA 2 - CORREÇÃO PRESSÃO OPCP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201XV07</text:p>
          </table:table-cell>
          <table:table-cell office:value-type="string" calcext:value-type="string">
            <text:p>POLIDORA 1 - COMANDO TRANSF RESIN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203XV01</text:p>
          </table:table-cell>
          <table:table-cell office:value-type="string" calcext:value-type="string">
            <text:p>POLIDORA 1 EXAURIDA (CONDUTIVIDADE ALTA)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203XV04</text:p>
          </table:table-cell>
          <table:table-cell office:value-type="string" calcext:value-type="string">
            <text:p>POLIDORA 2 EXAURIDA (CONDUTIVIDADE ALTA)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203XV06</text:p>
          </table:table-cell>
          <table:table-cell office:value-type="string" calcext:value-type="string">
            <text:p>VVA RECIRCULAÇÃO ENTRADA POLIDORA</text:p>
          </table:table-cell>
          <table:table-cell office:value-type="string" calcext:value-type="string">
            <text:p>VVN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203XV07</text:p>
          </table:table-cell>
          <table:table-cell office:value-type="string" calcext:value-type="string">
            <text:p>VVA RECIRCULAÇÃO SAÍDA POLIDOR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203XV09</text:p>
          </table:table-cell>
          <table:table-cell office:value-type="string" calcext:value-type="string">
            <text:p>POLIDORA 1 - TRANSFERÊNCIA RESINA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203XV10</text:p>
          </table:table-cell>
          <table:table-cell office:value-type="string" calcext:value-type="string">
            <text:p>POLIDORA 2 - TRANSFERÊNCIA RESINA</text:p>
          </table:table-cell>
          <table:table-cell office:value-type="string" calcext:value-type="string">
            <text:p>OPER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203XV11</text:p>
          </table:table-cell>
          <table:table-cell office:value-type="string" calcext:value-type="string">
            <text:p>POLIDORA 1 - TRANSFERÊNCIA RESINA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203XV12</text:p>
          </table:table-cell>
          <table:table-cell office:value-type="string" calcext:value-type="string">
            <text:p>POLIDORA 2 - TRANSFERÊNCIA RESINA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203XV17</text:p>
          </table:table-cell>
          <table:table-cell office:value-type="string" calcext:value-type="string">
            <text:p>VAZÃO CONDENSADO POLIDORA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203XV18</text:p>
          </table:table-cell>
          <table:table-cell office:value-type="string" calcext:value-type="string">
            <text:p>BBA 1 RECIRC POLIDOR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4U203XV19</text:p>
          </table:table-cell>
          <table:table-cell office:value-type="string" calcext:value-type="string">
            <text:p>BBA 2 RECIRC POLIDORA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EMD1201</text:p>
          </table:table-cell>
          <table:table-cell office:value-type="string" calcext:value-type="string">
            <text:p>BBA 1 DRENO AQUEC BP3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<text:s/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EMD1202</text:p>
          </table:table-cell>
          <table:table-cell office:value-type="string" calcext:value-type="string">
            <text:p>BBA 2 DRENO AQUEC BP3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<text:s/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EML1201</text:p>
          </table:table-cell>
          <table:table-cell office:value-type="string" calcext:value-type="string">
            <text:p>BBA 1 DRENO AQUEC BP3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EML1202</text:p>
          </table:table-cell>
          <table:table-cell office:value-type="string" calcext:value-type="string">
            <text:p>BBA 2 DRENO AQUEC BP3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EMS1201</text:p>
          </table:table-cell>
          <table:table-cell office:value-type="string" calcext:value-type="string">
            <text:p>BBA 1 DRENO AQUEC BP3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EMS1202</text:p>
          </table:table-cell>
          <table:table-cell office:value-type="string" calcext:value-type="string">
            <text:p>BBA 2 DRENO AQUEC BP3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EMT1201</text:p>
          </table:table-cell>
          <table:table-cell office:value-type="string" calcext:value-type="string">
            <text:p>BBA 1 DRENO AQUEC BP3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EMT1202</text:p>
          </table:table-cell>
          <table:table-cell office:value-type="string" calcext:value-type="string">
            <text:p>BBA 2 DRENO AQUEC BP3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FLL3203</text:p>
          </table:table-cell>
          <table:table-cell office:value-type="string" calcext:value-type="string">
            <text:p>VAZÃO BBA 1 DRENO AQUEC BP3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FLL3206</text:p>
          </table:table-cell>
          <table:table-cell office:value-type="string" calcext:value-type="string">
            <text:p>VAZÃO BBA 2 DRENO AQUEC BP3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H3204</text:p>
          </table:table-cell>
          <table:table-cell office:value-type="string" calcext:value-type="string">
            <text:p>NÍVEL AQUECEDOR BP4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H3206</text:p>
          </table:table-cell>
          <table:table-cell office:value-type="string" calcext:value-type="string">
            <text:p>NÍVEL ZONA DE SUPERAQUECIMENTO AQUEC BP4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H3210</text:p>
          </table:table-cell>
          <table:table-cell office:value-type="string" calcext:value-type="string">
            <text:p>NÍVEL AQUECEDOR BP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H3217</text:p>
          </table:table-cell>
          <table:table-cell office:value-type="string" calcext:value-type="string">
            <text:p>NÍVEL AQUECEDOR BP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H3222</text:p>
          </table:table-cell>
          <table:table-cell office:value-type="string" calcext:value-type="string">
            <text:p>NÍVEL AQUECEDOR BP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HH3202</text:p>
          </table:table-cell>
          <table:table-cell office:value-type="string" calcext:value-type="string">
            <text:p>NÍVEL AQUECEDOR BP4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HH3209</text:p>
          </table:table-cell>
          <table:table-cell office:value-type="string" calcext:value-type="string">
            <text:p>NÍVEL AQUECEDOR BP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HH3216</text:p>
          </table:table-cell>
          <table:table-cell office:value-type="string" calcext:value-type="string">
            <text:p>NÍVEL AQUECEDOR BP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HH3221</text:p>
          </table:table-cell>
          <table:table-cell office:value-type="string" calcext:value-type="string">
            <text:p>NÍVEL AQUECEDOR BP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L3205</text:p>
          </table:table-cell>
          <table:table-cell office:value-type="string" calcext:value-type="string">
            <text:p>NÍVEL AQUECEDOR BP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L3211</text:p>
          </table:table-cell>
          <table:table-cell office:value-type="string" calcext:value-type="string">
            <text:p>NÍVEL AQUECEDOR BP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L3213</text:p>
          </table:table-cell>
          <table:table-cell office:value-type="string" calcext:value-type="string">
            <text:p>NÍVEL AQUECEDOR BP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L3218</text:p>
          </table:table-cell>
          <table:table-cell office:value-type="string" calcext:value-type="string">
            <text:p>NÍVEL AQUECEDOR BP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5LLL3224</text:p>
          </table:table-cell>
          <table:table-cell office:value-type="string" calcext:value-type="string">
            <text:p>NÍVEL AQUECEDOR BP3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7PL3004</text:p>
          </table:table-cell>
          <table:table-cell office:value-type="string" calcext:value-type="string">
            <text:p>PRES ÁGUA ATEMPERAÇÃO BY-PASS BP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7TH3202</text:p>
          </table:table-cell>
          <table:table-cell office:value-type="string" calcext:value-type="string">
            <text:p>TEMP TANQUE ATMOSFÉRIC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7THH3203</text:p>
          </table:table-cell>
          <table:table-cell office:value-type="string" calcext:value-type="string">
            <text:p>TEMP TANQUE ATMOSFÉRICO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7ZH1008</text:p>
          </table:table-cell>
          <table:table-cell office:value-type="string" calcext:value-type="string">
            <text:p>VVA DESC 2º ESTÁGIO BBA CONDENSAD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7ZH1010</text:p>
          </table:table-cell>
          <table:table-cell office:value-type="string" calcext:value-type="string">
            <text:p>VVA DESC 2º ESTÁGIO BBA CONDENSAD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7ZL1007</text:p>
          </table:table-cell>
          <table:table-cell office:value-type="string" calcext:value-type="string">
            <text:p>VVA DESC 2º ESTÁGIO BBA CONDENSAD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7ZL1009</text:p>
          </table:table-cell>
          <table:table-cell office:value-type="string" calcext:value-type="string">
            <text:p>VVA DESC 2º ESTÁGIO BBA CONDENSAD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7ZL4002</text:p>
          </table:table-cell>
          <table:table-cell office:value-type="string" calcext:value-type="string">
            <text:p>ATEMPERAÇÃO BY-PASS BP LE (I747TCV4001)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7ZL4004</text:p>
          </table:table-cell>
          <table:table-cell office:value-type="string" calcext:value-type="string">
            <text:p>ATEMPERAÇÃO BY-PASS BP LD (I747TCV4002)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7ZM1003</text:p>
          </table:table-cell>
          <table:table-cell office:value-type="string" calcext:value-type="string">
            <text:p>VVA DESC 2º ESTÁGIO BBA CONDENSADO 1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7ZM1010</text:p>
          </table:table-cell>
          <table:table-cell office:value-type="string" calcext:value-type="string">
            <text:p>VVA DESC 2º ESTÁGIO BBA CONDENSADO 2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8LHH3001</text:p>
          </table:table-cell>
          <table:table-cell office:value-type="string" calcext:value-type="string">
            <text:p>NÍVEL TANQUE RESERVA CONDENSADO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8LL3004</text:p>
          </table:table-cell>
          <table:table-cell office:value-type="string" calcext:value-type="string">
            <text:p>NÍVEL TANQUE RESERVA CONDENSADO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48LVL3005</text:p>
          </table:table-cell>
          <table:table-cell office:value-type="string" calcext:value-type="string">
            <text:p>NÍVEL TANQUE RESERVA CONDENSADO</text:p>
          </table:table-cell>
          <table:table-cell office:value-type="string" calcext:value-type="string">
            <text:p>BAIXÍSSIM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2LH3109</text:p>
          </table:table-cell>
          <table:table-cell office:value-type="string" calcext:value-type="string">
            <text:p>NÍVEL TANQUE ALIMENTAÇ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2LHH3102</text:p>
          </table:table-cell>
          <table:table-cell office:value-type="string" calcext:value-type="string">
            <text:p>NÍVEL TANQUE ALIMENTAÇÃO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2LL3110</text:p>
          </table:table-cell>
          <table:table-cell office:value-type="string" calcext:value-type="string">
            <text:p>NÍVEL TANQUE ALIMENTAÇÃ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2LVH3107</text:p>
          </table:table-cell>
          <table:table-cell office:value-type="string" calcext:value-type="string">
            <text:p>NÍVEL TANQUE ALIMENTAÇÃO</text:p>
          </table:table-cell>
          <table:table-cell office:value-type="string" calcext:value-type="string">
            <text:p>ALTÍSSIM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2ZL4002</text:p>
          </table:table-cell>
          <table:table-cell office:value-type="string" calcext:value-type="string">
            <text:p>VV ISOL VAPOR EXTR TURB MP P/ DESAERADOR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IH3004</text:p>
          </table:table-cell>
          <table:table-cell office:value-type="string" calcext:value-type="string">
            <text:p>BBA ALIMENTAÇÃO 1 - MEDIÇÃO VAZÃO</text:p>
          </table:table-cell>
          <table:table-cell office:value-type="string" calcext:value-type="string">
            <text:p>DISCREPÂ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IH3104</text:p>
          </table:table-cell>
          <table:table-cell office:value-type="string" calcext:value-type="string">
            <text:p>BBA ALIMENTAÇÃO 2 - MEDIÇÃO VAZÃO</text:p>
          </table:table-cell>
          <table:table-cell office:value-type="string" calcext:value-type="string">
            <text:p>DISCREPÂ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IH3204</text:p>
          </table:table-cell>
          <table:table-cell office:value-type="string" calcext:value-type="string">
            <text:p>BBA ALIMENTAÇÃO 3 - MEDIÇÃO VAZÃO</text:p>
          </table:table-cell>
          <table:table-cell office:value-type="string" calcext:value-type="string">
            <text:p>DISCREPÂ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H3004</text:p>
          </table:table-cell>
          <table:table-cell office:value-type="string" calcext:value-type="string">
            <text:p>PRES DIF FILTRO ADM BOOSTER BBA ALIM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H3023</text:p>
          </table:table-cell>
          <table:table-cell office:value-type="string" calcext:value-type="string">
            <text:p>FILTRO ÁGUA SELAGEM LNA BBA ALIMENTAÇÃO 1</text:p>
          </table:table-cell>
          <table:table-cell office:value-type="string" calcext:value-type="string">
            <text:p>OBSTRU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H3027</text:p>
          </table:table-cell>
          <table:table-cell office:value-type="string" calcext:value-type="string">
            <text:p>FILTRO ÁGUA SELAGEM LA BBA ALIMENTAÇÃO 1</text:p>
          </table:table-cell>
          <table:table-cell office:value-type="string" calcext:value-type="string">
            <text:p>OBSTRU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H3036</text:p>
          </table:table-cell>
          <table:table-cell office:value-type="string" calcext:value-type="string">
            <text:p>FILTRO ÓLEO LUBRIFICAÇÃO BOMBA ALIMENTAÇÃO 1</text:p>
          </table:table-cell>
          <table:table-cell office:value-type="string" calcext:value-type="string">
            <text:p>OBSTRU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H3104</text:p>
          </table:table-cell>
          <table:table-cell office:value-type="string" calcext:value-type="string">
            <text:p>PRES DIF FILTRO ADM BOOSTER BBA ALIM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H3123</text:p>
          </table:table-cell>
          <table:table-cell office:value-type="string" calcext:value-type="string">
            <text:p>FILTRO ÁGUA SELAGEM LNA BBA ALIMENTAÇÃO 2</text:p>
          </table:table-cell>
          <table:table-cell office:value-type="string" calcext:value-type="string">
            <text:p>OBSTRU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H3127</text:p>
          </table:table-cell>
          <table:table-cell office:value-type="string" calcext:value-type="string">
            <text:p>FILTRO ÁGUA SELAGEM LA BBA ALIMENTAÇÃO 2</text:p>
          </table:table-cell>
          <table:table-cell office:value-type="string" calcext:value-type="string">
            <text:p>OBSTRU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H3136</text:p>
          </table:table-cell>
          <table:table-cell office:value-type="string" calcext:value-type="string">
            <text:p>FILTRO ÓLEO LUBRIFICAÇÃO BOMBA ALIMENTAÇÃO 2</text:p>
          </table:table-cell>
          <table:table-cell office:value-type="string" calcext:value-type="string">
            <text:p>OBSTRU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H3204</text:p>
          </table:table-cell>
          <table:table-cell office:value-type="string" calcext:value-type="string">
            <text:p>PRES DIF FILTRO ADM BOOSTER BBA ALIM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H3236</text:p>
          </table:table-cell>
          <table:table-cell office:value-type="string" calcext:value-type="string">
            <text:p>FILTRO ÓLEO LUBRIFICAÇÃO BOMBA ALIMENTAÇÃO 3</text:p>
          </table:table-cell>
          <table:table-cell office:value-type="string" calcext:value-type="string">
            <text:p>OBSTRU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L3006</text:p>
          </table:table-cell>
          <table:table-cell office:value-type="string" calcext:value-type="string">
            <text:p>PRES DIF BOOSTER BOMBA ALIMENTAÇÃO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L3106</text:p>
          </table:table-cell>
          <table:table-cell office:value-type="string" calcext:value-type="string">
            <text:p>PRES DIF BOOSTER BOMBA ALIMENTAÇÃO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L3206</text:p>
          </table:table-cell>
          <table:table-cell office:value-type="string" calcext:value-type="string">
            <text:p>PRES DIF BOOSTER BOMBA ALIMENTAÇÃO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H3223</text:p>
          </table:table-cell>
          <table:table-cell office:value-type="string" calcext:value-type="string">
            <text:p>FILTRO ÁGUA SELAGEM LNA BBA ALIMENTAÇÃO 3</text:p>
          </table:table-cell>
          <table:table-cell office:value-type="string" calcext:value-type="string">
            <text:p>OBSTRU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PH3227</text:p>
          </table:table-cell>
          <table:table-cell office:value-type="string" calcext:value-type="string">
            <text:p>FILTRO ÁGUA SELAGEM LA BBA ALIMENTAÇÃO 3</text:p>
          </table:table-cell>
          <table:table-cell office:value-type="string" calcext:value-type="string">
            <text:p>OBSTRU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TH3005</text:p>
          </table:table-cell>
          <table:table-cell office:value-type="string" calcext:value-type="string">
            <text:p>TEMP DIF PISTÃO BALANÇO BOMBA ALIMENTAÇÃ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TH3105</text:p>
          </table:table-cell>
          <table:table-cell office:value-type="string" calcext:value-type="string">
            <text:p>TEMP DIF PISTÃO BALANÇO BOMBA ALIMENTAÇÃ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TH3205</text:p>
          </table:table-cell>
          <table:table-cell office:value-type="string" calcext:value-type="string">
            <text:p>TEMP DIF PISTÃO BALANÇO BOMBA ALIMENTAÇÃ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THH3006</text:p>
          </table:table-cell>
          <table:table-cell office:value-type="string" calcext:value-type="string">
            <text:p>TEMP DIF PISTÃO BALANÇO BOMBA ALIMENTAÇÃ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THH3106</text:p>
          </table:table-cell>
          <table:table-cell office:value-type="string" calcext:value-type="string">
            <text:p>TEMP DIF PISTÃO BALANÇO BOMBA ALIMENTAÇÃ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DTHH3206</text:p>
          </table:table-cell>
          <table:table-cell office:value-type="string" calcext:value-type="string">
            <text:p>TEMP DIF PISTÃO BALANÇO BOMBA ALIMENTAÇÃO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D1001</text:p>
          </table:table-cell>
          <table:table-cell office:value-type="string" calcext:value-type="string">
            <text:p>BOMBA ALIMENTAÇÃO 1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D1101</text:p>
          </table:table-cell>
          <table:table-cell office:value-type="string" calcext:value-type="string">
            <text:p>BOMBA ALIMENTAÇÃO 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D12011</text:p>
          </table:table-cell>
          <table:table-cell office:value-type="string" calcext:value-type="string">
            <text:p>BOMBA ALIMENTAÇÃO 3 - BU 1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D12012</text:p>
          </table:table-cell>
          <table:table-cell office:value-type="string" calcext:value-type="string">
            <text:p>BOMBA ALIMENTAÇÃO 3 - BU 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L1001</text:p>
          </table:table-cell>
          <table:table-cell office:value-type="string" calcext:value-type="string">
            <text:p>BOMBA ALIMENTAÇÃO 1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L1101</text:p>
          </table:table-cell>
          <table:table-cell office:value-type="string" calcext:value-type="string">
            <text:p>BOMBA ALIMENTAÇÃO 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L12011</text:p>
          </table:table-cell>
          <table:table-cell office:value-type="string" calcext:value-type="string">
            <text:p>BOMBA ALIMENTAÇÃO 3 - BU 1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L12012</text:p>
          </table:table-cell>
          <table:table-cell office:value-type="string" calcext:value-type="string">
            <text:p>BOMBA ALIMENTAÇÃO 3 - BU 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S1001</text:p>
          </table:table-cell>
          <table:table-cell office:value-type="string" calcext:value-type="string">
            <text:p>BOMBA ALIMENTAÇÃO 1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S1101</text:p>
          </table:table-cell>
          <table:table-cell office:value-type="string" calcext:value-type="string">
            <text:p>BOMBA ALIMENTAÇÃO 2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S12011</text:p>
          </table:table-cell>
          <table:table-cell office:value-type="string" calcext:value-type="string">
            <text:p>BBA ALIMENTAÇÃO 3 - PARTIDA STANDBY BU1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S12012</text:p>
          </table:table-cell>
          <table:table-cell office:value-type="string" calcext:value-type="string">
            <text:p>BBA ALIMENTAÇÃO 3 - PARTIDA STANDBY BU2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T1001</text:p>
          </table:table-cell>
          <table:table-cell office:value-type="string" calcext:value-type="string">
            <text:p>BOMBA ALIMENTAÇÃO 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T1101</text:p>
          </table:table-cell>
          <table:table-cell office:value-type="string" calcext:value-type="string">
            <text:p>BOMBA ALIMENTAÇÃO 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T1201</text:p>
          </table:table-cell>
          <table:table-cell office:value-type="string" calcext:value-type="string">
            <text:p>BOMBA ALIMENTAÇÃO 3 - BU 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EMT1201T</text:p>
          </table:table-cell>
          <table:table-cell office:value-type="string" calcext:value-type="string">
            <text:p>BOMBA ALIMENTAÇÃO 3 - BU 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FHH3005</text:p>
          </table:table-cell>
          <table:table-cell office:value-type="string" calcext:value-type="string">
            <text:p>CURVA LIMITE BOMBA ALIMENTAÇÃO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53FHH3105</text:p>
          </table:table-cell>
          <table:table-cell office:value-type="string" calcext:value-type="string">
            <text:p>CURVA LIMITE BOMBA ALIMENTAÇÃO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53FHH3205</text:p>
          </table:table-cell>
          <table:table-cell office:value-type="string" calcext:value-type="string">
            <text:p>CURVA LIMITE BOMBA ALIMENTAÇÃO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53FLL3006</text:p>
          </table:table-cell>
          <table:table-cell office:value-type="string" calcext:value-type="string">
            <text:p>CURVA LIMITE BOMBA ALIMENTAÇÃO 1 (FLUXO MINIMO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FLL3106</text:p>
          </table:table-cell>
          <table:table-cell office:value-type="string" calcext:value-type="string">
            <text:p>CURVA LIMITE BOMBA ALIMENTAÇÃO 2 (FLUXO MINIMO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FLL3206</text:p>
          </table:table-cell>
          <table:table-cell office:value-type="string" calcext:value-type="string">
            <text:p>CURVA LIMITE BOMBA ALIMENTAÇÃO 3 (FLUXO MINIMO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LL3002</text:p>
          </table:table-cell>
          <table:table-cell office:value-type="string" calcext:value-type="string">
            <text:p>NÍVEL ÓLEO VOITH BOMBA ALIMENTAÇÃO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LL3102</text:p>
          </table:table-cell>
          <table:table-cell office:value-type="string" calcext:value-type="string">
            <text:p>NÍVEL ÓLEO VOITH BOMBA ALIMENTAÇÃO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LL3202</text:p>
          </table:table-cell>
          <table:table-cell office:value-type="string" calcext:value-type="string">
            <text:p>NÍVEL ÓLEO VOITH BOMBA ALIMENTAÇÃO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LLL3103</text:p>
          </table:table-cell>
          <table:table-cell office:value-type="string" calcext:value-type="string">
            <text:p>NÍVEL TANQUE ALIMENTAÇÃO (LOGICA 2 DE 3)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H2009</text:p>
          </table:table-cell>
          <table:table-cell office:value-type="string" calcext:value-type="string">
            <text:p>PRES DESC PISTÃO BALANÇO BBA ALIM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H2109</text:p>
          </table:table-cell>
          <table:table-cell office:value-type="string" calcext:value-type="string">
            <text:p>PRES DESC PISTÃO BALANÇO BBA ALIM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H2209</text:p>
          </table:table-cell>
          <table:table-cell office:value-type="string" calcext:value-type="string">
            <text:p>PRES DESC PISTÃO BALANÇO BBA ALIM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2041</text:p>
          </table:table-cell>
          <table:table-cell office:value-type="string" calcext:value-type="string">
            <text:p>PRES CICLO FECHADO BBA ALIM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2045</text:p>
          </table:table-cell>
          <table:table-cell office:value-type="string" calcext:value-type="string">
            <text:p>PRES ÁGUA CIRC RESF ÓLEO/MOTOR BB ALIM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2141</text:p>
          </table:table-cell>
          <table:table-cell office:value-type="string" calcext:value-type="string">
            <text:p>PRES CICLO FECHADO BBA ALIM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2145</text:p>
          </table:table-cell>
          <table:table-cell office:value-type="string" calcext:value-type="string">
            <text:p>PRES ÁGUA CIRC RESF ÓLEO/MOTOR BB ALIM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2241</text:p>
          </table:table-cell>
          <table:table-cell office:value-type="string" calcext:value-type="string">
            <text:p>PRES CICLO FECHADO BBA ALIM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2245</text:p>
          </table:table-cell>
          <table:table-cell office:value-type="string" calcext:value-type="string">
            <text:p>PRES ÁGUA CIRC RESF ÓLEO/MOTOR BB ALIM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5PL3002</text:p>
          </table:table-cell>
          <table:table-cell office:value-type="string" calcext:value-type="string">
            <text:p>PRES DESCARGA BOMBA ALIMENTAÇÃO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3003</text:p>
          </table:table-cell>
          <table:table-cell office:value-type="string" calcext:value-type="string">
            <text:p>PRES ADM BOOSTER BOMBA ALIMENTAÇÃO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5PL3012</text:p>
          </table:table-cell>
          <table:table-cell office:value-type="string" calcext:value-type="string">
            <text:p>PRES DESCARGA BOMBA ALIMENTAÇÃO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3103</text:p>
          </table:table-cell>
          <table:table-cell office:value-type="string" calcext:value-type="string">
            <text:p>PRES ADM BOOSTER BOMBA ALIMENTAÇÃO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3203</text:p>
          </table:table-cell>
          <table:table-cell office:value-type="string" calcext:value-type="string">
            <text:p>PRES ADM BOOSTER BOMBA ALIMENTAÇÃO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L2042</text:p>
          </table:table-cell>
          <table:table-cell office:value-type="string" calcext:value-type="string">
            <text:p>PRES ÁGUA CICLO FECHADO BBA ALIM 1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L2142</text:p>
          </table:table-cell>
          <table:table-cell office:value-type="string" calcext:value-type="string">
            <text:p>PRES ÁGUA CICLO FECHADO BBA ALIM 2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L2242</text:p>
          </table:table-cell>
          <table:table-cell office:value-type="string" calcext:value-type="string">
            <text:p>PRES ÁGUA CICLO FECHADO BBA ALIM 3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L3007</text:p>
          </table:table-cell>
          <table:table-cell office:value-type="string" calcext:value-type="string">
            <text:p>CURVA LIMITE BOMBA ALIMENTACAO 1 (FLUXO MAXIMO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L3034</text:p>
          </table:table-cell>
          <table:table-cell office:value-type="string" calcext:value-type="string">
            <text:p>PRES ÓLEO LUBRIF BOMBA ALIMENTAÇÃO 1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L3038</text:p>
          </table:table-cell>
          <table:table-cell office:value-type="string" calcext:value-type="string">
            <text:p>PRES ÓLEO CONTR VOITH BBA ALIMENTAÇÃO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L3107</text:p>
          </table:table-cell>
          <table:table-cell office:value-type="string" calcext:value-type="string">
            <text:p>CURVA LIMITE BOMBA ALIMENTACAO 2 (FLUXO MAXIMO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L3134</text:p>
          </table:table-cell>
          <table:table-cell office:value-type="string" calcext:value-type="string">
            <text:p>PRES ÓLEO LUBRIF BOMBA ALIMENTAÇÃO 2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L3138</text:p>
          </table:table-cell>
          <table:table-cell office:value-type="string" calcext:value-type="string">
            <text:p>PRES ÓLEO CONTR VOITH BBA ALIMENTAÇÃO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L3207</text:p>
          </table:table-cell>
          <table:table-cell office:value-type="string" calcext:value-type="string">
            <text:p>CURVA LIMITE BOMBA ALIMENTACAO 3 (FLUXO MAXIMO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L3234</text:p>
          </table:table-cell>
          <table:table-cell office:value-type="string" calcext:value-type="string">
            <text:p>PRES ÓLEO LUBRIF BOMBA ALIMENTAÇÃO 3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LL3238</text:p>
          </table:table-cell>
          <table:table-cell office:value-type="string" calcext:value-type="string">
            <text:p>PRES ÓLEO CONTR VOITH BBA ALIMENTAÇÃO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5PL3022</text:p>
          </table:table-cell>
          <table:table-cell office:value-type="string" calcext:value-type="string">
            <text:p>PRES DESCARGA BOMBA ALIMENTAÇÃO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VL3035</text:p>
          </table:table-cell>
          <table:table-cell office:value-type="string" calcext:value-type="string">
            <text:p>PRES ÓLEO LUBRIF BOMBA ALIMENTAÇÃO 1</text:p>
          </table:table-cell>
          <table:table-cell office:value-type="string" calcext:value-type="string">
            <text:p>BAIXISSIM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VL3135</text:p>
          </table:table-cell>
          <table:table-cell office:value-type="string" calcext:value-type="string">
            <text:p>PRES ÓLEO LUBRIF BOMBA ALIMENTAÇÃO 2</text:p>
          </table:table-cell>
          <table:table-cell office:value-type="string" calcext:value-type="string">
            <text:p>BAIXISSIM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PVL3235</text:p>
          </table:table-cell>
          <table:table-cell office:value-type="string" calcext:value-type="string">
            <text:p>PRES ÓLEO LUBRIF BOMBA ALIMENTAÇÃO 3</text:p>
          </table:table-cell>
          <table:table-cell office:value-type="string" calcext:value-type="string">
            <text:p>BAIXISSIM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SL2002</text:p>
          </table:table-cell>
          <table:table-cell office:value-type="string" calcext:value-type="string">
            <text:p>VELOCIDADE REVERSA BOMBA ALIMENTAÇÃO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53SL2102</text:p>
          </table:table-cell>
          <table:table-cell office:value-type="string" calcext:value-type="string">
            <text:p>VELOCIDADE REVERSA BOMBA ALIMENTAÇÃO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53SL2202</text:p>
          </table:table-cell>
          <table:table-cell office:value-type="string" calcext:value-type="string">
            <text:p>VELOCIDADE REVERSA BOMBA ALIMENTAÇÃO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53TH3011</text:p>
          </table:table-cell>
          <table:table-cell office:value-type="string" calcext:value-type="string">
            <text:p>TEMP ÁGUA SELAGEM BOMBA ALIMENTAÇÃ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020</text:p>
          </table:table-cell>
          <table:table-cell office:value-type="string" calcext:value-type="string">
            <text:p>TEMP MANCAIS BOOSTER BOMBA ALIMENTAÇÃ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030</text:p>
          </table:table-cell>
          <table:table-cell office:value-type="string" calcext:value-type="string">
            <text:p>TEMP MANCAIS BOMBA ALIMENTAÇÃ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040</text:p>
          </table:table-cell>
          <table:table-cell office:value-type="string" calcext:value-type="string">
            <text:p>TEMP MANCAIS MOTOR BOMBA ALIMENTAÇÃ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050</text:p>
          </table:table-cell>
          <table:table-cell office:value-type="string" calcext:value-type="string">
            <text:p>TEMP ENROL MOTOR BOMBA ALIMENTAÇÃ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060</text:p>
          </table:table-cell>
          <table:table-cell office:value-type="string" calcext:value-type="string">
            <text:p>TEMP MANCAIS VOITH BOMBA ALIMENTAÇÃ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081</text:p>
          </table:table-cell>
          <table:table-cell office:value-type="string" calcext:value-type="string">
            <text:p>TEMP ÓLEO SERVIÇO ENTR RESFR BBA ALIM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085</text:p>
          </table:table-cell>
          <table:table-cell office:value-type="string" calcext:value-type="string">
            <text:p>TEMP ÓLEO LUB ENTR RESFR BBA ALIM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111</text:p>
          </table:table-cell>
          <table:table-cell office:value-type="string" calcext:value-type="string">
            <text:p>TEMP ÁGUA SELAGEM BOMBA ALIMENTAÇÃ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120</text:p>
          </table:table-cell>
          <table:table-cell office:value-type="string" calcext:value-type="string">
            <text:p>TEMP MANCAIS BOOSTER BOMBA ALIMENTAÇÃ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130</text:p>
          </table:table-cell>
          <table:table-cell office:value-type="string" calcext:value-type="string">
            <text:p>TEMP MANCAIS BOMBA ALIMENTAÇÃ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140</text:p>
          </table:table-cell>
          <table:table-cell office:value-type="string" calcext:value-type="string">
            <text:p>TEMP MANCAIS MOTOR BOMBA ALIMENTAÇÃ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150</text:p>
          </table:table-cell>
          <table:table-cell office:value-type="string" calcext:value-type="string">
            <text:p>TEMP ENROL MOTOR BOMBA ALIMENTAÇÃ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160</text:p>
          </table:table-cell>
          <table:table-cell office:value-type="string" calcext:value-type="string">
            <text:p>TEMP MANCAIS VOITH BOMBA ALIMENTAÇÃ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181</text:p>
          </table:table-cell>
          <table:table-cell office:value-type="string" calcext:value-type="string">
            <text:p>TEMP ÓLEO SERVIÇO ENTR RESF BBA ALIM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185</text:p>
          </table:table-cell>
          <table:table-cell office:value-type="string" calcext:value-type="string">
            <text:p>TEMP ÓLEO LUB ENTR RESF BBA ALIM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211</text:p>
          </table:table-cell>
          <table:table-cell office:value-type="string" calcext:value-type="string">
            <text:p>TEMP ÁGUA SELAGEM BOMBA ALIMENTAÇÃ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220</text:p>
          </table:table-cell>
          <table:table-cell office:value-type="string" calcext:value-type="string">
            <text:p>TEMP MANCAIS BOOSTER BOMBA ALIMENTAÇÃ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230</text:p>
          </table:table-cell>
          <table:table-cell office:value-type="string" calcext:value-type="string">
            <text:p>TEMP MANCAIS BOMBA ALIMENTAÇÃ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240</text:p>
          </table:table-cell>
          <table:table-cell office:value-type="string" calcext:value-type="string">
            <text:p>TEMP MANCAIS MOTOR BOMBA ALIMENTAÇÃ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250</text:p>
          </table:table-cell>
          <table:table-cell office:value-type="string" calcext:value-type="string">
            <text:p>TEMP ENROL MOTOR BOMBA ALIMENTAÇÃ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260</text:p>
          </table:table-cell>
          <table:table-cell office:value-type="string" calcext:value-type="string">
            <text:p>TEMP MANCAIS VOITH BOMBA ALIMENTAÇÃ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281</text:p>
          </table:table-cell>
          <table:table-cell office:value-type="string" calcext:value-type="string">
            <text:p>TEMP ÓLEO SERVIÇO ENTR RESF BBA ALIM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282</text:p>
          </table:table-cell>
          <table:table-cell office:value-type="string" calcext:value-type="string">
            <text:p>TEMP ÓLEO SERVIÇO ENTR RESF BBA ALIM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3285</text:p>
          </table:table-cell>
          <table:table-cell office:value-type="string" calcext:value-type="string">
            <text:p>TEMP ÓLEO LUB ENTR RESF BBA ALIM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12</text:p>
          </table:table-cell>
          <table:table-cell office:value-type="string" calcext:value-type="string">
            <text:p>TEMP ÁGUA SELAGEM BOMBA ALIMENTAÇÃ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21</text:p>
          </table:table-cell>
          <table:table-cell office:value-type="string" calcext:value-type="string">
            <text:p>TEMP ÓLEO MANCAL ESCORA BOOSTER BB ALIM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23</text:p>
          </table:table-cell>
          <table:table-cell office:value-type="string" calcext:value-type="string">
            <text:p>TEMP ÓLEO MANCAL LNA BOOSTER BB ALIM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25</text:p>
          </table:table-cell>
          <table:table-cell office:value-type="string" calcext:value-type="string">
            <text:p>TEMP ÓLEO MANCAL LA BOOSTER BB ALIM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31</text:p>
          </table:table-cell>
          <table:table-cell office:value-type="string" calcext:value-type="string">
            <text:p>TEMP ÓLEO MANCAL LA BOMBA ALIMENTAÇÃ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33</text:p>
          </table:table-cell>
          <table:table-cell office:value-type="string" calcext:value-type="string">
            <text:p>TEMP ÓLEO MANCAL LNA BOMBA ALIMENTAÇÃ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35</text:p>
          </table:table-cell>
          <table:table-cell office:value-type="string" calcext:value-type="string">
            <text:p>TEMP METAL MANCAL ESCORA BBA ALIM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41</text:p>
          </table:table-cell>
          <table:table-cell office:value-type="string" calcext:value-type="string">
            <text:p>TEMP ÓLEO MANCAL MOTOR BBA ALIM 1 (LADO BOOSTER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43</text:p>
          </table:table-cell>
          <table:table-cell office:value-type="string" calcext:value-type="string">
            <text:p>TEMP ÓLEO MANCAL MOTOR BBA ALIM 1 (LADO VOITH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61</text:p>
          </table:table-cell>
          <table:table-cell office:value-type="string" calcext:value-type="string">
            <text:p>TEMP MANCAL VOITH BOMBA ALIMENTAÇÃO 1 EIXO ACIONADOR LADO MOTOR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63</text:p>
          </table:table-cell>
          <table:table-cell office:value-type="string" calcext:value-type="string">
            <text:p>TEMP MANCAL VOITH BOMBA ALIMENTAÇÃO 1 EIXO ACIONADOR LADO VOITH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65</text:p>
          </table:table-cell>
          <table:table-cell office:value-type="string" calcext:value-type="string">
            <text:p>TEMP MANCAL VOITH BOMBA ALIMENTAÇÃO 1 MANCAL ESCORA EIXO PRIMÁRIO 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67</text:p>
          </table:table-cell>
          <table:table-cell office:value-type="string" calcext:value-type="string">
            <text:p>TEMP MANCAL VOITH BOMBA ALIMENTAÇÃO 1 EIXO PRIM LADO MANCAL ESCOR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69</text:p>
          </table:table-cell>
          <table:table-cell office:value-type="string" calcext:value-type="string">
            <text:p>TEMP MANCAL VOITH BOMBA ALIMENTAÇÃO 1 EIXO PRIM LADO RODA PRIMÁRI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71</text:p>
          </table:table-cell>
          <table:table-cell office:value-type="string" calcext:value-type="string">
            <text:p>TEMP MANCAL VOITH BOMBA ALIMENTAÇÃO 1 EIXO SAÍDA LADO RODA SEC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73</text:p>
          </table:table-cell>
          <table:table-cell office:value-type="string" calcext:value-type="string">
            <text:p>TEMP MANCAL VOITH BOMBA ALIMENTAÇÃO 1 EIXO SAÍDA LADO MANCAL ESCOR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75</text:p>
          </table:table-cell>
          <table:table-cell office:value-type="string" calcext:value-type="string">
            <text:p>TEMP MANCAL VOITH BOMBA ALIMENTAÇÃO 1 MANCAL ESCORA EIXO SAÍD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77</text:p>
          </table:table-cell>
          <table:table-cell office:value-type="string" calcext:value-type="string">
            <text:p>TEMP MANCAL VOITH BOMBA ALIMENTAÇÃO 1 EIXO ACIONADO LADO VOITH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79</text:p>
          </table:table-cell>
          <table:table-cell office:value-type="string" calcext:value-type="string">
            <text:p>TEMP MANCAL VOITH BOMBA ALIMENTAÇÃO 1 EIXO ACIONADO LADO BOMB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82</text:p>
          </table:table-cell>
          <table:table-cell office:value-type="string" calcext:value-type="string">
            <text:p>TEMP ÓLEO SERVIÇO ENTR RESF BBA ALIM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086</text:p>
          </table:table-cell>
          <table:table-cell office:value-type="string" calcext:value-type="string">
            <text:p>TEMP ÓLEO LUB ENTR RESF BBA ALIM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12</text:p>
          </table:table-cell>
          <table:table-cell office:value-type="string" calcext:value-type="string">
            <text:p>TEMP ÁGUA SELAGEM BOMBA ALIMENTAÇÃ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21</text:p>
          </table:table-cell>
          <table:table-cell office:value-type="string" calcext:value-type="string">
            <text:p>TEMP ÓLEO MANCAL ESCORA BOOSTER BB ALIM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23</text:p>
          </table:table-cell>
          <table:table-cell office:value-type="string" calcext:value-type="string">
            <text:p>TEMP ÓLEO MANCAL LNA BOOSTER BBA ALIM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25</text:p>
          </table:table-cell>
          <table:table-cell office:value-type="string" calcext:value-type="string">
            <text:p>TEMP ÓLEO MANCAL LA BOOSTER BBA ALIM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31</text:p>
          </table:table-cell>
          <table:table-cell office:value-type="string" calcext:value-type="string">
            <text:p>TEMP ÓLEO MANCAL LA BOMBA ALIMENTAÇÃ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33</text:p>
          </table:table-cell>
          <table:table-cell office:value-type="string" calcext:value-type="string">
            <text:p>TEMP ÓLEO MANCAL LNA BOMBA ALIMENTAÇÃ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35</text:p>
          </table:table-cell>
          <table:table-cell office:value-type="string" calcext:value-type="string">
            <text:p>TEMP METAL MANCAL ESCORA BBA ALIM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41</text:p>
          </table:table-cell>
          <table:table-cell office:value-type="string" calcext:value-type="string">
            <text:p>TEMP ÓLEO MANCAL MOTOR BBA ALIM 2 (LADO BOOSTER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43</text:p>
          </table:table-cell>
          <table:table-cell office:value-type="string" calcext:value-type="string">
            <text:p>TEMP ÓLEO MANCAL MOTOR BBA ALIM 2 (LADO VOITH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61</text:p>
          </table:table-cell>
          <table:table-cell office:value-type="string" calcext:value-type="string">
            <text:p>TEMP MANCAL VOITH BOMBA ALIMENTAÇÃO 2 EIXO ACIONADOR LADO MOTOR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63</text:p>
          </table:table-cell>
          <table:table-cell office:value-type="string" calcext:value-type="string">
            <text:p>TEMP MANCAL VOITH BOMBA ALIMENTAÇÃO 2 EIXO ACIONADOR LADO VOITH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65</text:p>
          </table:table-cell>
          <table:table-cell office:value-type="string" calcext:value-type="string">
            <text:p>TEMP MANCAL VOITH BOMBA ALIMENTAÇÃO 2 MANCAL ESCORA EIXO PRIMÁRIO 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67</text:p>
          </table:table-cell>
          <table:table-cell office:value-type="string" calcext:value-type="string">
            <text:p>TEMP MANCAL VOITH BOMBA ALIMENTAÇÃO 2 EIXO PRIM LADO MANCAL ESCOR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69</text:p>
          </table:table-cell>
          <table:table-cell office:value-type="string" calcext:value-type="string">
            <text:p>TEMP MANCAL VOITH BOMBA ALIMENTAÇÃO 2 EIXO PRIM LADO RODA PRIMÁRI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71</text:p>
          </table:table-cell>
          <table:table-cell office:value-type="string" calcext:value-type="string">
            <text:p>TEMP MANCAL VOITH BOMBA ALIMENTAÇÃO 2 EIXO SAÍDA LADO RODA SEC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73</text:p>
          </table:table-cell>
          <table:table-cell office:value-type="string" calcext:value-type="string">
            <text:p>TEMP MANCAL VOITH BOMBA ALIMENTAÇÃO 2 EIXO SAÍDA LADO MANCAL ESCOR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75</text:p>
          </table:table-cell>
          <table:table-cell office:value-type="string" calcext:value-type="string">
            <text:p>TEMP MANCAL VOITH BOMBA ALIMENTAÇÃO 2 MANCAL ESCORA EIXO SAÍD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77</text:p>
          </table:table-cell>
          <table:table-cell office:value-type="string" calcext:value-type="string">
            <text:p>TEMP MANCAL VOITH BOMBA ALIMENTAÇÃO 2 EIXO ACIONADO LADO VOITH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79</text:p>
          </table:table-cell>
          <table:table-cell office:value-type="string" calcext:value-type="string">
            <text:p>TEMP MANCAL VOITH BOMBA ALIMENTAÇÃO 2 EIXO ACIONADO LADO BOMB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82</text:p>
          </table:table-cell>
          <table:table-cell office:value-type="string" calcext:value-type="string">
            <text:p>TEMP ÓLEO SERVIÇO ENTR RESF BBA ALIM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186</text:p>
          </table:table-cell>
          <table:table-cell office:value-type="string" calcext:value-type="string">
            <text:p>TEMP ÓLEO LUB ENTR RESF BBA ALIM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12</text:p>
          </table:table-cell>
          <table:table-cell office:value-type="string" calcext:value-type="string">
            <text:p>TEMP ÁGUA SELAGEM BOMBA ALIMENTAÇÃO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21</text:p>
          </table:table-cell>
          <table:table-cell office:value-type="string" calcext:value-type="string">
            <text:p>TEMP ÓLEO MANCAL ESCORA BOOSTER BB ALIM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23</text:p>
          </table:table-cell>
          <table:table-cell office:value-type="string" calcext:value-type="string">
            <text:p>TEMP ÓLEO MANCAL LNA BOOSTER BB ALIM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25</text:p>
          </table:table-cell>
          <table:table-cell office:value-type="string" calcext:value-type="string">
            <text:p>TEMP ÓLEO MANCAL LA BOOSTER BB ALIM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31</text:p>
          </table:table-cell>
          <table:table-cell office:value-type="string" calcext:value-type="string">
            <text:p>TEMP ÓLEO MANCAL LA BOMBA ALIMENTAÇÃO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33</text:p>
          </table:table-cell>
          <table:table-cell office:value-type="string" calcext:value-type="string">
            <text:p>TEMP ÓLEO MANCAL LNA BOMBA ALIMENTAÇÃO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35</text:p>
          </table:table-cell>
          <table:table-cell office:value-type="string" calcext:value-type="string">
            <text:p>TEMP METAL MANCAL ESCORA BBA ALIM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41</text:p>
          </table:table-cell>
          <table:table-cell office:value-type="string" calcext:value-type="string">
            <text:p>TEMP ÓLEO MANCAL MOTOR BBA ALIM 3 (LADO BOOSTER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43</text:p>
          </table:table-cell>
          <table:table-cell office:value-type="string" calcext:value-type="string">
            <text:p>TEMP ÓLEO MANCAL MOTOR BBA ALIM 3 (LADO VOITH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61</text:p>
          </table:table-cell>
          <table:table-cell office:value-type="string" calcext:value-type="string">
            <text:p>TEMP MANCAL VOITH BOMBA ALIMENTAÇÃO 3 EIXO ACIONADOR LADO MOTOR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63</text:p>
          </table:table-cell>
          <table:table-cell office:value-type="string" calcext:value-type="string">
            <text:p>TEMP MANCAL VOITH BOMBA ALIMENTAÇÃO 3 EIXO ACIONADOR LADO VOITH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65</text:p>
          </table:table-cell>
          <table:table-cell office:value-type="string" calcext:value-type="string">
            <text:p>TEMP MANCAL VOITH BOMBA ALIMENTAÇÃO 3 MANCAL ESCORA EIXO PRIMÁRIO 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67</text:p>
          </table:table-cell>
          <table:table-cell office:value-type="string" calcext:value-type="string">
            <text:p>TEMP MANCAL VOITH BOMBA ALIMENTAÇÃO 3 EIXO PRIM LADO MANCAL ESCOR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69</text:p>
          </table:table-cell>
          <table:table-cell office:value-type="string" calcext:value-type="string">
            <text:p>TEMP MANCAL VOITH BOMBA ALIMENTAÇÃO 3 EIXO PRIM LADO RODA PRIMÁRI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71</text:p>
          </table:table-cell>
          <table:table-cell office:value-type="string" calcext:value-type="string">
            <text:p>TEMP MANCAL VOITH BOMBA ALIMENTAÇÃO 3 EIXO SAÍDA LADO RODA SEC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73</text:p>
          </table:table-cell>
          <table:table-cell office:value-type="string" calcext:value-type="string">
            <text:p>TEMP MANCAL VOITH BOMBA ALIMENTAÇÃO 3 EIXO SAÍDA LADO MANCAL ESCOR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75</text:p>
          </table:table-cell>
          <table:table-cell office:value-type="string" calcext:value-type="string">
            <text:p>TEMP MANCAL VOITH BOMBA ALIMENTAÇÃO 3 MANCAL ESCORA EIXO SAÍD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77</text:p>
          </table:table-cell>
          <table:table-cell office:value-type="string" calcext:value-type="string">
            <text:p>TEMP MANCAL VOITH BOMBA ALIMENTAÇÃO 3 EIXO ACIONADO LADO VOITH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79</text:p>
          </table:table-cell>
          <table:table-cell office:value-type="string" calcext:value-type="string">
            <text:p>TEMP MANCAL VOITH BOMBA ALIMENTAÇÃO 3 EIXO ACIONADO LADO BOMBA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THH3286</text:p>
          </table:table-cell>
          <table:table-cell office:value-type="string" calcext:value-type="string">
            <text:p>TEMP ÓLEO LUB ENTR RESF BBA ALIM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U100XV07</text:p>
          </table:table-cell>
          <table:table-cell office:value-type="string" calcext:value-type="string">
            <text:p>NENHUMA BOMBA ALIMENTAÇÃO EM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H2004</text:p>
          </table:table-cell>
          <table:table-cell office:value-type="string" calcext:value-type="string">
            <text:p>DESLOCAMENTO AXIAL POS BBA ALIMENTAÇÃO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53ZH2005</text:p>
          </table:table-cell>
          <table:table-cell office:value-type="string" calcext:value-type="string">
            <text:p>DESLOCAMENTO AXIAL NEG BBA ALIMENTAÇÃO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53ZH2019</text:p>
          </table:table-cell>
          <table:table-cell office:value-type="string" calcext:value-type="string">
            <text:p>VV ISOL ÁGUA CICLO FECHADO BOMBA ALIM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H2104</text:p>
          </table:table-cell>
          <table:table-cell office:value-type="string" calcext:value-type="string">
            <text:p>DESLOCAMENTO AXIAL POS BBA ALIMENTAÇÃO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53ZH2105</text:p>
          </table:table-cell>
          <table:table-cell office:value-type="string" calcext:value-type="string">
            <text:p>DESLOCAMENTO AXIAL NEG BBA ALIMENTAÇÃO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53ZH2119</text:p>
          </table:table-cell>
          <table:table-cell office:value-type="string" calcext:value-type="string">
            <text:p>VV ISOL ÁGUA CICLO FECHADO BOMBA ALIM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H2204</text:p>
          </table:table-cell>
          <table:table-cell office:value-type="string" calcext:value-type="string">
            <text:p>DESLOCAMENTO AXIAL POS BBA ALIMENTAÇÃO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53ZH2205</text:p>
          </table:table-cell>
          <table:table-cell office:value-type="string" calcext:value-type="string">
            <text:p>DESLOCAMENTO AXIAL NEG BBA ALIMENTAÇÃO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53ZH2219</text:p>
          </table:table-cell>
          <table:table-cell office:value-type="string" calcext:value-type="string">
            <text:p>VV ISOL ÁGUA CICLO FECHADO BOMBA ALIM 3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L2013</text:p>
          </table:table-cell>
          <table:table-cell office:value-type="string" calcext:value-type="string">
            <text:p>VVA BYPASS FILTROS MAGNÉTICOS LNA BBA ALIM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L2015</text:p>
          </table:table-cell>
          <table:table-cell office:value-type="string" calcext:value-type="string">
            <text:p>VVA BYPASS FILTROS MAGNÉTICOS LA BBA ALIM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L2113</text:p>
          </table:table-cell>
          <table:table-cell office:value-type="string" calcext:value-type="string">
            <text:p>VVA BYPASS FILTROS MAGNÉTICOS LNA BBA ALIM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L2115</text:p>
          </table:table-cell>
          <table:table-cell office:value-type="string" calcext:value-type="string">
            <text:p>VVA BYPASS FILTROS MAGNÉTICOS LA BBA ALIM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L2213</text:p>
          </table:table-cell>
          <table:table-cell office:value-type="string" calcext:value-type="string">
            <text:p>VVA BYPASS FILTROS MAGNÉTICOS LNA BBA ALIM 3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L2215</text:p>
          </table:table-cell>
          <table:table-cell office:value-type="string" calcext:value-type="string">
            <text:p>VVA BYPASS FILTROS MAGNÉTICOS LA BBA ALIM 3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M2025</text:p>
          </table:table-cell>
          <table:table-cell office:value-type="string" calcext:value-type="string">
            <text:p>VVA BYPASS FILTRO MAGNÉTICO BBA ALIM 1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NORMALIZAD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M2051</text:p>
          </table:table-cell>
          <table:table-cell office:value-type="string" calcext:value-type="string">
            <text:p>VV ISOL CICLO FECHADO BB ALIM 1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M2125</text:p>
          </table:table-cell>
          <table:table-cell office:value-type="string" calcext:value-type="string">
            <text:p>VVA BYPASS FILTRO MAGNÉTICO BBA ALIM 2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NORMALIZAD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M2151</text:p>
          </table:table-cell>
          <table:table-cell office:value-type="string" calcext:value-type="string">
            <text:p>VV ISOL CICLO FECHADO BB ALIM 2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M2225</text:p>
          </table:table-cell>
          <table:table-cell office:value-type="string" calcext:value-type="string">
            <text:p>VVA BYPASS FILTRO MAGNÉTICO BBA ALIM 3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NORMALIZAD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3ZM2251</text:p>
          </table:table-cell>
          <table:table-cell office:value-type="string" calcext:value-type="string">
            <text:p>VV ISOL CICLO FECHADO BB ALIM 3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H4205</text:p>
          </table:table-cell>
          <table:table-cell office:value-type="string" calcext:value-type="string">
            <text:p>NÍVEL AQUECEDOR AP 2/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H4207</text:p>
          </table:table-cell>
          <table:table-cell office:value-type="string" calcext:value-type="string">
            <text:p>NÍVEL AQUECEDOR AP 2/1 / ZONA DSH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H4212</text:p>
          </table:table-cell>
          <table:table-cell office:value-type="string" calcext:value-type="string">
            <text:p>NÍVEL AQUECEDOR AP 2/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H4214</text:p>
          </table:table-cell>
          <table:table-cell office:value-type="string" calcext:value-type="string">
            <text:p>NÍVEL AQUECEDOR AP 2/2 / ZONA DSH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H4219</text:p>
          </table:table-cell>
          <table:table-cell office:value-type="string" calcext:value-type="string">
            <text:p>NÍVEL AQUECEDOR AP 1/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H4221</text:p>
          </table:table-cell>
          <table:table-cell office:value-type="string" calcext:value-type="string">
            <text:p>NÍVEL AQUECEDOR AP 1/1 / ZONA DSH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H4226</text:p>
          </table:table-cell>
          <table:table-cell office:value-type="string" calcext:value-type="string">
            <text:p>NÍVEL AQUECEDOR AP 1/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H4228</text:p>
          </table:table-cell>
          <table:table-cell office:value-type="string" calcext:value-type="string">
            <text:p>NÍVEL AQUECEDOR AP 1/2 / ZONA DSH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HH4204</text:p>
          </table:table-cell>
          <table:table-cell office:value-type="string" calcext:value-type="string">
            <text:p>NÍVEL AQUECEDOR AP 2/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HH4211</text:p>
          </table:table-cell>
          <table:table-cell office:value-type="string" calcext:value-type="string">
            <text:p>NÍVEL AQUECEDOR AP 2/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HH4218</text:p>
          </table:table-cell>
          <table:table-cell office:value-type="string" calcext:value-type="string">
            <text:p>NÍVEL AQUECEDOR AP 1/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HH4225</text:p>
          </table:table-cell>
          <table:table-cell office:value-type="string" calcext:value-type="string">
            <text:p>NÍVEL AQUECEDOR AP 1/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L4206</text:p>
          </table:table-cell>
          <table:table-cell office:value-type="string" calcext:value-type="string">
            <text:p>NÍVEL AQUECEDOR AP 2/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L4213</text:p>
          </table:table-cell>
          <table:table-cell office:value-type="string" calcext:value-type="string">
            <text:p>NÍVEL AQUECEDOR AP 2/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L4220</text:p>
          </table:table-cell>
          <table:table-cell office:value-type="string" calcext:value-type="string">
            <text:p>NÍVEL AQUECEDOR AP 1/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L4227</text:p>
          </table:table-cell>
          <table:table-cell office:value-type="string" calcext:value-type="string">
            <text:p>NÍVEL AQUECEDOR AP 1/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VH4203</text:p>
          </table:table-cell>
          <table:table-cell office:value-type="string" calcext:value-type="string">
            <text:p>NÍVEL AQUECEDOR AP 2/1</text:p>
          </table:table-cell>
          <table:table-cell office:value-type="string" calcext:value-type="string">
            <text:p>ALTISSIM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VH4210</text:p>
          </table:table-cell>
          <table:table-cell office:value-type="string" calcext:value-type="string">
            <text:p>NÍVEL AQUECEDOR AP 2/2</text:p>
          </table:table-cell>
          <table:table-cell office:value-type="string" calcext:value-type="string">
            <text:p>ALTISSIM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VH4217</text:p>
          </table:table-cell>
          <table:table-cell office:value-type="string" calcext:value-type="string">
            <text:p>NÍVEL AQUECEDOR AP 1/1</text:p>
          </table:table-cell>
          <table:table-cell office:value-type="string" calcext:value-type="string">
            <text:p>ALTISSIM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LVH4224</text:p>
          </table:table-cell>
          <table:table-cell office:value-type="string" calcext:value-type="string">
            <text:p>NÍVEL AQUECEDOR AP 1/2</text:p>
          </table:table-cell>
          <table:table-cell office:value-type="string" calcext:value-type="string">
            <text:p>ALTISSIM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ZH4003</text:p>
          </table:table-cell>
          <table:table-cell office:value-type="string" calcext:value-type="string">
            <text:p>VV ISOL VAPOR RH FRIO P/AQUEC AP 2/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ZH4006</text:p>
          </table:table-cell>
          <table:table-cell office:value-type="string" calcext:value-type="string">
            <text:p>VV ISOL VAPOR RH FRIO P/AQUEC AP 2/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ZH4013</text:p>
          </table:table-cell>
          <table:table-cell office:value-type="string" calcext:value-type="string">
            <text:p>VV ISOL VAPOR EXTR TURB MP P/AQUEC AP 1/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ZH4016</text:p>
          </table:table-cell>
          <table:table-cell office:value-type="string" calcext:value-type="string">
            <text:p>VV ISOL VAPOR EXTR TURB MP P/AQUEC AP 1/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ZL4005</text:p>
          </table:table-cell>
          <table:table-cell office:value-type="string" calcext:value-type="string">
            <text:p>VV ISOL VAPOR RH FRIO P/AQUEC AP 2/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ZL4006</text:p>
          </table:table-cell>
          <table:table-cell office:value-type="string" calcext:value-type="string">
            <text:p>VV ISOL VAPOR RH FRIO P/AQUEC AP 2/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ZL4007</text:p>
          </table:table-cell>
          <table:table-cell office:value-type="string" calcext:value-type="string">
            <text:p>VV ISOL VAPOR EXTR TURB MP P/AQUEC AP 1/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4ZL4016</text:p>
          </table:table-cell>
          <table:table-cell office:value-type="string" calcext:value-type="string">
            <text:p>VV ISOL VAPOR EXTR TURB MP P/AQUEC AP 1/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5DIH3003</text:p>
          </table:table-cell>
          <table:table-cell office:value-type="string" calcext:value-type="string">
            <text:p>MEDIÇÃO VAZÃO ÁGUA ALIM ENTR ECO</text:p>
          </table:table-cell>
          <table:table-cell office:value-type="string" calcext:value-type="string">
            <text:p>DISCREPA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5FL3004</text:p>
          </table:table-cell>
          <table:table-cell office:value-type="string" calcext:value-type="string">
            <text:p>VAZÃO ÁGUA ALIMENTAÇÃO ENTRADA EC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55FLL3005</text:p>
          </table:table-cell>
          <table:table-cell office:value-type="string" calcext:value-type="string">
            <text:p>VAZÃO ÁGUA ALIMENTAÇÃO ENTRADA ECO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01</text:p>
          </table:table-cell>
          <table:table-cell office:value-type="string" calcext:value-type="string">
            <text:p>BU2 - SOBRECORRENTE DJ ALIM NORMAL 152/U2 (172)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03</text:p>
          </table:table-cell>
          <table:table-cell office:value-type="string" calcext:value-type="string">
            <text:p>DJ 152/1T - ALIMENTAÇÃO BT1 - RELÉ SOBRECORRENTE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04</text:p>
          </table:table-cell>
          <table:table-cell office:value-type="string" calcext:value-type="string">
            <text:p>DJ 152/1T - ALIMENTAÇÃO BT1 - RELÉ SENSOR DE TERR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05</text:p>
          </table:table-cell>
          <table:table-cell office:value-type="string" calcext:value-type="string">
            <text:p>DJ 152/2T - ALIMENTAÇÃO BT2 - RELÉ SOBRECORRENTE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06</text:p>
          </table:table-cell>
          <table:table-cell office:value-type="string" calcext:value-type="string">
            <text:p>DJ 152/2T - ALIMENTAÇÃO BT2 - RELÉ SENSOR DE TERR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14</text:p>
          </table:table-cell>
          <table:table-cell office:value-type="string" calcext:value-type="string">
            <text:p>DJ 152/1C - ALIMENTAÇÃO BC1 - RELÉ SOBRECORRENTE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16</text:p>
          </table:table-cell>
          <table:table-cell office:value-type="string" calcext:value-type="string">
            <text:p>DJ 152/1C - ALIMENTAÇÃO BC1 - RELÉ SENSOR DE TERR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17</text:p>
          </table:table-cell>
          <table:table-cell office:value-type="string" calcext:value-type="string">
            <text:p>DJ 152/2C - ALIMENTAÇÃO BC2 - RELÉ SOBRECORRENTE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18</text:p>
          </table:table-cell>
          <table:table-cell office:value-type="string" calcext:value-type="string">
            <text:p>DJ 152/2C - ALIMENTAÇÃO BC2 - RELÉ SENSOR DE TERR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19</text:p>
          </table:table-cell>
          <table:table-cell office:value-type="string" calcext:value-type="string">
            <text:p>TB1 - CONTATOR ALIMENTAÇÃO 6/B1 - FUSÍVEL QUEIMA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20</text:p>
          </table:table-cell>
          <table:table-cell office:value-type="string" calcext:value-type="string">
            <text:p>TB1 - RELÉ SENSOR DE TERRA INSTANTÂNE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21</text:p>
          </table:table-cell>
          <table:table-cell office:value-type="string" calcext:value-type="string">
            <text:p>TB2 - CONTATOR ALIMENTAÇÃO 6/B2 - FUSÍVEL QUEIMA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22</text:p>
          </table:table-cell>
          <table:table-cell office:value-type="string" calcext:value-type="string">
            <text:p>TB2 - RELÉ SENSOR DE TERRA INSTANTÂNE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30</text:p>
          </table:table-cell>
          <table:table-cell office:value-type="string" calcext:value-type="string">
            <text:p>FALTA TENSÃO AUXILIAR RELÉ PROTEÇÃO FIO PILOTO F85.1 - LINHA UTLC1 - GERADOR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31</text:p>
          </table:table-cell>
          <table:table-cell office:value-type="string" calcext:value-type="string">
            <text:p>FALTA TENSÃO AUXILIAR RELÉ PROTEÇÃO FIO PILOTO F85.2 - LINHA UTLC2 - TSG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35</text:p>
          </table:table-cell>
          <table:table-cell office:value-type="string" calcext:value-type="string">
            <text:p>TC1 - CONTATOR ALIMENTAÇÃO 6/C1 - FUSÍVEL QUEIMA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36</text:p>
          </table:table-cell>
          <table:table-cell office:value-type="string" calcext:value-type="string">
            <text:p>TC1 - RELÉ SENSOR DE TERRA INSTANTÂNE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37</text:p>
          </table:table-cell>
          <table:table-cell office:value-type="string" calcext:value-type="string">
            <text:p>TC2 - CONTATOR ALIMENTAÇÃO 6/C2 - FUSÍVEL QUEIMA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38</text:p>
          </table:table-cell>
          <table:table-cell office:value-type="string" calcext:value-type="string">
            <text:p>TC2 - RELÉ SENSOR DE TERRA INSTANTÂNE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39</text:p>
          </table:table-cell>
          <table:table-cell office:value-type="string" calcext:value-type="string">
            <text:p>TB1 - TEMP ÓLEO 2º ESTÁGIO - 95°C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40</text:p>
          </table:table-cell>
          <table:table-cell office:value-type="string" calcext:value-type="string">
            <text:p>TB1 - RELE BUCHHOLZ <text:s/>2° ESTAGIO/VV ALIV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41</text:p>
          </table:table-cell>
          <table:table-cell office:value-type="string" calcext:value-type="string">
            <text:p>TB1 - NÍVEL ÓLEO 2° ESTÁG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42</text:p>
          </table:table-cell>
          <table:table-cell office:value-type="string" calcext:value-type="string">
            <text:p>TB2 - TEMP ÓLEO 2º ESTÁGIO - 95°C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43</text:p>
          </table:table-cell>
          <table:table-cell office:value-type="string" calcext:value-type="string">
            <text:p>TB2 - RELE BUCHHOLZ <text:s/>2° ESTAGIO/VV ALIV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44</text:p>
          </table:table-cell>
          <table:table-cell office:value-type="string" calcext:value-type="string">
            <text:p>TB2 - NÍVEL ÓLEO 2° ESTÁG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45</text:p>
          </table:table-cell>
          <table:table-cell office:value-type="string" calcext:value-type="string">
            <text:p>TC1 - TEMP ÓLEO 2º ESTÁGIO - 95°C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46</text:p>
          </table:table-cell>
          <table:table-cell office:value-type="string" calcext:value-type="string">
            <text:p>TC1 - RELE BUCHHOLZ <text:s/>2° ESTAGIO/VV ALIV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47</text:p>
          </table:table-cell>
          <table:table-cell office:value-type="string" calcext:value-type="string">
            <text:p>TC1 - NÍVEL ÓLEO 2° ESTÁG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48</text:p>
          </table:table-cell>
          <table:table-cell office:value-type="string" calcext:value-type="string">
            <text:p>TC2 - TEMP ÓLEO 2º ESTÁGIO - 95°C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49</text:p>
          </table:table-cell>
          <table:table-cell office:value-type="string" calcext:value-type="string">
            <text:p>TC2 - RELE BUCHHOLZ <text:s/>2° ESTAGIO/VV ALIV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50</text:p>
          </table:table-cell>
          <table:table-cell office:value-type="string" calcext:value-type="string">
            <text:p>TC2 - NÍVEL ÓLEO 2° ESTÁG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51</text:p>
          </table:table-cell>
          <table:table-cell office:value-type="string" calcext:value-type="string">
            <text:p>TB1 - TEMP ÓLEO 1º ESTÁGIO - 85°C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52</text:p>
          </table:table-cell>
          <table:table-cell office:value-type="string" calcext:value-type="string">
            <text:p>TB1 - RELE BUCHHOLZ <text:s/>1° ESTAG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54</text:p>
          </table:table-cell>
          <table:table-cell office:value-type="string" calcext:value-type="string">
            <text:p>TB2 - TEMP ÓLEO 1º ESTÁGIO - 85°C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55</text:p>
          </table:table-cell>
          <table:table-cell office:value-type="string" calcext:value-type="string">
            <text:p>TB2 - RELE BUCHHOLZ <text:s/>1° ESTAG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57</text:p>
          </table:table-cell>
          <table:table-cell office:value-type="string" calcext:value-type="string">
            <text:p>TC1 - TEMP ÓLEO 1º ESTÁGIO - 85°C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58</text:p>
          </table:table-cell>
          <table:table-cell office:value-type="string" calcext:value-type="string">
            <text:p>TC1 - RELE BUCHHOLZ <text:s/>1° ESTAG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60</text:p>
          </table:table-cell>
          <table:table-cell office:value-type="string" calcext:value-type="string">
            <text:p>TC2 - TEMP ÓLEO 1º ESTÁGIO - 85°C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61</text:p>
          </table:table-cell>
          <table:table-cell office:value-type="string" calcext:value-type="string">
            <text:p>TC2 - RELE BUCHHOLZ <text:s/>1° ESTAG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63</text:p>
          </table:table-cell>
          <table:table-cell office:value-type="string" calcext:value-type="string">
            <text:p>BU1 - RELE SUBTENSAO BARRAMEN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66</text:p>
          </table:table-cell>
          <table:table-cell office:value-type="string" calcext:value-type="string">
            <text:p>BU2 - RELE SUBTENSAO BARRAMEN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69</text:p>
          </table:table-cell>
          <table:table-cell office:value-type="string" calcext:value-type="string">
            <text:p>BT1 - RELE SUBTENSAO BARRAMEN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72</text:p>
          </table:table-cell>
          <table:table-cell office:value-type="string" calcext:value-type="string">
            <text:p>BT2 - RELE SUBTENSAO BARRAMEN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75</text:p>
          </table:table-cell>
          <table:table-cell office:value-type="string" calcext:value-type="string">
            <text:p>BC1 - RELE SUBTENSAO BARRAMEN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77</text:p>
          </table:table-cell>
          <table:table-cell office:value-type="string" calcext:value-type="string">
            <text:p>BC2 - RELE SUBTENSAO BARRAMEN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79</text:p>
          </table:table-cell>
          <table:table-cell office:value-type="string" calcext:value-type="string">
            <text:p>BEM1 - RELE SOBRECORRENTE DJ ALIM NORMAL 52/1E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80</text:p>
          </table:table-cell>
          <table:table-cell office:value-type="string" calcext:value-type="string">
            <text:p>PROTEÇÃO DISJUNTORES ALIMENT. CCM'S BB11 / BB12 / BB13 / BB14 - ALIMENT. VIA BB1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84</text:p>
          </table:table-cell>
          <table:table-cell office:value-type="string" calcext:value-type="string">
            <text:p>PROTEÇÃO DISJUNTORES ALIMENT. CCM'S BB11 / BB12 / BB13 / BB14 - ALIMENT. VIA BB2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89</text:p>
          </table:table-cell>
          <table:table-cell office:value-type="string" calcext:value-type="string">
            <text:p>PROTEÇÃO DISJUNTORES ALIMENT. CCM'S BC12 / BC15 - ALIMENT. VIA BC11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91</text:p>
          </table:table-cell>
          <table:table-cell office:value-type="string" calcext:value-type="string">
            <text:p>PROTEÇÃO DISJUNTORES ALIMENT. CCM'S BC14 / BC22 - ALIMENT. VIA BC21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94</text:p>
          </table:table-cell>
          <table:table-cell office:value-type="string" calcext:value-type="string">
            <text:p>BB1 - RELE SUBTENSAO BARRAMEN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097</text:p>
          </table:table-cell>
          <table:table-cell office:value-type="string" calcext:value-type="string">
            <text:p>BB2 - RELE SUBTENSAO BARRAMEN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00</text:p>
          </table:table-cell>
          <table:table-cell office:value-type="string" calcext:value-type="string">
            <text:p>BC11 - RELE SUBTENSAO BARRAMEN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02</text:p>
          </table:table-cell>
          <table:table-cell office:value-type="string" calcext:value-type="string">
            <text:p>BC21 - RELE SUBTENSAO BARRAMEN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05</text:p>
          </table:table-cell>
          <table:table-cell office:value-type="string" calcext:value-type="string">
            <text:p>DJ 52/B1 - ALIMENT NORMAL BB1 - SUBTENSÃO CA ENTRADA / SOBRECORRENTE 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08</text:p>
          </table:table-cell>
          <table:table-cell office:value-type="string" calcext:value-type="string">
            <text:p>DJ 52/B2 - ALIMENT NORMAL BB2 - SUBTENSÃO CA ENTRADA / SOBRECORRENTE 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11</text:p>
          </table:table-cell>
          <table:table-cell office:value-type="string" calcext:value-type="string">
            <text:p>DJ 52/C1 - ALIMENT NORMAL BC11 - SUBTENSÃO CA ENTRADA / SOBRECORRENTE 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14</text:p>
          </table:table-cell>
          <table:table-cell office:value-type="string" calcext:value-type="string">
            <text:p>DJ 52/C2 - ALIMENT NORMAL BC21 - SUBTENSÃO CA ENTRADA / SOBRECORRENTE 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16</text:p>
          </table:table-cell>
          <table:table-cell office:value-type="string" calcext:value-type="string">
            <text:p>DJ 52/IC - INTERLIGAÇÃO BC11/BC21 - SOBRECORRENTE 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17</text:p>
          </table:table-cell>
          <table:table-cell office:value-type="string" calcext:value-type="string">
            <text:p>CCM 480V TURBOALTERNADOR BB11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18</text:p>
          </table:table-cell>
          <table:table-cell office:value-type="string" calcext:value-type="string">
            <text:p>CCM 480V TURBOALTERNADOR BB1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19</text:p>
          </table:table-cell>
          <table:table-cell office:value-type="string" calcext:value-type="string">
            <text:p>CCM 480V MOINHOS BB13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20</text:p>
          </table:table-cell>
          <table:table-cell office:value-type="string" calcext:value-type="string">
            <text:p>CCM 480V CALDEIRA BB14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21</text:p>
          </table:table-cell>
          <table:table-cell office:value-type="string" calcext:value-type="string">
            <text:p>CCM 480V CINZA LEVE BC1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22</text:p>
          </table:table-cell>
          <table:table-cell office:value-type="string" calcext:value-type="string">
            <text:p>CCM 480V SILO BC13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23</text:p>
          </table:table-cell>
          <table:table-cell office:value-type="string" calcext:value-type="string">
            <text:p>CCM 480V CINZA PESADA BC14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24</text:p>
          </table:table-cell>
          <table:table-cell office:value-type="string" calcext:value-type="string">
            <text:p>CCM 480V PRECIPITADOR 1 BC15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25</text:p>
          </table:table-cell>
          <table:table-cell office:value-type="string" calcext:value-type="string">
            <text:p>CCM 480V PRECIPITADOR 2 BC2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26</text:p>
          </table:table-cell>
          <table:table-cell office:value-type="string" calcext:value-type="string">
            <text:p>CCM 480V TORRE BT11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27</text:p>
          </table:table-cell>
          <table:table-cell office:value-type="string" calcext:value-type="string">
            <text:p>BEM1 / BEM2 - RELÉ SUBTENSÃO BARRAMEN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28</text:p>
          </table:table-cell>
          <table:table-cell office:value-type="string" calcext:value-type="string">
            <text:p>CUBÍCULOS 6.3KV SERV. UNIDADE BU1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29</text:p>
          </table:table-cell>
          <table:table-cell office:value-type="string" calcext:value-type="string">
            <text:p>CUBÍCULOS 6.3KV SERV. UNIDADE BU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30</text:p>
          </table:table-cell>
          <table:table-cell office:value-type="string" calcext:value-type="string">
            <text:p>CUBÍCULOS 480V SERV. UNIDADE BB1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31</text:p>
          </table:table-cell>
          <table:table-cell office:value-type="string" calcext:value-type="string">
            <text:p>CUBÍCULOS 480V SERV. UNIDADE BB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32</text:p>
          </table:table-cell>
          <table:table-cell office:value-type="string" calcext:value-type="string">
            <text:p>CUBICULOS 480V SERV. ESSENCIAIS BEM1/BEM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34</text:p>
          </table:table-cell>
          <table:table-cell office:value-type="string" calcext:value-type="string">
            <text:p>CUBÍCULOS 6.3KV TORRE BT1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35</text:p>
          </table:table-cell>
          <table:table-cell office:value-type="string" calcext:value-type="string">
            <text:p>CUBÍCULOS 6.3KV TORRE BT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36</text:p>
          </table:table-cell>
          <table:table-cell office:value-type="string" calcext:value-type="string">
            <text:p>CUBÍCULOS 6.3KV MANUSEIO CINZA BC1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37</text:p>
          </table:table-cell>
          <table:table-cell office:value-type="string" calcext:value-type="string">
            <text:p>CUBÍCULOS 6.3KV MANUSEIO CINZA BC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38</text:p>
          </table:table-cell>
          <table:table-cell office:value-type="string" calcext:value-type="string">
            <text:p>CUBÍCULOS 480V MANUSEIO CINZA BC11/BC21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40</text:p>
          </table:table-cell>
          <table:table-cell office:value-type="string" calcext:value-type="string">
            <text:p>COMUTAÇÃO RÁRIDA (CHANGE-OVER) BU1-BSG </text:p>
          </table:table-cell>
          <table:table-cell office:value-type="string" calcext:value-type="string">
            <text:p>BLOQUE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41</text:p>
          </table:table-cell>
          <table:table-cell office:value-type="string" calcext:value-type="string">
            <text:p>COMUTAÇÃO RÁRIDA (CHANGE-OVER) BU2-BSG </text:p>
          </table:table-cell>
          <table:table-cell office:value-type="string" calcext:value-type="string">
            <text:p>BLOQUE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42</text:p>
          </table:table-cell>
          <table:table-cell office:value-type="string" calcext:value-type="string">
            <text:p>COMUTAÇÃO RÁRIDA (CHANGE-OVER) BU1-BSG 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43</text:p>
          </table:table-cell>
          <table:table-cell office:value-type="string" calcext:value-type="string">
            <text:p>COMUTAÇÃO RÁRIDA (CHANGE-OVER) BU2-BSG 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44</text:p>
          </table:table-cell>
          <table:table-cell office:value-type="string" calcext:value-type="string">
            <text:p>TSG - TEMP ÓLEO 2° ESTÁGIO - 9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45</text:p>
          </table:table-cell>
          <table:table-cell office:value-type="string" calcext:value-type="string">
            <text:p>TSG - RELÉ BUCHHOLZ <text:s/>2º ESTÁGIO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47</text:p>
          </table:table-cell>
          <table:table-cell office:value-type="string" calcext:value-type="string">
            <text:p>TSG - TEMP ENROLAMENTO <text:s/>AT <text:s/>2º ESTÁGIO - 10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48</text:p>
          </table:table-cell>
          <table:table-cell office:value-type="string" calcext:value-type="string">
            <text:p>TSG - TEMP ENROLAMENTO <text:s/>BT <text:s/>2º ESTÁGIO - 10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49</text:p>
          </table:table-cell>
          <table:table-cell office:value-type="string" calcext:value-type="string">
            <text:p>TU - VÁLVULA ALÍVIO PRESSÃO (TRIP)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50</text:p>
          </table:table-cell>
          <table:table-cell office:value-type="string" calcext:value-type="string">
            <text:p>TSG - RELE SOBRECORRENTE LADO AT 230KV - FUNÇÃO 50/51TSG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51</text:p>
          </table:table-cell>
          <table:table-cell office:value-type="string" calcext:value-type="string">
            <text:p>TSG - RELE PROTEÇÃO DIFERENCIAL - FUNÇÃO 87TSG <text:s/>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52</text:p>
          </table:table-cell>
          <table:table-cell office:value-type="string" calcext:value-type="string">
            <text:p>TSG RELE SOBRECORRENTE NEUTRO LADO 6.3K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0BI1154</text:p>
          </table:table-cell>
          <table:table-cell office:value-type="string" calcext:value-type="string">
            <text:p>LINHA 230 KV - SUBESTAÇÃO - TSG - PROTEÇÃO DIFERENCIAL DE LINHA - FIO PILOTO - "TRIP" TSG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55</text:p>
          </table:table-cell>
          <table:table-cell office:value-type="string" calcext:value-type="string">
            <text:p>TSG - TEMP ÓLEO 1° ESTÁGIO - 8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56</text:p>
          </table:table-cell>
          <table:table-cell office:value-type="string" calcext:value-type="string">
            <text:p>TSG - RELÉ BUCHHOLZ <text:s/>1º ESTÁGIO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57</text:p>
          </table:table-cell>
          <table:table-cell office:value-type="string" calcext:value-type="string">
            <text:p>TSG OU COMUTADOR (CSC) TSG - NÍVEL DE ÓLEO BAIXO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58</text:p>
          </table:table-cell>
          <table:table-cell office:value-type="string" calcext:value-type="string">
            <text:p>TSG - TEMP ENROLAMENTO <text:s/>AT <text:s/>1º ESTÁGIO - 9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59</text:p>
          </table:table-cell>
          <table:table-cell office:value-type="string" calcext:value-type="string">
            <text:p>TSG - TEMP ENROLAMENTO <text:s/>BT <text:s/>1º ESTÁGIO - 9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60</text:p>
          </table:table-cell>
          <table:table-cell office:value-type="string" calcext:value-type="string">
            <text:p>TSG - SISTEMA DE REFRIGERAÇÃO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61</text:p>
          </table:table-cell>
          <table:table-cell office:value-type="string" calcext:value-type="string">
            <text:p>TSG - FALTA TENSÃO AUXILIAR PAINEL LOCAL - 480/120VCA 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63</text:p>
          </table:table-cell>
          <table:table-cell office:value-type="string" calcext:value-type="string">
            <text:p>COMUTADOR (CSC) TSG - COMUTADOR (CSC) - ATUAÇÃO RELÉ DE SOBREPRESSÃO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66</text:p>
          </table:table-cell>
          <table:table-cell office:value-type="string" calcext:value-type="string">
            <text:p>ALIMENTAÇÃO AR CONDICIONA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0BI1169</text:p>
          </table:table-cell>
          <table:table-cell office:value-type="string" calcext:value-type="string">
            <text:p>FALHA DISJUNTOR 230KV 352/U7 (782) / PROTEÇÃO BARRA 230 KV SUBESTAÇÃO - (TRIP)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70</text:p>
          </table:table-cell>
          <table:table-cell office:value-type="string" calcext:value-type="string">
            <text:p>RELÉ 86-3 - BLOQUEIO TRANSF. SERVIÇOS GERAIS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78</text:p>
          </table:table-cell>
          <table:table-cell office:value-type="string" calcext:value-type="string">
            <text:p>TGE - CONTATOR ALIMENTAÇÃO 6/GE - FUSÍVEL QUEIMA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79</text:p>
          </table:table-cell>
          <table:table-cell office:value-type="string" calcext:value-type="string">
            <text:p>TGE - RELÉ SENSOR DE TERRA INSTANTÂNE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80</text:p>
          </table:table-cell>
          <table:table-cell office:value-type="string" calcext:value-type="string">
            <text:p>TRE - CONTATOR ALIMENTAÇÃO 6/RE - FUSÍVEL QUEIMA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82</text:p>
          </table:table-cell>
          <table:table-cell office:value-type="string" calcext:value-type="string">
            <text:p>TGE - TEMP ÓLEO 2º ESTÁGIO - 95°C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83</text:p>
          </table:table-cell>
          <table:table-cell office:value-type="string" calcext:value-type="string">
            <text:p>TGE - RELE BUCHHOLZ <text:s/>2° ESTAGIO/VV ALIV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84</text:p>
          </table:table-cell>
          <table:table-cell office:value-type="string" calcext:value-type="string">
            <text:p>TGE - NÍVEL ÓLEO 2° ESTÁG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85</text:p>
          </table:table-cell>
          <table:table-cell office:value-type="string" calcext:value-type="string">
            <text:p>TRE - TEMP ÓLEO 2º ESTÁGIO - 95°C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86</text:p>
          </table:table-cell>
          <table:table-cell office:value-type="string" calcext:value-type="string">
            <text:p>TRE - RELE BUCHHOLZ <text:s/>2° ESTAGIO/VV ALIV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87</text:p>
          </table:table-cell>
          <table:table-cell office:value-type="string" calcext:value-type="string">
            <text:p>TRE - NÍVEL ÓLEO 2° ESTÁG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91</text:p>
          </table:table-cell>
          <table:table-cell office:value-type="string" calcext:value-type="string">
            <text:p>TGE - TEMP ÓLEO 1º ESTÁGIO - 85°C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92</text:p>
          </table:table-cell>
          <table:table-cell office:value-type="string" calcext:value-type="string">
            <text:p>TGE - RELE BUCHHOLZ <text:s/>1° ESTAG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94</text:p>
          </table:table-cell>
          <table:table-cell office:value-type="string" calcext:value-type="string">
            <text:p>TRE - TEMP ÓLEO 1º ESTÁGIO - 85°C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95</text:p>
          </table:table-cell>
          <table:table-cell office:value-type="string" calcext:value-type="string">
            <text:p>TRE - RELE BUCHHOLZ <text:s/>1° ESTAGI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97</text:p>
          </table:table-cell>
          <table:table-cell office:value-type="string" calcext:value-type="string">
            <text:p>BSG - RELÉ DE SUBTENSÃO BARRAMEN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199</text:p>
          </table:table-cell>
          <table:table-cell office:value-type="string" calcext:value-type="string">
            <text:p>BSG - SOBRECORRENTE DJ ALIM NORMAL 152/SG (212)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00</text:p>
          </table:table-cell>
          <table:table-cell office:value-type="string" calcext:value-type="string">
            <text:p>BGE - RELE SUBTENSAO BARRAMEN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02</text:p>
          </table:table-cell>
          <table:table-cell office:value-type="string" calcext:value-type="string">
            <text:p>DJ 52/GE - ALIMENT NORMAL BGE - SUBTENSÃO CA ENTRADA / SOBRECORRENTE 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05</text:p>
          </table:table-cell>
          <table:table-cell office:value-type="string" calcext:value-type="string">
            <text:p>BU1 - SOBRECORRENTE DJ ALIM RESERVA 152/1G (202)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06</text:p>
          </table:table-cell>
          <table:table-cell office:value-type="string" calcext:value-type="string">
            <text:p>BU2 - SOBRECORRENTE DJ ALIM RESERVA 152/2G (182)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07</text:p>
          </table:table-cell>
          <table:table-cell office:value-type="string" calcext:value-type="string">
            <text:p>DJ 52/R1 - ALIMENT RESERVA BB1 - SUBTENSÃO CA ENTRADA / SOBRECORRENTE 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10</text:p>
          </table:table-cell>
          <table:table-cell office:value-type="string" calcext:value-type="string">
            <text:p>DJ 52/R2 - ALIMENT RESERVA BB2 - SUBTENSÃO CA ENTRADA / SOBRECORRENTE 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13</text:p>
          </table:table-cell>
          <table:table-cell office:value-type="string" calcext:value-type="string">
            <text:p>DJ 52/RG - ALIMENT RESERVA BGE - SUBTENSÃO CA ENTRADA / SOBRECORRENTE 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18</text:p>
          </table:table-cell>
          <table:table-cell office:value-type="string" calcext:value-type="string">
            <text:p>BEM2 - RELE SOBRECORRENTE DJ ALIM NORMAL 52/2E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19</text:p>
          </table:table-cell>
          <table:table-cell office:value-type="string" calcext:value-type="string">
            <text:p>BGE - ATUAÇÃO PROTEÇÃO DJ DE CARGAS ALIMENTADAS PELO BGE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26</text:p>
          </table:table-cell>
          <table:table-cell office:value-type="string" calcext:value-type="string">
            <text:p>BEM1/BEM2 - RELE SOBRECORRENTE DJ INTERLIGAÇÃO <text:s/>52/I1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30</text:p>
          </table:table-cell>
          <table:table-cell office:value-type="string" calcext:value-type="string">
            <text:p>CUBICULOS 6.3 KV SERVIÇOS GERAIS BSG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31</text:p>
          </table:table-cell>
          <table:table-cell office:value-type="string" calcext:value-type="string">
            <text:p>CUBICULOS 480V SERVIÇOS GERAIS BGE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32</text:p>
          </table:table-cell>
          <table:table-cell office:value-type="string" calcext:value-type="string">
            <text:p>CCM 480V COMBUST. ANTI-INC. BGE 11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33</text:p>
          </table:table-cell>
          <table:table-cell office:value-type="string" calcext:value-type="string">
            <text:p>CCM 480V MANUSEIO CARVÃO BGE 1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34</text:p>
          </table:table-cell>
          <table:table-cell office:value-type="string" calcext:value-type="string">
            <text:p>CCM 480V PRE TRAT. ÁGUA BGE 13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35</text:p>
          </table:table-cell>
          <table:table-cell office:value-type="string" calcext:value-type="string">
            <text:p>CCM 480V DESMIN. TRAT. COND. BGE 14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36</text:p>
          </table:table-cell>
          <table:table-cell office:value-type="string" calcext:value-type="string">
            <text:p>CCM 480V SERVIÇOS GERAIS BGE 15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37</text:p>
          </table:table-cell>
          <table:table-cell office:value-type="string" calcext:value-type="string">
            <text:p>CCM 480V SERVIÇOS GERAIS BGE 16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39</text:p>
          </table:table-cell>
          <table:table-cell office:value-type="string" calcext:value-type="string">
            <text:p>GERADOR DIESEL DE EMERGÊNCIA D1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40</text:p>
          </table:table-cell>
          <table:table-cell office:value-type="string" calcext:value-type="string">
            <text:p>GERADOR DIESEL DE EMERGÊNCIA D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41</text:p>
          </table:table-cell>
          <table:table-cell office:value-type="string" calcext:value-type="string">
            <text:p>CD2 - 220 VCA ESTAB - SUBTENSÃO BARRAMENTO SAID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44</text:p>
          </table:table-cell>
          <table:table-cell office:value-type="string" calcext:value-type="string">
            <text:p>CD2 - 220 VCA ESTAB - FUGA A TERRA BARRAMENTO SAID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46</text:p>
          </table:table-cell>
          <table:table-cell office:value-type="string" calcext:value-type="string">
            <text:p>SISTEMA 125VCC - RETIFICADOR 1 (RT1)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47</text:p>
          </table:table-cell>
          <table:table-cell office:value-type="string" calcext:value-type="string">
            <text:p>SISTEMA 125VCC - RETIFICADOR 2 (RT2)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49</text:p>
          </table:table-cell>
          <table:table-cell office:value-type="string" calcext:value-type="string">
            <text:p>SISTEMA 220VCA <text:s/>ESTABILIZADA - NO-BREAK 1 (NB1)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50</text:p>
          </table:table-cell>
          <table:table-cell office:value-type="string" calcext:value-type="string">
            <text:p>SISTEMA 220VCA <text:s/>ESTABILIZADA - NO-BREAK 2 (NB2)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52</text:p>
          </table:table-cell>
          <table:table-cell office:value-type="string" calcext:value-type="string">
            <text:p>SISTEMA +/- 24 VCC - RETIFICADOR 4 (RT4)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53</text:p>
          </table:table-cell>
          <table:table-cell office:value-type="string" calcext:value-type="string">
            <text:p>SISTEMA +/- 24 VCC - RETIFICADOR 5 (RT5)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54</text:p>
          </table:table-cell>
          <table:table-cell office:value-type="string" calcext:value-type="string">
            <text:p>SISTEMA +/- 24 VCC - RETIFICADOR 6 (RT6)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55</text:p>
          </table:table-cell>
          <table:table-cell office:value-type="string" calcext:value-type="string">
            <text:p>SISTEMA +/- 24 VCC - RETIFICADOR 7 (RT7)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56</text:p>
          </table:table-cell>
          <table:table-cell office:value-type="string" calcext:value-type="string">
            <text:p>SISTEMA +/- 24 VCC - RETIFICADOR 8 (RT8)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60</text:p>
          </table:table-cell>
          <table:table-cell office:value-type="string" calcext:value-type="string">
            <text:p>CD1 - QUADRO DISTRIBUIÇÃO 125VCC - SUBTENSÃO BARRA PRINCIPAL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61</text:p>
          </table:table-cell>
          <table:table-cell office:value-type="string" calcext:value-type="string">
            <text:p>CD1 - QUADRO DISTRIBUIÇÃO 125VCC - SUBTENSÃO BARRA RESERV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62</text:p>
          </table:table-cell>
          <table:table-cell office:value-type="string" calcext:value-type="string">
            <text:p>CD1 - QUADRO DISTRIBUIÇÃO 125VCC - FUGA A TERRA BARRA PRINCIPAL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63</text:p>
          </table:table-cell>
          <table:table-cell office:value-type="string" calcext:value-type="string">
            <text:p>CD1 - QUADRO DISTRIBUIÇÃO 125VCC - FUGA A TERRA BARRA RESERV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64</text:p>
          </table:table-cell>
          <table:table-cell office:value-type="string" calcext:value-type="string">
            <text:p>CD1 - QUADRO DISTRIBUIÇÃO 125VCC - QUEIMA FUSIVEIS RAMAIS DISTRIBUIÇÃ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67</text:p>
          </table:table-cell>
          <table:table-cell office:value-type="string" calcext:value-type="string">
            <text:p>CD3 - QUADRO DISTRIBUIÇÃO +/-24VCC - SUBTENSÃO BARRA PRINCIPAL <text:s/>1 (+24VCC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68</text:p>
          </table:table-cell>
          <table:table-cell office:value-type="string" calcext:value-type="string">
            <text:p>CD3 - QUADRO DISTRIBUIÇÃO +/-24VCC - SUBTENSÃO BARRA PRINCIPAL <text:s/>1 (-24VCC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69</text:p>
          </table:table-cell>
          <table:table-cell office:value-type="string" calcext:value-type="string">
            <text:p>CD3 - QUADRO DISTRIBUIÇÃO +/-24VCC - SUBTENSÃO BARRA RESERVA <text:s/>1 (+24VCC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70</text:p>
          </table:table-cell>
          <table:table-cell office:value-type="string" calcext:value-type="string">
            <text:p>CD3 - QUADRO DISTRIBUIÇÃO +/-24VCC - SUBTENSÃO BARRA RESERVA <text:s/>1 (-24VCC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71</text:p>
          </table:table-cell>
          <table:table-cell office:value-type="string" calcext:value-type="string">
            <text:p>CD3 - QUADRO DISTRIBUIÇÃO +/-24VCC - SUBTENSÃO BARRA PRINCIPAL <text:s/>2 (+24VCC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72</text:p>
          </table:table-cell>
          <table:table-cell office:value-type="string" calcext:value-type="string">
            <text:p>CD3 - QUADRO DISTRIBUIÇÃO +/-24VCC - FALTA TENSÃO AUXILIAR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73</text:p>
          </table:table-cell>
          <table:table-cell office:value-type="string" calcext:value-type="string">
            <text:p>CD3 - QUADRO DISTRIBUIÇÃO +/-24VCC - QUEIMA FUSIVEIS RAMAIS DISTRIBUIÇÃ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80</text:p>
          </table:table-cell>
          <table:table-cell office:value-type="string" calcext:value-type="string">
            <text:p>UNIDADE EM OPERAÇÃO NÃO SINCRONIZAD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60BI1281</text:p>
          </table:table-cell>
          <table:table-cell office:value-type="string" calcext:value-type="string">
            <text:p>UNIDADE PARADA NÃO BLOQUEAD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60BI1282</text:p>
          </table:table-cell>
          <table:table-cell office:value-type="string" calcext:value-type="string">
            <text:p>UNIDADE SINCRONIZAD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60BI1286</text:p>
          </table:table-cell>
          <table:table-cell office:value-type="string" calcext:value-type="string">
            <text:p>DISJUNTORES 352/U7 (782), 152/U1 (192) <text:s/>OU 152/U2 (172) FECHADOS E DISJUNTOR DE CAMPO C41 ABER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90</text:p>
          </table:table-cell>
          <table:table-cell office:value-type="string" calcext:value-type="string">
            <text:p>DISJUNTOR 152/U1 (192) - ALIMENTAÇÃO NORMAL BU1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60BI1291</text:p>
          </table:table-cell>
          <table:table-cell office:value-type="string" calcext:value-type="string">
            <text:p>DISJUNTOR 152/U1 (192) - ALIMENTAÇÃO NORMAL BU1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60BI1294</text:p>
          </table:table-cell>
          <table:table-cell office:value-type="string" calcext:value-type="string">
            <text:p>DISJUNTOR 152/U2 (172) - ALIMENTAÇÃO NORMAL BU2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60BI1295</text:p>
          </table:table-cell>
          <table:table-cell office:value-type="string" calcext:value-type="string">
            <text:p>DISJUNTOR 152/U2 (172) - ALIMENTAÇÃO NORMAL BU2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60BI1298</text:p>
          </table:table-cell>
          <table:table-cell office:value-type="string" calcext:value-type="string">
            <text:p>DISJUNTOR 152/1G (202) - ALIMENTAÇÃO RESERVA BU1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299</text:p>
          </table:table-cell>
          <table:table-cell office:value-type="string" calcext:value-type="string">
            <text:p>DISJUNTOR 152/1G (202) - ALIMENTAÇÃO RESERVA BU1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00</text:p>
          </table:table-cell>
          <table:table-cell office:value-type="string" calcext:value-type="string">
            <text:p>DISJUNTOR 152/SG (212) - ALIMENTAÇÃO NORMAL BSG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01</text:p>
          </table:table-cell>
          <table:table-cell office:value-type="string" calcext:value-type="string">
            <text:p>DISJUNTOR 152/SG (212) - ALIMENTAÇÃO NORMAL BSG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02</text:p>
          </table:table-cell>
          <table:table-cell office:value-type="string" calcext:value-type="string">
            <text:p>DISJUNTOR 152/2G (182) - ALIMENTAÇÃO RESERVA BU2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03</text:p>
          </table:table-cell>
          <table:table-cell office:value-type="string" calcext:value-type="string">
            <text:p>DISJUNTOR 152/2G (182) - ALIMENTAÇÃO RESERVA BU2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09</text:p>
          </table:table-cell>
          <table:table-cell office:value-type="string" calcext:value-type="string">
            <text:p>COMUTAÇÃO RÁDIDA ALIM BU1 - 152/U1 (192) PARA 152/1G (202) (CHANGE-OVER)</text:p>
          </table:table-cell>
          <table:table-cell office:value-type="string" calcext:value-type="string">
            <text:p>EXECUTAD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11</text:p>
          </table:table-cell>
          <table:table-cell office:value-type="string" calcext:value-type="string">
            <text:p>COMUTAÇÃO RÁDIDA ALIM BU2 - 152/U2 (172) PARA 152/2G (182) (CHANGE-OVER)</text:p>
          </table:table-cell>
          <table:table-cell office:value-type="string" calcext:value-type="string">
            <text:p>EXECUTAD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14</text:p>
          </table:table-cell>
          <table:table-cell office:value-type="string" calcext:value-type="string">
            <text:p>DISJUNTOR 152/1C - ALIMENTAÇÃO BC1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15</text:p>
          </table:table-cell>
          <table:table-cell office:value-type="string" calcext:value-type="string">
            <text:p>DISJUNTOR 152/1C - ALIMENTAÇÃO BC1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16</text:p>
          </table:table-cell>
          <table:table-cell office:value-type="string" calcext:value-type="string">
            <text:p>DISJUNTOR 152/2C - ALIMENTAÇÃO BC2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17</text:p>
          </table:table-cell>
          <table:table-cell office:value-type="string" calcext:value-type="string">
            <text:p>DISJUNTOR 152/2C - ALIMENTAÇÃO BC2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18</text:p>
          </table:table-cell>
          <table:table-cell office:value-type="string" calcext:value-type="string">
            <text:p>DISJUNTOR 152/1T - ALIMENTAÇÃO BT1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19</text:p>
          </table:table-cell>
          <table:table-cell office:value-type="string" calcext:value-type="string">
            <text:p>DISJUNTOR 152/1T - ALIMENTAÇÃO BT1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20</text:p>
          </table:table-cell>
          <table:table-cell office:value-type="string" calcext:value-type="string">
            <text:p>DISJUNTOR 152/2T - ALIMENTAÇÃO BT2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21</text:p>
          </table:table-cell>
          <table:table-cell office:value-type="string" calcext:value-type="string">
            <text:p>DISJUNTOR 152/2T - ALIMENTAÇÃO BT2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22</text:p>
          </table:table-cell>
          <table:table-cell office:value-type="string" calcext:value-type="string">
            <text:p>CONTATOR 6/B1 - ALIMENTAÇÃO TRAFO TB1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23</text:p>
          </table:table-cell>
          <table:table-cell office:value-type="string" calcext:value-type="string">
            <text:p>CONTATOR 6/B1 - ALIMENTAÇÃO TRAFO TB1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26</text:p>
          </table:table-cell>
          <table:table-cell office:value-type="string" calcext:value-type="string">
            <text:p>CONTATOR 6/B2 - ALIMENTAÇÃO TRAFO TB2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60BI1327</text:p>
          </table:table-cell>
          <table:table-cell office:value-type="string" calcext:value-type="string">
            <text:p>CONTATOR 6/B2 - ALIMENTAÇÃO TRAFO TB2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30</text:p>
          </table:table-cell>
          <table:table-cell office:value-type="string" calcext:value-type="string">
            <text:p>CONTATOR 6/GE - ALIMENTAÇÃO TRAFO TGE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31</text:p>
          </table:table-cell>
          <table:table-cell office:value-type="string" calcext:value-type="string">
            <text:p>CONTATOR 6/GE - ALIMENTAÇÃO TRAFO TGE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34</text:p>
          </table:table-cell>
          <table:table-cell office:value-type="string" calcext:value-type="string">
            <text:p>CONTATOR 6/RE - ALIMENTAÇÃO TRAFO TRE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35</text:p>
          </table:table-cell>
          <table:table-cell office:value-type="string" calcext:value-type="string">
            <text:p>CONTATOR 6/RE - ALIMENTAÇÃO TRAFO TRE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38</text:p>
          </table:table-cell>
          <table:table-cell office:value-type="string" calcext:value-type="string">
            <text:p>CONTATOR 6/C1 - ALIMENTAÇÃO TRAFO TC1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39</text:p>
          </table:table-cell>
          <table:table-cell office:value-type="string" calcext:value-type="string">
            <text:p>CONTATOR 6/C1 - ALIMENTAÇÃO TRAFO TC1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42</text:p>
          </table:table-cell>
          <table:table-cell office:value-type="string" calcext:value-type="string">
            <text:p>CONTATOR 6/C2 - ALIMENTAÇÃO TRAFO TC2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43</text:p>
          </table:table-cell>
          <table:table-cell office:value-type="string" calcext:value-type="string">
            <text:p>CONTATOR 6/C2 - ALIMENTAÇÃO TRAFO TC2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46</text:p>
          </table:table-cell>
          <table:table-cell office:value-type="string" calcext:value-type="string">
            <text:p>DISJUNTOR 52/B1 - ALIMENTAÇÃO NORMAL BB1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47</text:p>
          </table:table-cell>
          <table:table-cell office:value-type="string" calcext:value-type="string">
            <text:p>DISJUNTOR 52/B1 - ALIMENTAÇÃO NORMAL BB1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48</text:p>
          </table:table-cell>
          <table:table-cell office:value-type="string" calcext:value-type="string">
            <text:p>DISJUNTOR 52/B2 - ALIMENTAÇÃO NORMAL BB2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49</text:p>
          </table:table-cell>
          <table:table-cell office:value-type="string" calcext:value-type="string">
            <text:p>DISJUNTOR 52/B2 - ALIMENTAÇÃO NORMAL BB2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50</text:p>
          </table:table-cell>
          <table:table-cell office:value-type="string" calcext:value-type="string">
            <text:p>DISJUNTOR 52/GE - ALIMENTAÇÃO NORMAL BGE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51</text:p>
          </table:table-cell>
          <table:table-cell office:value-type="string" calcext:value-type="string">
            <text:p>DISJUNTOR 52/GE - ALIMENTAÇÃO NORMAL BGE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52</text:p>
          </table:table-cell>
          <table:table-cell office:value-type="string" calcext:value-type="string">
            <text:p>DISJUNTOR 52/C1 - ALIMENTAÇÃO NORMAL BC11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53</text:p>
          </table:table-cell>
          <table:table-cell office:value-type="string" calcext:value-type="string">
            <text:p>DISJUNTOR 52/C1 - ALIMENTAÇÃO NORMAL BC11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54</text:p>
          </table:table-cell>
          <table:table-cell office:value-type="string" calcext:value-type="string">
            <text:p>DISJUNTOR 52/C2 - ALIMENTAÇÃO NORMAL BC21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55</text:p>
          </table:table-cell>
          <table:table-cell office:value-type="string" calcext:value-type="string">
            <text:p>DISJUNTOR 52/C2 - ALIMENTAÇÃO NORMAL BC21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56</text:p>
          </table:table-cell>
          <table:table-cell office:value-type="string" calcext:value-type="string">
            <text:p>DISJUNTOR 52/R1 - ALIMENTAÇÃO RESERVA BB1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57</text:p>
          </table:table-cell>
          <table:table-cell office:value-type="string" calcext:value-type="string">
            <text:p>DISJUNTOR 52/R1 - ALIMENTAÇÃO RESERVA BB1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58</text:p>
          </table:table-cell>
          <table:table-cell office:value-type="string" calcext:value-type="string">
            <text:p>DISJUNTOR 52/R2 - ALIMENTAÇÃO RESERVA BB2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59</text:p>
          </table:table-cell>
          <table:table-cell office:value-type="string" calcext:value-type="string">
            <text:p>DISJUNTOR 52/R2 - ALIMENTAÇÃO RESERVA BB2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60</text:p>
          </table:table-cell>
          <table:table-cell office:value-type="string" calcext:value-type="string">
            <text:p>DISJUNTOR 52/RG - ALIMENTAÇÃO RESERVA BGE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61</text:p>
          </table:table-cell>
          <table:table-cell office:value-type="string" calcext:value-type="string">
            <text:p>DISJUNTOR 52/RG - ALIMENTAÇÃO RESERVA BGE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68</text:p>
          </table:table-cell>
          <table:table-cell office:value-type="string" calcext:value-type="string">
            <text:p>DISJUNTOR 52/1E - ALIMENTAÇÃO NORMAL BEM1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69</text:p>
          </table:table-cell>
          <table:table-cell office:value-type="string" calcext:value-type="string">
            <text:p>DISJUNTOR 52/1E - ALIMENTAÇÃO NORMAL BEM1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70</text:p>
          </table:table-cell>
          <table:table-cell office:value-type="string" calcext:value-type="string">
            <text:p>DISJUNTOR 52/2E - ALIMENTAÇÃO NORMAL BEM2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71</text:p>
          </table:table-cell>
          <table:table-cell office:value-type="string" calcext:value-type="string">
            <text:p>DISJUNTOR 52/2E - ALIMENTAÇÃO NORMAL BEM2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72</text:p>
          </table:table-cell>
          <table:table-cell office:value-type="string" calcext:value-type="string">
            <text:p>DISJUNTOR 52/I1 - INTERLIGAÇÃO BEM1/BEM2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73</text:p>
          </table:table-cell>
          <table:table-cell office:value-type="string" calcext:value-type="string">
            <text:p>DISJUNTOR 52/I1 - INTERLIGAÇÃO BEM1/BEM2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74</text:p>
          </table:table-cell>
          <table:table-cell office:value-type="string" calcext:value-type="string">
            <text:p>DISJUNTOR 52/IC - INTERLIGAÇÃO BC11/BC21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75</text:p>
          </table:table-cell>
          <table:table-cell office:value-type="string" calcext:value-type="string">
            <text:p>DISJUNTOR 52/IC - INTERLIGAÇÃO BC11/BC21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76</text:p>
          </table:table-cell>
          <table:table-cell office:value-type="string" calcext:value-type="string">
            <text:p>DISJUNTOR 52/D1 - ALIMENTAÇÃO BEM1 VIA GERADOR DIESEL 1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77</text:p>
          </table:table-cell>
          <table:table-cell office:value-type="string" calcext:value-type="string">
            <text:p>DISJUNTOR 52/D1 - ALIMENTAÇÃO BEM1 VIA GERADOR DIESEL 1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82</text:p>
          </table:table-cell>
          <table:table-cell office:value-type="string" calcext:value-type="string">
            <text:p>DISJUNTOR 52/D2 - ALIMENTAÇÃO BEM2 VIA GERADOR DIESEL 2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NÃO ABERT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383</text:p>
          </table:table-cell>
          <table:table-cell office:value-type="string" calcext:value-type="string">
            <text:p>DISJUNTOR 52/D2 - ALIMENTAÇÃO BEM2 VIA GERADOR DIESEL 2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32</text:p>
          </table:table-cell>
          <table:table-cell office:value-type="string" calcext:value-type="string">
            <text:p>GT7 - PERDA DA EXCITAÇÃO - FUNÇÃO 40 CURVA 3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33</text:p>
          </table:table-cell>
          <table:table-cell office:value-type="string" calcext:value-type="string">
            <text:p>GT7 - FALTA A TERRA ROTOR 1° ESTÁGIO - FUNÇÃO 64R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34</text:p>
          </table:table-cell>
          <table:table-cell office:value-type="string" calcext:value-type="string">
            <text:p>GT07 SOBRETEMPERATURA CAMP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0BI1435</text:p>
          </table:table-cell>
          <table:table-cell office:value-type="string" calcext:value-type="string">
            <text:p>GT7 - ATUAÇÃO DE EXCITAÇÃO INDEVID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36</text:p>
          </table:table-cell>
          <table:table-cell office:value-type="string" calcext:value-type="string">
            <text:p>TEX - ACIONAMENTO INDEVIDO COMUTADOR EM CARGA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37</text:p>
          </table:table-cell>
          <table:table-cell office:value-type="string" calcext:value-type="string">
            <text:p>TF07 SOBRECORRENTE COMUTAD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0BI1438</text:p>
          </table:table-cell>
          <table:table-cell office:value-type="string" calcext:value-type="string">
            <text:p>TU - FALHA SISTEMA REFRIGERAÇÃO 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39</text:p>
          </table:table-cell>
          <table:table-cell office:value-type="string" calcext:value-type="string">
            <text:p>CD2 - QUADRO DISTRIBUIÇÃO 220VCA ESTABILIZADA</text:p>
          </table:table-cell>
          <table:table-cell office:value-type="string" calcext:value-type="string">
            <text:p>QUEIMA FUSIVEL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40</text:p>
          </table:table-cell>
          <table:table-cell office:value-type="string" calcext:value-type="string">
            <text:p>220VCA - ESTAB. ESTATICO TENSÃO 30KVA - TR1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41</text:p>
          </table:table-cell>
          <table:table-cell office:value-type="string" calcext:value-type="string">
            <text:p>220VCA - ESTAB. ESTATICO TENSÃO 30KVA - TR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42</text:p>
          </table:table-cell>
          <table:table-cell office:value-type="string" calcext:value-type="string">
            <text:p>EXAUTORES SALA DE BATERIAS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43</text:p>
          </table:table-cell>
          <table:table-cell office:value-type="string" calcext:value-type="string">
            <text:p>CD1 - QUADRO DISTRIBUIÇÃO 125VCC / FALTA ALIMENTAÇÃO AUXILIAR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44</text:p>
          </table:table-cell>
          <table:table-cell office:value-type="string" calcext:value-type="string">
            <text:p>BANCO DE BATERIAS 1 (125 VCC) </text:p>
          </table:table-cell>
          <table:table-cell office:value-type="string" calcext:value-type="string">
            <text:p>QUEIMA FUSIVEL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45</text:p>
          </table:table-cell>
          <table:table-cell office:value-type="string" calcext:value-type="string">
            <text:p>BANCO DE BATERIAS 2 (125 VCC) </text:p>
          </table:table-cell>
          <table:table-cell office:value-type="string" calcext:value-type="string">
            <text:p>QUEIMA FUSIVEL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46</text:p>
          </table:table-cell>
          <table:table-cell office:value-type="string" calcext:value-type="string">
            <text:p>DISJUNTOR MAQUINA - 352/U7 ABERTO P/ PROTEÇÕES DA USIN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47</text:p>
          </table:table-cell>
          <table:table-cell office:value-type="string" calcext:value-type="string">
            <text:p>BANCO DE BATERIAS 4 (+24 VCC) </text:p>
          </table:table-cell>
          <table:table-cell office:value-type="string" calcext:value-type="string">
            <text:p>QUEIMA FUSIVEL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48</text:p>
          </table:table-cell>
          <table:table-cell office:value-type="string" calcext:value-type="string">
            <text:p>BANCO DE BATERIAS 5 (+24 VCC) </text:p>
          </table:table-cell>
          <table:table-cell office:value-type="string" calcext:value-type="string">
            <text:p>QUEIMA FUSIVEL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49</text:p>
          </table:table-cell>
          <table:table-cell office:value-type="string" calcext:value-type="string">
            <text:p>BANCO DE BATERIAS 6 (+24 VCC) </text:p>
          </table:table-cell>
          <table:table-cell office:value-type="string" calcext:value-type="string">
            <text:p>QUEIMA FUSIVEL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50</text:p>
          </table:table-cell>
          <table:table-cell office:value-type="string" calcext:value-type="string">
            <text:p>BANCO DE BATERIAS 7 (-24 VCC) </text:p>
          </table:table-cell>
          <table:table-cell office:value-type="string" calcext:value-type="string">
            <text:p>QUEIMA FUSIVEL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BI1451</text:p>
          </table:table-cell>
          <table:table-cell office:value-type="string" calcext:value-type="string">
            <text:p>BANCO DE BATERIAS 8 (-24 VCC) </text:p>
          </table:table-cell>
          <table:table-cell office:value-type="string" calcext:value-type="string">
            <text:p>QUEIMA FUSIVEL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C861</text:p>
          </table:table-cell>
          <table:table-cell office:value-type="string" calcext:value-type="string">
            <text:p>EXISTENCIA DE COMANDO NO REL 86-1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C90</text:p>
          </table:table-cell>
          <table:table-cell office:value-type="string" calcext:value-type="string">
            <text:p>COMANDO DE TRIP TURBINA NO RELE 86-1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EDJ1001</text:p>
          </table:table-cell>
          <table:table-cell office:value-type="string" calcext:value-type="string">
            <text:p>FALHA DISJUNTOR MAQUINA - 352/U7 (TRIP)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EOS3001</text:p>
          </table:table-cell>
          <table:table-cell office:value-type="string" calcext:value-type="string">
            <text:p>OSCILOGRAFO EM OPERAÇÃ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EOSDS</text:p>
          </table:table-cell>
          <table:table-cell office:value-type="string" calcext:value-type="string">
            <text:p>OSCILÓGRAFO DISCO RÍGIDO SATURA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0EOSFD</text:p>
          </table:table-cell>
          <table:table-cell office:value-type="string" calcext:value-type="string">
            <text:p>OSCILÓGRAFO FALHA DISCO RÍGI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0EOSFG</text:p>
          </table:table-cell>
          <table:table-cell office:value-type="string" calcext:value-type="string">
            <text:p>OSCILÓGRAFO FALHA GERAL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EPP300101</text:p>
          </table:table-cell>
          <table:table-cell office:value-type="string" calcext:value-type="string">
            <text:p>PROTEÇÕES ELÉTRICAS PRESEN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0EPP3301</text:p>
          </table:table-cell>
          <table:table-cell office:value-type="string" calcext:value-type="string">
            <text:p>SUBTENSÃO ALIMENTAÇÃO PAINEL TRIP UNIDADE (I760EPP3301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ESY3001</text:p>
          </table:table-cell>
          <table:table-cell office:value-type="string" calcext:value-type="string">
            <text:p>DISPOSITIVO DE SINCRONISMO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_FDFG1_87G</text:p>
          </table:table-cell>
          <table:table-cell office:value-type="string" calcext:value-type="string">
            <text:p>Proteção Diferencial Trip - 87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DFG1_VCC_FAULT</text:p>
          </table:table-cell>
          <table:table-cell office:value-type="string" calcext:value-type="string">
            <text:p>Falha CC no Relé/Falha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DFU_87U</text:p>
          </table:table-cell>
          <table:table-cell office:value-type="string" calcext:value-type="string">
            <text:p>Proteção Diferencial Trip - 87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DFU_VCC_FAULT</text:p>
          </table:table-cell>
          <table:table-cell office:value-type="string" calcext:value-type="string">
            <text:p>Falha CC no Relé/Falha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1_32_1_ST</text:p>
          </table:table-cell>
          <table:table-cell office:value-type="string" calcext:value-type="string">
            <text:p>Potência Reversa Trip - Função 32, 1º Estági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1_32_2_ST</text:p>
          </table:table-cell>
          <table:table-cell office:value-type="string" calcext:value-type="string">
            <text:p>Potência Reversa Trip - Função 32, 2º Estági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1_40</text:p>
          </table:table-cell>
          <table:table-cell office:value-type="string" calcext:value-type="string">
            <text:p>Perda de Excitação Trip - Funão 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1_40_ALM</text:p>
          </table:table-cell>
          <table:table-cell office:value-type="string" calcext:value-type="string">
            <text:p>Perda de Excitação Alarme - Função 40 Curva 1+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1_40_TRIP</text:p>
          </table:table-cell>
          <table:table-cell office:value-type="string" calcext:value-type="string">
            <text:p>Perda de Excitação Trip - Função 40 Curva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1_46_ALM</text:p>
          </table:table-cell>
          <table:table-cell office:value-type="string" calcext:value-type="string">
            <text:p>Desbalanço de Carga Alarme - Função 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1_46_TRIP</text:p>
          </table:table-cell>
          <table:table-cell office:value-type="string" calcext:value-type="string">
            <text:p>Desbalanço de Carga Trip - Função 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1_49</text:p>
          </table:table-cell>
          <table:table-cell office:value-type="string" calcext:value-type="string">
            <text:p>Sobrecarga Trip + Alarme - Função 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1_59</text:p>
          </table:table-cell>
          <table:table-cell office:value-type="string" calcext:value-type="string">
            <text:p>Sobretensão Trip - Função 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1_81_SOBRE</text:p>
          </table:table-cell>
          <table:table-cell office:value-type="string" calcext:value-type="string">
            <text:p>Sobre Freqüência Trip - Função 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1_81_SUB</text:p>
          </table:table-cell>
          <table:table-cell office:value-type="string" calcext:value-type="string">
            <text:p>Sub Freqüência Trip - Função 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1_VCC_FAULT</text:p>
          </table:table-cell>
          <table:table-cell office:value-type="string" calcext:value-type="string">
            <text:p>Falha CC no Relé/Falha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2_100_64S</text:p>
          </table:table-cell>
          <table:table-cell office:value-type="string" calcext:value-type="string">
            <text:p>Falta à Terra no Estator 100% Trip - Função 64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2_59</text:p>
          </table:table-cell>
          <table:table-cell office:value-type="string" calcext:value-type="string">
            <text:p>Sobretensão Trip - Função 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2_64R</text:p>
          </table:table-cell>
          <table:table-cell office:value-type="string" calcext:value-type="string">
            <text:p>Falta à Terra no Rotor Trip - Função 64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2_80_64S</text:p>
          </table:table-cell>
          <table:table-cell office:value-type="string" calcext:value-type="string">
            <text:p>Falta à Terra no Estator 80% Trip - Função 64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2_81_SOBRE</text:p>
          </table:table-cell>
          <table:table-cell office:value-type="string" calcext:value-type="string">
            <text:p>Sobre Freqüência Trip - Função 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2_81_SUB</text:p>
          </table:table-cell>
          <table:table-cell office:value-type="string" calcext:value-type="string">
            <text:p>Sub Freqüência Trip - Função 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2_95</text:p>
          </table:table-cell>
          <table:table-cell office:value-type="string" calcext:value-type="string">
            <text:p>Sobre Excitação (V/Hz) - Função 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2_VCC_FAULT</text:p>
          </table:table-cell>
          <table:table-cell office:value-type="string" calcext:value-type="string">
            <text:p>Falha CC no Relé/Falha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3_21</text:p>
          </table:table-cell>
          <table:table-cell office:value-type="string" calcext:value-type="string">
            <text:p>Proteção de Distância Trip - Função 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3_32_1_ST</text:p>
          </table:table-cell>
          <table:table-cell office:value-type="string" calcext:value-type="string">
            <text:p>Potência Reversa Trip - Função 32, 1º Estági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3_32_2_ST</text:p>
          </table:table-cell>
          <table:table-cell office:value-type="string" calcext:value-type="string">
            <text:p>Potência Reversa Trip - Função 32, 2º Estági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3_46_ALM</text:p>
          </table:table-cell>
          <table:table-cell office:value-type="string" calcext:value-type="string">
            <text:p>Desbalanço de Carga Alarme - Função 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3_46_TRIP</text:p>
          </table:table-cell>
          <table:table-cell office:value-type="string" calcext:value-type="string">
            <text:p>Desbalanço de Carga Trip - Função 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3_80_64S</text:p>
          </table:table-cell>
          <table:table-cell office:value-type="string" calcext:value-type="string">
            <text:p>Falta à Terra no Estator 80% Trip - Função 64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_FMF3_VCC_FAULT</text:p>
          </table:table-cell>
          <table:table-cell office:value-type="string" calcext:value-type="string">
            <text:p>Falha CC no Relé/Falha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6ERT2001</text:p>
          </table:table-cell>
          <table:table-cell office:value-type="string" calcext:value-type="string">
            <text:p>REGULADOR TENSÃO - LIMITADORES ATIVOS</text:p>
          </table:table-cell>
          <table:table-cell office:value-type="string" calcext:value-type="string">
            <text:p>ATUADO 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02</text:p>
          </table:table-cell>
          <table:table-cell office:value-type="string" calcext:value-type="string">
            <text:p>REGULADOR TENSÃO - OPERANDO C/ 01 PONTE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0R40C1_2</text:p>
          </table:table-cell>
          <table:table-cell office:value-type="string" calcext:value-type="string">
            <text:p>GT7 - PERDA EXCITAÇÃO - FUNÇÃO 40 CURVA 1 + 2 (TRIP) 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06</text:p>
          </table:table-cell>
          <table:table-cell office:value-type="string" calcext:value-type="string">
            <text:p>REGULADOR TENSÃO - FUSÍVEIS QUEIMADOS NAS PONTES (FALHA LEV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07</text:p>
          </table:table-cell>
          <table:table-cell office:value-type="string" calcext:value-type="string">
            <text:p>REGULADOR DE TENSÃO - FALHA VENTILAÇÃO PAINEL (FALHA LEV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08</text:p>
          </table:table-cell>
          <table:table-cell office:value-type="string" calcext:value-type="string">
            <text:p>REGULADOR TENSÃO - TEMP ALTA 1° ESTÁGIO PONTE 1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09</text:p>
          </table:table-cell>
          <table:table-cell office:value-type="string" calcext:value-type="string">
            <text:p>REGULADOR TENSÃO - TEMP ALTA 1° ESTÁGIO PONTE 2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10</text:p>
          </table:table-cell>
          <table:table-cell office:value-type="string" calcext:value-type="string">
            <text:p>REGULADOR TENSÃO - FALHA REGULADOR PRINCIPAL (FALHA LEV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11</text:p>
          </table:table-cell>
          <table:table-cell office:value-type="string" calcext:value-type="string">
            <text:p>REGULADOR TENSÃO - FALHA REGULADOR RETAGUARDA (FALHA LEV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12</text:p>
          </table:table-cell>
          <table:table-cell office:value-type="string" calcext:value-type="string">
            <text:p>REGULADOR TENSÃO - FALHA LEVE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13</text:p>
          </table:table-cell>
          <table:table-cell office:value-type="string" calcext:value-type="string">
            <text:p>REGULADOR TENSÃO - TEMP ALTA 1° ESTÁGIO PONTE 3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14</text:p>
          </table:table-cell>
          <table:table-cell office:value-type="string" calcext:value-type="string">
            <text:p>REGULADOR TENSÃO - 1 PONTE FORA DE OPERAÇÃO (FALHA LEV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15</text:p>
          </table:table-cell>
          <table:table-cell office:value-type="string" calcext:value-type="string">
            <text:p>REGULADOR TENSÃO - FALTA 125 VCC NO DISJUNTOR DE CAMPO (FALHA LEV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16</text:p>
          </table:table-cell>
          <table:table-cell office:value-type="string" calcext:value-type="string">
            <text:p>REGULADOR TENSÃO - FALTA ALIMENTAÇÃO 125VCC / 24 VCC (FALHA GRAV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17</text:p>
          </table:table-cell>
          <table:table-cell office:value-type="string" calcext:value-type="string">
            <text:p>REGULADOR TENSÃO - DISJUNTOR DE CAMPO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NÃO FECH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18</text:p>
          </table:table-cell>
          <table:table-cell office:value-type="string" calcext:value-type="string">
            <text:p>REGULADOR TENSÃO - FALHA GRAVE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RT2020</text:p>
          </table:table-cell>
          <table:table-cell office:value-type="string" calcext:value-type="string">
            <text:p>REGULADOR TENSÃO - TEMPERATURA ALTA PONTES 2º ESTÁGIO - BLOQUEIO DA PONTE C/ DEFEIT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TA26_1</text:p>
          </table:table-cell>
          <table:table-cell office:value-type="string" calcext:value-type="string">
            <text:p>TEX - TEMP ÓLEO 2º ESTÁGIO - 9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TA26/2</text:p>
          </table:table-cell>
          <table:table-cell office:value-type="string" calcext:value-type="string">
            <text:p>TEX - TEMP ÓLEO 1º ESTÁGIO - 8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TA40B</text:p>
          </table:table-cell>
          <table:table-cell office:value-type="string" calcext:value-type="string">
            <text:p>TEX - TEMP ENROLAMENTO <text:s/>BT 2º ESTÁGIO - 10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TA49A1</text:p>
          </table:table-cell>
          <table:table-cell office:value-type="string" calcext:value-type="string">
            <text:p>TEX - TEMP ENROLAMENTO <text:s/>AT 1º ESTÁGIO - 9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TA49A2</text:p>
          </table:table-cell>
          <table:table-cell office:value-type="string" calcext:value-type="string">
            <text:p>TPR1 - TEMP ENROLAMENTO <text:s/>AT 1º ESTÁGIO - 9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TA49B</text:p>
          </table:table-cell>
          <table:table-cell office:value-type="string" calcext:value-type="string">
            <text:p>TEX - TEMP ENROLAMENTO <text:s/>BT 1º ESTÁGIO - 9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TA50_E</text:p>
          </table:table-cell>
          <table:table-cell office:value-type="string" calcext:value-type="string">
            <text:p>TEX - RELE SOBRECORRENTE LADO BT (690V) - FUNÇÃO 51TEX <text:s/>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TA63A1</text:p>
          </table:table-cell>
          <table:table-cell office:value-type="string" calcext:value-type="string">
            <text:p>TEX - RELÉ BUCHHOLZ - 1º ESTÁGIO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TA63A2</text:p>
          </table:table-cell>
          <table:table-cell office:value-type="string" calcext:value-type="string">
            <text:p>TEX - RELÉ BUCHHOLZ - 2º ESTÁGIO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TA63B</text:p>
          </table:table-cell>
          <table:table-cell office:value-type="string" calcext:value-type="string">
            <text:p>TEX - VÁLVULA DE ALÍVIO DE PRESSÃO - (TRIP)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TA71-1</text:p>
          </table:table-cell>
          <table:table-cell office:value-type="string" calcext:value-type="string">
            <text:p>TEX - NÍVEL ÓLEO (ALARME)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6ETA87TE</text:p>
          </table:table-cell>
          <table:table-cell office:value-type="string" calcext:value-type="string">
            <text:p>TEX - RELÉ PROTEÇÃO DIFERENCIAL - FUNÇÃO 87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AH3351</text:p>
          </table:table-cell>
          <table:table-cell office:value-type="string" calcext:value-type="string">
            <text:p>CONDUTIVIDADE ÁGUA ESTAT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AHH3351</text:p>
          </table:table-cell>
          <table:table-cell office:value-type="string" calcext:value-type="string">
            <text:p>CONDUTIVIDADE ÁGUA ESTATOR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AL3251</text:p>
          </table:table-cell>
          <table:table-cell office:value-type="string" calcext:value-type="string">
            <text:p>PUREZA HIDROGÊNIO ALTERNADOR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AVR2001</text:p>
          </table:table-cell>
          <table:table-cell office:value-type="string" calcext:value-type="string">
            <text:p>REGULADOR AUTOM TENSÃO AVR TSG E TS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COD2001</text:p>
          </table:table-cell>
          <table:table-cell office:value-type="string" calcext:value-type="string">
            <text:p>COMPRESSOR SECADOR HIDROGÊNI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COL2001</text:p>
          </table:table-cell>
          <table:table-cell office:value-type="string" calcext:value-type="string">
            <text:p>COMPRESSOR SECADOR HIDROGÊNI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DPL2202</text:p>
          </table:table-cell>
          <table:table-cell office:value-type="string" calcext:value-type="string">
            <text:p>PRES DESC BBA PRINC ÓLEO SELAGEM LADO AR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DPL2203</text:p>
          </table:table-cell>
          <table:table-cell office:value-type="string" calcext:value-type="string">
            <text:p>PRES DESC BBA EMERG ÓLEO SELAGEM LADO AR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DPL2211</text:p>
          </table:table-cell>
          <table:table-cell office:value-type="string" calcext:value-type="string">
            <text:p>PRES DESC BBA PRINC ÓLEO SELAGEM H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DPL2212</text:p>
          </table:table-cell>
          <table:table-cell office:value-type="string" calcext:value-type="string">
            <text:p>PRES DESC BBA EMERG ÓLEO SELAGEM H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DPL3207</text:p>
          </table:table-cell>
          <table:table-cell office:value-type="string" calcext:value-type="string">
            <text:p>PRES ÓLEO SELAGEM LADO H2 ENTRADA SELOS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DPL3208</text:p>
          </table:table-cell>
          <table:table-cell office:value-type="string" calcext:value-type="string">
            <text:p>PRES ÓLEO SELAGEM LADO AR ENTRADA SELOS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D2001</text:p>
          </table:table-cell>
          <table:table-cell office:value-type="string" calcext:value-type="string">
            <text:p>BOMBA PRINCIPAL ÓLEO SELAGEM LADO AR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D2002</text:p>
          </table:table-cell>
          <table:table-cell office:value-type="string" calcext:value-type="string">
            <text:p>BOMBA EMERG ÓLEO SELAGEM LADO AR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D2003</text:p>
          </table:table-cell>
          <table:table-cell office:value-type="string" calcext:value-type="string">
            <text:p>BOMBA PRINCIPAL ÓLEO SELAGEM LADO H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D2004</text:p>
          </table:table-cell>
          <table:table-cell office:value-type="string" calcext:value-type="string">
            <text:p>BOMBA EMERG ÓLEO SELAGEM LADO H2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D2005</text:p>
          </table:table-cell>
          <table:table-cell office:value-type="string" calcext:value-type="string">
            <text:p>BOMBA ÓLEO EJETOR EXTR AR ÓLEO SELAGEM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D2006</text:p>
          </table:table-cell>
          <table:table-cell office:value-type="string" calcext:value-type="string">
            <text:p>BOMBA ÓLEO EJETOR EXTR H2 ÓLEO SELAGEM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D2401</text:p>
          </table:table-cell>
          <table:table-cell office:value-type="string" calcext:value-type="string">
            <text:p>BOMBA 1 ÁGUA RESFRIAMENTO ESTATOR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D2402</text:p>
          </table:table-cell>
          <table:table-cell office:value-type="string" calcext:value-type="string">
            <text:p>BOMBA 2 ÁGUA RESFRIAMENTO ESTATOR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L2001</text:p>
          </table:table-cell>
          <table:table-cell office:value-type="string" calcext:value-type="string">
            <text:p>BOMBA PRINCIPAL ÓLEO SELAGEM LADO AR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L2002</text:p>
          </table:table-cell>
          <table:table-cell office:value-type="string" calcext:value-type="string">
            <text:p>BOMBA EMERG ÓLEO SELAGEM LADO AR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L2003</text:p>
          </table:table-cell>
          <table:table-cell office:value-type="string" calcext:value-type="string">
            <text:p>BOMBA PRINCIPAL ÓLEO SELAGEM LADO H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L2004</text:p>
          </table:table-cell>
          <table:table-cell office:value-type="string" calcext:value-type="string">
            <text:p>BOMBA EMERG ÓLEO SELAGEM LADO H2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L2005</text:p>
          </table:table-cell>
          <table:table-cell office:value-type="string" calcext:value-type="string">
            <text:p>BOMBA ÓLEO EJETOR EXTR AR ÓLEO SELAGEM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L2006</text:p>
          </table:table-cell>
          <table:table-cell office:value-type="string" calcext:value-type="string">
            <text:p>BOMBA ÓLEO EJETOR EXTR H2 ÓLEO SELAGEM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L2401</text:p>
          </table:table-cell>
          <table:table-cell office:value-type="string" calcext:value-type="string">
            <text:p>BOMBA 1 ÁGUA RESFRIAMENTO ESTATOR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L2402</text:p>
          </table:table-cell>
          <table:table-cell office:value-type="string" calcext:value-type="string">
            <text:p>BOMBA 2 ÁGUA RESFRIAMENTO ESTATOR</text:p>
          </table:table-cell>
          <table:table-cell office:value-type="string" calcext:value-type="string">
            <text:p>LIGADO</text:p>
          </table:table-cell>
          <table:table-cell office:value-type="string" calcext:value-type="string">
            <text:p>DESLIG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S2402</text:p>
          </table:table-cell>
          <table:table-cell office:value-type="string" calcext:value-type="string">
            <text:p>BBA 2 ÁGUA RESFRIAMENTO ESTATOR - PARTIDA STAND-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S2401</text:p>
          </table:table-cell>
          <table:table-cell office:value-type="string" calcext:value-type="string">
            <text:p>BBA 1 ÁGUA RESFRIAMENTO ESTATOR - PARTIDA STAND-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T2002</text:p>
          </table:table-cell>
          <table:table-cell office:value-type="string" calcext:value-type="string">
            <text:p>BBA EMERG ÓLEO SELAGEM LADO AR 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T2004</text:p>
          </table:table-cell>
          <table:table-cell office:value-type="string" calcext:value-type="string">
            <text:p>BBA EMERG ÓLEO SELAGEM LADO H2 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T2401</text:p>
          </table:table-cell>
          <table:table-cell office:value-type="string" calcext:value-type="string">
            <text:p>BOMBA 1 ÁGUA RESFRIAMENTO ESTATOR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MT2402</text:p>
          </table:table-cell>
          <table:table-cell office:value-type="string" calcext:value-type="string">
            <text:p>BOMBA 2 ÁGUA RESFRIAMENTO ESTATOR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PF3301</text:p>
          </table:table-cell>
          <table:table-cell office:value-type="string" calcext:value-type="string">
            <text:p>PAINEL RELES ACOPLAMENTO - FALTA TENSÃO COMANDO 24VC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PF3302</text:p>
          </table:table-cell>
          <table:table-cell office:value-type="string" calcext:value-type="string">
            <text:p>PAINEL RELES ACOPLAMENTO - FALTA TENSÃO SINALIZAÇÃO 24VC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PF3303</text:p>
          </table:table-cell>
          <table:table-cell office:value-type="string" calcext:value-type="string">
            <text:p>PAINEL RELÉS ACOPLAMENTO - FALTA TENSÃO AUXILIAR 125VCC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EPP3301</text:p>
          </table:table-cell>
          <table:table-cell office:value-type="string" calcext:value-type="string">
            <text:p>PROT PRINC ALTERN A61EPP3301 FALHA 125 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EPP3302</text:p>
          </table:table-cell>
          <table:table-cell office:value-type="string" calcext:value-type="string">
            <text:p>PROT RETAG ALTERN A61EPP3302 FALHA 125 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1ESA3301</text:p>
          </table:table-cell>
          <table:table-cell office:value-type="string" calcext:value-type="string">
            <text:p>PAINEL SINCRONISMO - FALTA TENSÃO AUXILIAR RELÉ SINCRONISM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FH3353</text:p>
          </table:table-cell>
          <table:table-cell office:value-type="string" calcext:value-type="string">
            <text:p>VAZÃO ÁGUA ESTATOR - MODO BAIXA PRESS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FH3354</text:p>
          </table:table-cell>
          <table:table-cell office:value-type="string" calcext:value-type="string">
            <text:p>VAZÃO ÁGUA ESTATOR - MODO MÉDIA PRESS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FH3355</text:p>
          </table:table-cell>
          <table:table-cell office:value-type="string" calcext:value-type="string">
            <text:p>VAZÃO ÁGUA ESTATOR - MODO ALTA PRESS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FL3353</text:p>
          </table:table-cell>
          <table:table-cell office:value-type="string" calcext:value-type="string">
            <text:p>VAZÃO ÁGUA ESTATOR - MODO BAIXA PRESSÃ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FL3354</text:p>
          </table:table-cell>
          <table:table-cell office:value-type="string" calcext:value-type="string">
            <text:p>VAZÃO ÁGUA ESTATOR - MODO MÉDIA PRESSÃ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FL3355</text:p>
          </table:table-cell>
          <table:table-cell office:value-type="string" calcext:value-type="string">
            <text:p>VAZÃO ÁGUA ESTATOR - MODO ALTA PRESSÃ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FLL3350</text:p>
          </table:table-cell>
          <table:table-cell office:value-type="string" calcext:value-type="string">
            <text:p>VAZÃO ÁGUA ESTATOR - MODO BAIXA PRESSÃO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FLL3351</text:p>
          </table:table-cell>
          <table:table-cell office:value-type="string" calcext:value-type="string">
            <text:p>VAZÃO ÁGUA ESTATOR - MODO MÉDIA PRESSÃO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FLL3352</text:p>
          </table:table-cell>
          <table:table-cell office:value-type="string" calcext:value-type="string">
            <text:p>VAZÃO ÁGUA ESTATOR - MODO ALTA PRESSÃO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LH2201</text:p>
          </table:table-cell>
          <table:table-cell office:value-type="string" calcext:value-type="string">
            <text:p>NÍVEL ÓLEO TANQUE VÁCUO EXTRAÇÃO A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LH2202</text:p>
          </table:table-cell>
          <table:table-cell office:value-type="string" calcext:value-type="string">
            <text:p>NÍVEL ÓLEO LINHA DESAERAÇÃO TANQUE EQUALIZAÇ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LH2203</text:p>
          </table:table-cell>
          <table:table-cell office:value-type="string" calcext:value-type="string">
            <text:p>NÍVEL ÁGUA TANQUE ÓLEO BB VÁCUO EXTRAÇÃO H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LH2253</text:p>
          </table:table-cell>
          <table:table-cell office:value-type="string" calcext:value-type="string">
            <text:p>NÍVEL COLETOR SECADOR H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LH2351</text:p>
          </table:table-cell>
          <table:table-cell office:value-type="string" calcext:value-type="string">
            <text:p>NÍVEL COLETOR CONDENSADO ÁGUA RESF ESTAT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LH2352</text:p>
          </table:table-cell>
          <table:table-cell office:value-type="string" calcext:value-type="string">
            <text:p>NÍVEL DETETOR LÍQUIDO ALTERNAD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LHH2353</text:p>
          </table:table-cell>
          <table:table-cell office:value-type="string" calcext:value-type="string">
            <text:p>NÍVEL DETETOR LÍQUIDO ALTERNADOR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LL2200</text:p>
          </table:table-cell>
          <table:table-cell office:value-type="string" calcext:value-type="string">
            <text:p>NÍVEL ÓLEO TANQUE EQUALIZAÇÃO 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LL2350</text:p>
          </table:table-cell>
          <table:table-cell office:value-type="string" calcext:value-type="string">
            <text:p>NÍVEL TANQUE EQUALIZAÇÃO ÁGUA RESF ESTATOR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B3101</text:p>
          </table:table-cell>
          <table:table-cell office:value-type="string" calcext:value-type="string">
            <text:p>BOTÃO TRIP ALTERNADOR - SALA COMAND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ÃO ATU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H2268</text:p>
          </table:table-cell>
          <table:table-cell office:value-type="string" calcext:value-type="string">
            <text:p>MUDANÇA PRESSÃO H2 ALTERNADOR - MP P/BP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H2269</text:p>
          </table:table-cell>
          <table:table-cell office:value-type="string" calcext:value-type="string">
            <text:p>MUDANÇA PRESSÃO H2 ALTERNADOR - MP P/MP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USENTE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H2270</text:p>
          </table:table-cell>
          <table:table-cell office:value-type="string" calcext:value-type="string">
            <text:p>PRES H2 ALTERNADOR - MODO ALTA PRESS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H2271</text:p>
          </table:table-cell>
          <table:table-cell office:value-type="string" calcext:value-type="string">
            <text:p>PRES H2 ALTERNADOR - MODO MÉDIA PRESS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H2272</text:p>
          </table:table-cell>
          <table:table-cell office:value-type="string" calcext:value-type="string">
            <text:p>PRES H2 ALTERNADOR - MODO BAIXA PRESS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H2356</text:p>
          </table:table-cell>
          <table:table-cell office:value-type="string" calcext:value-type="string">
            <text:p>PRES H2 TANQUE EQUALIZAÇÃO ÁGUA RESF ESTAT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HH2357</text:p>
          </table:table-cell>
          <table:table-cell office:value-type="string" calcext:value-type="string">
            <text:p>PRES H2 TANQUE EQUALIZAÇÃO ÁGUA RESF ESTATOR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L2201</text:p>
          </table:table-cell>
          <table:table-cell office:value-type="string" calcext:value-type="string">
            <text:p>PRES ÓLEO ADM BOMBA SELAGEM LADO AR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L2263</text:p>
          </table:table-cell>
          <table:table-cell office:value-type="string" calcext:value-type="string">
            <text:p>PRESSÃO H2 ENCHIMENTO ALTERNADOR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L2273</text:p>
          </table:table-cell>
          <table:table-cell office:value-type="string" calcext:value-type="string">
            <text:p>PRES H2 ALTERNADOR - MODO ALTA PRESSÃ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L2274</text:p>
          </table:table-cell>
          <table:table-cell office:value-type="string" calcext:value-type="string">
            <text:p>PRES <text:s/>H2 ALTERNADOR - MODO MÉDIA PRESSÃ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L2275</text:p>
          </table:table-cell>
          <table:table-cell office:value-type="string" calcext:value-type="string">
            <text:p>PRES <text:s/>H2 ALTERNADOR - MODO BAIXA PRESSÃ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L2351</text:p>
          </table:table-cell>
          <table:table-cell office:value-type="string" calcext:value-type="string">
            <text:p>PRES DESC BBA 1 ÁGUA RESFRIAMENTO ESTATOR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L2352</text:p>
          </table:table-cell>
          <table:table-cell office:value-type="string" calcext:value-type="string">
            <text:p>PRES DESC BBA 2 ÁGUA RESFRIAMENTO ESTATOR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PL2354</text:p>
          </table:table-cell>
          <table:table-cell office:value-type="string" calcext:value-type="string">
            <text:p>PRES ÁGUA RESF ESTATOR ENTRADA GERADOR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21</text:p>
          </table:table-cell>
          <table:table-cell office:value-type="string" calcext:value-type="string">
            <text:p>GT7 - PROTEÇÃO DE DISTÂNCIA - FUNÇÃO 21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32-1</text:p>
          </table:table-cell>
          <table:table-cell office:value-type="string" calcext:value-type="string">
            <text:p>GT7 - POTÊNCIA INVERSA (2,5s) FUNÇÃO 32 - 1º ESTÁGIO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32-2</text:p>
          </table:table-cell>
          <table:table-cell office:value-type="string" calcext:value-type="string">
            <text:p>GT7 - POTÊNCIA REVERSA (13s) FUNÇÃO 32 - 2º ESTÁGIO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40</text:p>
          </table:table-cell>
          <table:table-cell office:value-type="string" calcext:value-type="string">
            <text:p>GT7 - PERDA EXCITAÇÃO - FUNÇÃO 40 CURVA 1 + 2 + UEX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46-1</text:p>
          </table:table-cell>
          <table:table-cell office:value-type="string" calcext:value-type="string">
            <text:p>GT7 - DESBALANÇO DE CARGA - FUNÇÃO 46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46-2</text:p>
          </table:table-cell>
          <table:table-cell office:value-type="string" calcext:value-type="string">
            <text:p>GT7 - DESBALANÇO DE CARGA - FUNÇÃO 46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49G</text:p>
          </table:table-cell>
          <table:table-cell office:value-type="string" calcext:value-type="string">
            <text:p>GT7 - SOBRECARGA - FUNÇÃO 49 (TRIP + 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59-1</text:p>
          </table:table-cell>
          <table:table-cell office:value-type="string" calcext:value-type="string">
            <text:p>GT7 - SOBRETENSÃO - FUNÇÃO 59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60</text:p>
          </table:table-cell>
          <table:table-cell office:value-type="string" calcext:value-type="string">
            <text:p>GT7 - FALHA TP'S - FUNÇÃO 60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64R</text:p>
          </table:table-cell>
          <table:table-cell office:value-type="string" calcext:value-type="string">
            <text:p>GT7 - FALTA A TERRA ROTOR 2° ESTÁGIO - FUNÇÃO 64R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64-S1</text:p>
          </table:table-cell>
          <table:table-cell office:value-type="string" calcext:value-type="string">
            <text:p>GT7 - FALTA A TERRA ESTATOR 80% - FUNÇÃO 64S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64-S2</text:p>
          </table:table-cell>
          <table:table-cell office:value-type="string" calcext:value-type="string">
            <text:p>GT7 - FALTA A TERRA ESTATOR 100% - FUNÇÃO 64S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81-1</text:p>
          </table:table-cell>
          <table:table-cell office:value-type="string" calcext:value-type="string">
            <text:p>GT7 - SUB FREQUÊNCIA - FUNÇÃO 81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81-2</text:p>
          </table:table-cell>
          <table:table-cell office:value-type="string" calcext:value-type="string">
            <text:p>GT7 - SOBRE FREQUÊNCIA - FUNÇÃO 81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86_1</text:p>
          </table:table-cell>
          <table:table-cell office:value-type="string" calcext:value-type="string">
            <text:p>GT7 - RELÉ 86-1 - BLOQUEIO DE UNIDADE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86/2</text:p>
          </table:table-cell>
          <table:table-cell office:value-type="string" calcext:value-type="string">
            <text:p>GT7 - RELÉ 86-2 - BLOQUEIO DISJUNTOR DE MÁQUIN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86PB</text:p>
          </table:table-cell>
          <table:table-cell office:value-type="string" calcext:value-type="string">
            <text:p>GT7 - UNIDADE PARADA BOTOEIRA EMERGÊNCI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87G</text:p>
          </table:table-cell>
          <table:table-cell office:value-type="string" calcext:value-type="string">
            <text:p>GT7 - PROTEÇÃO DIFERENCIAL GERADOR - FUNÇÃO 87G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87U</text:p>
          </table:table-cell>
          <table:table-cell office:value-type="string" calcext:value-type="string">
            <text:p>GT7 - PROTEÇÃO DIFERENCIAL UNIDADE - FUNÇÃO 87G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2253</text:p>
          </table:table-cell>
          <table:table-cell office:value-type="string" calcext:value-type="string">
            <text:p>TEMP HIDROGÊNIO SECAD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01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02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03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04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05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06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07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08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09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10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11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12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13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14</text:p>
          </table:table-cell>
          <table:table-cell office:value-type="string" calcext:value-type="string">
            <text:p>TEMP SLOT QUADRANTE 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15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16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17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18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19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20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21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22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23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24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25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26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27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28</text:p>
          </table:table-cell>
          <table:table-cell office:value-type="string" calcext:value-type="string">
            <text:p>TEMP SLOT QUADRANTE IV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29</text:p>
          </table:table-cell>
          <table:table-cell office:value-type="string" calcext:value-type="string">
            <text:p>TEMP SLOT QUADRANTE I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30</text:p>
          </table:table-cell>
          <table:table-cell office:value-type="string" calcext:value-type="string">
            <text:p>TEMP SLOT QUADRANTE I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31</text:p>
          </table:table-cell>
          <table:table-cell office:value-type="string" calcext:value-type="string">
            <text:p>TEMP SLOT QUADRANTE I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32</text:p>
          </table:table-cell>
          <table:table-cell office:value-type="string" calcext:value-type="string">
            <text:p>TEMP SLOT QUADRANTE I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33</text:p>
          </table:table-cell>
          <table:table-cell office:value-type="string" calcext:value-type="string">
            <text:p>TEMP SLOT QUADRANTE I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34</text:p>
          </table:table-cell>
          <table:table-cell office:value-type="string" calcext:value-type="string">
            <text:p>TEMP <text:s/>SLOT QUADRANTE I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35</text:p>
          </table:table-cell>
          <table:table-cell office:value-type="string" calcext:value-type="string">
            <text:p>TEMP <text:s/>SLOT QUADRANTE I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36</text:p>
          </table:table-cell>
          <table:table-cell office:value-type="string" calcext:value-type="string">
            <text:p>TEMP <text:s/>SLOT QUADRANTE I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37</text:p>
          </table:table-cell>
          <table:table-cell office:value-type="string" calcext:value-type="string">
            <text:p>TEMP <text:s/>SLOT QUADRANTE I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38</text:p>
          </table:table-cell>
          <table:table-cell office:value-type="string" calcext:value-type="string">
            <text:p>TEMP <text:s/>SLOT QUADRANTE I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39</text:p>
          </table:table-cell>
          <table:table-cell office:value-type="string" calcext:value-type="string">
            <text:p>TEMP <text:s/>SLOT QUADRANTE I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40</text:p>
          </table:table-cell>
          <table:table-cell office:value-type="string" calcext:value-type="string">
            <text:p>TEMP <text:s/>SLOT QUADRANTE I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41</text:p>
          </table:table-cell>
          <table:table-cell office:value-type="string" calcext:value-type="string">
            <text:p>TEMP <text:s/>SLOT QUADRANTE I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42</text:p>
          </table:table-cell>
          <table:table-cell office:value-type="string" calcext:value-type="string">
            <text:p>TEMP <text:s/>SLOT QUADRANTE 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43</text:p>
          </table:table-cell>
          <table:table-cell office:value-type="string" calcext:value-type="string">
            <text:p>TEMP <text:s/>SLOT QUADRANTE 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44</text:p>
          </table:table-cell>
          <table:table-cell office:value-type="string" calcext:value-type="string">
            <text:p>TEMP <text:s/>SLOT QUADRANTE 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45</text:p>
          </table:table-cell>
          <table:table-cell office:value-type="string" calcext:value-type="string">
            <text:p>TEMP <text:s/>SLOT QUADRANTE 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46</text:p>
          </table:table-cell>
          <table:table-cell office:value-type="string" calcext:value-type="string">
            <text:p>TEMP <text:s/>SLOT QUADRANTE 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47</text:p>
          </table:table-cell>
          <table:table-cell office:value-type="string" calcext:value-type="string">
            <text:p>TEMP <text:s/>SLOT QUADRANTE 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48</text:p>
          </table:table-cell>
          <table:table-cell office:value-type="string" calcext:value-type="string">
            <text:p>TEMP <text:s/>SLOT QUADRANTE 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49</text:p>
          </table:table-cell>
          <table:table-cell office:value-type="string" calcext:value-type="string">
            <text:p>TEMP <text:s/>SLOT QUADRANTE 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50</text:p>
          </table:table-cell>
          <table:table-cell office:value-type="string" calcext:value-type="string">
            <text:p>TEMP <text:s/>SLOT QUADRANTE 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51</text:p>
          </table:table-cell>
          <table:table-cell office:value-type="string" calcext:value-type="string">
            <text:p>TEMP <text:s/>SLOT QUADRANTE 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52</text:p>
          </table:table-cell>
          <table:table-cell office:value-type="string" calcext:value-type="string">
            <text:p>TEMP <text:s/>SLOT QUADRANTE 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53</text:p>
          </table:table-cell>
          <table:table-cell office:value-type="string" calcext:value-type="string">
            <text:p>TEMP <text:s/>SLOT QUADRANTE 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054</text:p>
          </table:table-cell>
          <table:table-cell office:value-type="string" calcext:value-type="string">
            <text:p>TEMP <text:s/>SLOT QUADRANTE II DO ESTATOR - RANHUR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09</text:p>
          </table:table-cell>
          <table:table-cell office:value-type="string" calcext:value-type="string">
            <text:p>TEMP <text:s/>DENTE ESTATOR SEÇÃO A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10</text:p>
          </table:table-cell>
          <table:table-cell office:value-type="string" calcext:value-type="string">
            <text:p>TEMP <text:s/>"YOKE" ESTATOR SEÇÃO A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11</text:p>
          </table:table-cell>
          <table:table-cell office:value-type="string" calcext:value-type="string">
            <text:p>TEMP <text:s/>"YOKE" ESTATOR SEÇÃO A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12</text:p>
          </table:table-cell>
          <table:table-cell office:value-type="string" calcext:value-type="string">
            <text:p>TEMP <text:s/>DENTE ESTATOR SEÇÃO A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13</text:p>
          </table:table-cell>
          <table:table-cell office:value-type="string" calcext:value-type="string">
            <text:p>TEMP <text:s/>"YOKE" ESTATOR SEÇÃO A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14</text:p>
          </table:table-cell>
          <table:table-cell office:value-type="string" calcext:value-type="string">
            <text:p>TEMP <text:s/>"YOKE" ESTATOR SEÇÃO A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15</text:p>
          </table:table-cell>
          <table:table-cell office:value-type="string" calcext:value-type="string">
            <text:p>TEMP <text:s/>DENTE ESTATOR SEÇÃO B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16</text:p>
          </table:table-cell>
          <table:table-cell office:value-type="string" calcext:value-type="string">
            <text:p>TEMP <text:s/>"YOKE" ESTATOR SEÇÃO B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17</text:p>
          </table:table-cell>
          <table:table-cell office:value-type="string" calcext:value-type="string">
            <text:p>TEMP <text:s/>"YOKE" ESTATOR SEÇÃO B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18</text:p>
          </table:table-cell>
          <table:table-cell office:value-type="string" calcext:value-type="string">
            <text:p>TEMP <text:s/>DENTE ESTATOR SEÇÃO B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19</text:p>
          </table:table-cell>
          <table:table-cell office:value-type="string" calcext:value-type="string">
            <text:p>TEMP <text:s/>"YOKE" ESTATOR SEÇÃO B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20</text:p>
          </table:table-cell>
          <table:table-cell office:value-type="string" calcext:value-type="string">
            <text:p>TEMP <text:s/>"YOKE" ESTATOR SEÇÃO B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21</text:p>
          </table:table-cell>
          <table:table-cell office:value-type="string" calcext:value-type="string">
            <text:p>TEMP <text:s/>DENTE ESTATOR SEÇÃO C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22</text:p>
          </table:table-cell>
          <table:table-cell office:value-type="string" calcext:value-type="string">
            <text:p>TEMP <text:s/>"YOKE" ESTATOR SEÇÃO C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23</text:p>
          </table:table-cell>
          <table:table-cell office:value-type="string" calcext:value-type="string">
            <text:p>TEMP <text:s/>"YOKE" ESTATOR SEÇÃO C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24</text:p>
          </table:table-cell>
          <table:table-cell office:value-type="string" calcext:value-type="string">
            <text:p>TEMP <text:s/>DENTE ESTATOR SEÇÃO C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25</text:p>
          </table:table-cell>
          <table:table-cell office:value-type="string" calcext:value-type="string">
            <text:p>TEMP <text:s/>"YOKE" ESTATOR SEÇÃO C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26</text:p>
          </table:table-cell>
          <table:table-cell office:value-type="string" calcext:value-type="string">
            <text:p>TEMP <text:s/>"YOKE" ESTATOR SEÇÃO C - LÂMINAS <text:s/>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39</text:p>
          </table:table-cell>
          <table:table-cell office:value-type="string" calcext:value-type="string">
            <text:p>TEMP HIDROGÊNIO SAÍDA RESFRIADOR ALTERNADOR 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40</text:p>
          </table:table-cell>
          <table:table-cell office:value-type="string" calcext:value-type="string">
            <text:p>TEMP HIDROGÊNIO SAÍDA RESFRIADOR ALTERNADOR 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42</text:p>
          </table:table-cell>
          <table:table-cell office:value-type="string" calcext:value-type="string">
            <text:p>TEMP HIDROGÊNIO SAÍDA RESFRIADOR ALTERNADOR LE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43</text:p>
          </table:table-cell>
          <table:table-cell office:value-type="string" calcext:value-type="string">
            <text:p>TEMP HIDROGÊNIO SAÍDA RESFRIADOR ALTERNADOR LE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45</text:p>
          </table:table-cell>
          <table:table-cell office:value-type="string" calcext:value-type="string">
            <text:p>TEMP HIDROGÊNIO ENTRADA RESFRIADOR ALTERNADOR 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46</text:p>
          </table:table-cell>
          <table:table-cell office:value-type="string" calcext:value-type="string">
            <text:p>TEMP HIDROGÊNIO ENTRADA RESFRIADOR ALTERNADOR LD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48</text:p>
          </table:table-cell>
          <table:table-cell office:value-type="string" calcext:value-type="string">
            <text:p>TEMP HIDROGÊNIO ENTRADA RESFRIADOR ALTERNADOR LE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149</text:p>
          </table:table-cell>
          <table:table-cell office:value-type="string" calcext:value-type="string">
            <text:p>TEMP HIDROGÊNIO ENTRADA RESFRIADOR ALTERNADOR LE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202</text:p>
          </table:table-cell>
          <table:table-cell office:value-type="string" calcext:value-type="string">
            <text:p>TEMP ÓLEO DESC BOMBA SELAGEM LADO A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203</text:p>
          </table:table-cell>
          <table:table-cell office:value-type="string" calcext:value-type="string">
            <text:p>TEMP ÓLEO SELAGEM LADO AR SAÍDA SELOS LT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204</text:p>
          </table:table-cell>
          <table:table-cell office:value-type="string" calcext:value-type="string">
            <text:p>TEMP ÓLEO SELAGEM LADO H2 SAÍDA SELOS LT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205</text:p>
          </table:table-cell>
          <table:table-cell office:value-type="string" calcext:value-type="string">
            <text:p>TEMP ÓLEO SELAGEM LADO AR SAÍDA SELOS LG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206</text:p>
          </table:table-cell>
          <table:table-cell office:value-type="string" calcext:value-type="string">
            <text:p>TEMP ÓLEO SELAGEM LADO H2 SAÍDA SELOS LG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214</text:p>
          </table:table-cell>
          <table:table-cell office:value-type="string" calcext:value-type="string">
            <text:p>TEMP ÓLEO SELAGEM LADO H2 SAÍDA RESF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357</text:p>
          </table:table-cell>
          <table:table-cell office:value-type="string" calcext:value-type="string">
            <text:p>TEMP ÁGUA RESF ESTATOR ENTRADA GERAD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359</text:p>
          </table:table-cell>
          <table:table-cell office:value-type="string" calcext:value-type="string">
            <text:p>TEMP ÁGUA RESF ESTATOR SAÍDA GERADOR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3361</text:p>
          </table:table-cell>
          <table:table-cell office:value-type="string" calcext:value-type="string">
            <text:p>TEMP ÁGUA RESF ESTATOR SAÍDA BUCHA NEUTR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H3360</text:p>
          </table:table-cell>
          <table:table-cell office:value-type="string" calcext:value-type="string">
            <text:p>TEMP ÁGUA RESF ESTATOR SAÍDA GERADOR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H3362</text:p>
          </table:table-cell>
          <table:table-cell office:value-type="string" calcext:value-type="string">
            <text:p>TEMP ÁGUA RESF ESTATOR SAÍDA BUCHA NEUTRO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H3153</text:p>
          </table:table-cell>
          <table:table-cell office:value-type="string" calcext:value-type="string">
            <text:p>TEMP MUITO ALTA MANCAL GERADOR LADO TURBINA (LOGICA 2 DE 3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THH3155</text:p>
          </table:table-cell>
          <table:table-cell office:value-type="string" calcext:value-type="string">
            <text:p>TEMP MUITO ALTA MANCAL GERADOR LADO ESCOVAS (LOGICA 2 DE 3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-87TU</text:p>
          </table:table-cell>
          <table:table-cell office:value-type="string" calcext:value-type="string">
            <text:p>TU - RELEPROTEÇÃO DIFERENCIAL - FUNÇÃO 87TU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BU1-51U1</text:p>
          </table:table-cell>
          <table:table-cell office:value-type="string" calcext:value-type="string">
            <text:p>BU1 - SOBRECORRENTE DJ ALIM NORMAL 152/U1 (192)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EPE3301</text:p>
          </table:table-cell>
          <table:table-cell office:value-type="string" calcext:value-type="string">
            <text:p>PAINEL CHANGE-OVER - FALTA TENSÃO AUXILIAR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2003</text:p>
          </table:table-cell>
          <table:table-cell office:value-type="string" calcext:value-type="string">
            <text:p>TU - FALTA TENSÃO AUXILIAR PAINEL LOCAL - 480/120VCA 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-26A</text:p>
          </table:table-cell>
          <table:table-cell office:value-type="string" calcext:value-type="string">
            <text:p>TU - TEMP ÓLEO 2º ESTÁGIO - 9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-26B</text:p>
          </table:table-cell>
          <table:table-cell office:value-type="string" calcext:value-type="string">
            <text:p>TU - TEMP ÓLEO 1° ESTÁGIO - 8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4981</text:p>
          </table:table-cell>
          <table:table-cell office:value-type="string" calcext:value-type="string">
            <text:p>TU - TEMP ENROLAMENTO <text:s/>BT1 2º ESTÁGIO - 10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4982</text:p>
          </table:table-cell>
          <table:table-cell office:value-type="string" calcext:value-type="string">
            <text:p>TU - TEMP ENROLAMENTO <text:s/>BT2 2º ESTÁGIO - 10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-49A</text:p>
          </table:table-cell>
          <table:table-cell office:value-type="string" calcext:value-type="string">
            <text:p>TU - TEMP ENROLAMENTO <text:s/>AT <text:s/>2º ESTÁGIO - 10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-49B</text:p>
          </table:table-cell>
          <table:table-cell office:value-type="string" calcext:value-type="string">
            <text:p>TU - TEMP ENROLAMENTO <text:s/>AT <text:s/>1º ESTÁGIO - 9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-49B1</text:p>
          </table:table-cell>
          <table:table-cell office:value-type="string" calcext:value-type="string">
            <text:p>TU - TEMP ENROLAMENTO <text:s/>BT1 1º ESTÁGIO - 9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-49B2</text:p>
          </table:table-cell>
          <table:table-cell office:value-type="string" calcext:value-type="string">
            <text:p>TU - TEMP ENROLAMENTO <text:s/>BT2 1º ESTÁGIO - 9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-50_51</text:p>
          </table:table-cell>
          <table:table-cell office:value-type="string" calcext:value-type="string">
            <text:p>TU - RELE SOBRECORRENTE LADO AT 20KV - FUNÇÃO 50/51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-51N1</text:p>
          </table:table-cell>
          <table:table-cell office:value-type="string" calcext:value-type="string">
            <text:p>TU - PROTEÇÃO SOBRECORRENTE NEUTRO - FUNÇÃO 51N1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-51N2</text:p>
          </table:table-cell>
          <table:table-cell office:value-type="string" calcext:value-type="string">
            <text:p>TU - PROTEÇÃO SOBRECORRENTE NEUTRO - FUNÇÃO 51N2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-53CSC</text:p>
          </table:table-cell>
          <table:table-cell office:value-type="string" calcext:value-type="string">
            <text:p>TU 20-6.3KV RELE BUCHHOLZ 1º ESTÁG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3TU-638</text:p>
          </table:table-cell>
          <table:table-cell office:value-type="string" calcext:value-type="string">
            <text:p>TU - VÁLVULA ALÍVIO PRESSÃO (TRIP)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-63A</text:p>
          </table:table-cell>
          <table:table-cell office:value-type="string" calcext:value-type="string">
            <text:p>TU - RELÉ BUCHHOLZ <text:s/>2º ESTÁGIO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-63B</text:p>
          </table:table-cell>
          <table:table-cell office:value-type="string" calcext:value-type="string">
            <text:p>TU - RELÉ BUCHHOLZ <text:s/>1º ESTÁGIO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-63CSC</text:p>
          </table:table-cell>
          <table:table-cell office:value-type="string" calcext:value-type="string">
            <text:p>TU - RELÉ DE SOBREPRESSÃO COMUTADOR CSC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3TU71CSC2</text:p>
          </table:table-cell>
          <table:table-cell office:value-type="string" calcext:value-type="string">
            <text:p>TU OU COMUTADOR (CSC) TU - NÍVEL ÓLEO BAIXO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_FDFN1_50_51_TPR1</text:p>
          </table:table-cell>
          <table:table-cell office:value-type="string" calcext:value-type="string">
            <text:p>Proteção Sobrecorrente Fase Lado 230 Kv; Trip - Função 50/51TP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N1_87_50_51_TPR1</text:p>
          </table:table-cell>
          <table:table-cell office:value-type="string" calcext:value-type="string">
            <text:p>Proteção Diferencial/Sobrecorrente Fase Lado 230 Kv; Trip - Função 87NTPR1+50/51TP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N1_87N_TPR1</text:p>
          </table:table-cell>
          <table:table-cell office:value-type="string" calcext:value-type="string">
            <text:p>Proteção Diferencial Trip - Função 87NTP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N1_VCC_FAULT</text:p>
          </table:table-cell>
          <table:table-cell office:value-type="string" calcext:value-type="string">
            <text:p>Falta CC/Falha no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N2_50_51_TPR2</text:p>
          </table:table-cell>
          <table:table-cell office:value-type="string" calcext:value-type="string">
            <text:p>Proteção Sobrecorrente Fase Lado 230 Kv; Trip - Função 50/51TP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N2_87_50_51_TPR2</text:p>
          </table:table-cell>
          <table:table-cell office:value-type="string" calcext:value-type="string">
            <text:p>Proteção Diferencial/Sobrecorrente Fase Lado 230 Kv; Trip - Função 87NTPR1+50/51TP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N2_87N_TPR2</text:p>
          </table:table-cell>
          <table:table-cell office:value-type="string" calcext:value-type="string">
            <text:p>Proteção Diferencial Trip - Função 87NTP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N2_VCC_FAULT</text:p>
          </table:table-cell>
          <table:table-cell office:value-type="string" calcext:value-type="string">
            <text:p>Falta CC/Falha no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TEX_51TEX</text:p>
          </table:table-cell>
          <table:table-cell office:value-type="string" calcext:value-type="string">
            <text:p>Proteção Sobrecorrente Fase Lado 690 V; Trip - Função 51T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TEX_87_51TEX</text:p>
          </table:table-cell>
          <table:table-cell office:value-type="string" calcext:value-type="string">
            <text:p>Proteção Diferencial/Sobrecorrente Fase Lado 690 V; Trip - Função 87TEX+/51T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TEX_87TEX</text:p>
          </table:table-cell>
          <table:table-cell office:value-type="string" calcext:value-type="string">
            <text:p>Proteção Diferencial Trip - Função 87T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TEX_VCC_FAULT</text:p>
          </table:table-cell>
          <table:table-cell office:value-type="string" calcext:value-type="string">
            <text:p>Falta CC/Falha no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TSG_50/51TSG</text:p>
          </table:table-cell>
          <table:table-cell office:value-type="string" calcext:value-type="string">
            <text:p>Proteção Sobrecorrente Fase Lado 230 Kv; Trip - Função 50/51TS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TSG_87_50_51TSG</text:p>
          </table:table-cell>
          <table:table-cell office:value-type="string" calcext:value-type="string">
            <text:p>Proteção Diferencial/Sobrecorrente Fase Lado 230 Kv; Trip - Função 87TSG+50/51TS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TSG_87TSG</text:p>
          </table:table-cell>
          <table:table-cell office:value-type="string" calcext:value-type="string">
            <text:p>Proteção Diferencial Trip - Função 87TS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TSG_VCC_FAULT</text:p>
          </table:table-cell>
          <table:table-cell office:value-type="string" calcext:value-type="string">
            <text:p>Falta CC/Falha no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TU_51TU</text:p>
          </table:table-cell>
          <table:table-cell office:value-type="string" calcext:value-type="string">
            <text:p>Proteção Sobrecorrente de Fase Lado 20 Kv; <text:s/>Trip - Função 51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TU_87TU</text:p>
          </table:table-cell>
          <table:table-cell office:value-type="string" calcext:value-type="string">
            <text:p>Proteção Diferencial Trip - Função 87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TU_87TU_51TU</text:p>
          </table:table-cell>
          <table:table-cell office:value-type="string" calcext:value-type="string">
            <text:p>Proteção Diferencial/Sobrecorrente Fase Lado 20 Kv; Trip - Função 87TU+51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DFTU_VCC_FAULT</text:p>
          </table:table-cell>
          <table:table-cell office:value-type="string" calcext:value-type="string">
            <text:p>Falta CC/Falha no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SCN1_51N_TPR1</text:p>
          </table:table-cell>
          <table:table-cell office:value-type="string" calcext:value-type="string">
            <text:p>Proteção Sobrecorrente Neutro; Trip - Função 51N TP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SCN1_VCC_FAULT</text:p>
          </table:table-cell>
          <table:table-cell office:value-type="string" calcext:value-type="string">
            <text:p>Falta CC/Falha no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SCN2_51N_TPR2</text:p>
          </table:table-cell>
          <table:table-cell office:value-type="string" calcext:value-type="string">
            <text:p>Proteção Sobrecorrente Neutro; Trip - Função 51N TP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SCN2_VCC_FAULT</text:p>
          </table:table-cell>
          <table:table-cell office:value-type="string" calcext:value-type="string">
            <text:p>Falta CC/Falha no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SCN3_51N1TU</text:p>
          </table:table-cell>
          <table:table-cell office:value-type="string" calcext:value-type="string">
            <text:p>Proteção Sobrecorrente Neutro; Trip - Função 51N1 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SCN3_VCC_FAULT</text:p>
          </table:table-cell>
          <table:table-cell office:value-type="string" calcext:value-type="string">
            <text:p>Falta CC/Falha no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SCN4_51N2TU</text:p>
          </table:table-cell>
          <table:table-cell office:value-type="string" calcext:value-type="string">
            <text:p>Proteção Sobrecorrente Neutro; Trip - Função 51N2 T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SCN4_VCC_FAULT</text:p>
          </table:table-cell>
          <table:table-cell office:value-type="string" calcext:value-type="string">
            <text:p>Falta CC/Falha no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SCN5_51N_TSG</text:p>
          </table:table-cell>
          <table:table-cell office:value-type="string" calcext:value-type="string">
            <text:p>Proteção Sobrecorrente Neutro; Trip - Função 51N TS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_FSCN5_VCC_FAULT</text:p>
          </table:table-cell>
          <table:table-cell office:value-type="string" calcext:value-type="string">
            <text:p>Falta CC/Falha no Rel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EPP3301</text:p>
          </table:table-cell>
          <table:table-cell office:value-type="string" calcext:value-type="string">
            <text:p>A64EPP3301 FALHA 125 VC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EPP3302</text:p>
          </table:table-cell>
          <table:table-cell office:value-type="string" calcext:value-type="string">
            <text:p>PROT TSG &amp; TSU A65EPP3302 FALHA 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TPR1-12</text:p>
          </table:table-cell>
          <table:table-cell office:value-type="string" calcext:value-type="string">
            <text:p>TPR1 - SISTEMA DE REFRIGERAÇÃO 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-14</text:p>
          </table:table-cell>
          <table:table-cell office:value-type="string" calcext:value-type="string">
            <text:p>TPR1 - FALTA TENSÃO AUXILIAR PAINEL LOCAL - 480/120VCA 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-16</text:p>
          </table:table-cell>
          <table:table-cell office:value-type="string" calcext:value-type="string">
            <text:p>DISCREPÂNCIA DE TAPS <text:s/>TPR1/TP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65TPR1-26A</text:p>
          </table:table-cell>
          <table:table-cell office:value-type="string" calcext:value-type="string">
            <text:p>TPR1 - TEMP ÓLEO 2º ESTÁGIO - 9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-26B</text:p>
          </table:table-cell>
          <table:table-cell office:value-type="string" calcext:value-type="string">
            <text:p>TPR1 - TEMP ÓLEO 1º ESTÁGIO - 8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-33</text:p>
          </table:table-cell>
          <table:table-cell office:value-type="string" calcext:value-type="string">
            <text:p>TPR1 - ACIONAMENTO INDEVIDO COMUTADOR EM CARGA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-49A</text:p>
          </table:table-cell>
          <table:table-cell office:value-type="string" calcext:value-type="string">
            <text:p>TPR1 - TEMP ENROLAMENTO <text:s/>BT 2º ESTÁGIO - 10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-49B</text:p>
          </table:table-cell>
          <table:table-cell office:value-type="string" calcext:value-type="string">
            <text:p>TPR1 - TEMP ENROLAMENTO <text:s/>AT 2º ESTÁGIO - 10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-49C</text:p>
          </table:table-cell>
          <table:table-cell office:value-type="string" calcext:value-type="string">
            <text:p>TPR1 - TEMP ENROLAMENTO <text:s/>BT 1º ESTÁGIO - 9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-49D</text:p>
          </table:table-cell>
          <table:table-cell office:value-type="string" calcext:value-type="string">
            <text:p>TPR1 - TEMP ENROLAMENTO <text:s/>AT 1º ESTÁGIO - 9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-50</text:p>
          </table:table-cell>
          <table:table-cell office:value-type="string" calcext:value-type="string">
            <text:p>TPR1 - RELE SOBRECORRENTE LADO AT 230KV - FUNÇÃO 50/51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-51N</text:p>
          </table:table-cell>
          <table:table-cell office:value-type="string" calcext:value-type="string">
            <text:p>TPR1 - RELE SOBRECORRENTE NEUTRO - FUNÇÃO 51N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63A1</text:p>
          </table:table-cell>
          <table:table-cell office:value-type="string" calcext:value-type="string">
            <text:p>TPR1 - RELÉ BUCHHOLZ - 1º ESTÁGIO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63A2</text:p>
          </table:table-cell>
          <table:table-cell office:value-type="string" calcext:value-type="string">
            <text:p>TPR1 - RELÉ BUCHHOLZ - 2º ESTÁGIO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-63B</text:p>
          </table:table-cell>
          <table:table-cell office:value-type="string" calcext:value-type="string">
            <text:p>TPR1 - VÁLVULA ALÍVIO PRESSÃO (TRIP)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-712</text:p>
          </table:table-cell>
          <table:table-cell office:value-type="string" calcext:value-type="string">
            <text:p>TPR1 - NÍVEL ÓLEO BAIXO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1-87N</text:p>
          </table:table-cell>
          <table:table-cell office:value-type="string" calcext:value-type="string">
            <text:p>TPR1 - RELÉ PROTEÇÃO DIFERENCIAL - FUNÇÃO 87N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1R95G</text:p>
          </table:table-cell>
          <table:table-cell office:value-type="string" calcext:value-type="string">
            <text:p>GT7 - SOBREXCITAÇÃO (V/HZ) - FUNÇÃO 95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22</text:p>
          </table:table-cell>
          <table:table-cell office:value-type="string" calcext:value-type="string">
            <text:p>TPR2 - SISTEMA DE REFRIGERAÇÃO 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24</text:p>
          </table:table-cell>
          <table:table-cell office:value-type="string" calcext:value-type="string">
            <text:p>TPR2 - FALTA TENSÃO AUXILIAR PAINEL LOCAL - 480/120VCA 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26A</text:p>
          </table:table-cell>
          <table:table-cell office:value-type="string" calcext:value-type="string">
            <text:p>TPR2 - TEMP ÓLEO 2º ESTÁGIO - 9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26B</text:p>
          </table:table-cell>
          <table:table-cell office:value-type="string" calcext:value-type="string">
            <text:p>TPR2 - TEMP ÓLEO 1º ESTÁGIO - 8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33</text:p>
          </table:table-cell>
          <table:table-cell office:value-type="string" calcext:value-type="string">
            <text:p>TPR2 - ACIONAMENTO INDEVIDO COMUTADOR EM CARGA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49A</text:p>
          </table:table-cell>
          <table:table-cell office:value-type="string" calcext:value-type="string">
            <text:p>TPR2 - TEMP ENROLAMENTO <text:s/>BT 2º ESTÁGIO - 10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49B</text:p>
          </table:table-cell>
          <table:table-cell office:value-type="string" calcext:value-type="string">
            <text:p>TPR2 - TEMP ENROLAMENTO <text:s/>AT 2º ESTÁGIO - 105°C (ALARME)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49C</text:p>
          </table:table-cell>
          <table:table-cell office:value-type="string" calcext:value-type="string">
            <text:p>TPR2 - TEMP ENROLAMENTO <text:s/>BT 1º ESTÁGIO - 9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49D</text:p>
          </table:table-cell>
          <table:table-cell office:value-type="string" calcext:value-type="string">
            <text:p>TPR2 - TEMP ENROLAMENTO <text:s/>AT 1º ESTÁGIO - 95°C (ALARME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50</text:p>
          </table:table-cell>
          <table:table-cell office:value-type="string" calcext:value-type="string">
            <text:p>TPR2 - RELE SOBRECORRENTE LADO AT 230KV - FUNÇÃO 50/51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51N</text:p>
          </table:table-cell>
          <table:table-cell office:value-type="string" calcext:value-type="string">
            <text:p>TPR2 - RELE SOBRECORRENTE NEUTRO - FUNÇÃO 51N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63A</text:p>
          </table:table-cell>
          <table:table-cell office:value-type="string" calcext:value-type="string">
            <text:p>TPR2 - RELÉ BUCHHOLZ - 2º ESTÁGIO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63B</text:p>
          </table:table-cell>
          <table:table-cell office:value-type="string" calcext:value-type="string">
            <text:p>TPR2 - VÁLVULA ALÍVIO PRESSÃO (TRIP)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63B1</text:p>
          </table:table-cell>
          <table:table-cell office:value-type="string" calcext:value-type="string">
            <text:p>TPR2 - RELÉ BUCHHOLZ - 1º ESTÁGIO (ALARME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712</text:p>
          </table:table-cell>
          <table:table-cell office:value-type="string" calcext:value-type="string">
            <text:p>TPR2 - NÍVEL ÓLEO (ALARME)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5TPR2-87N</text:p>
          </table:table-cell>
          <table:table-cell office:value-type="string" calcext:value-type="string">
            <text:p>TPR1 - RELÉ PROTEÇÃO DIFERENCIAL - FUNÇÃO 87N (TRIP)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9EDJ1002</text:p>
          </table:table-cell>
          <table:table-cell office:value-type="string" calcext:value-type="string">
            <text:p>PROTEÇÃO SUBESTAÇÃO - SOBRECORRENTE DIRECIONAL - LTJL IV (U7) - 67 / 67N / 85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69EPP85</text:p>
          </table:table-cell>
          <table:table-cell office:value-type="string" calcext:value-type="string">
            <text:p>LDTUB01 - PROTEÇÃO DIFERENCIAL DE LINHA - FIO PILOTO - "TRIP"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AH3001</text:p>
          </table:table-cell>
          <table:table-cell office:value-type="string" calcext:value-type="string">
            <text:p>CONDUTIVIDADE CONDENSADO ENTRADA POLIDO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AH3011</text:p>
          </table:table-cell>
          <table:table-cell office:value-type="string" calcext:value-type="string">
            <text:p>CONDUTIVIDADE CONDENSADO SAÍDA POLIDO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AH3012</text:p>
          </table:table-cell>
          <table:table-cell office:value-type="string" calcext:value-type="string">
            <text:p>SÓDIO SAÍDA POLIDO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AH3031</text:p>
          </table:table-cell>
          <table:table-cell office:value-type="string" calcext:value-type="string">
            <text:p>PH DRENOS AQUECEDORES AP.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AH3041</text:p>
          </table:table-cell>
          <table:table-cell office:value-type="string" calcext:value-type="string">
            <text:p>PH ÁGUA ALIMENTAÇÃO SUCÇÃO BOMB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AH3042</text:p>
          </table:table-cell>
          <table:table-cell office:value-type="string" calcext:value-type="string">
            <text:p>O2 DISSOLVIDO SAIDA TQ. ALIMENTAÇ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AH3071</text:p>
          </table:table-cell>
          <table:table-cell office:value-type="string" calcext:value-type="string">
            <text:p>CONDUTIVIDADE DRENOS AQUECEDORES AP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AH3081</text:p>
          </table:table-cell>
          <table:table-cell office:value-type="string" calcext:value-type="string">
            <text:p>CONDUTIVIDADE DESC BBAS ALIMENTAÇ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AH3101</text:p>
          </table:table-cell>
          <table:table-cell office:value-type="string" calcext:value-type="string">
            <text:p>CONDUTIVIDADE VAPOR SH ENTR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AH3111</text:p>
          </table:table-cell>
          <table:table-cell office:value-type="string" calcext:value-type="string">
            <text:p>CONDUTIVIDADE DRENOS AQUECEDOR BP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AL3031</text:p>
          </table:table-cell>
          <table:table-cell office:value-type="string" calcext:value-type="string">
            <text:p>PH DRENOS AQUECEDORES AP.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AL3041</text:p>
          </table:table-cell>
          <table:table-cell office:value-type="string" calcext:value-type="string">
            <text:p>PH ÁGUA ALIMENTAÇÃO SUCÇÃO BOMBAS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TH3031</text:p>
          </table:table-cell>
          <table:table-cell office:value-type="string" calcext:value-type="string">
            <text:p>TEMP. AMOSTRA DRENOS AQUECEDORES AP.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TH3041</text:p>
          </table:table-cell>
          <table:table-cell office:value-type="string" calcext:value-type="string">
            <text:p>TEMP AMOSTRA ÁGUA ALIM SUCÇÃO BOMBAS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TH3071</text:p>
          </table:table-cell>
          <table:table-cell office:value-type="string" calcext:value-type="string">
            <text:p>TEMP AMOSTRA DRENOS AQUECEDORES AP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TH3081</text:p>
          </table:table-cell>
          <table:table-cell office:value-type="string" calcext:value-type="string">
            <text:p>TEMP AMOSTRA DESC BBAS ALIMENTAÇ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0TH3101</text:p>
          </table:table-cell>
          <table:table-cell office:value-type="string" calcext:value-type="string">
            <text:p>TEMP AMOSTRA VAPOR SH ENTR TURBIN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EPC37011</text:p>
          </table:table-cell>
          <table:table-cell office:value-type="string" calcext:value-type="string">
            <text:p>VVAS SEGURANÇA RH</text:p>
          </table:table-cell>
          <table:table-cell office:value-type="string" calcext:value-type="string">
            <text:p>FALHA ALIMENTAÇA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EPC37012</text:p>
          </table:table-cell>
          <table:table-cell office:value-type="string" calcext:value-type="string">
            <text:p>VVAS SEGURANÇA RH LE (MVS3001)</text:p>
          </table:table-cell>
          <table:table-cell office:value-type="string" calcext:value-type="string">
            <text:p>FALHA ABERTUR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EPC37013</text:p>
          </table:table-cell>
          <table:table-cell office:value-type="string" calcext:value-type="string">
            <text:p>VVAS SEGURANÇA RH LD (MVS3002)</text:p>
          </table:table-cell>
          <table:table-cell office:value-type="string" calcext:value-type="string">
            <text:p>FALHA ABERTUR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EPC37014</text:p>
          </table:table-cell>
          <table:table-cell office:value-type="string" calcext:value-type="string">
            <text:p>VVAS SEGURANÇA RH - EQUIP SEGURANÇA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EPC38011</text:p>
          </table:table-cell>
          <table:table-cell office:value-type="string" calcext:value-type="string">
            <text:p>BYPASS TURBINA AP</text:p>
          </table:table-cell>
          <table:table-cell office:value-type="string" calcext:value-type="string">
            <text:p>FALHA ALIMENTAÇA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EPC38012</text:p>
          </table:table-cell>
          <table:table-cell office:value-type="string" calcext:value-type="string">
            <text:p>VV BYPASS LE TURBINA AP (PCV 3006)</text:p>
          </table:table-cell>
          <table:table-cell office:value-type="string" calcext:value-type="string">
            <text:p>FALHA ABERTUR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EPC38013</text:p>
          </table:table-cell>
          <table:table-cell office:value-type="string" calcext:value-type="string">
            <text:p>VV BYPASS LD TURBINA AP (PCV 3007)</text:p>
          </table:table-cell>
          <table:table-cell office:value-type="string" calcext:value-type="string">
            <text:p>FALHA ABERTUR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EPC38014</text:p>
          </table:table-cell>
          <table:table-cell office:value-type="string" calcext:value-type="string">
            <text:p>BYPASS AP TURBINA - EQUIP SEGURANÇA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0109</text:p>
          </table:table-cell>
          <table:table-cell office:value-type="string" calcext:value-type="string">
            <text:p>PAINÉIS CONDICIONAMENTO SINAL ANALÓGICO (I772EPM3001 A 3005)</text:p>
          </table:table-cell>
          <table:table-cell office:value-type="string" calcext:value-type="string">
            <text:p>FALHA ALIMENTAÇA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0126</text:p>
          </table:table-cell>
          <table:table-cell office:value-type="string" calcext:value-type="string">
            <text:p>PAINÉIS CONDICIONAMENTO SINAL ANALÓGICO (I772EPM3001 A 3005)</text:p>
          </table:table-cell>
          <table:table-cell office:value-type="string" calcext:value-type="string">
            <text:p>FALHA TRANSMISSORES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1109</text:p>
          </table:table-cell>
          <table:table-cell office:value-type="string" calcext:value-type="string">
            <text:p>PAINÉIS MONITOR VALOR LIMITE (I772EPM3011 A 3017)</text:p>
          </table:table-cell>
          <table:table-cell office:value-type="string" calcext:value-type="string">
            <text:p>FALHA ALIMENTAÇA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1128</text:p>
          </table:table-cell>
          <table:table-cell office:value-type="string" calcext:value-type="string">
            <text:p>PAINÉIS MONITOR VALOR LIMITE (I772EPM3011 A 3017)</text:p>
          </table:table-cell>
          <table:table-cell office:value-type="string" calcext:value-type="string">
            <text:p>FALHA MONITOR VALOR LIMIT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2109</text:p>
          </table:table-cell>
          <table:table-cell office:value-type="string" calcext:value-type="string">
            <text:p>PAINÉIS CONTROLE ANALÓGICO (I772EPM3021 A 3032)</text:p>
          </table:table-cell>
          <table:table-cell office:value-type="string" calcext:value-type="string">
            <text:p>FALHA ALIMENTAÇA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2126</text:p>
          </table:table-cell>
          <table:table-cell office:value-type="string" calcext:value-type="string">
            <text:p>PAINÉIS CONTROLE ANALÓGICO (I772EPM3021 A 3032)</text:p>
          </table:table-cell>
          <table:table-cell office:value-type="string" calcext:value-type="string">
            <text:p>FALHA TRANSMISSORES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2183</text:p>
          </table:table-cell>
          <table:table-cell office:value-type="string" calcext:value-type="string">
            <text:p>PAINÉIS CONTROLE ANALÓGICO (I772EPM3021 A 3032)</text:p>
          </table:table-cell>
          <table:table-cell office:value-type="string" calcext:value-type="string">
            <text:p>FUSÍVEL QUEIM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2184</text:p>
          </table:table-cell>
          <table:table-cell office:value-type="string" calcext:value-type="string">
            <text:p>PAINÉIS CONTROLE ANALÓGICO (I772EPM3021 A 3032)</text:p>
          </table:table-cell>
          <table:table-cell office:value-type="string" calcext:value-type="string">
            <text:p>FUSÍVEL QUEIM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4111</text:p>
          </table:table-cell>
          <table:table-cell office:value-type="string" calcext:value-type="string">
            <text:p>CUBÍCULO BYPASS TURBINA AP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4112</text:p>
          </table:table-cell>
          <table:table-cell office:value-type="string" calcext:value-type="string">
            <text:p>CONTROLE BYPASS TURBINA AP - ERRO 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4207</text:p>
          </table:table-cell>
          <table:table-cell office:value-type="string" calcext:value-type="string">
            <text:p>PAINEL DE CONTROLE BY-PASS DE BAIXA PRESSÃO (I772EPM3042)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4209</text:p>
          </table:table-cell>
          <table:table-cell office:value-type="string" calcext:value-type="string">
            <text:p>BYPASS BP LE SEM ATEMPERAÇÃ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4210</text:p>
          </table:table-cell>
          <table:table-cell office:value-type="string" calcext:value-type="string">
            <text:p>BYPASS BP LD SEM ATEMPERAÇÃO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5109</text:p>
          </table:table-cell>
          <table:table-cell office:value-type="string" calcext:value-type="string">
            <text:p>PAINEIS CONTR ANAL ATUADORES (I772EPM3051 A 3060) </text:p>
          </table:table-cell>
          <table:table-cell office:value-type="string" calcext:value-type="string">
            <text:p>FALHA ALIM 24V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5152</text:p>
          </table:table-cell>
          <table:table-cell office:value-type="string" calcext:value-type="string">
            <text:p>PAINEIS CONTR ANAL ATUADORES (I772EPM3051 A 3060) </text:p>
          </table:table-cell>
          <table:table-cell office:value-type="string" calcext:value-type="string">
            <text:p>FALHA ALIM 440V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305187</text:p>
          </table:table-cell>
          <table:table-cell office:value-type="string" calcext:value-type="string">
            <text:p>PAINEIS CONTR ANAL ATUADORES (I772EPM3051 A 3060) </text:p>
          </table:table-cell>
          <table:table-cell office:value-type="string" calcext:value-type="string">
            <text:p>FALHA ALIM ATUADORES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450101</text:p>
          </table:table-cell>
          <table:table-cell office:value-type="string" calcext:value-type="string">
            <text:p>PAINÉIS EHC (I772EPM4501/4502/4503 )</text:p>
          </table:table-cell>
          <table:table-cell office:value-type="string" calcext:value-type="string">
            <text:p>FALHA ALIM 220VCA ESTAB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450102</text:p>
          </table:table-cell>
          <table:table-cell office:value-type="string" calcext:value-type="string">
            <text:p>PAINÉIS EHC (I772EPM4501/4502/4503 )</text:p>
          </table:table-cell>
          <table:table-cell office:value-type="string" calcext:value-type="string">
            <text:p>FALHA ALIM 220V 60HZ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450103</text:p>
          </table:table-cell>
          <table:table-cell office:value-type="string" calcext:value-type="string">
            <text:p>PAINÉIS EHC (I772EPM4501/4502/4503 )</text:p>
          </table:table-cell>
          <table:table-cell office:value-type="string" calcext:value-type="string">
            <text:p>FALHA EQ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450104</text:p>
          </table:table-cell>
          <table:table-cell office:value-type="string" calcext:value-type="string">
            <text:p>LIMITAÇÃO CARGA BAIXA PRESSÃO VAPOR SH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450105</text:p>
          </table:table-cell>
          <table:table-cell office:value-type="string" calcext:value-type="string">
            <text:p>LIMITAÇÃO CARGA BAIXO VÁCUO CONDENSADOR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450106</text:p>
          </table:table-cell>
          <table:table-cell office:value-type="string" calcext:value-type="string">
            <text:p>LIMITAÇÃO MANUAL CARGA TURBIN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450107</text:p>
          </table:table-cell>
          <table:table-cell office:value-type="string" calcext:value-type="string">
            <text:p>RELÉ DESBAL POTENCIA/CARGA - DPC 40%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450108</text:p>
          </table:table-cell>
          <table:table-cell office:value-type="string" calcext:value-type="string">
            <text:p>VVA TURBINA EM MODO ARCO PARCIAL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450109</text:p>
          </table:table-cell>
          <table:table-cell office:value-type="string" calcext:value-type="string">
            <text:p>EHC - CONTROLE EM MANUAL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2PM450117</text:p>
          </table:table-cell>
          <table:table-cell office:value-type="string" calcext:value-type="string">
            <text:p>BBA EMERG ÓLEO TURB (TRIP ELÉTRIC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73PC300109</text:p>
          </table:table-cell>
          <table:table-cell office:value-type="string" calcext:value-type="string">
            <text:p>PAINÉIS CONDICIONAMENTO SINAIS BINÁRIOS (I773EPC3001 A 3003)</text:p>
          </table:table-cell>
          <table:table-cell office:value-type="string" calcext:value-type="string">
            <text:p>FALHA ALIM 24 VDC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0120</text:p>
          </table:table-cell>
          <table:table-cell office:value-type="string" calcext:value-type="string">
            <text:p>PAINÉIS CONDICIONAMENTO SINAIS BINÁRIOS (I773EPC3001 A 3003)</text:p>
          </table:table-cell>
          <table:table-cell office:value-type="string" calcext:value-type="string">
            <text:p>FALHA TRANSM BINÁRIOS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0401</text:p>
          </table:table-cell>
          <table:table-cell office:value-type="string" calcext:value-type="string">
            <text:p>PAINÉIS CONTROLE ATUADORES (I773EPC3004 A 3013)</text:p>
          </table:table-cell>
          <table:table-cell office:value-type="string" calcext:value-type="string">
            <text:p>FALHA ATUADORES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0403</text:p>
          </table:table-cell>
          <table:table-cell office:value-type="string" calcext:value-type="string">
            <text:p>PAINÉIS CONTROLE ATUADORES (I773EPC3004 A 3013)</text:p>
          </table:table-cell>
          <table:table-cell office:value-type="string" calcext:value-type="string">
            <text:p>TEMPO EXCED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0404</text:p>
          </table:table-cell>
          <table:table-cell office:value-type="string" calcext:value-type="string">
            <text:p>PAINÉIS CONTROLE ATUADORES (I773EPC3004 A 3013)</text:p>
          </table:table-cell>
          <table:table-cell office:value-type="string" calcext:value-type="string">
            <text:p>DISCREPÂNCI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0409</text:p>
          </table:table-cell>
          <table:table-cell office:value-type="string" calcext:value-type="string">
            <text:p>PAINÉIS CONTROLE ATUADORES (I773EPC3004 A 3013)</text:p>
          </table:table-cell>
          <table:table-cell office:value-type="string" calcext:value-type="string">
            <text:p>FALHA ALIM 24 VDC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0422</text:p>
          </table:table-cell>
          <table:table-cell office:value-type="string" calcext:value-type="string">
            <text:p>PAINÉIS CONTROLE ATUADORES (I773EPC3004 A 3013)</text:p>
          </table:table-cell>
          <table:table-cell office:value-type="string" calcext:value-type="string">
            <text:p>FALHA INTERTRAVAMEN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0427</text:p>
          </table:table-cell>
          <table:table-cell office:value-type="string" calcext:value-type="string">
            <text:p>PAINÉIS CONTROLE ATUADORES (I773EPC3004 A 3013)</text:p>
          </table:table-cell>
          <table:table-cell office:value-type="string" calcext:value-type="string">
            <text:p>FALHA CONTR ATUADORES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1409</text:p>
          </table:table-cell>
          <table:table-cell office:value-type="string" calcext:value-type="string">
            <text:p>PAINÉIS LÓGICA PROTEÇÃO (I773EPC3014 A 3018 E 3040)</text:p>
          </table:table-cell>
          <table:table-cell office:value-type="string" calcext:value-type="string">
            <text:p>FALHA ALIM 24 VDC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1422</text:p>
          </table:table-cell>
          <table:table-cell office:value-type="string" calcext:value-type="string">
            <text:p>PAINÉIS LÓGICA PROTEÇÃO (I773EPC3014 A 3018 E 3040)</text:p>
          </table:table-cell>
          <table:table-cell office:value-type="string" calcext:value-type="string">
            <text:p>FALHA LÓG PROT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1909</text:p>
          </table:table-cell>
          <table:table-cell office:value-type="string" calcext:value-type="string">
            <text:p>PAINÉIS CONTROLE SEQUENCIA AUTOM. (I773EPC3019 A 3025)</text:p>
          </table:table-cell>
          <table:table-cell office:value-type="string" calcext:value-type="string">
            <text:p>FALHA ALIM 24 VDC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1973</text:p>
          </table:table-cell>
          <table:table-cell office:value-type="string" calcext:value-type="string">
            <text:p>PAINÉIS CONTROLE SEQUENCIA AUTOM. (I773EPC3019 A 3025)</text:p>
          </table:table-cell>
          <table:table-cell office:value-type="string" calcext:value-type="string">
            <text:p>FALHA TENSAO CONTROL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2608</text:p>
          </table:table-cell>
          <table:table-cell office:value-type="string" calcext:value-type="string">
            <text:p>PAINÉIS CONTROLE QUEIMADORES (I773EPC3026 A 3035)</text:p>
          </table:table-cell>
          <table:table-cell office:value-type="string" calcext:value-type="string">
            <text:p>TENSÃO FORA DA FAIX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2609</text:p>
          </table:table-cell>
          <table:table-cell office:value-type="string" calcext:value-type="string">
            <text:p>PAINÉIS CONTROLE QUEIMADORES (I773EPC3026 A 3035)</text:p>
          </table:table-cell>
          <table:table-cell office:value-type="string" calcext:value-type="string">
            <text:p>FALHA ALIM 24 VDC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2651</text:p>
          </table:table-cell>
          <table:table-cell office:value-type="string" calcext:value-type="string">
            <text:p>PAINÉIS CONTROLE QUEIMADORES (I773EPC3026 A 3035)</text:p>
          </table:table-cell>
          <table:table-cell office:value-type="string" calcext:value-type="string">
            <text:p>QUEIMA FUSIVEL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2668</text:p>
          </table:table-cell>
          <table:table-cell office:value-type="string" calcext:value-type="string">
            <text:p>PAINÉIS CONTROLE QUEIMADORES (I773EPC3026 A 3035)</text:p>
          </table:table-cell>
          <table:table-cell office:value-type="string" calcext:value-type="string">
            <text:p><text:s/>FALHA EQPTO HS SS31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2672</text:p>
          </table:table-cell>
          <table:table-cell office:value-type="string" calcext:value-type="string">
            <text:p>PAINÉIS CONTROLE QUEIMADORES (I773EPC3026 A 3035)</text:p>
          </table:table-cell>
          <table:table-cell office:value-type="string" calcext:value-type="string">
            <text:p>FALHA SIMPLES SIST 2 DE 3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2673</text:p>
          </table:table-cell>
          <table:table-cell office:value-type="string" calcext:value-type="string">
            <text:p>PAINÉIS CONTROLE QUEIMADORES (I773EPC3026 A 3035)</text:p>
          </table:table-cell>
          <table:table-cell office:value-type="string" calcext:value-type="string">
            <text:p>FALHA DUPLA SIST 2 EM 3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2677</text:p>
          </table:table-cell>
          <table:table-cell office:value-type="string" calcext:value-type="string">
            <text:p>PAINÉIS CONTROLE QUEIMADORES (I773EPC3026 A 3035)</text:p>
          </table:table-cell>
          <table:table-cell office:value-type="string" calcext:value-type="string">
            <text:p>FALHA VENTILAÇÃ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2679</text:p>
          </table:table-cell>
          <table:table-cell office:value-type="string" calcext:value-type="string">
            <text:p>PAINÉIS CONTROLE QUEIMADORES (I773EPC3026 A 3035)</text:p>
          </table:table-cell>
          <table:table-cell office:value-type="string" calcext:value-type="string">
            <text:p>FALHA DE SUBTENSÃ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7105</text:p>
          </table:table-cell>
          <table:table-cell office:value-type="string" calcext:value-type="string">
            <text:p>PAINÉIS CONTROLE SOPRADORES FULIGEM (I773EPC3071)</text:p>
          </table:table-cell>
          <table:table-cell office:value-type="string" calcext:value-type="string">
            <text:p>FALHA ALIM AUXILIAR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7107</text:p>
          </table:table-cell>
          <table:table-cell office:value-type="string" calcext:value-type="string">
            <text:p>PAINÉIS CONTROLE SOPRADORES FULIGEM (I773EPC3071)</text:p>
          </table:table-cell>
          <table:table-cell office:value-type="string" calcext:value-type="string">
            <text:p>FALHA ALIM ATUADORES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7109</text:p>
          </table:table-cell>
          <table:table-cell office:value-type="string" calcext:value-type="string">
            <text:p>PAINÉIS CONTROLE SOPRADORES FULIGEM (I773EPC3071)</text:p>
          </table:table-cell>
          <table:table-cell office:value-type="string" calcext:value-type="string">
            <text:p>FALHA ALIM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7124</text:p>
          </table:table-cell>
          <table:table-cell office:value-type="string" calcext:value-type="string">
            <text:p>PAINÉIS CONTROLE SOPRADORES FULIGEM (I773EPC3071)</text:p>
          </table:table-cell>
          <table:table-cell office:value-type="string" calcext:value-type="string">
            <text:p>TEMPO EXCEDI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7133</text:p>
          </table:table-cell>
          <table:table-cell office:value-type="string" calcext:value-type="string">
            <text:p>PAINÉIS CONTROLE SOPRADORES FULIGEM (I773EPC3071)</text:p>
          </table:table-cell>
          <table:table-cell office:value-type="string" calcext:value-type="string">
            <text:p>SOBRECORRENTE ATUADORES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7169</text:p>
          </table:table-cell>
          <table:table-cell office:value-type="string" calcext:value-type="string">
            <text:p>PAINÉIS CONTROLE SOPRADORES FULIGEM (I773EPC3071)</text:p>
          </table:table-cell>
          <table:table-cell office:value-type="string" calcext:value-type="string">
            <text:p>VVS POS INDEVID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3PC307173</text:p>
          </table:table-cell>
          <table:table-cell office:value-type="string" calcext:value-type="string">
            <text:p>PAINÉIS CONTROLE SOPRADORES FULIGEM (I773EPC3071)</text:p>
          </table:table-cell>
          <table:table-cell office:value-type="string" calcext:value-type="string">
            <text:p>FALHA ALIM CONTROLE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4PA300109</text:p>
          </table:table-cell>
          <table:table-cell office:value-type="string" calcext:value-type="string">
            <text:p>PAINÉIS DE ALARME (MS3) (I774EPA3001/3002)</text:p>
          </table:table-cell>
          <table:table-cell office:value-type="string" calcext:value-type="string">
            <text:p>FALHA ALIMENTAÇA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4PA300111</text:p>
          </table:table-cell>
          <table:table-cell office:value-type="string" calcext:value-type="string">
            <text:p>PAINÉIS DE ALARME (MS3) (I774EPA3001/3002)</text:p>
          </table:table-cell>
          <table:table-cell office:value-type="string" calcext:value-type="string">
            <text:p>FALHA MS3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8CD300209</text:p>
          </table:table-cell>
          <table:table-cell office:value-type="string" calcext:value-type="string">
            <text:p>FALHA NA ALIMENTAÇÃO - A78ECD300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8CD300298</text:p>
          </table:table-cell>
          <table:table-cell office:value-type="string" calcext:value-type="string">
            <text:p>FALHA NOS ALIMENTADORES - A78ECD300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8CD300309</text:p>
          </table:table-cell>
          <table:table-cell office:value-type="string" calcext:value-type="string">
            <text:p>FALHA NA ALIMENTAÇÃO - A78ECD3003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8CD300398</text:p>
          </table:table-cell>
          <table:table-cell office:value-type="string" calcext:value-type="string">
            <text:p>FALHA NOS ALIMENTADORES - A78ECD3003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8CD300409</text:p>
          </table:table-cell>
          <table:table-cell office:value-type="string" calcext:value-type="string">
            <text:p>FALHA NA ALIMENTAÇÃO - A78ECD3004-220V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8CD300498</text:p>
          </table:table-cell>
          <table:table-cell office:value-type="string" calcext:value-type="string">
            <text:p>FALHA ALIMENTADORES - A78ECD3004-220V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8CD3004M8</text:p>
          </table:table-cell>
          <table:table-cell office:value-type="string" calcext:value-type="string">
            <text:p>FALHA ALIMENTADORES-A78ECD3004-24Vdc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78CD3004M9</text:p>
          </table:table-cell>
          <table:table-cell office:value-type="string" calcext:value-type="string">
            <text:p>FALHA ALIMENTAÇÃO - A78ECD3004-24Vdc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1TRIP0001</text:p>
          </table:table-cell>
          <table:table-cell office:value-type="string" calcext:value-type="string">
            <text:p>SISTEMA PRÉ-TRATAMENTO ÁGUA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2TRIP0001</text:p>
          </table:table-cell>
          <table:table-cell office:value-type="string" calcext:value-type="string">
            <text:p>SISTEMA DESMINERALIZAÇÃO DE ÁGUA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D1001</text:p>
          </table:table-cell>
          <table:table-cell office:value-type="string" calcext:value-type="string">
            <text:p>BOMBA ÁGUA CIRCULAÇÃO 1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D1002</text:p>
          </table:table-cell>
          <table:table-cell office:value-type="string" calcext:value-type="string">
            <text:p>BOMBA ÁGUA CIRCULAÇÃO 2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D1003</text:p>
          </table:table-cell>
          <table:table-cell office:value-type="string" calcext:value-type="string">
            <text:p>BOMBA ÁGUA CIRCULAÇÃO 3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D1004</text:p>
          </table:table-cell>
          <table:table-cell office:value-type="string" calcext:value-type="string">
            <text:p>BOMBA BOOSTER 1 ÁGUA CIRCULAÇÃO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D1005</text:p>
          </table:table-cell>
          <table:table-cell office:value-type="string" calcext:value-type="string">
            <text:p>BOMBA BOOSTER 2 ÁGUA CIRCULAÇÃO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F1001</text:p>
          </table:table-cell>
          <table:table-cell office:value-type="string" calcext:value-type="string">
            <text:p>NENHUMA BOMBA CIRCULAÇÃO EM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L1001</text:p>
          </table:table-cell>
          <table:table-cell office:value-type="string" calcext:value-type="string">
            <text:p>BOMBA ÁGUA CIRCULAÇÃO 1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L1002</text:p>
          </table:table-cell>
          <table:table-cell office:value-type="string" calcext:value-type="string">
            <text:p>BOMBA ÁGUA CIRCULAÇÃO 2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L1003</text:p>
          </table:table-cell>
          <table:table-cell office:value-type="string" calcext:value-type="string">
            <text:p>BOMBA ÁGUA CIRCULAÇÃO 3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L1004</text:p>
          </table:table-cell>
          <table:table-cell office:value-type="string" calcext:value-type="string">
            <text:p>BOMBA BOOSTER 1 ÁGUA CIRCULAÇÃO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L1005</text:p>
          </table:table-cell>
          <table:table-cell office:value-type="string" calcext:value-type="string">
            <text:p>BOMBA BOOSTER 2 ÁGUA CIRCULAÇÃO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T1001</text:p>
          </table:table-cell>
          <table:table-cell office:value-type="string" calcext:value-type="string">
            <text:p>BOMBA ÁGUA CIRCULAÇÃO 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T1002</text:p>
          </table:table-cell>
          <table:table-cell office:value-type="string" calcext:value-type="string">
            <text:p>BOMBA ÁGUA CIRCULAÇÃO 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T1003</text:p>
          </table:table-cell>
          <table:table-cell office:value-type="string" calcext:value-type="string">
            <text:p>BOMBA ÁGUA CIRCULAÇÃO 3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T1004</text:p>
          </table:table-cell>
          <table:table-cell office:value-type="string" calcext:value-type="string">
            <text:p>BOMBA BOOSTER 1 ÁGUA CIRCULAÇÃO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EMT1005</text:p>
          </table:table-cell>
          <table:table-cell office:value-type="string" calcext:value-type="string">
            <text:p>BOMBA BOOSTER 2 ÁGUA CIRCULAÇÃO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LH1001</text:p>
          </table:table-cell>
          <table:table-cell office:value-type="string" calcext:value-type="string">
            <text:p>NÍVEL POÇO SUCÇÃO BOMBAS CIRCULAÇ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LLL1002</text:p>
          </table:table-cell>
          <table:table-cell office:value-type="string" calcext:value-type="string">
            <text:p>NÍVEL POÇO SUCÇÃO BOMBAS CIRCULAÇÃO (LOGICA 2 DE 3)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PL1101</text:p>
          </table:table-cell>
          <table:table-cell office:value-type="string" calcext:value-type="string">
            <text:p>PRESSÃO LUBRIFICAÇÃO MANCAL GUIA BOMBA AGUA CIRCULAÇÃ0 1 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PL1104</text:p>
          </table:table-cell>
          <table:table-cell office:value-type="string" calcext:value-type="string">
            <text:p>PRESSÃO LUBRIFICAÇÃO MANCAL GUIA BOMBA AGUA CIRCULAÇÃ0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PL1107</text:p>
          </table:table-cell>
          <table:table-cell office:value-type="string" calcext:value-type="string">
            <text:p>PRESSÃO LUBRIFICAÇÃO MANCAL GUIA BOMBA AGUA CIRCULAÇÃ0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PLL1041</text:p>
          </table:table-cell>
          <table:table-cell office:value-type="string" calcext:value-type="string">
            <text:p>PRES UNID HIDR BBAS DESC BBAS CIRCULAÇÃ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3101</text:p>
          </table:table-cell>
          <table:table-cell office:value-type="string" calcext:value-type="string">
            <text:p>TEMP MANCAIS MOTOR BOMBA CIRCULAÇÃ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3103</text:p>
          </table:table-cell>
          <table:table-cell office:value-type="string" calcext:value-type="string">
            <text:p>TEMP MANCAL BOMBA CIRCULAÇÃ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3105</text:p>
          </table:table-cell>
          <table:table-cell office:value-type="string" calcext:value-type="string">
            <text:p>TEMP ENROL MOTOR BOMBA CIRCULAÇÃO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3111</text:p>
          </table:table-cell>
          <table:table-cell office:value-type="string" calcext:value-type="string">
            <text:p>TEMP MANCAIS MOTOR BOMBA CIRCULAÇÃ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3113</text:p>
          </table:table-cell>
          <table:table-cell office:value-type="string" calcext:value-type="string">
            <text:p>TEMP MANCAL BOMBA CIRCULAÇÃ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3115</text:p>
          </table:table-cell>
          <table:table-cell office:value-type="string" calcext:value-type="string">
            <text:p>TEMP ENROL MOTOR BOMBA CIRCULAÇÃO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3121</text:p>
          </table:table-cell>
          <table:table-cell office:value-type="string" calcext:value-type="string">
            <text:p>TEMP MANCAIS MOTOR BOMBA CIRCULAÇÃ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3123</text:p>
          </table:table-cell>
          <table:table-cell office:value-type="string" calcext:value-type="string">
            <text:p>TEMP MANCAL BOMBA CIRCULAÇÃ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3125</text:p>
          </table:table-cell>
          <table:table-cell office:value-type="string" calcext:value-type="string">
            <text:p>TEMP ENROL MOTOR BOMBA CIRCULAÇÃO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H3101</text:p>
          </table:table-cell>
          <table:table-cell office:value-type="string" calcext:value-type="string">
            <text:p>TEMP MANCAL LNA MOTOR BOMBA CIRCULAÇÃ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H3102</text:p>
          </table:table-cell>
          <table:table-cell office:value-type="string" calcext:value-type="string">
            <text:p>TEMP MANCAL LA MOTOR BOMBA CIRCULAÇÃ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H3103</text:p>
          </table:table-cell>
          <table:table-cell office:value-type="string" calcext:value-type="string">
            <text:p>TEMP MANCAL BOMBA CIRCULAÇÃO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H3111</text:p>
          </table:table-cell>
          <table:table-cell office:value-type="string" calcext:value-type="string">
            <text:p>TEMP MANCAL LNA MOTOR BOMBA CIRCULAÇÃ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H3112</text:p>
          </table:table-cell>
          <table:table-cell office:value-type="string" calcext:value-type="string">
            <text:p>TEMP MANCAL LA MOTOR BOMBA CIRCULAÇÃ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H3113</text:p>
          </table:table-cell>
          <table:table-cell office:value-type="string" calcext:value-type="string">
            <text:p>TEMP MANCAL BOMBA CIRCULAÇÃO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H3121</text:p>
          </table:table-cell>
          <table:table-cell office:value-type="string" calcext:value-type="string">
            <text:p>TEMP MANCAL LNA MOTOR BOMBA CIRCULAÇÃO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H3122</text:p>
          </table:table-cell>
          <table:table-cell office:value-type="string" calcext:value-type="string">
            <text:p>TEMP MANCAL LA MOTOR BOMBA CIRCULAÇÃO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HH3123</text:p>
          </table:table-cell>
          <table:table-cell office:value-type="string" calcext:value-type="string">
            <text:p>TEMP MANCAL BOMBA CIRCULAÇÃO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L1021</text:p>
          </table:table-cell>
          <table:table-cell office:value-type="string" calcext:value-type="string">
            <text:p>TEMP ÁGUA CIRCULAÇÃO DESC BOMBAS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TVH1024</text:p>
          </table:table-cell>
          <table:table-cell office:value-type="string" calcext:value-type="string">
            <text:p>TEMP ÁGUA CIRCULAÇÃO DESC BOMBAS</text:p>
          </table:table-cell>
          <table:table-cell office:value-type="string" calcext:value-type="string">
            <text:p>ALTISSIM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UHF1001</text:p>
          </table:table-cell>
          <table:table-cell office:value-type="string" calcext:value-type="string">
            <text:p>UNID HIDR VVAS DESC BBAS CIRCULAÇÃO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H1002</text:p>
          </table:table-cell>
          <table:table-cell office:value-type="string" calcext:value-type="string">
            <text:p>VVA DESC BOMBA CIRCULAÇÃ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H1004</text:p>
          </table:table-cell>
          <table:table-cell office:value-type="string" calcext:value-type="string">
            <text:p>VVA DESC BOMBA CIRCULAÇÃ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H1006</text:p>
          </table:table-cell>
          <table:table-cell office:value-type="string" calcext:value-type="string">
            <text:p>VVA DESC BOMBA CIRCULAÇÃO 3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H1008</text:p>
          </table:table-cell>
          <table:table-cell office:value-type="string" calcext:value-type="string">
            <text:p>VVA ENTR CÂMARA 1 CONDENSADOR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H1010</text:p>
          </table:table-cell>
          <table:table-cell office:value-type="string" calcext:value-type="string">
            <text:p>VVA ENTR CÂMARA 2 CONDENSADOR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L1011</text:p>
          </table:table-cell>
          <table:table-cell office:value-type="string" calcext:value-type="string">
            <text:p>VVA SAÍDA CÂMARA 1 CONDENSADOR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H1012</text:p>
          </table:table-cell>
          <table:table-cell office:value-type="string" calcext:value-type="string">
            <text:p>VVA SAÍDA CÂMARA 1 CONDENSADOR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H1014</text:p>
          </table:table-cell>
          <table:table-cell office:value-type="string" calcext:value-type="string">
            <text:p>VVA SAÍDA CÂMARA 2 CONDENSADOR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L1001</text:p>
          </table:table-cell>
          <table:table-cell office:value-type="string" calcext:value-type="string">
            <text:p>VVA DESC BOMBA CIRCULAÇÃO 1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L1003</text:p>
          </table:table-cell>
          <table:table-cell office:value-type="string" calcext:value-type="string">
            <text:p>VVA DESC BOMBA CIRCULAÇÃO 2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L1005</text:p>
          </table:table-cell>
          <table:table-cell office:value-type="string" calcext:value-type="string">
            <text:p>VVA DESC BOMBA CIRCULAÇÃO 3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L1007</text:p>
          </table:table-cell>
          <table:table-cell office:value-type="string" calcext:value-type="string">
            <text:p>VVA ENTR CÂMARA 1 CONDENSADOR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L1009</text:p>
          </table:table-cell>
          <table:table-cell office:value-type="string" calcext:value-type="string">
            <text:p>VVA ENTR CÂMARA 2 CONDENSADOR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L1013</text:p>
          </table:table-cell>
          <table:table-cell office:value-type="string" calcext:value-type="string">
            <text:p>VVA SAÍDA CÂMARA 2 CONDENSADOR</text:p>
          </table:table-cell>
          <table:table-cell office:value-type="string" calcext:value-type="string">
            <text:p>FECHADA</text:p>
          </table:table-cell>
          <table:table-cell office:value-type="string" calcext:value-type="string">
            <text:p>NÃO FECH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M1002</text:p>
          </table:table-cell>
          <table:table-cell office:value-type="string" calcext:value-type="string">
            <text:p>VVA DESC BOMBA CIRCULAÇÃO 1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M1004</text:p>
          </table:table-cell>
          <table:table-cell office:value-type="string" calcext:value-type="string">
            <text:p>VVA DESC BOMBA CIRCULAÇÃO 2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3ZM1006</text:p>
          </table:table-cell>
          <table:table-cell office:value-type="string" calcext:value-type="string">
            <text:p>VVA DESC BOMBA CIRCULAÇÃO 3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DPL3020</text:p>
          </table:table-cell>
          <table:table-cell office:value-type="string" calcext:value-type="string">
            <text:p>PRES DIFER BOMBAS CICLO FECHAD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DPLL3020</text:p>
          </table:table-cell>
          <table:table-cell office:value-type="string" calcext:value-type="string">
            <text:p>PRES DIFER BOMBAS CICLO FECHADO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EMD1001</text:p>
          </table:table-cell>
          <table:table-cell office:value-type="string" calcext:value-type="string">
            <text:p>BOMBA 1 CICLO FECHADO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EMD1002</text:p>
          </table:table-cell>
          <table:table-cell office:value-type="string" calcext:value-type="string">
            <text:p>BOMBA 2 CICLO FECHADO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EML1001</text:p>
          </table:table-cell>
          <table:table-cell office:value-type="string" calcext:value-type="string">
            <text:p>BOMBA 1 CICLO FECHADO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EML1002</text:p>
          </table:table-cell>
          <table:table-cell office:value-type="string" calcext:value-type="string">
            <text:p>BOMBA 2 CICLO FECHADO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EMT1001</text:p>
          </table:table-cell>
          <table:table-cell office:value-type="string" calcext:value-type="string">
            <text:p>BOMBA 1 CICLO FECHADO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EMT1002</text:p>
          </table:table-cell>
          <table:table-cell office:value-type="string" calcext:value-type="string">
            <text:p>BOMBA 2 CICLO FECHADO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LH1004</text:p>
          </table:table-cell>
          <table:table-cell office:value-type="string" calcext:value-type="string">
            <text:p>NÍVEL TANQUE PIEZOMÉTRIC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LL1001</text:p>
          </table:table-cell>
          <table:table-cell office:value-type="string" calcext:value-type="string">
            <text:p>NÍVEL TANQUE PIEZOMÉTRIC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LLL1003</text:p>
          </table:table-cell>
          <table:table-cell office:value-type="string" calcext:value-type="string">
            <text:p>NÍVEL TANQUE PIEZOMÉTRICO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PH1012</text:p>
          </table:table-cell>
          <table:table-cell office:value-type="string" calcext:value-type="string">
            <text:p>PRES ÁGUA CF ENTR RESF ÓLEO SELAGEM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EMS1002</text:p>
          </table:table-cell>
          <table:table-cell office:value-type="string" calcext:value-type="string">
            <text:p>BOMBA 2 CICLO FECHADO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EMS1001</text:p>
          </table:table-cell>
          <table:table-cell office:value-type="string" calcext:value-type="string">
            <text:p>BOMBA 1 CICLO FECHADO - PARTIDA STANDBY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4TH1006</text:p>
          </table:table-cell>
          <table:table-cell office:value-type="string" calcext:value-type="string">
            <text:p>TEMP ÁGUA CF SAÍDA RESF CICLO FECHAD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D1001</text:p>
          </table:table-cell>
          <table:table-cell office:value-type="string" calcext:value-type="string">
            <text:p>VENTILADOR TORRE RESFRIAMENTO 1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D1002</text:p>
          </table:table-cell>
          <table:table-cell office:value-type="string" calcext:value-type="string">
            <text:p>VENTILADOR TORRE RESFRIAMENTO 2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D1003</text:p>
          </table:table-cell>
          <table:table-cell office:value-type="string" calcext:value-type="string">
            <text:p>VENTILADOR TORRE RESFRIAMENTO 3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D1004</text:p>
          </table:table-cell>
          <table:table-cell office:value-type="string" calcext:value-type="string">
            <text:p>VENTILADOR TORRE RESFRIAMENTO 4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D1005</text:p>
          </table:table-cell>
          <table:table-cell office:value-type="string" calcext:value-type="string">
            <text:p>VENTILADOR TORRE RESFRIAMENTO 5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D1006</text:p>
          </table:table-cell>
          <table:table-cell office:value-type="string" calcext:value-type="string">
            <text:p>VENTILADOR TORRE RESFRIAMENTO 6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D1007</text:p>
          </table:table-cell>
          <table:table-cell office:value-type="string" calcext:value-type="string">
            <text:p>VENTILADOR TORRE RESFRIAMENTO 7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D1008</text:p>
          </table:table-cell>
          <table:table-cell office:value-type="string" calcext:value-type="string">
            <text:p>VENTILADOR TORRE RESFRIAMENTO 8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D1009</text:p>
          </table:table-cell>
          <table:table-cell office:value-type="string" calcext:value-type="string">
            <text:p>VENTILADOR TORRE RESFRIAMENTO 9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D1010</text:p>
          </table:table-cell>
          <table:table-cell office:value-type="string" calcext:value-type="string">
            <text:p>VENTILADOR TORRE RESFRIAMENTO 10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D1011</text:p>
          </table:table-cell>
          <table:table-cell office:value-type="string" calcext:value-type="string">
            <text:p>VENTILADOR TORRE RESFRIAMENTO 11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D1012</text:p>
          </table:table-cell>
          <table:table-cell office:value-type="string" calcext:value-type="string">
            <text:p>VENTILADOR TORRE RESFRIAMENTO 12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L1001</text:p>
          </table:table-cell>
          <table:table-cell office:value-type="string" calcext:value-type="string">
            <text:p>VENTILADOR TORRE RESFRIAMENTO 1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L1002</text:p>
          </table:table-cell>
          <table:table-cell office:value-type="string" calcext:value-type="string">
            <text:p>VENTILADOR TORRE RESFRIAMENTO 2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L1003</text:p>
          </table:table-cell>
          <table:table-cell office:value-type="string" calcext:value-type="string">
            <text:p>VENTILADOR TORRE RESFRIAMENTO 3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L1004</text:p>
          </table:table-cell>
          <table:table-cell office:value-type="string" calcext:value-type="string">
            <text:p>VENTILADOR TORRE RESFRIAMENTO 4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L1005</text:p>
          </table:table-cell>
          <table:table-cell office:value-type="string" calcext:value-type="string">
            <text:p>VENTILADOR TORRE RESFRIAMENTO 5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L1006</text:p>
          </table:table-cell>
          <table:table-cell office:value-type="string" calcext:value-type="string">
            <text:p>VENTILADOR TORRE RESFRIAMENTO 6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L1007</text:p>
          </table:table-cell>
          <table:table-cell office:value-type="string" calcext:value-type="string">
            <text:p>VENTILADOR TORRE RESFRIAMENTO 7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L1008</text:p>
          </table:table-cell>
          <table:table-cell office:value-type="string" calcext:value-type="string">
            <text:p>VENTILADOR TORRE RESFRIAMENTO 8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L1009</text:p>
          </table:table-cell>
          <table:table-cell office:value-type="string" calcext:value-type="string">
            <text:p>VENTILADOR TORRE RESFRIAMENTO 9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L1010</text:p>
          </table:table-cell>
          <table:table-cell office:value-type="string" calcext:value-type="string">
            <text:p>VENTILADOR TORRE RESFRIAMENTO 10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L1011</text:p>
          </table:table-cell>
          <table:table-cell office:value-type="string" calcext:value-type="string">
            <text:p>VENTILADOR TORRE RESFRIAMENTO 11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L1012</text:p>
          </table:table-cell>
          <table:table-cell office:value-type="string" calcext:value-type="string">
            <text:p>VENTILADOR TORRE RESFRIAMENTO 12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T1001</text:p>
          </table:table-cell>
          <table:table-cell office:value-type="string" calcext:value-type="string">
            <text:p>VENTILADOR TORRE RESFRIAMENTO 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T1002</text:p>
          </table:table-cell>
          <table:table-cell office:value-type="string" calcext:value-type="string">
            <text:p>VENTILADOR TORRE RESFRIAMENTO 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T1003</text:p>
          </table:table-cell>
          <table:table-cell office:value-type="string" calcext:value-type="string">
            <text:p>VENTILADOR TORRE RESFRIAMENTO 3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T1004</text:p>
          </table:table-cell>
          <table:table-cell office:value-type="string" calcext:value-type="string">
            <text:p>VENTILADOR TORRE RESFRIAMENTO 4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T1005</text:p>
          </table:table-cell>
          <table:table-cell office:value-type="string" calcext:value-type="string">
            <text:p>VENTILADOR TORRE RESFRIAMENTO 5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T1006</text:p>
          </table:table-cell>
          <table:table-cell office:value-type="string" calcext:value-type="string">
            <text:p>VENTILADOR TORRE RESFRIAMENTO 6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T1007</text:p>
          </table:table-cell>
          <table:table-cell office:value-type="string" calcext:value-type="string">
            <text:p>VENTILADOR TORRE RESFRIAMENTO 7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T1008</text:p>
          </table:table-cell>
          <table:table-cell office:value-type="string" calcext:value-type="string">
            <text:p>VENTILADOR TORRE RESFRIAMENTO 8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T1009</text:p>
          </table:table-cell>
          <table:table-cell office:value-type="string" calcext:value-type="string">
            <text:p>VENTILADOR TORRE RESFRIAMENTO 9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T1010</text:p>
          </table:table-cell>
          <table:table-cell office:value-type="string" calcext:value-type="string">
            <text:p>VENTILADOR TORRE RESFRIAMENTO 10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T1011</text:p>
          </table:table-cell>
          <table:table-cell office:value-type="string" calcext:value-type="string">
            <text:p>VENTILADOR TORRE RESFRIAMENTO 11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EMT1012</text:p>
          </table:table-cell>
          <table:table-cell office:value-type="string" calcext:value-type="string">
            <text:p>VENTILADOR TORRE RESFRIAMENTO 12</text:p>
          </table:table-cell>
          <table:table-cell office:value-type="string" calcext:value-type="string">
            <text:p>TRIP ELÉTRIC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11</text:p>
          </table:table-cell>
          <table:table-cell office:value-type="string" calcext:value-type="string">
            <text:p>TEMP MANCAIS MOTOR VENT TORRE RESF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15</text:p>
          </table:table-cell>
          <table:table-cell office:value-type="string" calcext:value-type="string">
            <text:p>TEMP ENROL MOTOR VENT TORRE RESF 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21</text:p>
          </table:table-cell>
          <table:table-cell office:value-type="string" calcext:value-type="string">
            <text:p>TEMP MANCAIS MOTOR VENT TORRE RESF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25</text:p>
          </table:table-cell>
          <table:table-cell office:value-type="string" calcext:value-type="string">
            <text:p>TEMP ENROL MOTOR VENT TORRE RESF 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31</text:p>
          </table:table-cell>
          <table:table-cell office:value-type="string" calcext:value-type="string">
            <text:p>TEMP MANCAIS MOTOR VENT TORRE RESF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35</text:p>
          </table:table-cell>
          <table:table-cell office:value-type="string" calcext:value-type="string">
            <text:p>TEMP ENROL MOTOR VENT TORRE RESF 3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41</text:p>
          </table:table-cell>
          <table:table-cell office:value-type="string" calcext:value-type="string">
            <text:p>TEMP MANCAIS MOTOR VENT TORRE RESF 4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45</text:p>
          </table:table-cell>
          <table:table-cell office:value-type="string" calcext:value-type="string">
            <text:p>TEMP ENROL MOTOR VENT TORRE RESF 4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51</text:p>
          </table:table-cell>
          <table:table-cell office:value-type="string" calcext:value-type="string">
            <text:p>TEMP MANCAIS MOTOR VENT TORRE RESF 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55</text:p>
          </table:table-cell>
          <table:table-cell office:value-type="string" calcext:value-type="string">
            <text:p>TEMP ENROL MOTOR VENT TORRE RESF 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61</text:p>
          </table:table-cell>
          <table:table-cell office:value-type="string" calcext:value-type="string">
            <text:p>TEMP MANCAIS MOTOR VENT TORRE RESF 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65</text:p>
          </table:table-cell>
          <table:table-cell office:value-type="string" calcext:value-type="string">
            <text:p>TEMP ENROL MOTOR VENT TORRE RESF 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71</text:p>
          </table:table-cell>
          <table:table-cell office:value-type="string" calcext:value-type="string">
            <text:p>TEMP MANCAIS MOTOR VENT TORRE RESF 7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75</text:p>
          </table:table-cell>
          <table:table-cell office:value-type="string" calcext:value-type="string">
            <text:p>TEMP ENROL MOTOR VENT TORRE RESF 7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81</text:p>
          </table:table-cell>
          <table:table-cell office:value-type="string" calcext:value-type="string">
            <text:p>TEMP MANCAIS MOTOR VENT TORRE RESF 8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85</text:p>
          </table:table-cell>
          <table:table-cell office:value-type="string" calcext:value-type="string">
            <text:p>TEMP ENROL MOTOR VENT TORRE RESF 8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91</text:p>
          </table:table-cell>
          <table:table-cell office:value-type="string" calcext:value-type="string">
            <text:p>TEMP MANCAIS MOTOR VENT TORRE RESF 9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095</text:p>
          </table:table-cell>
          <table:table-cell office:value-type="string" calcext:value-type="string">
            <text:p>TEMP ENROL MOTOR VENT TORRE RESF 9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101</text:p>
          </table:table-cell>
          <table:table-cell office:value-type="string" calcext:value-type="string">
            <text:p>TEMP MANCAIS MOTOR VENT TORRE RESF 10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105</text:p>
          </table:table-cell>
          <table:table-cell office:value-type="string" calcext:value-type="string">
            <text:p>TEMP ENROL MOTOR VENT TORRE RESF 10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111</text:p>
          </table:table-cell>
          <table:table-cell office:value-type="string" calcext:value-type="string">
            <text:p>TEMP MANCAIS MOTOR VENT TORRE RESF 1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115</text:p>
          </table:table-cell>
          <table:table-cell office:value-type="string" calcext:value-type="string">
            <text:p>TEMP ENROL MOTOR VENT TORRE RESF 11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121</text:p>
          </table:table-cell>
          <table:table-cell office:value-type="string" calcext:value-type="string">
            <text:p>TEMP MANCAIS MOTOR VENT TORRE RESF 1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3125</text:p>
          </table:table-cell>
          <table:table-cell office:value-type="string" calcext:value-type="string">
            <text:p>TEMP ENROL MOTOR VENT TORRE RESF 12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11</text:p>
          </table:table-cell>
          <table:table-cell office:value-type="string" calcext:value-type="string">
            <text:p>TEMP MANCAL LNA MOTOR VENT TORRE RESF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12</text:p>
          </table:table-cell>
          <table:table-cell office:value-type="string" calcext:value-type="string">
            <text:p>TEMP MANCAL LA MOTOR VENT TORRE RESF 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21</text:p>
          </table:table-cell>
          <table:table-cell office:value-type="string" calcext:value-type="string">
            <text:p>TEMP MANCAL LNA MOTOR VENT TORRE RESF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22</text:p>
          </table:table-cell>
          <table:table-cell office:value-type="string" calcext:value-type="string">
            <text:p>TEMP MANCAL LA MOTOR VENT TORRE RESF 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31</text:p>
          </table:table-cell>
          <table:table-cell office:value-type="string" calcext:value-type="string">
            <text:p>TEMP MANCAL LNA MOTOR VENT TORRE RESF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32</text:p>
          </table:table-cell>
          <table:table-cell office:value-type="string" calcext:value-type="string">
            <text:p>TEMP MANCAL LA MOTOR VENT TORRE RESF 3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41</text:p>
          </table:table-cell>
          <table:table-cell office:value-type="string" calcext:value-type="string">
            <text:p>TEMP MANCAL LNA MOTOR VENT TORRE RESF 4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42</text:p>
          </table:table-cell>
          <table:table-cell office:value-type="string" calcext:value-type="string">
            <text:p>TEMP MANCAL LA MOTOR VENT TORRE RESF 4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51</text:p>
          </table:table-cell>
          <table:table-cell office:value-type="string" calcext:value-type="string">
            <text:p>TEMP MANCAL LNA MOTOR VENT TORRE RESF 5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52</text:p>
          </table:table-cell>
          <table:table-cell office:value-type="string" calcext:value-type="string">
            <text:p>TEMP MANCAL LA MOTOR VENT TORRE RESF 5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61</text:p>
          </table:table-cell>
          <table:table-cell office:value-type="string" calcext:value-type="string">
            <text:p>TEMP MANCAL LNA MOTOR VENT TORRE RESF 6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62</text:p>
          </table:table-cell>
          <table:table-cell office:value-type="string" calcext:value-type="string">
            <text:p>TEMP MANCAL LA MOTOR VENT TORRE RESF 6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71</text:p>
          </table:table-cell>
          <table:table-cell office:value-type="string" calcext:value-type="string">
            <text:p>TEMP MANCAL LNA MOTOR VENT TORRE RESF 7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72</text:p>
          </table:table-cell>
          <table:table-cell office:value-type="string" calcext:value-type="string">
            <text:p>TEMP MANCAL LA MOTOR VENT TORRE RESF 7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81</text:p>
          </table:table-cell>
          <table:table-cell office:value-type="string" calcext:value-type="string">
            <text:p>TEMP MANCAL LNA MOTOR VENT TORRE RESF 8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82</text:p>
          </table:table-cell>
          <table:table-cell office:value-type="string" calcext:value-type="string">
            <text:p>TEMP MANCAL LA MOTOR VENT TORRE RESF 8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91</text:p>
          </table:table-cell>
          <table:table-cell office:value-type="string" calcext:value-type="string">
            <text:p>TEMP MANCAL LNA MOTOR VENT TORRE RESF 9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092</text:p>
          </table:table-cell>
          <table:table-cell office:value-type="string" calcext:value-type="string">
            <text:p>TEMP MANCAL LA MOTOR VENT TORRE RESF 9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101</text:p>
          </table:table-cell>
          <table:table-cell office:value-type="string" calcext:value-type="string">
            <text:p>TEMP MANCAL LNA MOTOR VENT TORRE RESF 10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102</text:p>
          </table:table-cell>
          <table:table-cell office:value-type="string" calcext:value-type="string">
            <text:p>TEMP MANCAL LA MOTOR VENT TORRE RESF 10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111</text:p>
          </table:table-cell>
          <table:table-cell office:value-type="string" calcext:value-type="string">
            <text:p>TEMP MANCAL LNA MOTOR VENT TORRE RESF 1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112</text:p>
          </table:table-cell>
          <table:table-cell office:value-type="string" calcext:value-type="string">
            <text:p>TEMP MANCAL LA MOTOR VENT TORRE RESF 11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121</text:p>
          </table:table-cell>
          <table:table-cell office:value-type="string" calcext:value-type="string">
            <text:p>TEMP MANCAL LNA MOTOR VENT TORRE RESF 1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THH3122</text:p>
          </table:table-cell>
          <table:table-cell office:value-type="string" calcext:value-type="string">
            <text:p>TEMP MANCAL LA MOTOR VENT TORRE RESF 12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XHH1001</text:p>
          </table:table-cell>
          <table:table-cell office:value-type="string" calcext:value-type="string">
            <text:p>RESER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85XHH1002</text:p>
          </table:table-cell>
          <table:table-cell office:value-type="string" calcext:value-type="string">
            <text:p>RESER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85XHH1003</text:p>
          </table:table-cell>
          <table:table-cell office:value-type="string" calcext:value-type="string">
            <text:p>RESER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85XHH1004</text:p>
          </table:table-cell>
          <table:table-cell office:value-type="string" calcext:value-type="string">
            <text:p>RESER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85XHH1005</text:p>
          </table:table-cell>
          <table:table-cell office:value-type="string" calcext:value-type="string">
            <text:p>RESER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85XHH1006</text:p>
          </table:table-cell>
          <table:table-cell office:value-type="string" calcext:value-type="string">
            <text:p>RESER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85XHH1007</text:p>
          </table:table-cell>
          <table:table-cell office:value-type="string" calcext:value-type="string">
            <text:p>RESER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85XHH1008</text:p>
          </table:table-cell>
          <table:table-cell office:value-type="string" calcext:value-type="string">
            <text:p>RESER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85XHH1009</text:p>
          </table:table-cell>
          <table:table-cell office:value-type="string" calcext:value-type="string">
            <text:p>RESER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85XHH1010</text:p>
          </table:table-cell>
          <table:table-cell office:value-type="string" calcext:value-type="string">
            <text:p>RESER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85XHH1011</text:p>
          </table:table-cell>
          <table:table-cell office:value-type="string" calcext:value-type="string">
            <text:p>RESER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85XHH1012</text:p>
          </table:table-cell>
          <table:table-cell office:value-type="string" calcext:value-type="string">
            <text:p>RESER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85LSL1013</text:p>
          </table:table-cell>
          <table:table-cell office:value-type="string" calcext:value-type="string">
            <text:p>NÍVEL ÓLEO CAIXA REDUTORA VENT TORRE RESFRIAMENTO 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LSL1014</text:p>
          </table:table-cell>
          <table:table-cell office:value-type="string" calcext:value-type="string">
            <text:p>NÍVEL ÓLEO CAIXA REDUTORA VENT TORRE RESFRIAMENTO 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LSL1015</text:p>
          </table:table-cell>
          <table:table-cell office:value-type="string" calcext:value-type="string">
            <text:p>NÍVEL ÓLEO CAIXA REDUTORA VENT TORRE RESFRIAMENTO 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LSL1016</text:p>
          </table:table-cell>
          <table:table-cell office:value-type="string" calcext:value-type="string">
            <text:p>NÍVEL ÓLEO CAIXA REDUTORA VENT TORRE RESFRIAMENTO 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LSL1017</text:p>
          </table:table-cell>
          <table:table-cell office:value-type="string" calcext:value-type="string">
            <text:p>NÍVEL ÓLEO CAIXA REDUTORA VENT TORRE RESFRIAMENTO 5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LSL1018</text:p>
          </table:table-cell>
          <table:table-cell office:value-type="string" calcext:value-type="string">
            <text:p>NÍVEL ÓLEO CAIXA REDUTORA VENT TORRE RESFRIAMENTO 6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LSL1019</text:p>
          </table:table-cell>
          <table:table-cell office:value-type="string" calcext:value-type="string">
            <text:p>NÍVEL ÓLEO CAIXA REDUTORA VENT TORRE RESFRIAMENTO 7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LSL1020</text:p>
          </table:table-cell>
          <table:table-cell office:value-type="string" calcext:value-type="string">
            <text:p>NÍVEL ÓLEO CAIXA REDUTORA VENT TORRE RESFRIAMENTO 8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LSL1021</text:p>
          </table:table-cell>
          <table:table-cell office:value-type="string" calcext:value-type="string">
            <text:p>NÍVEL ÓLEO CAIXA REDUTORA VENT TORRE RESFRIAMENTO 9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LSL1022</text:p>
          </table:table-cell>
          <table:table-cell office:value-type="string" calcext:value-type="string">
            <text:p>NÍVEL ÓLEO CAIXA REDUTORA VENT TORRE RESFRIAMENTO 10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LSL1023</text:p>
          </table:table-cell>
          <table:table-cell office:value-type="string" calcext:value-type="string">
            <text:p>NÍVEL ÓLEO CAIXA REDUTORA VENT TORRE RESFRIAMENTO 11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5LSL1024</text:p>
          </table:table-cell>
          <table:table-cell office:value-type="string" calcext:value-type="string">
            <text:p>NÍVEL ÓLEO CAIXA REDUTORA VENT TORRE RESFRIAMENTO 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6EMD1001</text:p>
          </table:table-cell>
          <table:table-cell office:value-type="string" calcext:value-type="string">
            <text:p>BOMBA 1 ÁGUA DE SERVIÇO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6EMD1002</text:p>
          </table:table-cell>
          <table:table-cell office:value-type="string" calcext:value-type="string">
            <text:p>BOMBA 2 ÁGUA DE SERVIÇO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BAIX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6EML1001</text:p>
          </table:table-cell>
          <table:table-cell office:value-type="string" calcext:value-type="string">
            <text:p>BOMBA 1 ÁGUA DE SERVIÇO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86EML1002</text:p>
          </table:table-cell>
          <table:table-cell office:value-type="string" calcext:value-type="string">
            <text:p>BOMBA 2 ÁGUA DE SERVIÇO</text:p>
          </table:table-cell>
          <table:table-cell office:value-type="string" calcext:value-type="string">
            <text:p>LIGADA</text:p>
          </table:table-cell>
          <table:table-cell office:value-type="string" calcext:value-type="string">
            <text:p>DESLIGAD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1PL3251</text:p>
          </table:table-cell>
          <table:table-cell office:value-type="string" calcext:value-type="string">
            <text:p>PRESSÃO AR COMANDO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1PLL3512</text:p>
          </table:table-cell>
          <table:table-cell office:value-type="string" calcext:value-type="string">
            <text:p>PRES AR ATOMIZAÇÃO QUEIMADORES (LOGICA 2 DE 3)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1PLL3522</text:p>
          </table:table-cell>
          <table:table-cell office:value-type="string" calcext:value-type="string">
            <text:p>PRES AR COMANDO QUEIMADORES (LOGICA 2 DE 3)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1TRIP0001</text:p>
          </table:table-cell>
          <table:table-cell office:value-type="string" calcext:value-type="string">
            <text:p>SISTEMA DE AR COMPRIMIDO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3TRIP0001</text:p>
          </table:table-cell>
          <table:table-cell office:value-type="string" calcext:value-type="string">
            <text:p>SISTEMA DE AR CONDICIONADO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PH3007</text:p>
          </table:table-cell>
          <table:table-cell office:value-type="string" calcext:value-type="string">
            <text:p>PRESSÃO VAPOR AUXILIAR CALDEIR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PH3014</text:p>
          </table:table-cell>
          <table:table-cell office:value-type="string" calcext:value-type="string">
            <text:p>PRESSÃO VAPOR AUXILIAR P/ MOINH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796PH3507</text:p>
          </table:table-cell>
          <table:table-cell office:value-type="string" calcext:value-type="string">
            <text:p>PRESSÃO VAPOR AUXILIAR CICLO TÉRMIC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PL3006</text:p>
          </table:table-cell>
          <table:table-cell office:value-type="string" calcext:value-type="string">
            <text:p>PRESSÃO VAPOR AUXILIAR CALDEIR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PL3505</text:p>
          </table:table-cell>
          <table:table-cell office:value-type="string" calcext:value-type="string">
            <text:p>PRESSÃO VAPOR AUXILIAR CICLO TÉRMIC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TH3003</text:p>
          </table:table-cell>
          <table:table-cell office:value-type="string" calcext:value-type="string">
            <text:p>TEMP VAPOR AUXILIAR CALD APÓS 1º <text:s/>INJEÇ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TH3007</text:p>
          </table:table-cell>
          <table:table-cell office:value-type="string" calcext:value-type="string">
            <text:p>TEMP VAPOR AUXILIAR CALD APÓS 2º <text:s/>INJEÇÃ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TH3503</text:p>
          </table:table-cell>
          <table:table-cell office:value-type="string" calcext:value-type="string">
            <text:p>TEMP EXTR TURB P/COLET VAPOR AUX CICL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TH3507</text:p>
          </table:table-cell>
          <table:table-cell office:value-type="string" calcext:value-type="string">
            <text:p>TEMP VAPOR AUXILIAR CICLO TERMIC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THH3004</text:p>
          </table:table-cell>
          <table:table-cell office:value-type="string" calcext:value-type="string">
            <text:p>TEMP VAPOR AUXILIAR CALD APÓS 1º <text:s/>INJEÇÃ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THH3502</text:p>
          </table:table-cell>
          <table:table-cell office:value-type="string" calcext:value-type="string">
            <text:p>TEMP EXTR TURB P/ COLET VAPOR AUX CICLO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THH3506</text:p>
          </table:table-cell>
          <table:table-cell office:value-type="string" calcext:value-type="string">
            <text:p>TEMP VAPOR AUXILIAR CICLO TERMICO</text:p>
          </table:table-cell>
          <table:table-cell office:value-type="string" calcext:value-type="string">
            <text:p>MUITO ALT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ZH1509</text:p>
          </table:table-cell>
          <table:table-cell office:value-type="string" calcext:value-type="string">
            <text:p>VVA ISOL VAPOR P/ EJETOR PARTID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ZH1510</text:p>
          </table:table-cell>
          <table:table-cell office:value-type="string" calcext:value-type="string">
            <text:p>VVA ISOL VAPOR P/ EJETOR SERVIÇO 1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6ZH1511</text:p>
          </table:table-cell>
          <table:table-cell office:value-type="string" calcext:value-type="string">
            <text:p>VVA ISOL VAPOR P/ EJETOR SERVIÇO 2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NÃO ABERTA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7TRIP0001</text:p>
          </table:table-cell>
          <table:table-cell office:value-type="string" calcext:value-type="string">
            <text:p>SISTEMA INJEÇÃO QUÍMICA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7LC0001</text:p>
          </table:table-cell>
          <table:table-cell office:value-type="string" calcext:value-type="string">
            <text:p>PAINEL INJEÇÃO QUÍMICA EM LOCAL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7FD0001</text:p>
          </table:table-cell>
          <table:table-cell office:value-type="string" calcext:value-type="string">
            <text:p>FALHA DISJUNTORES INJEÇÃO QUÍMIC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97LL0001</text:p>
          </table:table-cell>
          <table:table-cell office:value-type="string" calcext:value-type="string">
            <text:p>NÍVEL MUITO BAIXO INJEÇÃO QUÍMICA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00A-24V</text:p>
          </table:table-cell>
          <table:table-cell office:value-type="string" calcext:value-type="string">
            <text:p>FALHA TENSÃO NO EPX3100A P/ SINAIS UAD7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00B-24V</text:p>
          </table:table-cell>
          <table:table-cell office:value-type="string" calcext:value-type="string">
            <text:p>FALHA TENSÃO NO EPX3100B P/ SINAIS UAD7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00C-24V</text:p>
          </table:table-cell>
          <table:table-cell office:value-type="string" calcext:value-type="string">
            <text:p>FALHA TENSÃO NO EPX3100C P/ SINAIS UAD7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00D-24V</text:p>
          </table:table-cell>
          <table:table-cell office:value-type="string" calcext:value-type="string">
            <text:p>FALHA TENSÃO NO EPX3100D P/ SINAIS UAD8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00E-24V</text:p>
          </table:table-cell>
          <table:table-cell office:value-type="string" calcext:value-type="string">
            <text:p>FALHA TENSÃO NO EPX3100E P/ SINAIS UAD8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98A-24V</text:p>
          </table:table-cell>
          <table:table-cell office:value-type="string" calcext:value-type="string">
            <text:p>FALHA TENSÃO NO EPX3098A P/ SINAIS UAD1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98B-24V</text:p>
          </table:table-cell>
          <table:table-cell office:value-type="string" calcext:value-type="string">
            <text:p>FALHA TENSÃO NO EPX3098B P/ SINAIS UAD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98C-24V</text:p>
          </table:table-cell>
          <table:table-cell office:value-type="string" calcext:value-type="string">
            <text:p>FALHA TENSÃO NO EPX3098C P/ SINAIS UAD2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98D-24V</text:p>
          </table:table-cell>
          <table:table-cell office:value-type="string" calcext:value-type="string">
            <text:p>FALHA TENSÃO NO EPX3098D P/ SINAIS UAD3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98E-24V</text:p>
          </table:table-cell>
          <table:table-cell office:value-type="string" calcext:value-type="string">
            <text:p>FALHA TENSÃO NO EPX3098E P/ SINAIS UAD3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98F-24V</text:p>
          </table:table-cell>
          <table:table-cell office:value-type="string" calcext:value-type="string">
            <text:p>FALHA TENSÃO NO EPX3098F P/ SINAIS UAD4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99A-24V</text:p>
          </table:table-cell>
          <table:table-cell office:value-type="string" calcext:value-type="string">
            <text:p>FALHA TENSÃO NO EPX3099A P/ SINAIS UAD4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99B-24V</text:p>
          </table:table-cell>
          <table:table-cell office:value-type="string" calcext:value-type="string">
            <text:p>FALHA TENSÃO NO EPX3099B P/ SINAIS UAD5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99C-24V</text:p>
          </table:table-cell>
          <table:table-cell office:value-type="string" calcext:value-type="string">
            <text:p>FALHA TENSÃO NO EPX3099C P/ SINAIS UAD5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99D-24V</text:p>
          </table:table-cell>
          <table:table-cell office:value-type="string" calcext:value-type="string">
            <text:p>FALHA TENSÃO NO EPX3099D P/ SINAIS UAD6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99E-24V</text:p>
          </table:table-cell>
          <table:table-cell office:value-type="string" calcext:value-type="string">
            <text:p>FALHA TENSÃO NO EPX3099E P/ SINAIS UAD6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EPX99F-24V</text:p>
          </table:table-cell>
          <table:table-cell office:value-type="string" calcext:value-type="string">
            <text:p>FALHA TENSÃO NO EPX3099F P/ SINAIS UAD6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MEDI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22HHY00EZ101ZV07</text:p>
          </table:table-cell>
          <table:table-cell office:value-type="string" calcext:value-type="string">
            <text:p>TRIP CALDEIRA PRESENTE</text:p>
          </table:table-cell>
          <table:table-cell office:value-type="string" calcext:value-type="string">
            <text:p>ATUADO</text:p>
          </table:table-cell>
          <table:table-cell office:value-type="string" calcext:value-type="string">
            <text:p>NORMALIZ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</table:table>
      <table:table table:name="Induzido_1" table:style-name="ta2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18" table:default-cell-style-name="ce3"/>
        <table:table-row table:style-name="ro2">
          <table:table-cell office:value-type="string" calcext:value-type="string">
            <text:p>equipamento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Detalhe</text:p>
          </table:table-cell>
          <table:table-cell office:value-type="string" calcext:value-type="string">
            <text:p>tag associad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Est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ZL2059</text:p>
          </table:table-cell>
          <table:table-cell office:value-type="string" calcext:value-type="string">
            <text:p>comporta descarga <text:s/>1 <text:s/>induzido 1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ZL2060</text:p>
          </table:table-cell>
          <table:table-cell office:value-type="string" calcext:value-type="string">
            <text:p>comporta descarga <text:s/>2 induzido <text:s/>1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ZL2061</text:p>
          </table:table-cell>
          <table:table-cell office:value-type="string" calcext:value-type="string">
            <text:p>comporta descarga 1 <text:s/>induzido 2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ZL2062</text:p>
          </table:table-cell>
          <table:table-cell office:value-type="string" calcext:value-type="string">
            <text:p>comporta descarga 2 <text:s/>induzido 2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PCV3101</text:p>
          </table:table-cell>
          <table:table-cell office:value-type="string" calcext:value-type="string">
            <text:p>comporta controle induzido 1 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PL3501</text:p>
          </table:table-cell>
          <table:table-cell office:value-type="string" calcext:value-type="string">
            <text:p>Oleo lubirficação Anormal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PALL3202</text:p>
          </table:table-cell>
          <table:table-cell office:value-type="string" calcext:value-type="string">
            <text:p>Pressão fornalha &lt;-250mmH²O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MT1101_L</text:p>
          </table:table-cell>
          <table:table-cell office:value-type="string" calcext:value-type="string">
            <text:p>Comando Ligar Induzido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MT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ZL2059</text:p>
          </table:table-cell>
          <table:table-cell office:value-type="string" calcext:value-type="string">
            <text:p>comporta descarga 1 induzido 1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ZL2060</text:p>
          </table:table-cell>
          <table:table-cell office:value-type="string" calcext:value-type="string">
            <text:p>comporta descarga 2 induzido 1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PCV3101</text:p>
          </table:table-cell>
          <table:table-cell office:value-type="string" calcext:value-type="string">
            <text:p>comporta controle induzido 1 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PL3501</text:p>
          </table:table-cell>
          <table:table-cell office:value-type="string" calcext:value-type="string">
            <text:p>Oleo lubirficação Anormal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PALL3202</text:p>
          </table:table-cell>
          <table:table-cell office:value-type="string" calcext:value-type="string">
            <text:p>Pressão fornalha &lt;-250mmH²O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MT1101_L</text:p>
          </table:table-cell>
          <table:table-cell office:value-type="string" calcext:value-type="string">
            <text:p>Comando Ligar Induzido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manual</text:p>
          </table:table-cell>
          <table:table-cell office:value-type="string" calcext:value-type="string">
            <text:p>I723FOG00001</text:p>
          </table:table-cell>
          <table:table-cell office:value-type="string" calcext:value-type="string">
            <text:p>Fornalha </text:p>
          </table:table-cell>
          <table:table-cell office:value-type="string" calcext:value-type="string">
            <text:p>Apag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manual</text:p>
          </table:table-cell>
          <table:table-cell office:value-type="string" calcext:value-type="string">
            <text:p>I723EMT1101_D</text:p>
          </table:table-cell>
          <table:table-cell office:value-type="string" calcext:value-type="string">
            <text:p>Comando desligar induzido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HH3501</text:p>
          </table:table-cell>
          <table:table-cell office:value-type="string" calcext:value-type="string">
            <text:p>Mancal LNA ventilador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HH3502</text:p>
          </table:table-cell>
          <table:table-cell office:value-type="string" calcext:value-type="string">
            <text:p>Mancal LA ventilador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HH3506</text:p>
          </table:table-cell>
          <table:table-cell office:value-type="string" calcext:value-type="string">
            <text:p>Mancal LA Motor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HH3508</text:p>
          </table:table-cell>
          <table:table-cell office:value-type="string" calcext:value-type="string">
            <text:p>Mancal LNA Motor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PALL3202</text:p>
          </table:table-cell>
          <table:table-cell office:value-type="string" calcext:value-type="string">
            <text:p>Pressão fornalha &lt;-250mmH²O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1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PLL3502</text:p>
          </table:table-cell>
          <table:table-cell office:value-type="string" calcext:value-type="string">
            <text:p>Pressão baixa oléo <text:s/>durante 8 segundos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orta_descarga_Induzido_1" table:style-name="ta3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5" table:default-cell-style-name="ce3"/>
        <table:table-column table:style-name="co16" table:number-columns-repeated="1018" table:default-cell-style-name="ce3"/>
        <table:table-row table:style-name="ro2">
          <table:table-cell office:value-type="string" calcext:value-type="string">
            <text:p>equipamento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Detalhe</text:p>
          </table:table-cell>
          <table:table-cell office:value-type="string" calcext:value-type="string">
            <text:p>tag associad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Est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 induzido desligado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 induzido desligado</text:p>
          </table:table-cell>
          <table:table-cell office:value-type="string" calcext:value-type="string">
            <text:p>I723ESM205960_A</text:p>
          </table:table-cell>
          <table:table-cell office:value-type="string" calcext:value-type="string">
            <text:p>Comando abrir comporta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 dois induzidos desligados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 dois induzidos desligados</text:p>
          </table:table-cell>
          <table:table-cell office:value-type="string" calcext:value-type="string">
            <text:p>I723EMT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 dois induzidos desligados</text:p>
          </table:table-cell>
          <table:table-cell office:value-type="string" calcext:value-type="string">
            <text:p>I723ESM205960_A</text:p>
          </table:table-cell>
          <table:table-cell office:value-type="string" calcext:value-type="string">
            <text:p>Comando abrir comporta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Automático 1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5960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Automático 2</text:p>
          </table:table-cell>
          <table:table-cell office:value-type="string" calcext:value-type="string">
            <text:p>I723EMT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5960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Fechar Manual</text:p>
          </table:table-cell>
          <table:table-cell office:value-type="string" calcext:value-type="string">
            <text:p>I723ESM205960_F</text:p>
          </table:table-cell>
          <table:table-cell office:value-type="string" calcext:value-type="string">
            <text:p>Comando fechar comporta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5960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Fechar automático 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5960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Fechar automático </text:p>
          </table:table-cell>
          <table:table-cell office:value-type="string" calcext:value-type="string">
            <text:p>I723EMT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Ligado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uzido_2" table:style-name="ta3"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1" table:default-cell-style-name="ce3"/>
        <table:table-column table:style-name="co26" table:default-cell-style-name="ce3"/>
        <table:table-column table:style-name="co16" table:number-columns-repeated="1018" table:default-cell-style-name="ce3"/>
        <table:table-row table:style-name="ro2">
          <table:table-cell office:value-type="string" calcext:value-type="string">
            <text:p>Equipamento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Detalhe</text:p>
          </table:table-cell>
          <table:table-cell office:value-type="string" calcext:value-type="string">
            <text:p>tag associad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Est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SM2059</text:p>
          </table:table-cell>
          <table:table-cell office:value-type="string" calcext:value-type="string">
            <text:p>comporta descarga <text:s/>1 <text:s/>induzido 1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SM2060</text:p>
          </table:table-cell>
          <table:table-cell office:value-type="string" calcext:value-type="string">
            <text:p>comporta descarga <text:s/>2 induzido <text:s/>1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SM2061</text:p>
          </table:table-cell>
          <table:table-cell office:value-type="string" calcext:value-type="string">
            <text:p>comporta descarga 1 <text:s/>induzido 2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SM2062</text:p>
          </table:table-cell>
          <table:table-cell office:value-type="string" calcext:value-type="string">
            <text:p>comporta descarga 2 <text:s/>induzido 2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PCV3102</text:p>
          </table:table-cell>
          <table:table-cell office:value-type="string" calcext:value-type="string">
            <text:p>comporta controle induzido 2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PSL3511</text:p>
          </table:table-cell>
          <table:table-cell office:value-type="string" calcext:value-type="string">
            <text:p>Oleo lubirficação Anormal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PALL3202</text:p>
          </table:table-cell>
          <table:table-cell office:value-type="string" calcext:value-type="string">
            <text:p>Pressão fornalha &lt;-250mmH²O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primeiro induzido</text:p>
          </table:table-cell>
          <table:table-cell office:value-type="string" calcext:value-type="string">
            <text:p>I723EMT1102_L</text:p>
          </table:table-cell>
          <table:table-cell office:value-type="string" calcext:value-type="string">
            <text:p>Comando Ligar Induzido 2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MT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SM2060</text:p>
          </table:table-cell>
          <table:table-cell office:value-type="string" calcext:value-type="string">
            <text:p>comporta descarga 1 induzido 2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SM2061</text:p>
          </table:table-cell>
          <table:table-cell office:value-type="string" calcext:value-type="string">
            <text:p>comporta descarga 2 induzido 2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PCV3101</text:p>
          </table:table-cell>
          <table:table-cell office:value-type="string" calcext:value-type="string">
            <text:p>comporta controle induzido 1 </text:p>
          </table:table-cell>
          <table:table-cell office:value-type="string" calcext:value-type="string">
            <text:p>fech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PSL3511</text:p>
          </table:table-cell>
          <table:table-cell office:value-type="string" calcext:value-type="string">
            <text:p>Oleo lubirficação Anormal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PALL3202</text:p>
          </table:table-cell>
          <table:table-cell office:value-type="string" calcext:value-type="string">
            <text:p>Pressão fornalha &lt;-250mmH²O</text:p>
          </table:table-cell>
          <table:table-cell office:value-type="string" calcext:value-type="string">
            <text:p>Não 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Ligar</text:p>
          </table:table-cell>
          <table:table-cell office:value-type="string" calcext:value-type="string">
            <text:p>Ligar como segundo induzido</text:p>
          </table:table-cell>
          <table:table-cell office:value-type="string" calcext:value-type="string">
            <text:p>I723EMT1102_L</text:p>
          </table:table-cell>
          <table:table-cell office:value-type="string" calcext:value-type="string">
            <text:p>Comando Ligar Induzido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manual</text:p>
          </table:table-cell>
          <table:table-cell office:value-type="string" calcext:value-type="string">
            <text:p>I723FOG00001</text:p>
          </table:table-cell>
          <table:table-cell office:value-type="string" calcext:value-type="string">
            <text:p>Fornalha </text:p>
          </table:table-cell>
          <table:table-cell office:value-type="string" calcext:value-type="string">
            <text:p>Apag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manual</text:p>
          </table:table-cell>
          <table:table-cell office:value-type="string" calcext:value-type="string">
            <text:p>I723EMT1102_L</text:p>
          </table:table-cell>
          <table:table-cell office:value-type="string" calcext:value-type="string">
            <text:p>Comando desligar induzido 2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SHH3522</text:p>
          </table:table-cell>
          <table:table-cell office:value-type="string" calcext:value-type="string">
            <text:p>Mancal LNA ventilador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SHH3524</text:p>
          </table:table-cell>
          <table:table-cell office:value-type="string" calcext:value-type="string">
            <text:p>Mancal LA ventilador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SHH3526</text:p>
          </table:table-cell>
          <table:table-cell office:value-type="string" calcext:value-type="string">
            <text:p>Mancal LA Motor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TSHH3528</text:p>
          </table:table-cell>
          <table:table-cell office:value-type="string" calcext:value-type="string">
            <text:p>Mancal LNA Motor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PALL3202</text:p>
          </table:table-cell>
          <table:table-cell office:value-type="string" calcext:value-type="string">
            <text:p>Pressão fornalha &lt;-250mmH²O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MT1102</text:p>
          </table:table-cell>
          <table:table-cell office:value-type="string" calcext:value-type="string">
            <text:p>Desligar</text:p>
          </table:table-cell>
          <table:table-cell office:value-type="string" calcext:value-type="string">
            <text:p>Desligar por proteção</text:p>
          </table:table-cell>
          <table:table-cell office:value-type="string" calcext:value-type="string">
            <text:p>I723PSLL3502</text:p>
          </table:table-cell>
          <table:table-cell office:value-type="string" calcext:value-type="string">
            <text:p>Pressão baixa oléo <text:s/>durante 8 segundos</text:p>
          </table:table-cell>
          <table:table-cell office:value-type="string" calcext:value-type="string">
            <text:p>Atuado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rta_descarga_induzido_2" table:style-name="ta3"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21" table:default-cell-style-name="ce3"/>
        <table:table-column table:style-name="co15" table:default-cell-style-name="ce3"/>
        <table:table-column table:style-name="co16" table:number-columns-repeated="1018" table:default-cell-style-name="ce3"/>
        <table:table-row table:style-name="ro2">
          <table:table-cell office:value-type="string" calcext:value-type="string">
            <text:p>equipamento</text:p>
          </table:table-cell>
          <table:table-cell office:value-type="string" calcext:value-type="string">
            <text:p>Ação</text:p>
          </table:table-cell>
          <table:table-cell office:value-type="string" calcext:value-type="string">
            <text:p>Detalhe</text:p>
          </table:table-cell>
          <table:table-cell office:value-type="string" calcext:value-type="string">
            <text:p>tag associad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Est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</text:p>
          </table:table-cell>
          <table:table-cell office:value-type="string" calcext:value-type="string">
            <text:p>I723EML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</text:p>
          </table:table-cell>
          <table:table-cell office:value-type="string" calcext:value-type="string">
            <text:p>I723ESM206162_A</text:p>
          </table:table-cell>
          <table:table-cell office:value-type="string" calcext:value-type="string">
            <text:p>Comando abrir comporta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</text:p>
          </table:table-cell>
          <table:table-cell office:value-type="string" calcext:value-type="string">
            <text:p>I723EMD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</text:p>
          </table:table-cell>
          <table:table-cell office:value-type="string" calcext:value-type="string">
            <text:p>I723EMD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Manual</text:p>
          </table:table-cell>
          <table:table-cell office:value-type="string" calcext:value-type="string">
            <text:p>I723ESM206162_A</text:p>
          </table:table-cell>
          <table:table-cell office:value-type="string" calcext:value-type="string">
            <text:p>Comando abrir comporta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Automático</text:p>
          </table:table-cell>
          <table:table-cell office:value-type="string" calcext:value-type="string">
            <text:p>I723EMD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6162</text:p>
          </table:table-cell>
          <table:table-cell office:value-type="string" calcext:value-type="string">
            <text:p>Abrir</text:p>
          </table:table-cell>
          <table:table-cell office:value-type="string" calcext:value-type="string">
            <text:p>Abrir Automático</text:p>
          </table:table-cell>
          <table:table-cell office:value-type="string" calcext:value-type="string">
            <text:p>I723EMD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6162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Fechar Manual</text:p>
          </table:table-cell>
          <table:table-cell office:value-type="string" calcext:value-type="string">
            <text:p>I723ESM206162_F</text:p>
          </table:table-cell>
          <table:table-cell office:value-type="string" calcext:value-type="string">
            <text:p>Comando fechar comporta</text:p>
          </table:table-cell>
          <table:table-cell office:value-type="string" calcext:value-type="string">
            <text:p>presen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6162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Fechar automático </text:p>
          </table:table-cell>
          <table:table-cell office:value-type="string" calcext:value-type="string">
            <text:p>I723EML1101</text:p>
          </table:table-cell>
          <table:table-cell office:value-type="string" calcext:value-type="string">
            <text:p>Induzido 1</text:p>
          </table:table-cell>
          <table:table-cell office:value-type="string" calcext:value-type="string">
            <text:p>Liga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723ESM206162</text:p>
          </table:table-cell>
          <table:table-cell office:value-type="string" calcext:value-type="string">
            <text:p>Fechar</text:p>
          </table:table-cell>
          <table:table-cell office:value-type="string" calcext:value-type="string">
            <text:p>Fechar automático </text:p>
          </table:table-cell>
          <table:table-cell office:value-type="string" calcext:value-type="string">
            <text:p>I723EMD1102</text:p>
          </table:table-cell>
          <table:table-cell office:value-type="string" calcext:value-type="string">
            <text:p>Induzido 2</text:p>
          </table:table-cell>
          <table:table-cell office:value-type="string" calcext:value-type="string">
            <text:p>Desligado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 style:data-style-name="N2" text:time-value="20:21:03.9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creation-date>2023-02-22T14:50:15Z</meta:creation-date>
    <dc:date>2023-02-25T20:30:02.197000000</dc:date>
    <meta:editing-cycles>11</meta:editing-cycles>
    <meta:editing-duration>PT29M9S</meta:editing-duration>
    <meta:document-statistic meta:table-count="5" meta:cell-count="14361" meta:object-count="0"/>
  </office:meta>
</office:document-meta>
</file>